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face style:name="Courier New" svg:font-family="'Courier New'"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075in" fo:margin-left="0.2958in" fo:margin-top="0in" fo:margin-bottom="0in" table:align="left"/>
    </style:style>
    <style:style style:name="Table1.A" style:family="table-column">
      <style:table-column-properties style:column-width="1.5188in"/>
    </style:style>
    <style:style style:name="Table1.B" style:family="table-column">
      <style:table-column-properties style:column-width="4.5556in"/>
    </style:style>
    <style:style style:name="Table1.1" style:family="table-row">
      <style:table-row-properties fo:keep-together="auto"/>
    </style:style>
    <style:style style:name="Table1.A1" style:family="table-cell">
      <style:table-cell-properties style:vertical-align="" fo:padding="0in" fo:border="0.5pt solid #808080"/>
    </style:style>
    <style:style style:name="Table2" style:family="table">
      <style:table-properties style:width="6.075in" fo:margin-left="0.2958in" fo:margin-top="0in" fo:margin-bottom="0in" table:align="left"/>
    </style:style>
    <style:style style:name="Table2.A" style:family="table-column">
      <style:table-column-properties style:column-width="1.5188in"/>
    </style:style>
    <style:style style:name="Table2.B" style:family="table-column">
      <style:table-column-properties style:column-width="4.5556in"/>
    </style:style>
    <style:style style:name="Table2.1" style:family="table-row">
      <style:table-row-properties fo:keep-together="auto"/>
    </style:style>
    <style:style style:name="Table2.A1" style:family="table-cell">
      <style:table-cell-properties style:vertical-align="" fo:padding="0in" fo:border="0.5pt solid #808080"/>
    </style:style>
    <style:style style:name="Table3" style:family="table">
      <style:table-properties style:width="6.075in" fo:margin-left="0.2958in" fo:margin-top="0in" fo:margin-bottom="0in" table:align="left"/>
    </style:style>
    <style:style style:name="Table3.A" style:family="table-column">
      <style:table-column-properties style:column-width="1.5188in"/>
    </style:style>
    <style:style style:name="Table3.B" style:family="table-column">
      <style:table-column-properties style:column-width="4.5556in"/>
    </style:style>
    <style:style style:name="Table3.1" style:family="table-row">
      <style:table-row-properties fo:keep-together="auto"/>
    </style:style>
    <style:style style:name="Table3.A1" style:family="table-cell">
      <style:table-cell-properties style:vertical-align="" fo:padding="0in" fo:border="0.5pt solid #808080"/>
    </style:style>
    <style:style style:name="Table4" style:family="table">
      <style:table-properties style:width="6.075in" fo:margin-left="0.2958in" fo:margin-top="0in" fo:margin-bottom="0in" table:align="left"/>
    </style:style>
    <style:style style:name="Table4.A" style:family="table-column">
      <style:table-column-properties style:column-width="1.5188in"/>
    </style:style>
    <style:style style:name="Table4.B" style:family="table-column">
      <style:table-column-properties style:column-width="4.5556in"/>
    </style:style>
    <style:style style:name="Table4.1" style:family="table-row">
      <style:table-row-properties fo:keep-together="auto"/>
    </style:style>
    <style:style style:name="Table4.A1" style:family="table-cell">
      <style:table-cell-properties style:vertical-align="" fo:padding="0in" fo:border="0.5pt solid #808080"/>
    </style:style>
    <style:style style:name="Table5" style:family="table">
      <style:table-properties style:width="6.075in" fo:margin-left="0.2958in" fo:margin-top="0in" fo:margin-bottom="0in" table:align="left"/>
    </style:style>
    <style:style style:name="Table5.A" style:family="table-column">
      <style:table-column-properties style:column-width="1.5188in"/>
    </style:style>
    <style:style style:name="Table5.B" style:family="table-column">
      <style:table-column-properties style:column-width="4.5556in"/>
    </style:style>
    <style:style style:name="Table5.1" style:family="table-row">
      <style:table-row-properties fo:keep-together="auto"/>
    </style:style>
    <style:style style:name="Table5.A1" style:family="table-cell">
      <style:table-cell-properties style:vertical-align="" fo:padding="0in" fo:border="0.5pt solid #808080"/>
    </style:style>
    <style:style style:name="Table6" style:family="table">
      <style:table-properties style:width="6.075in" fo:margin-left="0.2958in" fo:margin-top="0in" fo:margin-bottom="0in" table:align="left"/>
    </style:style>
    <style:style style:name="Table6.A" style:family="table-column">
      <style:table-column-properties style:column-width="1.5188in"/>
    </style:style>
    <style:style style:name="Table6.B" style:family="table-column">
      <style:table-column-properties style:column-width="4.5556in"/>
    </style:style>
    <style:style style:name="Table6.1" style:family="table-row">
      <style:table-row-properties fo:keep-together="auto"/>
    </style:style>
    <style:style style:name="Table6.A1" style:family="table-cell">
      <style:table-cell-properties style:vertical-align="" fo:padding="0in" fo:border="0.5pt solid #808080"/>
    </style:style>
    <style:style style:name="Table7" style:family="table">
      <style:table-properties style:width="6.075in" fo:margin-left="0.2958in" fo:margin-top="0in" fo:margin-bottom="0in" table:align="left"/>
    </style:style>
    <style:style style:name="Table7.A" style:family="table-column">
      <style:table-column-properties style:column-width="1.5188in"/>
    </style:style>
    <style:style style:name="Table7.B" style:family="table-column">
      <style:table-column-properties style:column-width="4.5556in"/>
    </style:style>
    <style:style style:name="Table7.1" style:family="table-row">
      <style:table-row-properties fo:keep-together="auto"/>
    </style:style>
    <style:style style:name="Table7.A1" style:family="table-cell">
      <style:table-cell-properties style:vertical-align="" fo:padding="0in" fo:border="0.5pt solid #808080"/>
    </style:style>
    <style:style style:name="Table8" style:family="table">
      <style:table-properties style:width="6.075in" fo:margin-left="0.2958in" fo:margin-top="0in" fo:margin-bottom="0in" table:align="left"/>
    </style:style>
    <style:style style:name="Table8.A" style:family="table-column">
      <style:table-column-properties style:column-width="1.5188in"/>
    </style:style>
    <style:style style:name="Table8.B" style:family="table-column">
      <style:table-column-properties style:column-width="4.5556in"/>
    </style:style>
    <style:style style:name="Table8.1" style:family="table-row">
      <style:table-row-properties fo:keep-together="auto"/>
    </style:style>
    <style:style style:name="Table8.A1" style:family="table-cell">
      <style:table-cell-properties style:vertical-align="" fo:padding="0in" fo:border="0.5pt solid #808080"/>
    </style:style>
    <style:style style:name="Table9" style:family="table">
      <style:table-properties style:width="6.075in" fo:margin-left="0.2958in" fo:margin-top="0in" fo:margin-bottom="0in" table:align="left"/>
    </style:style>
    <style:style style:name="Table9.A" style:family="table-column">
      <style:table-column-properties style:column-width="1.5188in"/>
    </style:style>
    <style:style style:name="Table9.B" style:family="table-column">
      <style:table-column-properties style:column-width="4.5556in"/>
    </style:style>
    <style:style style:name="Table9.1" style:family="table-row">
      <style:table-row-properties fo:keep-together="auto"/>
    </style:style>
    <style:style style:name="Table9.A1" style:family="table-cell">
      <style:table-cell-properties style:vertical-align="" fo:padding="0in" fo:border="0.5pt solid #808080"/>
    </style:style>
    <style:style style:name="Table10" style:family="table">
      <style:table-properties style:width="6.075in" fo:margin-left="0.2958in" fo:margin-top="0in" fo:margin-bottom="0in" table:align="left"/>
    </style:style>
    <style:style style:name="Table10.A" style:family="table-column">
      <style:table-column-properties style:column-width="1.5188in"/>
    </style:style>
    <style:style style:name="Table10.B" style:family="table-column">
      <style:table-column-properties style:column-width="4.5556in"/>
    </style:style>
    <style:style style:name="Table10.1" style:family="table-row">
      <style:table-row-properties fo:keep-together="auto"/>
    </style:style>
    <style:style style:name="Table10.A1" style:family="table-cell">
      <style:table-cell-properties style:vertical-align="" fo:padding="0in" fo:border="0.5pt solid #808080"/>
    </style:style>
    <style:style style:name="Table11" style:family="table">
      <style:table-properties style:width="6.075in" fo:margin-left="0.2958in" fo:margin-top="0in" fo:margin-bottom="0in" table:align="left"/>
    </style:style>
    <style:style style:name="Table11.A" style:family="table-column">
      <style:table-column-properties style:column-width="1.5188in"/>
    </style:style>
    <style:style style:name="Table11.B" style:family="table-column">
      <style:table-column-properties style:column-width="4.5556in"/>
    </style:style>
    <style:style style:name="Table11.1" style:family="table-row">
      <style:table-row-properties fo:keep-together="auto"/>
    </style:style>
    <style:style style:name="Table11.A1" style:family="table-cell">
      <style:table-cell-properties style:vertical-align="" fo:padding="0in" fo:border="0.5pt solid #808080"/>
    </style:style>
    <style:style style:name="Table12" style:family="table">
      <style:table-properties style:width="6.075in" fo:margin-left="0.2958in" fo:margin-top="0in" fo:margin-bottom="0in" table:align="left"/>
    </style:style>
    <style:style style:name="Table12.A" style:family="table-column">
      <style:table-column-properties style:column-width="1.5188in"/>
    </style:style>
    <style:style style:name="Table12.B" style:family="table-column">
      <style:table-column-properties style:column-width="4.5556in"/>
    </style:style>
    <style:style style:name="Table12.1" style:family="table-row">
      <style:table-row-properties fo:keep-together="auto"/>
    </style:style>
    <style:style style:name="Table12.A1" style:family="table-cell">
      <style:table-cell-properties style:vertical-align="" fo:padding="0in" fo:border="0.5pt solid #808080"/>
    </style:style>
    <style:style style:name="Table13" style:family="table">
      <style:table-properties style:width="6.075in" fo:margin-left="0.2958in" fo:margin-top="0in" fo:margin-bottom="0in" table:align="left"/>
    </style:style>
    <style:style style:name="Table13.A" style:family="table-column">
      <style:table-column-properties style:column-width="1.5188in"/>
    </style:style>
    <style:style style:name="Table13.B" style:family="table-column">
      <style:table-column-properties style:column-width="4.5556in"/>
    </style:style>
    <style:style style:name="Table13.1" style:family="table-row">
      <style:table-row-properties fo:keep-together="auto"/>
    </style:style>
    <style:style style:name="Table13.A1" style:family="table-cell">
      <style:table-cell-properties style:vertical-align="" fo:padding="0in" fo:border="0.5pt solid #808080"/>
    </style:style>
    <style:style style:name="Table14" style:family="table">
      <style:table-properties style:width="6.075in" fo:margin-left="0.2958in" fo:margin-top="0in" fo:margin-bottom="0in" table:align="left"/>
    </style:style>
    <style:style style:name="Table14.A" style:family="table-column">
      <style:table-column-properties style:column-width="1.5188in"/>
    </style:style>
    <style:style style:name="Table14.B" style:family="table-column">
      <style:table-column-properties style:column-width="4.5556in"/>
    </style:style>
    <style:style style:name="Table14.1" style:family="table-row">
      <style:table-row-properties fo:keep-together="auto"/>
    </style:style>
    <style:style style:name="Table14.A1" style:family="table-cell">
      <style:table-cell-properties style:vertical-align="" fo:padding="0in" fo:border="0.5pt solid #808080"/>
    </style:style>
    <style:style style:name="Table15" style:family="table">
      <style:table-properties style:width="6.075in" fo:margin-left="0.2958in" fo:margin-top="0in" fo:margin-bottom="0in" table:align="left"/>
    </style:style>
    <style:style style:name="Table15.A" style:family="table-column">
      <style:table-column-properties style:column-width="1.5188in"/>
    </style:style>
    <style:style style:name="Table15.B" style:family="table-column">
      <style:table-column-properties style:column-width="4.5556in"/>
    </style:style>
    <style:style style:name="Table15.1" style:family="table-row">
      <style:table-row-properties fo:keep-together="auto"/>
    </style:style>
    <style:style style:name="Table15.A1" style:family="table-cell">
      <style:table-cell-properties style:vertical-align="" fo:padding="0in" fo:border="0.5pt solid #808080"/>
    </style:style>
    <style:style style:name="Table16" style:family="table">
      <style:table-properties style:width="6.075in" fo:margin-left="0.2958in" fo:margin-top="0in" fo:margin-bottom="0in" table:align="left"/>
    </style:style>
    <style:style style:name="Table16.A" style:family="table-column">
      <style:table-column-properties style:column-width="1.5188in"/>
    </style:style>
    <style:style style:name="Table16.B" style:family="table-column">
      <style:table-column-properties style:column-width="4.5556in"/>
    </style:style>
    <style:style style:name="Table16.1" style:family="table-row">
      <style:table-row-properties fo:keep-together="auto"/>
    </style:style>
    <style:style style:name="Table16.A1" style:family="table-cell">
      <style:table-cell-properties style:vertical-align="" fo:padding="0in" fo:border="0.5pt solid #808080"/>
    </style:style>
    <style:style style:name="Table17" style:family="table">
      <style:table-properties style:width="6.075in" fo:margin-left="0.2958in" fo:margin-top="0in" fo:margin-bottom="0in" table:align="left"/>
    </style:style>
    <style:style style:name="Table17.A" style:family="table-column">
      <style:table-column-properties style:column-width="1.5188in"/>
    </style:style>
    <style:style style:name="Table17.B" style:family="table-column">
      <style:table-column-properties style:column-width="4.5556in"/>
    </style:style>
    <style:style style:name="Table17.1" style:family="table-row">
      <style:table-row-properties fo:keep-together="auto"/>
    </style:style>
    <style:style style:name="Table17.A1" style:family="table-cell">
      <style:table-cell-properties style:vertical-align="" fo:padding="0in" fo:border="0.5pt solid #808080"/>
    </style:style>
    <style:style style:name="Table18" style:family="table">
      <style:table-properties style:width="6.075in" fo:margin-left="0.2958in" fo:margin-top="0in" fo:margin-bottom="0in" table:align="left"/>
    </style:style>
    <style:style style:name="Table18.A" style:family="table-column">
      <style:table-column-properties style:column-width="1.5188in"/>
    </style:style>
    <style:style style:name="Table18.B" style:family="table-column">
      <style:table-column-properties style:column-width="4.5556in"/>
    </style:style>
    <style:style style:name="Table18.1" style:family="table-row">
      <style:table-row-properties fo:keep-together="auto"/>
    </style:style>
    <style:style style:name="Table18.A1" style:family="table-cell">
      <style:table-cell-properties style:vertical-align="" fo:padding="0in" fo:border="0.5pt solid #808080"/>
    </style:style>
    <style:style style:name="Table19" style:family="table">
      <style:table-properties style:width="6.075in" fo:margin-left="0.2958in" fo:margin-top="0in" fo:margin-bottom="0in" table:align="left"/>
    </style:style>
    <style:style style:name="Table19.A" style:family="table-column">
      <style:table-column-properties style:column-width="1.5188in"/>
    </style:style>
    <style:style style:name="Table19.B" style:family="table-column">
      <style:table-column-properties style:column-width="4.5556in"/>
    </style:style>
    <style:style style:name="Table19.1" style:family="table-row">
      <style:table-row-properties fo:keep-together="auto"/>
    </style:style>
    <style:style style:name="Table19.A1" style:family="table-cell">
      <style:table-cell-properties style:vertical-align="" fo:padding="0in" fo:border="0.5pt solid #808080"/>
    </style:style>
    <style:style style:name="Table20" style:family="table">
      <style:table-properties style:width="6.075in" fo:margin-left="0.2958in" fo:margin-top="0in" fo:margin-bottom="0in" table:align="left"/>
    </style:style>
    <style:style style:name="Table20.A" style:family="table-column">
      <style:table-column-properties style:column-width="1.5188in"/>
    </style:style>
    <style:style style:name="Table20.B" style:family="table-column">
      <style:table-column-properties style:column-width="4.5556in"/>
    </style:style>
    <style:style style:name="Table20.1" style:family="table-row">
      <style:table-row-properties fo:keep-together="auto"/>
    </style:style>
    <style:style style:name="Table20.A1" style:family="table-cell">
      <style:table-cell-properties style:vertical-align="" fo:padding="0in" fo:border="0.5pt solid #808080"/>
    </style:style>
    <style:style style:name="Table21" style:family="table">
      <style:table-properties style:width="6.075in" fo:margin-left="0.2958in" fo:margin-top="0in" fo:margin-bottom="0in" table:align="left"/>
    </style:style>
    <style:style style:name="Table21.A" style:family="table-column">
      <style:table-column-properties style:column-width="1.5188in"/>
    </style:style>
    <style:style style:name="Table21.B" style:family="table-column">
      <style:table-column-properties style:column-width="4.5556in"/>
    </style:style>
    <style:style style:name="Table21.1" style:family="table-row">
      <style:table-row-properties fo:keep-together="auto"/>
    </style:style>
    <style:style style:name="Table21.A1" style:family="table-cell">
      <style:table-cell-properties style:vertical-align="" fo:padding="0in" fo:border="0.5pt solid #808080"/>
    </style:style>
    <style:style style:name="Table22" style:family="table">
      <style:table-properties style:width="6.075in" fo:margin-left="0.2958in" fo:margin-top="0in" fo:margin-bottom="0in" table:align="left"/>
    </style:style>
    <style:style style:name="Table22.A" style:family="table-column">
      <style:table-column-properties style:column-width="1.5188in"/>
    </style:style>
    <style:style style:name="Table22.B" style:family="table-column">
      <style:table-column-properties style:column-width="4.5556in"/>
    </style:style>
    <style:style style:name="Table22.1" style:family="table-row">
      <style:table-row-properties fo:keep-together="auto"/>
    </style:style>
    <style:style style:name="Table22.A1" style:family="table-cell">
      <style:table-cell-properties style:vertical-align="" fo:padding="0in" fo:border="0.5pt solid #808080"/>
    </style:style>
    <style:style style:name="Table23" style:family="table">
      <style:table-properties style:width="6.075in" fo:margin-left="0.2958in" fo:margin-top="0in" fo:margin-bottom="0in" table:align="left"/>
    </style:style>
    <style:style style:name="Table23.A" style:family="table-column">
      <style:table-column-properties style:column-width="1.5188in"/>
    </style:style>
    <style:style style:name="Table23.B" style:family="table-column">
      <style:table-column-properties style:column-width="4.5556in"/>
    </style:style>
    <style:style style:name="Table23.1" style:family="table-row">
      <style:table-row-properties fo:keep-together="auto"/>
    </style:style>
    <style:style style:name="Table23.A1" style:family="table-cell">
      <style:table-cell-properties style:vertical-align="" fo:padding="0in" fo:border="0.5pt solid #808080"/>
    </style:style>
    <style:style style:name="Table24" style:family="table">
      <style:table-properties style:width="6.075in" fo:margin-left="0.2958in" fo:margin-top="0in" fo:margin-bottom="0in" table:align="left"/>
    </style:style>
    <style:style style:name="Table24.A" style:family="table-column">
      <style:table-column-properties style:column-width="1.5188in"/>
    </style:style>
    <style:style style:name="Table24.B" style:family="table-column">
      <style:table-column-properties style:column-width="4.5556in"/>
    </style:style>
    <style:style style:name="Table24.1" style:family="table-row">
      <style:table-row-properties fo:keep-together="auto"/>
    </style:style>
    <style:style style:name="Table24.A1" style:family="table-cell">
      <style:table-cell-properties style:vertical-align="" fo:padding="0in" fo:border="0.5pt solid #808080"/>
    </style:style>
    <style:style style:name="Table25" style:family="table">
      <style:table-properties style:width="6.075in" fo:margin-left="0.2958in" fo:margin-top="0in" fo:margin-bottom="0in" table:align="left"/>
    </style:style>
    <style:style style:name="Table25.A" style:family="table-column">
      <style:table-column-properties style:column-width="1.5188in"/>
    </style:style>
    <style:style style:name="Table25.B" style:family="table-column">
      <style:table-column-properties style:column-width="4.5556in"/>
    </style:style>
    <style:style style:name="Table25.1" style:family="table-row">
      <style:table-row-properties fo:keep-together="auto"/>
    </style:style>
    <style:style style:name="Table25.A1" style:family="table-cell">
      <style:table-cell-properties style:vertical-align="" fo:padding="0in" fo:border="0.5pt solid #808080"/>
    </style:style>
    <style:style style:name="Table26" style:family="table">
      <style:table-properties style:width="6.075in" fo:margin-left="0.2958in" fo:margin-top="0in" fo:margin-bottom="0in" table:align="left"/>
    </style:style>
    <style:style style:name="Table26.A" style:family="table-column">
      <style:table-column-properties style:column-width="1.5188in"/>
    </style:style>
    <style:style style:name="Table26.B" style:family="table-column">
      <style:table-column-properties style:column-width="4.5556in"/>
    </style:style>
    <style:style style:name="Table26.1" style:family="table-row">
      <style:table-row-properties fo:keep-together="auto"/>
    </style:style>
    <style:style style:name="Table26.A1" style:family="table-cell">
      <style:table-cell-properties style:vertical-align="" fo:padding="0in" fo:border="0.5pt solid #808080"/>
    </style:style>
    <style:style style:name="Table27" style:family="table">
      <style:table-properties style:width="6.075in" fo:margin-left="0.2958in" fo:margin-top="0in" fo:margin-bottom="0in" table:align="left"/>
    </style:style>
    <style:style style:name="Table27.A" style:family="table-column">
      <style:table-column-properties style:column-width="1.5188in"/>
    </style:style>
    <style:style style:name="Table27.B" style:family="table-column">
      <style:table-column-properties style:column-width="4.5556in"/>
    </style:style>
    <style:style style:name="Table27.1" style:family="table-row">
      <style:table-row-properties fo:keep-together="auto"/>
    </style:style>
    <style:style style:name="Table27.A1" style:family="table-cell">
      <style:table-cell-properties style:vertical-align="" fo:padding="0in" fo:border="0.5pt solid #808080"/>
    </style:style>
    <style:style style:name="Table28" style:family="table">
      <style:table-properties style:width="6.075in" fo:margin-left="0.2958in" fo:margin-top="0in" fo:margin-bottom="0in" table:align="left"/>
    </style:style>
    <style:style style:name="Table28.A" style:family="table-column">
      <style:table-column-properties style:column-width="1.5188in"/>
    </style:style>
    <style:style style:name="Table28.B" style:family="table-column">
      <style:table-column-properties style:column-width="4.5556in"/>
    </style:style>
    <style:style style:name="Table28.1" style:family="table-row">
      <style:table-row-properties fo:keep-together="auto"/>
    </style:style>
    <style:style style:name="Table28.A1" style:family="table-cell">
      <style:table-cell-properties style:vertical-align="" fo:padding="0in" fo:border="0.5pt solid #808080"/>
    </style:style>
    <style:style style:name="Table29" style:family="table">
      <style:table-properties style:width="6.075in" fo:margin-left="0.2958in" fo:margin-top="0in" fo:margin-bottom="0in" table:align="left"/>
    </style:style>
    <style:style style:name="Table29.A" style:family="table-column">
      <style:table-column-properties style:column-width="1.5188in"/>
    </style:style>
    <style:style style:name="Table29.B" style:family="table-column">
      <style:table-column-properties style:column-width="4.5556in"/>
    </style:style>
    <style:style style:name="Table29.1" style:family="table-row">
      <style:table-row-properties fo:keep-together="auto"/>
    </style:style>
    <style:style style:name="Table29.A1" style:family="table-cell">
      <style:table-cell-properties style:vertical-align="" fo:padding="0in" fo:border="0.5pt solid #808080"/>
    </style:style>
    <style:style style:name="Table30" style:family="table">
      <style:table-properties style:width="6.075in" fo:margin-left="0.2958in" fo:margin-top="0in" fo:margin-bottom="0in" table:align="left"/>
    </style:style>
    <style:style style:name="Table30.A" style:family="table-column">
      <style:table-column-properties style:column-width="1.5188in"/>
    </style:style>
    <style:style style:name="Table30.B" style:family="table-column">
      <style:table-column-properties style:column-width="4.5556in"/>
    </style:style>
    <style:style style:name="Table30.1" style:family="table-row">
      <style:table-row-properties fo:keep-together="auto"/>
    </style:style>
    <style:style style:name="Table30.A1" style:family="table-cell">
      <style:table-cell-properties style:vertical-align="" fo:padding="0in" fo:border="0.5pt solid #808080"/>
    </style:style>
    <style:style style:name="Table31" style:family="table">
      <style:table-properties style:width="6.075in" fo:margin-left="0.2958in" fo:margin-top="0in" fo:margin-bottom="0in" table:align="left"/>
    </style:style>
    <style:style style:name="Table31.A" style:family="table-column">
      <style:table-column-properties style:column-width="1.5188in"/>
    </style:style>
    <style:style style:name="Table31.B" style:family="table-column">
      <style:table-column-properties style:column-width="4.5556in"/>
    </style:style>
    <style:style style:name="Table31.1" style:family="table-row">
      <style:table-row-properties fo:keep-together="auto"/>
    </style:style>
    <style:style style:name="Table31.A1" style:family="table-cell">
      <style:table-cell-properties style:vertical-align="" fo:padding="0in" fo:border="0.5pt solid #808080"/>
    </style:style>
    <style:style style:name="Table32" style:family="table">
      <style:table-properties style:width="6.075in" fo:margin-left="0.2958in" fo:margin-top="0in" fo:margin-bottom="0in" table:align="left"/>
    </style:style>
    <style:style style:name="Table32.A" style:family="table-column">
      <style:table-column-properties style:column-width="1.5188in"/>
    </style:style>
    <style:style style:name="Table32.B" style:family="table-column">
      <style:table-column-properties style:column-width="4.5556in"/>
    </style:style>
    <style:style style:name="Table32.1" style:family="table-row">
      <style:table-row-properties fo:keep-together="auto"/>
    </style:style>
    <style:style style:name="Table32.A1" style:family="table-cell">
      <style:table-cell-properties style:vertical-align="" fo:padding="0in" fo:border="0.5pt solid #808080"/>
    </style:style>
    <style:style style:name="Table33" style:family="table">
      <style:table-properties style:width="6.075in" fo:margin-left="0.2958in" fo:margin-top="0in" fo:margin-bottom="0in" table:align="left"/>
    </style:style>
    <style:style style:name="Table33.A" style:family="table-column">
      <style:table-column-properties style:column-width="1.5188in"/>
    </style:style>
    <style:style style:name="Table33.B" style:family="table-column">
      <style:table-column-properties style:column-width="4.5556in"/>
    </style:style>
    <style:style style:name="Table33.1" style:family="table-row">
      <style:table-row-properties fo:keep-together="auto"/>
    </style:style>
    <style:style style:name="Table33.A1" style:family="table-cell">
      <style:table-cell-properties style:vertical-align="" fo:padding="0in" fo:border="0.5pt solid #808080"/>
    </style:style>
    <style:style style:name="Table34" style:family="table">
      <style:table-properties style:width="6.075in" fo:margin-left="0.2958in" fo:margin-top="0in" fo:margin-bottom="0in" table:align="left"/>
    </style:style>
    <style:style style:name="Table34.A" style:family="table-column">
      <style:table-column-properties style:column-width="1.5188in"/>
    </style:style>
    <style:style style:name="Table34.B" style:family="table-column">
      <style:table-column-properties style:column-width="4.5556in"/>
    </style:style>
    <style:style style:name="Table34.1" style:family="table-row">
      <style:table-row-properties fo:keep-together="auto"/>
    </style:style>
    <style:style style:name="Table34.A1" style:family="table-cell">
      <style:table-cell-properties style:vertical-align="" fo:padding="0in" fo:border="0.5pt solid #808080"/>
    </style:style>
    <style:style style:name="Table35" style:family="table">
      <style:table-properties style:width="6.075in" fo:margin-left="0.2958in" fo:margin-top="0in" fo:margin-bottom="0in" table:align="left"/>
    </style:style>
    <style:style style:name="Table35.A" style:family="table-column">
      <style:table-column-properties style:column-width="1.5188in"/>
    </style:style>
    <style:style style:name="Table35.B" style:family="table-column">
      <style:table-column-properties style:column-width="4.5556in"/>
    </style:style>
    <style:style style:name="Table35.1" style:family="table-row">
      <style:table-row-properties fo:keep-together="auto"/>
    </style:style>
    <style:style style:name="Table35.A1" style:family="table-cell">
      <style:table-cell-properties style:vertical-align="" fo:padding="0in" fo:border="0.5pt solid #808080"/>
    </style:style>
    <style:style style:name="Table36" style:family="table">
      <style:table-properties style:width="6.075in" fo:margin-left="0.2958in" fo:margin-top="0in" fo:margin-bottom="0in" table:align="left"/>
    </style:style>
    <style:style style:name="Table36.A" style:family="table-column">
      <style:table-column-properties style:column-width="1.5188in"/>
    </style:style>
    <style:style style:name="Table36.B" style:family="table-column">
      <style:table-column-properties style:column-width="4.5556in"/>
    </style:style>
    <style:style style:name="Table36.1" style:family="table-row">
      <style:table-row-properties fo:keep-together="auto"/>
    </style:style>
    <style:style style:name="Table36.A1" style:family="table-cell">
      <style:table-cell-properties style:vertical-align="" fo:padding="0in" fo:border="0.5pt solid #808080"/>
    </style:style>
    <style:style style:name="Table37" style:family="table">
      <style:table-properties style:width="6.075in" fo:margin-left="0.2958in" fo:margin-top="0in" fo:margin-bottom="0in" table:align="left"/>
    </style:style>
    <style:style style:name="Table37.A" style:family="table-column">
      <style:table-column-properties style:column-width="1.5188in"/>
    </style:style>
    <style:style style:name="Table37.B" style:family="table-column">
      <style:table-column-properties style:column-width="4.5556in"/>
    </style:style>
    <style:style style:name="Table37.1" style:family="table-row">
      <style:table-row-properties fo:keep-together="auto"/>
    </style:style>
    <style:style style:name="Table37.A1" style:family="table-cell">
      <style:table-cell-properties style:vertical-align="" fo:padding="0in" fo:border="0.5pt solid #808080"/>
    </style:style>
    <style:style style:name="Table38" style:family="table">
      <style:table-properties style:width="6.075in" fo:margin-left="0.2958in" fo:margin-top="0in" fo:margin-bottom="0in" table:align="left"/>
    </style:style>
    <style:style style:name="Table38.A" style:family="table-column">
      <style:table-column-properties style:column-width="1.5188in"/>
    </style:style>
    <style:style style:name="Table38.B" style:family="table-column">
      <style:table-column-properties style:column-width="4.5556in"/>
    </style:style>
    <style:style style:name="Table38.1" style:family="table-row">
      <style:table-row-properties fo:keep-together="auto"/>
    </style:style>
    <style:style style:name="Table38.A1" style:family="table-cell">
      <style:table-cell-properties style:vertical-align="" fo:padding="0in" fo:border="0.5pt solid #808080"/>
    </style:style>
    <style:style style:name="Table39" style:family="table">
      <style:table-properties style:width="6.075in" fo:margin-left="0.2958in" fo:margin-top="0in" fo:margin-bottom="0in" table:align="left"/>
    </style:style>
    <style:style style:name="Table39.A" style:family="table-column">
      <style:table-column-properties style:column-width="1.5188in"/>
    </style:style>
    <style:style style:name="Table39.B" style:family="table-column">
      <style:table-column-properties style:column-width="4.5556in"/>
    </style:style>
    <style:style style:name="Table39.1" style:family="table-row">
      <style:table-row-properties fo:keep-together="auto"/>
    </style:style>
    <style:style style:name="Table39.A1" style:family="table-cell">
      <style:table-cell-properties style:vertical-align="" fo:padding="0in" fo:border="0.5pt solid #808080"/>
    </style:style>
    <style:style style:name="Table40" style:family="table">
      <style:table-properties style:width="6.075in" fo:margin-left="0.2958in" fo:margin-top="0in" fo:margin-bottom="0in" table:align="left"/>
    </style:style>
    <style:style style:name="Table40.A" style:family="table-column">
      <style:table-column-properties style:column-width="1.5188in"/>
    </style:style>
    <style:style style:name="Table40.B" style:family="table-column">
      <style:table-column-properties style:column-width="4.5556in"/>
    </style:style>
    <style:style style:name="Table40.1" style:family="table-row">
      <style:table-row-properties fo:keep-together="auto"/>
    </style:style>
    <style:style style:name="Table40.A1" style:family="table-cell">
      <style:table-cell-properties style:vertical-align="" fo:padding="0in" fo:border="0.5pt solid #808080"/>
    </style:style>
    <style:style style:name="Table41" style:family="table">
      <style:table-properties style:width="6.075in" fo:margin-left="0.2958in" fo:margin-top="0in" fo:margin-bottom="0in" table:align="left"/>
    </style:style>
    <style:style style:name="Table41.A" style:family="table-column">
      <style:table-column-properties style:column-width="1.5188in"/>
    </style:style>
    <style:style style:name="Table41.B" style:family="table-column">
      <style:table-column-properties style:column-width="4.5556in"/>
    </style:style>
    <style:style style:name="Table41.1" style:family="table-row">
      <style:table-row-properties fo:keep-together="auto"/>
    </style:style>
    <style:style style:name="Table41.A1" style:family="table-cell">
      <style:table-cell-properties style:vertical-align="" fo:padding="0in" fo:border="0.5pt solid #808080"/>
    </style:style>
    <style:style style:name="Table42" style:family="table">
      <style:table-properties style:width="6.075in" fo:margin-left="0.2958in" fo:margin-top="0in" fo:margin-bottom="0in" table:align="left"/>
    </style:style>
    <style:style style:name="Table42.A" style:family="table-column">
      <style:table-column-properties style:column-width="1.5188in"/>
    </style:style>
    <style:style style:name="Table42.B" style:family="table-column">
      <style:table-column-properties style:column-width="4.5556in"/>
    </style:style>
    <style:style style:name="Table42.1" style:family="table-row">
      <style:table-row-properties fo:keep-together="auto"/>
    </style:style>
    <style:style style:name="Table42.A1" style:family="table-cell">
      <style:table-cell-properties style:vertical-align="" fo:padding="0in" fo:border="0.5pt solid #808080"/>
    </style:style>
    <style:style style:name="Table43" style:family="table">
      <style:table-properties style:width="6.075in" fo:margin-left="0.2958in" fo:margin-top="0in" fo:margin-bottom="0in" table:align="left"/>
    </style:style>
    <style:style style:name="Table43.A" style:family="table-column">
      <style:table-column-properties style:column-width="1.5188in"/>
    </style:style>
    <style:style style:name="Table43.B" style:family="table-column">
      <style:table-column-properties style:column-width="4.5556in"/>
    </style:style>
    <style:style style:name="Table43.1" style:family="table-row">
      <style:table-row-properties fo:keep-together="auto"/>
    </style:style>
    <style:style style:name="Table43.A1" style:family="table-cell">
      <style:table-cell-properties style:vertical-align="" fo:padding="0in" fo:border="0.5pt solid #808080"/>
    </style:style>
    <style:style style:name="Table44" style:family="table">
      <style:table-properties style:width="6.075in" fo:margin-left="0.2958in" fo:margin-top="0in" fo:margin-bottom="0in" table:align="left"/>
    </style:style>
    <style:style style:name="Table44.A" style:family="table-column">
      <style:table-column-properties style:column-width="1.5188in"/>
    </style:style>
    <style:style style:name="Table44.B" style:family="table-column">
      <style:table-column-properties style:column-width="4.5556in"/>
    </style:style>
    <style:style style:name="Table44.1" style:family="table-row">
      <style:table-row-properties fo:keep-together="auto"/>
    </style:style>
    <style:style style:name="Table44.A1" style:family="table-cell">
      <style:table-cell-properties style:vertical-align="" fo:padding="0in" fo:border="0.5pt solid #808080"/>
    </style:style>
    <style:style style:name="Table45" style:family="table">
      <style:table-properties style:width="6.075in" fo:margin-left="0.2958in" fo:margin-top="0in" fo:margin-bottom="0in" table:align="left"/>
    </style:style>
    <style:style style:name="Table45.A" style:family="table-column">
      <style:table-column-properties style:column-width="1.5188in"/>
    </style:style>
    <style:style style:name="Table45.B" style:family="table-column">
      <style:table-column-properties style:column-width="4.5556in"/>
    </style:style>
    <style:style style:name="Table45.1" style:family="table-row">
      <style:table-row-properties fo:keep-together="auto"/>
    </style:style>
    <style:style style:name="Table45.A1" style:family="table-cell">
      <style:table-cell-properties style:vertical-align="" fo:padding="0in" fo:border="0.5pt solid #808080"/>
    </style:style>
    <style:style style:name="Table46" style:family="table">
      <style:table-properties style:width="6.075in" fo:margin-left="0.2958in" fo:margin-top="0in" fo:margin-bottom="0in" table:align="left"/>
    </style:style>
    <style:style style:name="Table46.A" style:family="table-column">
      <style:table-column-properties style:column-width="1.5188in"/>
    </style:style>
    <style:style style:name="Table46.B" style:family="table-column">
      <style:table-column-properties style:column-width="4.5556in"/>
    </style:style>
    <style:style style:name="Table46.1" style:family="table-row">
      <style:table-row-properties fo:keep-together="auto"/>
    </style:style>
    <style:style style:name="Table46.A1" style:family="table-cell">
      <style:table-cell-properties style:vertical-align="" fo:padding="0in" fo:border="0.5pt solid #808080"/>
    </style:style>
    <style:style style:name="Table47" style:family="table">
      <style:table-properties style:width="6.075in" fo:margin-left="0.2958in" fo:margin-top="0in" fo:margin-bottom="0in" table:align="left"/>
    </style:style>
    <style:style style:name="Table47.A" style:family="table-column">
      <style:table-column-properties style:column-width="1.5188in"/>
    </style:style>
    <style:style style:name="Table47.B" style:family="table-column">
      <style:table-column-properties style:column-width="4.5556in"/>
    </style:style>
    <style:style style:name="Table47.1" style:family="table-row">
      <style:table-row-properties fo:keep-together="auto"/>
    </style:style>
    <style:style style:name="Table47.A1" style:family="table-cell">
      <style:table-cell-properties style:vertical-align="" fo:padding="0in" fo:border="0.5pt solid #808080"/>
    </style:style>
    <style:style style:name="Table48" style:family="table">
      <style:table-properties style:width="6.075in" fo:margin-left="0.2958in" fo:margin-top="0in" fo:margin-bottom="0in" table:align="left"/>
    </style:style>
    <style:style style:name="Table48.A" style:family="table-column">
      <style:table-column-properties style:column-width="1.5188in"/>
    </style:style>
    <style:style style:name="Table48.B" style:family="table-column">
      <style:table-column-properties style:column-width="4.5556in"/>
    </style:style>
    <style:style style:name="Table48.1" style:family="table-row">
      <style:table-row-properties fo:keep-together="auto"/>
    </style:style>
    <style:style style:name="Table48.A1" style:family="table-cell">
      <style:table-cell-properties style:vertical-align="" fo:padding="0in" fo:border="0.5pt solid #808080"/>
    </style:style>
    <style:style style:name="Table49" style:family="table">
      <style:table-properties style:width="6.075in" fo:margin-left="0.2958in" fo:margin-top="0in" fo:margin-bottom="0in" table:align="left"/>
    </style:style>
    <style:style style:name="Table49.A" style:family="table-column">
      <style:table-column-properties style:column-width="1.5188in"/>
    </style:style>
    <style:style style:name="Table49.B" style:family="table-column">
      <style:table-column-properties style:column-width="4.5556in"/>
    </style:style>
    <style:style style:name="Table49.1" style:family="table-row">
      <style:table-row-properties fo:keep-together="auto"/>
    </style:style>
    <style:style style:name="Table49.A1" style:family="table-cell">
      <style:table-cell-properties style:vertical-align="" fo:padding="0in" fo:border="0.5pt solid #808080"/>
    </style:style>
    <style:style style:name="Table50" style:family="table">
      <style:table-properties style:width="6.075in" fo:margin-left="0.2958in" fo:margin-top="0in" fo:margin-bottom="0in" table:align="left"/>
    </style:style>
    <style:style style:name="Table50.A" style:family="table-column">
      <style:table-column-properties style:column-width="1.5188in"/>
    </style:style>
    <style:style style:name="Table50.B" style:family="table-column">
      <style:table-column-properties style:column-width="4.5556in"/>
    </style:style>
    <style:style style:name="Table50.1" style:family="table-row">
      <style:table-row-properties fo:keep-together="auto"/>
    </style:style>
    <style:style style:name="Table50.A1" style:family="table-cell">
      <style:table-cell-properties style:vertical-align="" fo:padding="0in" fo:border="0.5pt solid #808080"/>
    </style:style>
    <style:style style:name="Table51" style:family="table">
      <style:table-properties style:width="6.075in" fo:margin-left="0.2958in" fo:margin-top="0in" fo:margin-bottom="0in" table:align="left"/>
    </style:style>
    <style:style style:name="Table51.A" style:family="table-column">
      <style:table-column-properties style:column-width="1.5188in"/>
    </style:style>
    <style:style style:name="Table51.B" style:family="table-column">
      <style:table-column-properties style:column-width="4.5556in"/>
    </style:style>
    <style:style style:name="Table51.1" style:family="table-row">
      <style:table-row-properties fo:keep-together="auto"/>
    </style:style>
    <style:style style:name="Table51.A1" style:family="table-cell">
      <style:table-cell-properties style:vertical-align="" fo:padding="0in" fo:border="0.5pt solid #808080"/>
    </style:style>
    <style:style style:name="Table52" style:family="table">
      <style:table-properties style:width="6.075in" fo:margin-left="0.2958in" fo:margin-top="0in" fo:margin-bottom="0in" table:align="left"/>
    </style:style>
    <style:style style:name="Table52.A" style:family="table-column">
      <style:table-column-properties style:column-width="1.5188in"/>
    </style:style>
    <style:style style:name="Table52.B" style:family="table-column">
      <style:table-column-properties style:column-width="4.5556in"/>
    </style:style>
    <style:style style:name="Table52.1" style:family="table-row">
      <style:table-row-properties fo:keep-together="auto"/>
    </style:style>
    <style:style style:name="Table52.A1" style:family="table-cell">
      <style:table-cell-properties style:vertical-align="" fo:padding="0in" fo:border="0.5pt solid #808080"/>
    </style:style>
    <style:style style:name="Table53" style:family="table">
      <style:table-properties style:width="6.075in" fo:margin-left="0.2958in" fo:margin-top="0in" fo:margin-bottom="0in" table:align="left"/>
    </style:style>
    <style:style style:name="Table53.A" style:family="table-column">
      <style:table-column-properties style:column-width="1.5188in"/>
    </style:style>
    <style:style style:name="Table53.B" style:family="table-column">
      <style:table-column-properties style:column-width="4.5556in"/>
    </style:style>
    <style:style style:name="Table53.1" style:family="table-row">
      <style:table-row-properties fo:keep-together="auto"/>
    </style:style>
    <style:style style:name="Table53.A1" style:family="table-cell">
      <style:table-cell-properties style:vertical-align="" fo:padding="0in" fo:border="0.5pt solid #808080"/>
    </style:style>
    <style:style style:name="Table54" style:family="table">
      <style:table-properties style:width="6.075in" fo:margin-left="0.2958in" fo:margin-top="0in" fo:margin-bottom="0in" table:align="left"/>
    </style:style>
    <style:style style:name="Table54.A" style:family="table-column">
      <style:table-column-properties style:column-width="1.5188in"/>
    </style:style>
    <style:style style:name="Table54.B" style:family="table-column">
      <style:table-column-properties style:column-width="4.5556in"/>
    </style:style>
    <style:style style:name="Table54.1" style:family="table-row">
      <style:table-row-properties fo:keep-together="auto"/>
    </style:style>
    <style:style style:name="Table54.A1" style:family="table-cell">
      <style:table-cell-properties style:vertical-align="" fo:padding="0in" fo:border="0.5pt solid #808080"/>
    </style:style>
    <style:style style:name="P1" style:family="paragraph" style:parent-style-name="Text_20_body">
      <style:paragraph-properties fo:margin-top="0.0209in" fo:margin-bottom="0.0417in" style:contextual-spacing="false"/>
    </style:style>
    <style:style style:name="P2" style:family="paragraph" style:parent-style-name="Text_20_body">
      <style:paragraph-properties fo:margin-top="0.0209in" fo:margin-bottom="0.0417in" style:contextual-spacing="false"/>
      <style:text-properties style:font-name="Times New Roman" fo:language="en" fo:country="US"/>
    </style:style>
    <style:style style:name="P3" style:family="paragraph" style:parent-style-name="Text_20_body" style:master-page-name="Standard">
      <style:paragraph-properties fo:margin-top="0.0209in" fo:margin-bottom="0.0417in" style:contextual-spacing="false" style:page-number="auto"/>
      <style:text-properties style:font-name="Times New Roman"/>
    </style:style>
    <style:style style:name="P4" style:family="paragraph" style:parent-style-name="Text_20_body">
      <style:paragraph-properties fo:margin-left="0.25in" fo:margin-right="0in" fo:margin-top="0.0189in" fo:margin-bottom="0.0189in" style:contextual-spacing="false" fo:text-indent="0in" style:auto-text-indent="false">
        <style:tab-stops>
          <style:tab-stop style:position="6in" style:type="right" style:leader-style="dotted" style:leader-text="."/>
        </style:tab-stops>
      </style:paragraph-properties>
    </style:style>
    <style:style style:name="P5" style:family="paragraph" style:parent-style-name="Text_20_body">
      <style:paragraph-properties fo:margin-left="0.25in" fo:margin-right="0in" fo:margin-top="0.0209in" fo:margin-bottom="0.0417in" style:contextual-spacing="false" fo:text-indent="0in" style:auto-text-indent="false"/>
    </style:style>
    <style:style style:name="P6" style:family="paragraph" style:parent-style-name="Text_20_body">
      <style:paragraph-properties fo:margin-left="0.25in" fo:margin-right="0in" fo:margin-top="0.1665in" fo:margin-bottom="0.0417in" style:contextual-spacing="false" fo:text-indent="0in" style:auto-text-indent="false"/>
    </style:style>
    <style:style style:name="P7" style:family="paragraph" style:parent-style-name="Text_20_body">
      <style:paragraph-properties fo:margin-left="0.5in" fo:margin-right="0in" fo:margin-top="0.0209in" fo:margin-bottom="0.0417in" style:contextual-spacing="false" fo:text-indent="0in" style:auto-text-indent="false"/>
    </style:style>
    <style:style style:name="P8" style:family="paragraph" style:parent-style-name="Standard">
      <style:text-properties style:font-name="Times New Roman" fo:language="en" fo:country="US"/>
    </style:style>
    <style:style style:name="P9" style:family="paragraph" style:parent-style-name="Standard">
      <style:paragraph-properties fo:orphans="2" fo:widows="2"/>
      <style:text-properties style:font-name="Times New Roman" fo:font-size="10pt" fo:language="en" fo:country="US" style:font-size-asian="10pt"/>
    </style:style>
    <style:style style:name="P10" style:family="paragraph" style:parent-style-name="Standard">
      <style:paragraph-properties fo:orphans="2" fo:widows="2"/>
    </style:style>
    <style:style style:name="P11" style:family="paragraph" style:parent-style-name="Standard">
      <style:paragraph-properties fo:text-align="center" style:justify-single-word="false"/>
    </style:style>
    <style:style style:name="P12" style:family="paragraph" style:parent-style-name="Standard">
      <style:paragraph-properties fo:break-before="page"/>
    </style:style>
    <style:style style:name="P13" style:family="paragraph" style:parent-style-name="Standard" style:master-page-name="Converted1">
      <style:paragraph-properties style:page-number="auto"/>
      <style:text-properties style:font-name="Times New Roman" fo:language="en" fo:country="US"/>
    </style:style>
    <style:style style:name="P14" style:family="paragraph" style:parent-style-name="Standard" style:master-page-name="Converted2">
      <style:paragraph-properties style:page-number="auto"/>
      <style:text-properties style:font-name="Times New Roman" fo:language="en" fo:country="US"/>
    </style:style>
    <style:style style:name="P15" style:family="paragraph" style:parent-style-name="Standard">
      <style:paragraph-properties fo:orphans="2" fo:widows="2" fo:padding-left="0in" fo:padding-right="0in" fo:padding-top="0in" fo:padding-bottom="0.0138in" fo:border-left="none" fo:border-right="none" fo:border-top="none" fo:border-bottom="0.26pt solid #000001"/>
      <style:text-properties style:font-name="Times New Roman" fo:language="en" fo:country="US"/>
    </style:style>
    <style:style style:name="P16" style:family="paragraph" style:parent-style-name="Standard">
      <style:paragraph-properties fo:orphans="2" fo:widows="2" fo:padding-left="0in" fo:padding-right="0in" fo:padding-top="0in" fo:padding-bottom="0.0138in" fo:border-left="none" fo:border-right="none" fo:border-top="none" fo:border-bottom="0.26pt solid #000001"/>
      <style:text-properties style:font-name="Arial1" fo:font-size="10pt" fo:language="en" fo:country="US" fo:font-weight="bold" style:font-size-asian="10pt" style:font-weight-asian="bold"/>
    </style:style>
    <style:style style:name="P17" style:family="paragraph" style:parent-style-name="Footer">
      <style:paragraph-properties fo:text-align="end" style:justify-single-word="false" fo:orphans="2" fo:widows="2">
        <style:tab-stops>
          <style:tab-stop style:position="3in" style:type="center"/>
          <style:tab-stop style:position="6in" style:type="right"/>
        </style:tab-stops>
      </style:paragraph-properties>
    </style:style>
    <style:style style:name="P18" style:family="paragraph" style:parent-style-name="Heading_20_4">
      <style:paragraph-properties fo:margin-top="0.1665in" fo:margin-bottom="0.0417in" style:contextual-spacing="false"/>
    </style:style>
    <style:style style:name="P19" style:family="paragraph" style:parent-style-name="Heading_20_4">
      <style:paragraph-properties fo:margin-top="0.1665in" fo:margin-bottom="0.0417in" style:contextual-spacing="false"/>
      <style:text-properties fo:language="en" fo:country="US"/>
    </style:style>
    <style:style style:name="P20" style:family="paragraph" style:parent-style-name="Heading_20_3">
      <style:paragraph-properties fo:margin-top="0.1665in" fo:margin-bottom="0.0417in" style:contextual-spacing="false"/>
    </style:style>
    <style:style style:name="P21" style:family="paragraph" style:parent-style-name="Heading_20_5">
      <style:paragraph-properties fo:margin-top="0.0626in" fo:margin-bottom="0.0209in" style:contextual-spacing="false"/>
    </style:style>
    <style:style style:name="P22" style:family="paragraph" style:parent-style-name="Heading_20_5" style:list-style-name="WWNum2">
      <style:paragraph-properties fo:margin-left="0.5in" fo:margin-right="0in" fo:margin-top="0.0626in" fo:margin-bottom="0.0209in" style:contextual-spacing="false" fo:text-indent="-0.25in" style:auto-text-indent="false">
        <style:tab-stops>
          <style:tab-stop style:position="0.5in"/>
        </style:tab-stops>
      </style:paragraph-properties>
    </style:style>
    <style:style style:name="P23" style:family="paragraph" style:parent-style-name="Heading_20_5">
      <style:paragraph-properties fo:margin-left="0.25in" fo:margin-right="0in" fo:margin-top="0.0626in" fo:margin-bottom="0.0209in" style:contextual-spacing="false" fo:text-indent="0in" style:auto-text-indent="false"/>
    </style:style>
    <style:style style:name="P24" style:family="paragraph" style:parent-style-name="Heading_20_1" style:master-page-name="Converted3">
      <style:paragraph-properties fo:margin-top="0.1665in" fo:margin-bottom="0.0417in" style:contextual-spacing="false" style:page-number="auto"/>
    </style:style>
    <style:style style:name="P25" style:family="paragraph" style:parent-style-name="Heading_20_1" style:master-page-name="Converted4">
      <style:paragraph-properties fo:margin-top="0.1665in" fo:margin-bottom="0.0417in" style:contextual-spacing="false" style:page-number="auto"/>
    </style:style>
    <style:style style:name="P26" style:family="paragraph" style:parent-style-name="Heading_20_1" style:master-page-name="Converted5">
      <style:paragraph-properties fo:margin-top="0.1665in" fo:margin-bottom="0.0417in" style:contextual-spacing="false" style:page-number="auto"/>
    </style:style>
    <style:style style:name="P27" style:family="paragraph" style:parent-style-name="Heading_20_1" style:master-page-name="Converted6">
      <style:paragraph-properties fo:margin-top="0.1665in" fo:margin-bottom="0.0417in" style:contextual-spacing="false" style:page-number="auto"/>
    </style:style>
    <style:style style:name="P28" style:family="paragraph" style:parent-style-name="Heading_20_1" style:master-page-name="Converted7">
      <style:paragraph-properties fo:margin-top="0.1665in" fo:margin-bottom="0.0417in" style:contextual-spacing="false" style:page-number="auto"/>
    </style:style>
    <style:style style:name="P29" style:family="paragraph" style:parent-style-name="Heading_20_1" style:master-page-name="Converted9">
      <style:paragraph-properties fo:margin-top="0.1665in" fo:margin-bottom="0.0417in" style:contextual-spacing="false" style:page-number="auto"/>
    </style:style>
    <style:style style:name="P30" style:family="paragraph" style:parent-style-name="Heading_20_1" style:master-page-name="Converted22">
      <style:paragraph-properties fo:margin-top="0.1665in" fo:margin-bottom="0.0417in" style:contextual-spacing="false" style:page-number="auto"/>
    </style:style>
    <style:style style:name="P31" style:family="paragraph" style:parent-style-name="Heading_20_1" style:master-page-name="Converted52">
      <style:paragraph-properties fo:margin-top="0.1665in" fo:margin-bottom="0.0417in" style:contextual-spacing="false" style:page-number="auto"/>
    </style:style>
    <style:style style:name="P32" style:family="paragraph" style:parent-style-name="Heading_20_2">
      <style:paragraph-properties fo:margin-top="0.1665in" fo:margin-bottom="0.0417in" style:contextual-spacing="false"/>
    </style:style>
    <style:style style:name="P33" style:family="paragraph" style:parent-style-name="Heading_20_2" style:master-page-name="Converted8">
      <style:paragraph-properties fo:margin-top="0.1665in" fo:margin-bottom="0.0417in" style:contextual-spacing="false" style:page-number="auto"/>
    </style:style>
    <style:style style:name="P34" style:family="paragraph" style:parent-style-name="Heading_20_2" style:master-page-name="Converted10">
      <style:paragraph-properties fo:margin-top="0.1665in" fo:margin-bottom="0.0417in" style:contextual-spacing="false" style:page-number="auto"/>
    </style:style>
    <style:style style:name="P35" style:family="paragraph" style:parent-style-name="Heading_20_2" style:master-page-name="Converted11">
      <style:paragraph-properties fo:margin-top="0.1665in" fo:margin-bottom="0.0417in" style:contextual-spacing="false" style:page-number="auto"/>
    </style:style>
    <style:style style:name="P36" style:family="paragraph" style:parent-style-name="Heading_20_2" style:master-page-name="Converted12">
      <style:paragraph-properties fo:margin-top="0.1665in" fo:margin-bottom="0.0417in" style:contextual-spacing="false" style:page-number="auto"/>
    </style:style>
    <style:style style:name="P37" style:family="paragraph" style:parent-style-name="Heading_20_2" style:master-page-name="Converted13">
      <style:paragraph-properties fo:margin-top="0.1665in" fo:margin-bottom="0.0417in" style:contextual-spacing="false" style:page-number="auto"/>
    </style:style>
    <style:style style:name="P38" style:family="paragraph" style:parent-style-name="Heading_20_2" style:master-page-name="Converted14">
      <style:paragraph-properties fo:margin-top="0.1665in" fo:margin-bottom="0.0417in" style:contextual-spacing="false" style:page-number="auto"/>
    </style:style>
    <style:style style:name="P39" style:family="paragraph" style:parent-style-name="Heading_20_2" style:master-page-name="Converted15">
      <style:paragraph-properties fo:margin-top="0.1665in" fo:margin-bottom="0.0417in" style:contextual-spacing="false" style:page-number="auto"/>
    </style:style>
    <style:style style:name="P40" style:family="paragraph" style:parent-style-name="Heading_20_2" style:master-page-name="Converted16">
      <style:paragraph-properties fo:margin-top="0.1665in" fo:margin-bottom="0.0417in" style:contextual-spacing="false" style:page-number="auto"/>
    </style:style>
    <style:style style:name="P41" style:family="paragraph" style:parent-style-name="Heading_20_2" style:master-page-name="Converted17">
      <style:paragraph-properties fo:margin-top="0.1665in" fo:margin-bottom="0.0417in" style:contextual-spacing="false" style:page-number="auto"/>
    </style:style>
    <style:style style:name="P42" style:family="paragraph" style:parent-style-name="Heading_20_2" style:master-page-name="Converted18">
      <style:paragraph-properties fo:margin-top="0.1665in" fo:margin-bottom="0.0417in" style:contextual-spacing="false" style:page-number="auto"/>
    </style:style>
    <style:style style:name="P43" style:family="paragraph" style:parent-style-name="Heading_20_2" style:master-page-name="Converted19">
      <style:paragraph-properties fo:margin-top="0.1665in" fo:margin-bottom="0.0417in" style:contextual-spacing="false" style:page-number="auto"/>
    </style:style>
    <style:style style:name="P44" style:family="paragraph" style:parent-style-name="Heading_20_2" style:master-page-name="Converted20">
      <style:paragraph-properties fo:margin-top="0.1665in" fo:margin-bottom="0.0417in" style:contextual-spacing="false" style:page-number="auto"/>
    </style:style>
    <style:style style:name="P45" style:family="paragraph" style:parent-style-name="Heading_20_2" style:master-page-name="Converted21">
      <style:paragraph-properties fo:margin-top="0.1665in" fo:margin-bottom="0.0417in" style:contextual-spacing="false" style:page-number="auto"/>
    </style:style>
    <style:style style:name="P46" style:family="paragraph" style:parent-style-name="Heading_20_2" style:master-page-name="Converted23">
      <style:paragraph-properties fo:margin-top="0.1665in" fo:margin-bottom="0.0417in" style:contextual-spacing="false" style:page-number="auto"/>
    </style:style>
    <style:style style:name="P47" style:family="paragraph" style:parent-style-name="Heading_20_2" style:master-page-name="Converted24">
      <style:paragraph-properties fo:margin-top="0.1665in" fo:margin-bottom="0.0417in" style:contextual-spacing="false" style:page-number="auto"/>
    </style:style>
    <style:style style:name="P48" style:family="paragraph" style:parent-style-name="Heading_20_2" style:master-page-name="Converted25">
      <style:paragraph-properties fo:margin-top="0.1665in" fo:margin-bottom="0.0417in" style:contextual-spacing="false" style:page-number="auto"/>
    </style:style>
    <style:style style:name="P49" style:family="paragraph" style:parent-style-name="Heading_20_2" style:master-page-name="Converted26">
      <style:paragraph-properties fo:margin-top="0.1665in" fo:margin-bottom="0.0417in" style:contextual-spacing="false" style:page-number="auto"/>
    </style:style>
    <style:style style:name="P50" style:family="paragraph" style:parent-style-name="Heading_20_2" style:master-page-name="Converted27">
      <style:paragraph-properties fo:margin-top="0.1665in" fo:margin-bottom="0.0417in" style:contextual-spacing="false" style:page-number="auto"/>
    </style:style>
    <style:style style:name="P51" style:family="paragraph" style:parent-style-name="Heading_20_2" style:master-page-name="Converted28">
      <style:paragraph-properties fo:margin-top="0.1665in" fo:margin-bottom="0.0417in" style:contextual-spacing="false" style:page-number="auto"/>
    </style:style>
    <style:style style:name="P52" style:family="paragraph" style:parent-style-name="Heading_20_2" style:master-page-name="Converted29">
      <style:paragraph-properties fo:margin-top="0.1665in" fo:margin-bottom="0.0417in" style:contextual-spacing="false" style:page-number="auto"/>
    </style:style>
    <style:style style:name="P53" style:family="paragraph" style:parent-style-name="Heading_20_2" style:master-page-name="Converted30">
      <style:paragraph-properties fo:margin-top="0.1665in" fo:margin-bottom="0.0417in" style:contextual-spacing="false" style:page-number="auto"/>
    </style:style>
    <style:style style:name="P54" style:family="paragraph" style:parent-style-name="Heading_20_2" style:master-page-name="Converted31">
      <style:paragraph-properties fo:margin-top="0.1665in" fo:margin-bottom="0.0417in" style:contextual-spacing="false" style:page-number="auto"/>
    </style:style>
    <style:style style:name="P55" style:family="paragraph" style:parent-style-name="Heading_20_2" style:master-page-name="Converted32">
      <style:paragraph-properties fo:margin-top="0.1665in" fo:margin-bottom="0.0417in" style:contextual-spacing="false" style:page-number="auto"/>
    </style:style>
    <style:style style:name="P56" style:family="paragraph" style:parent-style-name="Heading_20_2" style:master-page-name="Converted33">
      <style:paragraph-properties fo:margin-top="0.1665in" fo:margin-bottom="0.0417in" style:contextual-spacing="false" style:page-number="auto"/>
    </style:style>
    <style:style style:name="P57" style:family="paragraph" style:parent-style-name="Heading_20_2" style:master-page-name="Converted34">
      <style:paragraph-properties fo:margin-top="0.1665in" fo:margin-bottom="0.0417in" style:contextual-spacing="false" style:page-number="auto"/>
    </style:style>
    <style:style style:name="P58" style:family="paragraph" style:parent-style-name="Heading_20_2" style:master-page-name="Converted35">
      <style:paragraph-properties fo:margin-top="0.1665in" fo:margin-bottom="0.0417in" style:contextual-spacing="false" style:page-number="auto"/>
    </style:style>
    <style:style style:name="P59" style:family="paragraph" style:parent-style-name="Heading_20_2" style:master-page-name="Converted36">
      <style:paragraph-properties fo:margin-top="0.1665in" fo:margin-bottom="0.0417in" style:contextual-spacing="false" style:page-number="auto"/>
    </style:style>
    <style:style style:name="P60" style:family="paragraph" style:parent-style-name="Heading_20_2" style:master-page-name="Converted37">
      <style:paragraph-properties fo:margin-top="0.1665in" fo:margin-bottom="0.0417in" style:contextual-spacing="false" style:page-number="auto"/>
    </style:style>
    <style:style style:name="P61" style:family="paragraph" style:parent-style-name="Heading_20_2" style:master-page-name="Converted38">
      <style:paragraph-properties fo:margin-top="0.1665in" fo:margin-bottom="0.0417in" style:contextual-spacing="false" style:page-number="auto"/>
    </style:style>
    <style:style style:name="P62" style:family="paragraph" style:parent-style-name="Heading_20_2" style:master-page-name="Converted39">
      <style:paragraph-properties fo:margin-top="0.1665in" fo:margin-bottom="0.0417in" style:contextual-spacing="false" style:page-number="auto"/>
    </style:style>
    <style:style style:name="P63" style:family="paragraph" style:parent-style-name="Heading_20_2" style:master-page-name="Converted40">
      <style:paragraph-properties fo:margin-top="0.1665in" fo:margin-bottom="0.0417in" style:contextual-spacing="false" style:page-number="auto"/>
    </style:style>
    <style:style style:name="P64" style:family="paragraph" style:parent-style-name="Heading_20_2" style:master-page-name="Converted41">
      <style:paragraph-properties fo:margin-top="0.1665in" fo:margin-bottom="0.0417in" style:contextual-spacing="false" style:page-number="auto"/>
    </style:style>
    <style:style style:name="P65" style:family="paragraph" style:parent-style-name="Heading_20_2" style:master-page-name="Converted42">
      <style:paragraph-properties fo:margin-top="0.1665in" fo:margin-bottom="0.0417in" style:contextual-spacing="false" style:page-number="auto"/>
    </style:style>
    <style:style style:name="P66" style:family="paragraph" style:parent-style-name="Heading_20_2" style:master-page-name="Converted43">
      <style:paragraph-properties fo:margin-top="0.1665in" fo:margin-bottom="0.0417in" style:contextual-spacing="false" style:page-number="auto"/>
    </style:style>
    <style:style style:name="P67" style:family="paragraph" style:parent-style-name="Heading_20_2" style:master-page-name="Converted44">
      <style:paragraph-properties fo:margin-top="0.1665in" fo:margin-bottom="0.0417in" style:contextual-spacing="false" style:page-number="auto"/>
    </style:style>
    <style:style style:name="P68" style:family="paragraph" style:parent-style-name="Heading_20_2" style:master-page-name="Converted45">
      <style:paragraph-properties fo:margin-top="0.1665in" fo:margin-bottom="0.0417in" style:contextual-spacing="false" style:page-number="auto"/>
    </style:style>
    <style:style style:name="P69" style:family="paragraph" style:parent-style-name="Heading_20_2" style:master-page-name="Converted46">
      <style:paragraph-properties fo:margin-top="0.1665in" fo:margin-bottom="0.0417in" style:contextual-spacing="false" style:page-number="auto"/>
    </style:style>
    <style:style style:name="P70" style:family="paragraph" style:parent-style-name="Heading_20_2" style:master-page-name="Converted47">
      <style:paragraph-properties fo:margin-top="0.1665in" fo:margin-bottom="0.0417in" style:contextual-spacing="false" style:page-number="auto"/>
    </style:style>
    <style:style style:name="P71" style:family="paragraph" style:parent-style-name="Heading_20_2" style:master-page-name="Converted48">
      <style:paragraph-properties fo:margin-top="0.1665in" fo:margin-bottom="0.0417in" style:contextual-spacing="false" style:page-number="auto"/>
    </style:style>
    <style:style style:name="P72" style:family="paragraph" style:parent-style-name="Heading_20_2" style:master-page-name="Converted49">
      <style:paragraph-properties fo:margin-top="0.1665in" fo:margin-bottom="0.0417in" style:contextual-spacing="false" style:page-number="auto"/>
    </style:style>
    <style:style style:name="P73" style:family="paragraph" style:parent-style-name="Heading_20_2" style:master-page-name="Converted50">
      <style:paragraph-properties fo:margin-top="0.1665in" fo:margin-bottom="0.0417in" style:contextual-spacing="false" style:page-number="auto"/>
    </style:style>
    <style:style style:name="P74" style:family="paragraph" style:parent-style-name="Heading_20_2" style:master-page-name="Converted51">
      <style:paragraph-properties fo:margin-top="0.1665in" fo:margin-bottom="0.0417in" style:contextual-spacing="false" style:page-number="auto"/>
    </style:style>
    <style:style style:name="P75" style:family="paragraph" style:parent-style-name="Title">
      <style:paragraph-properties fo:margin-top="0.1665in" fo:margin-bottom="0.0417in" style:contextual-spacing="false"/>
    </style:style>
    <style:style style:name="P76" style:family="paragraph" style:parent-style-name="Code_20_Example_20_0">
      <style:paragraph-properties fo:background-color="#ffffff">
        <style:background-image/>
      </style:paragraph-properties>
    </style:style>
    <style:style style:name="P77" style:family="paragraph" style:parent-style-name="Subtitle">
      <style:paragraph-properties fo:margin-top="0.1665in" fo:margin-bottom="0.0417in" style:contextual-spacing="false"/>
    </style:style>
    <style:style style:name="P78" style:family="paragraph" style:parent-style-name="Subtitle">
      <style:paragraph-properties fo:margin-top="0.1665in" fo:margin-bottom="0.0417in" style:contextual-spacing="false"/>
      <style:text-properties fo:language="en" fo:country="US"/>
    </style:style>
    <style:style style:name="P79" style:family="paragraph" style:parent-style-name="List_20_Continue_20_1">
      <style:paragraph-properties fo:margin-top="0.1665in" fo:margin-bottom="0.0417in" style:contextual-spacing="false"/>
      <style:text-properties style:font-name="Times New Roman" fo:language="en" fo:country="US"/>
    </style:style>
    <style:style style:name="P80" style:family="paragraph" style:parent-style-name="List_20_Continue_20_1">
      <style:paragraph-properties fo:margin-top="0.0209in" fo:margin-bottom="0.0417in" style:contextual-spacing="false"/>
    </style:style>
    <style:style style:name="P81" style:family="paragraph" style:parent-style-name="LatexTOC_20_2">
      <style:paragraph-properties fo:margin-top="0.0165in" fo:margin-bottom="0.0165in" style:contextual-spacing="false">
        <style:tab-stops>
          <style:tab-stop style:position="6in" style:type="right" style:leader-style="dotted" style:leader-text="."/>
        </style:tab-stops>
      </style:paragraph-properties>
    </style:style>
    <style:style style:name="P82" style:family="paragraph" style:parent-style-name="LatexTOC_20_1">
      <style:paragraph-properties fo:margin-top="0.0189in" fo:margin-bottom="0.0189in" style:contextual-spacing="false">
        <style:tab-stops>
          <style:tab-stop style:position="6in" style:type="right" style:leader-style="dotted" style:leader-text="."/>
        </style:tab-stops>
      </style:paragraph-properties>
      <style:text-properties style:font-name="Times New Roman" fo:language="en" fo:country="US"/>
    </style:style>
    <style:style style:name="P83" style:family="paragraph" style:parent-style-name="LatexTOC_20_1">
      <style:paragraph-properties fo:margin-top="0.0189in" fo:margin-bottom="0.0189in" style:contextual-spacing="false">
        <style:tab-stops>
          <style:tab-stop style:position="6in" style:type="right" style:leader-style="dotted" style:leader-text="."/>
        </style:tab-stops>
      </style:paragraph-properties>
    </style:style>
    <style:style style:name="P84" style:family="paragraph" style:parent-style-name="List_20_Bullet_20_0" style:list-style-name="">
      <style:paragraph-properties>
        <style:tab-stops>
          <style:tab-stop style:position="0.25in"/>
        </style:tab-stops>
      </style:paragraph-properties>
    </style:style>
    <style:style style:name="P85" style:family="paragraph" style:parent-style-name="List_20_Bullet_20_1" style:list-style-name="WWNum2">
      <style:paragraph-properties>
        <style:tab-stops>
          <style:tab-stop style:position="0.5in"/>
        </style:tab-stops>
      </style:paragraph-properties>
    </style:style>
    <style:style style:name="P86" style:family="paragraph" style:parent-style-name="List_20_Bullet_20_1" style:list-style-name="WWNum2">
      <style:paragraph-properties>
        <style:tab-stops>
          <style:tab-stop style:position="0.5in"/>
        </style:tab-stops>
      </style:paragraph-properties>
      <style:text-properties style:font-name="Times New Roman"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style:font-name="Times New Roman" fo:language="en" fo:country="US"/>
    </style:style>
    <style:style style:name="T4" style:family="text">
      <style:text-properties style:font-name="Times New Roman" fo:language="en" fo:country="US" fo:font-weight="bold" style:font-weight-asian="bold"/>
    </style:style>
    <style:style style:name="T5" style:family="text">
      <style:text-properties style:font-name="Times New Roman" fo:language="en" fo:country="US" fo:font-style="italic" style:font-style-asian="italic"/>
    </style:style>
    <style:style style:name="T6" style:family="text">
      <style:text-properties style:font-name="Times New Roman" fo:language="en" fo:country="US" fo:font-style="italic" fo:font-weight="bold" style:font-style-asian="italic" style:font-weight-asian="bold"/>
    </style:style>
    <style:style style:name="T7" style:family="text">
      <style:text-properties style:font-name="Times New Roman" fo:font-size="10pt" fo:language="en" fo:country="US" fo:font-style="italic" style:font-size-asian="10pt" style:font-style-asian="italic"/>
    </style:style>
    <style:style style:name="T8" style:family="text">
      <style:text-properties style:font-name="Times New Roman" fo:font-size="10pt" fo:language="en" fo:country="US" style:font-size-asian="10pt"/>
    </style:style>
    <style:style style:name="T9" style:family="text">
      <style:text-properties style:font-name="Times New Roman" fo:font-size="10pt" fo:language="en" fo:country="US" fo:font-weight="bold" style:font-size-asian="10pt" style:font-weight-asian="bold"/>
    </style:style>
    <style:style style:name="T10" style:family="text">
      <style:text-properties style:font-name="Courier New" fo:language="en" fo:country="US"/>
    </style:style>
    <style:style style:name="T11" style:family="text">
      <style:text-properties style:font-name="Courier New" fo:language="en" fo:country="US" fo:font-weight="bold" style:font-weight-asian="bold"/>
    </style:style>
    <style:style style:name="T12" style:family="text">
      <style:text-properties style:font-name="Courier New" fo:language="en" fo:country="US" fo:font-style="italic" style:font-style-asian="italic"/>
    </style:style>
    <style:style style:name="T13" style:family="text">
      <style:text-properties style:font-name="Courier New" fo:font-size="10pt" fo:language="en" fo:country="US" style:font-size-asian="10pt"/>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78"/>
      <text:p text:style-name="P78"/>
      <text:p text:style-name="P78"/>
      <text:p text:style-name="P78"/>
      <text:p text:style-name="P78"/>
      <text:p text:style-name="P78"/>
      <text:p text:style-name="P78"/>
      <text:p text:style-name="P75"><text:title>ME 405 Final Project</text:titl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7"><text:span text:style-name="T1">AUTHOR</text:span></text:p>
      <text:p text:style-name="P77"><text:soft-page-break/><text:span text:style-name="T1">Version 0.001</text:span></text:p>
      <text:p text:style-name="P77"><text:creation-date style:data-style-name="N0">06/10/2016</text:creation-date></text:p>
      <text:p text:style-name="P77"/>
      <text:p text:style-name="P12"/>
      <text:p text:style-name="P12"><text:span text:style-name="T1">Table of Contents</text:span></text:p>
      <text:p text:style-name="Standard"/>
      <text:table-of-content text:style-name="Sect1" text:protected="true" text:name="Table of Contents1">
        <text:table-of-content-source text:outline-level="10" text:use-outline-level="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text:span text:style-name="T3">Table of contents</text:span></text:p>
        </text:index-body>
      </text:table-of-content>
      <text:p text:style-name="P13"/>
      <text:section text:style-name="Sect1" text:name="TextSection">
        <text:p text:style-name="P14"/>
      </text:section>
      <text:p text:style-name="P24"><text:span text:style-name="T1">Namespace Index</text:span></text:p>
      <text:p text:style-name="P32"><text:span text:style-name="T1">Namespace List</text:span></text:p>
      <text:p text:style-name="P1"><text:span text:style-name="T3">Here is a list of all documented namespaces with brief descriptions:</text:span></text:p>
      <text:p text:style-name="P4"><text:span text:style-name="T4">routes (This namespace includes several functions converting between real world inputs (angle and velocity) and software functional variables )</text:span><text:span text:style-name="T3"> <text:tab/></text:span><text:span text:style-name="T3"><text:bookmark-ref text:reference-format="page" text:ref-name="AAAAAAAAJG">11</text:bookmark-ref></text:span></text:p>
      <text:p text:style-name="P4"><text:span text:style-name="T4">satmath (This namespace includes several functions to do saturated 16-bit signed math )</text:span><text:span text:style-name="T3"> <text:tab/></text:span><text:span text:style-name="T3"><text:bookmark-ref text:reference-format="page" text:ref-name="AAAAAAAAJJ">13</text:bookmark-ref></text:span></text:p>
      <text:p text:style-name="P82"/>
      <text:p text:style-name="P25"><text:span text:style-name="T1">Hierarchical Index</text:span></text:p>
      <text:p text:style-name="P32"><text:span text:style-name="T1">Class Hierarchy</text:span></text:p>
      <text:p text:style-name="P1"><text:span text:style-name="T3">This inheritance list is sorted roughly, but not completely, alphabetically:</text:span></text:p>
      <text:p text:style-name="P83"><text:span text:style-name="T3">adc<text:tab/></text:span><text:span text:style-name="T3"><text:bookmark-ref text:reference-format="page" text:ref-name="AAAAAAAAEO">15</text:bookmark-ref></text:span></text:p>
      <text:p text:style-name="P83"><text:span text:style-name="T3">pid::config<text:tab/></text:span><text:span text:style-name="T3"><text:bookmark-ref text:reference-format="page" text:ref-name="AAAAAAAAIA">18</text:bookmark-ref></text:span></text:p>
      <text:p text:style-name="P83"><text:span text:style-name="T3">encoder_drv<text:tab/></text:span><text:span text:style-name="T3"><text:bookmark-ref text:reference-format="page" text:ref-name="AAAAAAAAET">19</text:bookmark-ref></text:span></text:p>
      <text:p text:style-name="P83"><text:span text:style-name="T3">i2c_master<text:tab/></text:span><text:span text:style-name="T3"><text:bookmark-ref text:reference-format="page" text:ref-name="AAAAAAAAEX">21</text:bookmark-ref></text:span></text:p>
      <text:p text:style-name="P83"><text:span text:style-name="T3">imu_drv<text:tab/></text:span><text:span text:style-name="T3"><text:bookmark-ref text:reference-format="page" text:ref-name="AAAAAAAAFP">27</text:bookmark-ref></text:span></text:p>
      <text:p text:style-name="P83"><text:span text:style-name="T3">motor_drv<text:tab/></text:span><text:span text:style-name="T3"><text:bookmark-ref text:reference-format="page" text:ref-name="AAAAAAAAGC">33</text:bookmark-ref></text:span></text:p>
      <text:p text:style-name="P83"><text:span text:style-name="T3">pid<text:tab/></text:span><text:span text:style-name="T3"><text:bookmark-ref text:reference-format="page" text:ref-name="AAAAAAAAGI">36</text:bookmark-ref></text:span></text:p>
      <text:p text:style-name="P83"><text:span text:style-name="T3">servo_drv<text:tab/></text:span><text:span text:style-name="T3"><text:bookmark-ref text:reference-format="page" text:ref-name="AAAAAAAAII">46</text:bookmark-ref></text:span></text:p>
      <text:p text:style-name="P83"><text:span text:style-name="T3">TaskBase</text:span></text:p>
      <text:p text:style-name="P81"><text:span text:style-name="T3">task_control<text:tab/></text:span><text:span text:style-name="T3"><text:bookmark-ref text:reference-format="page" text:ref-name="AAAAAAAAIM">48</text:bookmark-ref></text:span></text:p>
      <text:p text:style-name="P81"><text:span text:style-name="T3">task_power<text:tab/></text:span><text:span text:style-name="T3"><text:bookmark-ref text:reference-format="page" text:ref-name="AAAAAAAAIP">50</text:bookmark-ref></text:span></text:p>
      <text:p text:style-name="P81"><text:span text:style-name="T3">task_sensor<text:tab/></text:span><text:span text:style-name="T3"><text:bookmark-ref text:reference-format="page" text:ref-name="AAAAAAAAIS">52</text:bookmark-ref></text:span></text:p>
      <text:p text:style-name="P81"><text:span text:style-name="T3">task_steer<text:tab/></text:span><text:span text:style-name="T3"><text:bookmark-ref text:reference-format="page" text:ref-name="AAAAAAAAIV">54</text:bookmark-ref></text:span></text:p>
      <text:p text:style-name="P81"><text:span text:style-name="T3">task_user<text:tab/></text:span><text:span text:style-name="T3"><text:bookmark-ref text:reference-format="page" text:ref-name="AAAAAAAAIY">56</text:bookmark-ref></text:span></text:p>
      <text:p text:style-name="P82"/>
      <text:p text:style-name="P26"><text:span text:style-name="T1">Class Index</text:span></text:p>
      <text:p text:style-name="P32"><text:span text:style-name="T1">Class List</text:span></text:p>
      <text:p text:style-name="P1"><text:span text:style-name="T3">Here are the classes, structs, unions and interfaces with brief descriptions:</text:span></text:p>
      <text:p text:style-name="P4"><text:span text:style-name="T4">adc (This define prevents this .H file from being included multiple times in a .CPP file )</text:span><text:span text:style-name="T3"> <text:tab/></text:span><text:span text:style-name="T3"><text:bookmark-ref text:reference-format="page" text:ref-name="AAAAAAAAEO">15</text:bookmark-ref></text:span></text:p>
      <text:p text:style-name="P4"><text:span text:style-name="T4">pid::config (This struct defines a pid configuration )</text:span><text:span text:style-name="T3"> <text:tab/></text:span><text:span text:style-name="T3"><text:bookmark-ref text:reference-format="page" text:ref-name="AAAAAAAAIA">18</text:bookmark-ref></text:span></text:p>
      <text:p text:style-name="P4"><text:span text:style-name="T4">encoder_drv (This define prevents this .H file from being included multiple times in a .CPP file )</text:span><text:span text:style-name="T3"> <text:tab/></text:span><text:span text:style-name="T3"><text:bookmark-ref text:reference-format="page" text:ref-name="AAAAAAAAET">19</text:bookmark-ref></text:span></text:p>
      <text:p text:style-name="P4"><text:span text:style-name="T4">i2c_master (Driver class for an I2C (also known as TWI) bus on an AVR processor )</text:span><text:span text:style-name="T3"> <text:tab/></text:span><text:span text:style-name="T3"><text:bookmark-ref text:reference-format="page" text:ref-name="AAAAAAAAEX">21</text:bookmark-ref></text:span></text:p>
      <text:p text:style-name="P4"><text:span text:style-name="T4">imu_drv (This class will enable the 9 DOF IMU breakout board with the ME 405 board )</text:span><text:span text:style-name="T3"> <text:tab/></text:span><text:span text:style-name="T3"><text:bookmark-ref text:reference-format="page" text:ref-name="AAAAAAAAFP">27</text:bookmark-ref></text:span></text:p>
      <text:p text:style-name="P4"><text:span text:style-name="T4">motor_drv (This define prevents this .H file from being included multiple times in a .CPP file )</text:span><text:span text:style-name="T3"> <text:tab/></text:span><text:span text:style-name="T3"><text:bookmark-ref text:reference-format="page" text:ref-name="AAAAAAAAGC">33</text:bookmark-ref></text:span></text:p>
      <text:p text:style-name="P4"><text:span text:style-name="T4">pid (This class runs a 16-bit fixed point PID )</text:span><text:span text:style-name="T3"> <text:tab/></text:span><text:span text:style-name="T3"><text:bookmark-ref text:reference-format="page" text:ref-name="AAAAAAAAGI">36</text:bookmark-ref></text:span></text:p>
      <text:p text:style-name="P4"><text:span text:style-name="T4">servo_drv (This define prevents this .H file from being included multiple times in a .CPP file )</text:span><text:span text:style-name="T3"> <text:tab/></text:span><text:span text:style-name="T3"><text:bookmark-ref text:reference-format="page" text:ref-name="AAAAAAAAII">46</text:bookmark-ref></text:span></text:p>
      <text:p text:style-name="P4"><text:span text:style-name="T4">task_control (This define prevents this .H file from being included multiple times in a .CPP file )</text:span><text:span text:style-name="T3"> <text:tab/></text:span><text:span text:style-name="T3"><text:bookmark-ref text:reference-format="page" text:ref-name="AAAAAAAAIM">48</text:bookmark-ref></text:span></text:p>
      <text:p text:style-name="P4"><text:span text:style-name="T4">task_power (This define prevents this .H file from being included multiple times in a .CPP file )</text:span><text:span text:style-name="T3"> <text:tab/></text:span><text:span text:style-name="T3"><text:bookmark-ref text:reference-format="page" text:ref-name="AAAAAAAAIP">50</text:bookmark-ref></text:span></text:p>
      <text:p text:style-name="P4"><text:span text:style-name="T4">task_sensor (This define prevents this .H file from being included multiple times in a .CPP file )</text:span><text:span text:style-name="T3"> <text:tab/></text:span><text:span text:style-name="T3"><text:bookmark-ref text:reference-format="page" text:ref-name="AAAAAAAAIS">52</text:bookmark-ref></text:span></text:p>
      <text:p text:style-name="P4"><text:span text:style-name="T4">task_steer (This define prevents this .H file from being included multiple times in a .CPP file )</text:span><text:span text:style-name="T3"> <text:tab/></text:span><text:span text:style-name="T3"><text:bookmark-ref text:reference-format="page" text:ref-name="AAAAAAAAIV">54</text:bookmark-ref></text:span></text:p>
      <text:p text:style-name="P83"><text:span text:style-name="T4">task_user </text:span><text:span text:style-name="T3"><text:s/><text:tab/></text:span><text:span text:style-name="T3"><text:bookmark-ref text:reference-format="page" text:ref-name="AAAAAAAAIY">56</text:bookmark-ref></text:span></text:p>
      <text:p text:style-name="P82"/>
      <text:p text:style-name="P27"><text:span text:style-name="T1">File Index</text:span></text:p>
      <text:p text:style-name="P32"><text:span text:style-name="T1">File List</text:span></text:p>
      <text:p text:style-name="P1"><text:span text:style-name="T3">Here is a list of all documented files with brief descriptions:</text:span></text:p>
      <text:p text:style-name="P83"><text:span text:style-name="T4">adc.cpp </text:span><text:span text:style-name="T3"><text:s/><text:tab/></text:span><text:span text:style-name="T3"><text:bookmark-ref text:reference-format="page" text:ref-name="AAAAAAAAAA">58</text:bookmark-ref></text:span></text:p>
      <text:p text:style-name="P83"><text:span text:style-name="T4">adc.h </text:span><text:span text:style-name="T3"><text:s/><text:tab/></text:span><text:span text:style-name="T3"><text:bookmark-ref text:reference-format="page" text:ref-name="AAAAAAAAAC">59</text:bookmark-ref></text:span></text:p>
      <text:p text:style-name="P83"><text:span text:style-name="T4">encoder_drv.cpp </text:span><text:span text:style-name="T3"><text:s/><text:tab/></text:span><text:span text:style-name="T3"><text:bookmark-ref text:reference-format="page" text:ref-name="AAAAAAAAAE">61</text:bookmark-ref></text:span></text:p>
      <text:p text:style-name="P83"><text:span text:style-name="T4">encoder_drv.h </text:span><text:span text:style-name="T3"><text:s/><text:tab/></text:span><text:span text:style-name="T3"><text:bookmark-ref text:reference-format="page" text:ref-name="AAAAAAAAAJ">63</text:bookmark-ref></text:span></text:p>
      <text:p text:style-name="P83"><text:span text:style-name="T4">i2c_master.cpp </text:span><text:span text:style-name="T3"><text:s/><text:tab/></text:span><text:span text:style-name="T3"><text:bookmark-ref text:reference-format="page" text:ref-name="AAAAAAAAAK">64</text:bookmark-ref></text:span></text:p>
      <text:p text:style-name="P83"><text:span text:style-name="T4">i2c_master.h </text:span><text:span text:style-name="T3"><text:s/><text:tab/></text:span><text:span text:style-name="T3"><text:bookmark-ref text:reference-format="page" text:ref-name="AAAAAAAAAL">65</text:bookmark-ref></text:span></text:p>
      <text:p text:style-name="P83"><text:span text:style-name="T4">imu_drv.cpp </text:span><text:span text:style-name="T3"><text:s/><text:tab/></text:span><text:span text:style-name="T3"><text:bookmark-ref text:reference-format="page" text:ref-name="AAAAAAAAAP">66</text:bookmark-ref></text:span></text:p>
      <text:p text:style-name="P83"><text:span text:style-name="T4">imu_drv.h </text:span><text:span text:style-name="T3"><text:s/><text:tab/></text:span><text:span text:style-name="T3"><text:bookmark-ref text:reference-format="page" text:ref-name="AAAAAAAAAQ">67</text:bookmark-ref></text:span></text:p>
      <text:p text:style-name="P83"><text:span text:style-name="T4">main.cpp </text:span><text:span text:style-name="T3"><text:s/><text:tab/></text:span><text:span text:style-name="T3"><text:bookmark-ref text:reference-format="page" text:ref-name="AAAAAAAAAT">68</text:bookmark-ref></text:span></text:p>
      <text:p text:style-name="P83"><text:span text:style-name="T4">motor_drv.cpp </text:span><text:span text:style-name="T3"><text:s/><text:tab/></text:span><text:span text:style-name="T3"><text:bookmark-ref text:reference-format="page" text:ref-name="AAAAAAAABW">72</text:bookmark-ref></text:span></text:p>
      <text:p text:style-name="P83"><text:span text:style-name="T4">motor_drv.h </text:span><text:span text:style-name="T3"><text:s/><text:tab/></text:span><text:span text:style-name="T3"><text:bookmark-ref text:reference-format="page" text:ref-name="AAAAAAAABX">73</text:bookmark-ref></text:span></text:p>
      <text:p text:style-name="P83"><text:span text:style-name="T4">pid.cpp </text:span><text:span text:style-name="T3"><text:s/><text:tab/></text:span><text:span text:style-name="T3"><text:bookmark-ref text:reference-format="page" text:ref-name="AAAAAAAABY">74</text:bookmark-ref></text:span></text:p>
      <text:p text:style-name="P83"><text:span text:style-name="T4">pid.h </text:span><text:span text:style-name="T3"><text:s/><text:tab/></text:span><text:span text:style-name="T3"><text:bookmark-ref text:reference-format="page" text:ref-name="AAAAAAAACA">76</text:bookmark-ref></text:span></text:p>
      <text:p text:style-name="P83"><text:span text:style-name="T4">routes.cpp </text:span><text:span text:style-name="T3"><text:s/><text:tab/></text:span><text:span text:style-name="T3"><text:bookmark-ref text:reference-format="page" text:ref-name="AAAAAAAACC">78</text:bookmark-ref></text:span></text:p>
      <text:p text:style-name="P83"><text:span text:style-name="T4">routes.h </text:span><text:span text:style-name="T3"><text:s/><text:tab/></text:span><text:span text:style-name="T3"><text:bookmark-ref text:reference-format="page" text:ref-name="AAAAAAAACD">79</text:bookmark-ref></text:span></text:p>
      <text:p text:style-name="P83"><text:span text:style-name="T4">satmath.cpp </text:span><text:span text:style-name="T3"><text:s/><text:tab/></text:span><text:span text:style-name="T3"><text:bookmark-ref text:reference-format="page" text:ref-name="AAAAAAAACE">80</text:bookmark-ref></text:span></text:p>
      <text:p text:style-name="P83"><text:span text:style-name="T4">satmath.h </text:span><text:span text:style-name="T3"><text:s/><text:tab/></text:span><text:span text:style-name="T3"><text:bookmark-ref text:reference-format="page" text:ref-name="AAAAAAAACF">81</text:bookmark-ref></text:span></text:p>
      <text:p text:style-name="P83"><text:span text:style-name="T4">servo_drv.cpp </text:span><text:span text:style-name="T3"><text:s/><text:tab/></text:span><text:span text:style-name="T3"><text:bookmark-ref text:reference-format="page" text:ref-name="AAAAAAAACL">83</text:bookmark-ref></text:span></text:p>
      <text:p text:style-name="P83"><text:span text:style-name="T4">servo_drv.h </text:span><text:span text:style-name="T3"><text:s/><text:tab/></text:span><text:span text:style-name="T3"><text:bookmark-ref text:reference-format="page" text:ref-name="AAAAAAAACM">84</text:bookmark-ref></text:span></text:p>
      <text:p text:style-name="P83"><text:span text:style-name="T4">shares.h </text:span><text:span text:style-name="T3"><text:s/><text:tab/></text:span><text:span text:style-name="T3"><text:bookmark-ref text:reference-format="page" text:ref-name="AAAAAAAACN">85</text:bookmark-ref></text:span></text:p>
      <text:p text:style-name="P83"><text:span text:style-name="T4">task_control.cpp </text:span><text:span text:style-name="T3"><text:s/><text:tab/></text:span><text:span text:style-name="T3"><text:bookmark-ref text:reference-format="page" text:ref-name="AAAAAAAADP">88</text:bookmark-ref></text:span></text:p>
      <text:p text:style-name="P83"><text:span text:style-name="T4">task_control.h </text:span><text:span text:style-name="T3"><text:s/><text:tab/></text:span><text:span text:style-name="T3"><text:bookmark-ref text:reference-format="page" text:ref-name="AAAAAAAADQ">89</text:bookmark-ref></text:span></text:p>
      <text:p text:style-name="P83"><text:span text:style-name="T4">task_power.cpp </text:span><text:span text:style-name="T3"><text:s/><text:tab/></text:span><text:span text:style-name="T3"><text:bookmark-ref text:reference-format="page" text:ref-name="AAAAAAAADR">90</text:bookmark-ref></text:span></text:p>
      <text:p text:style-name="P83"><text:span text:style-name="T4">task_power.h </text:span><text:span text:style-name="T3"><text:s/><text:tab/></text:span><text:span text:style-name="T3"><text:bookmark-ref text:reference-format="page" text:ref-name="AAAAAAAADS">91</text:bookmark-ref></text:span></text:p>
      <text:p text:style-name="P83"><text:span text:style-name="T4">task_sensor.cpp </text:span><text:span text:style-name="T3"><text:s/><text:tab/></text:span><text:span text:style-name="T3"><text:bookmark-ref text:reference-format="page" text:ref-name="AAAAAAAADT">92</text:bookmark-ref></text:span></text:p>
      <text:p text:style-name="P83"><text:span text:style-name="T4">task_sensor.h </text:span><text:span text:style-name="T3"><text:s/><text:tab/></text:span><text:span text:style-name="T3"><text:bookmark-ref text:reference-format="page" text:ref-name="AAAAAAAADU">93</text:bookmark-ref></text:span></text:p>
      <text:p text:style-name="P83"><text:span text:style-name="T4">task_steer.cpp </text:span><text:span text:style-name="T3"><text:s/><text:tab/></text:span><text:span text:style-name="T3"><text:bookmark-ref text:reference-format="page" text:ref-name="AAAAAAAADV">94</text:bookmark-ref></text:span></text:p>
      <text:p text:style-name="P83"><text:span text:style-name="T4">task_steer.h </text:span><text:span text:style-name="T3"><text:s/><text:tab/></text:span><text:span text:style-name="T3"><text:bookmark-ref text:reference-format="page" text:ref-name="AAAAAAAADW">95</text:bookmark-ref></text:span></text:p>
      <text:p text:style-name="P83"><text:span text:style-name="T4">task_user.cpp </text:span><text:span text:style-name="T3"><text:s/><text:tab/></text:span><text:span text:style-name="T3"><text:bookmark-ref text:reference-format="page" text:ref-name="AAAAAAAADX">96</text:bookmark-ref></text:span></text:p>
      <text:p text:style-name="P83"><text:span text:style-name="T4">task_user.h </text:span><text:span text:style-name="T3"><text:s/><text:tab/></text:span><text:span text:style-name="T3"><text:bookmark-ref text:reference-format="page" text:ref-name="AAAAAAAAEL">98</text:bookmark-ref></text:span></text:p>
      <text:p text:style-name="P82"/>
      <text:p text:style-name="P28"><text:span text:style-name="T1">Namespace Documentation</text:span></text:p>
      <text:p text:style-name="P32"><text:span text:style-name="T1">routes Namespace Reference</text:span></text:p>
      <text:p text:style-name="Standard"><text:bookmark text:name="AAAAAAAAJG"/></text:p>
      <text:p text:style-name="P1"><text:span text:style-name="T3">This namespace includes several functions converting between real world inputs (angle and velocity) and software functional variables. </text:span></text:p>
      <text:p text:style-name="P20"><text:span text:style-name="T1">Functions</text:span></text:p>
      <text:p text:style-name="P84"><text:span text:style-name="T3">int16_t </text:span><text:span text:style-name="T4">servo_angle</text:span><text:span text:style-name="T3"> (uint16_t power)</text:span></text:p>
      <text:p text:style-name="P5"><text:span text:style-name="T5">This function converts servo power setpoints to a wheel steering angle. </text:span></text:p>
      <text:p text:style-name="P84"><text:span text:style-name="T3">uint16_t </text:span><text:span text:style-name="T4">servo_power</text:span><text:span text:style-name="T3"> (int16_t angle)</text:span></text:p>
      <text:p text:style-name="P5"><text:span text:style-name="T5">This function converts wheel steering angle to a servo power setpoint. </text:span></text:p>
      <text:p text:style-name="P15"/>
      <text:p text:style-name="P20"><text:span text:style-name="T1">Detailed Description</text:span></text:p>
      <text:p text:style-name="P1"><text:span text:style-name="T3">This namespace includes several functions converting between real world inputs (angle and velocity) and software functional variables. </text:span></text:p>
      <text:p text:style-name="P15"/>
      <text:p text:style-name="P20"><text:span text:style-name="T1">Function Documentation</text:span></text:p>
      <text:p text:style-name="P18"><text:span text:style-name="T1">int16_t routes::servo_angle (uint16_t </text:span><text:span text:style-name="T2">power</text:span><text:span text:style-name="T1">)</text:span></text:p>
      <text:p text:style-name="P79"><text:bookmark text:name="AAAAAAAAJH"/></text:p>
      <text:p text:style-name="P1"><text:span text:style-name="T3">This function converts servo power setpoints to a wheel steering angle. </text:span></text:p>
      <text:p text:style-name="P1"><text:span text:style-name="T3">Servo_angle performs a linear conversion with real-world calibration values. </text:span></text:p>
      <text:p text:style-name="P21"><text:span text:style-name="T1">Parameters:</text:span></text:p>
      <table:table table:name="Table1" table:style-name="Table1">
        <table:table-column table:style-name="Table1.A"/>
        <table:table-column table:style-name="Table1.B"/>
        <table:table-row table:style-name="Table1.1">
          <table:table-cell table:style-name="Table1.A1" office:value-type="string">
            <text:p text:style-name="P10"><text:span text:style-name="T7">power</text:span><text:span text:style-name="T8"> </text:span></text:p>
          </table:table-cell>
          <table:table-cell table:style-name="Table1.A1" office:value-type="string">
            <text:p text:style-name="P10"><text:span text:style-name="T8">Servo power reading that is to be converted to the a servo angle </text:span></text:p>
          </table:table-cell>
        </table:table-row>
      </table:table>
      <text:p text:style-name="P21"><text:span text:style-name="T1">Returns:</text:span></text:p>
      <text:p text:style-name="DescContinue_20_2"><text:span text:style-name="T3">Linear function result </text:span></text:p>
      <text:p text:style-name="P80"><text:span text:style-name="T3">Definition at line 29 of file routes.cpp.</text:span></text:p>
      <text:p text:style-name="P18"><text:span text:style-name="T1">uint16_t routes::servo_power (int16_t </text:span><text:span text:style-name="T2">angle</text:span><text:span text:style-name="T1">)</text:span></text:p>
      <text:p text:style-name="P79"><text:bookmark text:name="AAAAAAAAJI"/></text:p>
      <text:p text:style-name="P1"><text:span text:style-name="T3">This function converts wheel steering angle to a servo power setpoint. </text:span></text:p>
      <text:p text:style-name="P1"><text:span text:style-name="T3">Servo_power performs a linear conversion with real-world calibration values. </text:span></text:p>
      <text:p text:style-name="P21"><text:span text:style-name="T1">Parameters:</text:span></text:p>
      <table:table table:name="Table2" table:style-name="Table2">
        <table:table-column table:style-name="Table2.A"/>
        <table:table-column table:style-name="Table2.B"/>
        <table:table-row table:style-name="Table2.1">
          <table:table-cell table:style-name="Table2.A1" office:value-type="string">
            <text:p text:style-name="P10"><text:span text:style-name="T7">angle</text:span><text:span text:style-name="T8"> </text:span></text:p>
          </table:table-cell>
          <table:table-cell table:style-name="Table2.A1" office:value-type="string">
            <text:p text:style-name="P10"><text:span text:style-name="T8">Servo angle reading that is to be converted to a servo power </text:span></text:p>
          </table:table-cell>
        </table:table-row>
      </table:table>
      <text:p text:style-name="P21"><text:span text:style-name="T1">Returns:</text:span></text:p>
      <text:p text:style-name="DescContinue_20_2"><text:span text:style-name="T3">Linear function result </text:span></text:p>
      <text:p text:style-name="P80"><text:span text:style-name="T3">Definition at line 41 of file routes.cpp.</text:span></text:p>
      <text:p text:style-name="P80"><text:soft-page-break/><text:span text:style-name="T3">Referenced by task_control::run().</text:span></text:p>
      <text:p text:style-name="P19"/>
      <text:p text:style-name="P33"><text:span text:style-name="T1">satmath Namespace Reference</text:span></text:p>
      <text:p text:style-name="Standard"><text:bookmark text:name="AAAAAAAAJJ"/></text:p>
      <text:p text:style-name="P1"><text:span text:style-name="T3">This namespace includes several functions to do saturated 16-bit signed math. </text:span></text:p>
      <text:p text:style-name="P20"><text:span text:style-name="T1">Functions</text:span></text:p>
      <text:p text:style-name="P84"><text:span text:style-name="T3">int16_t </text:span><text:span text:style-name="T4">signed_saturated_add</text:span><text:span text:style-name="T3"> (int16_t x, int16_t y)</text:span></text:p>
      <text:p text:style-name="P5"><text:span text:style-name="T5">This function performs saturated addition. </text:span></text:p>
      <text:p text:style-name="P84"><text:span text:style-name="T3">int16_t </text:span><text:span text:style-name="T4">signed_saturated_sub</text:span><text:span text:style-name="T3"> (int16_t x, int16_t y)</text:span></text:p>
      <text:p text:style-name="P5"><text:span text:style-name="T5">This function performs saturated subtraction. </text:span></text:p>
      <text:p text:style-name="P84"><text:span text:style-name="T3">int16_t </text:span><text:span text:style-name="T4">saturated_abs</text:span><text:span text:style-name="T3"> (int16_t x)</text:span></text:p>
      <text:p text:style-name="P5"><text:span text:style-name="T5">This function performs a saturated absolute value. </text:span></text:p>
      <text:p text:style-name="P84"><text:span text:style-name="T3">int32_t </text:span><text:span text:style-name="T4">signed_saturated_mul</text:span><text:span text:style-name="T3"> (int16_t x, int16_t y)</text:span></text:p>
      <text:p text:style-name="P5"><text:span text:style-name="T5">This function performs saturated multiplication. </text:span></text:p>
      <text:p text:style-name="P84"><text:span text:style-name="T3">int16_t </text:span><text:span text:style-name="T4">signed_saturated_div</text:span><text:span text:style-name="T3"> (int32_t x, int16_t y)</text:span></text:p>
      <text:p text:style-name="P5"><text:span text:style-name="T5">This function performs saturated division. </text:span></text:p>
      <text:p text:style-name="P15"/>
      <text:p text:style-name="P20"><text:span text:style-name="T1">Detailed Description</text:span></text:p>
      <text:p text:style-name="P1"><text:span text:style-name="T3">This namespace includes several functions to do saturated 16-bit signed math. </text:span></text:p>
      <text:p text:style-name="P15"/>
      <text:p text:style-name="P20"><text:span text:style-name="T1">Function Documentation</text:span></text:p>
      <text:p text:style-name="P18"><text:span text:style-name="T1">int16_t satmath::saturated_abs (int16_t </text:span><text:span text:style-name="T2">x</text:span><text:span text:style-name="T1">)</text:span></text:p>
      <text:p text:style-name="P79"><text:bookmark text:name="AAAAAAAAJK"/></text:p>
      <text:p text:style-name="P1"><text:span text:style-name="T3">This function performs a saturated absolute value. </text:span></text:p>
      <text:p text:style-name="P1"><text:span text:style-name="T3">The function corrects for the undefined behavior when using abs() on a minimally saturated 16-bit number by returning a maximally saturated 16-bit number </text:span></text:p>
      <text:p text:style-name="P21"><text:span text:style-name="T1">Parameters:</text:span></text:p>
      <table:table table:name="Table3" table:style-name="Table3">
        <table:table-column table:style-name="Table3.A"/>
        <table:table-column table:style-name="Table3.B"/>
        <table:table-row table:style-name="Table3.1">
          <table:table-cell table:style-name="Table3.A1" office:value-type="string">
            <text:p text:style-name="P10"><text:span text:style-name="T7">x</text:span><text:span text:style-name="T8"> </text:span></text:p>
          </table:table-cell>
          <table:table-cell table:style-name="Table3.A1" office:value-type="string">
            <text:p text:style-name="P10"><text:span text:style-name="T8">Signed value </text:span></text:p>
          </table:table-cell>
        </table:table-row>
      </table:table>
      <text:p text:style-name="P21"><text:span text:style-name="T1">Returns:</text:span></text:p>
      <text:p text:style-name="DescContinue_20_2"><text:span text:style-name="T3">Absolute value </text:span></text:p>
      <text:p text:style-name="P80"><text:span text:style-name="T3">Definition at line 73 of file satmath.cpp.</text:span></text:p>
      <text:p text:style-name="P18"><text:span text:style-name="T1">int16_t satmath::signed_saturated_add (int16_t </text:span><text:span text:style-name="T2">x</text:span><text:span text:style-name="T1">, int16_t </text:span><text:span text:style-name="T2">y</text:span><text:span text:style-name="T1">)</text:span></text:p>
      <text:p text:style-name="P79"><text:bookmark text:name="AAAAAAAAJL"/></text:p>
      <text:p text:style-name="P1"><text:span text:style-name="T3">This function performs saturated addition. </text:span></text:p>
      <text:p text:style-name="P1"><text:span text:style-name="T3">The function performs addition of two 16-bit signed integers, saturating at either the maximal or minimal 16-bit values </text:span></text:p>
      <text:p text:style-name="P21"><text:soft-page-break/><text:span text:style-name="T1">Parameters:</text:span></text:p>
      <table:table table:name="Table4" table:style-name="Table4">
        <table:table-column table:style-name="Table4.A"/>
        <table:table-column table:style-name="Table4.B"/>
        <table:table-row table:style-name="Table4.1">
          <table:table-cell table:style-name="Table4.A1" office:value-type="string">
            <text:p text:style-name="P10"><text:span text:style-name="T7">x</text:span><text:span text:style-name="T8"> </text:span></text:p>
          </table:table-cell>
          <table:table-cell table:style-name="Table4.A1" office:value-type="string">
            <text:p text:style-name="P10"><text:span text:style-name="T8">Augend </text:span></text:p>
          </table:table-cell>
        </table:table-row>
        <table:table-row table:style-name="Table4.1">
          <table:table-cell table:style-name="Table4.A1" office:value-type="string">
            <text:p text:style-name="P10"><text:span text:style-name="T7">y</text:span><text:span text:style-name="T8"> </text:span></text:p>
          </table:table-cell>
          <table:table-cell table:style-name="Table4.A1" office:value-type="string">
            <text:p text:style-name="P10"><text:span text:style-name="T8">Addend </text:span></text:p>
          </table:table-cell>
        </table:table-row>
      </table:table>
      <text:p text:style-name="P21"><text:span text:style-name="T1">Returns:</text:span></text:p>
      <text:p text:style-name="DescContinue_20_2"><text:span text:style-name="T3">Sum </text:span></text:p>
      <text:p text:style-name="P80"><text:span text:style-name="T3">Definition at line 34 of file satmath.cpp.</text:span></text:p>
      <text:p text:style-name="P80"><text:span text:style-name="T3">Referenced by signed_saturated_sub().</text:span></text:p>
      <text:p text:style-name="P18"><text:span text:style-name="T1">int16_t satmath::signed_saturated_div (int32_t </text:span><text:span text:style-name="T2">x</text:span><text:span text:style-name="T1">, int16_t </text:span><text:span text:style-name="T2">y</text:span><text:span text:style-name="T1">)</text:span></text:p>
      <text:p text:style-name="P79"><text:bookmark text:name="AAAAAAAAJM"/></text:p>
      <text:p text:style-name="P1"><text:span text:style-name="T3">This function performs saturated division. </text:span></text:p>
      <text:p text:style-name="P1"><text:span text:style-name="T3">The function performs division of a 32-bit integer by a 16-bit signed integer. The result is saturated to the minimal or maximal 16-bit value </text:span></text:p>
      <text:p text:style-name="P21"><text:span text:style-name="T1">Parameters:</text:span></text:p>
      <table:table table:name="Table5" table:style-name="Table5">
        <table:table-column table:style-name="Table5.A"/>
        <table:table-column table:style-name="Table5.B"/>
        <table:table-row table:style-name="Table5.1">
          <table:table-cell table:style-name="Table5.A1" office:value-type="string">
            <text:p text:style-name="P10"><text:span text:style-name="T7">x</text:span><text:span text:style-name="T8"> </text:span></text:p>
          </table:table-cell>
          <table:table-cell table:style-name="Table5.A1" office:value-type="string">
            <text:p text:style-name="P10"><text:span text:style-name="T8">Dividend </text:span></text:p>
          </table:table-cell>
        </table:table-row>
        <table:table-row table:style-name="Table5.1">
          <table:table-cell table:style-name="Table5.A1" office:value-type="string">
            <text:p text:style-name="P10"><text:span text:style-name="T7">y</text:span><text:span text:style-name="T8"> </text:span></text:p>
          </table:table-cell>
          <table:table-cell table:style-name="Table5.A1" office:value-type="string">
            <text:p text:style-name="P10"><text:span text:style-name="T8">Divisor </text:span></text:p>
          </table:table-cell>
        </table:table-row>
      </table:table>
      <text:p text:style-name="P21"><text:span text:style-name="T1">Returns:</text:span></text:p>
      <text:p text:style-name="DescContinue_20_2"><text:span text:style-name="T3">Quotient </text:span></text:p>
      <text:p text:style-name="P80"><text:span text:style-name="T3">Definition at line 99 of file satmath.cpp.</text:span></text:p>
      <text:p text:style-name="P18"><text:span text:style-name="T1">int32_t satmath::signed_saturated_mul (int16_t </text:span><text:span text:style-name="T2">x</text:span><text:span text:style-name="T1">, int16_t </text:span><text:span text:style-name="T2">y</text:span><text:span text:style-name="T1">)</text:span></text:p>
      <text:p text:style-name="P79"><text:bookmark text:name="AAAAAAAAJN"/></text:p>
      <text:p text:style-name="P1"><text:span text:style-name="T3">This function performs saturated multiplication. </text:span></text:p>
      <text:p text:style-name="P1"><text:span text:style-name="T3">The function performs multiplication of two 16-bit signed integers ensuring a 32-bit result </text:span></text:p>
      <text:p text:style-name="P21"><text:span text:style-name="T1">Parameters:</text:span></text:p>
      <table:table table:name="Table6" table:style-name="Table6">
        <table:table-column table:style-name="Table6.A"/>
        <table:table-column table:style-name="Table6.B"/>
        <table:table-row table:style-name="Table6.1">
          <table:table-cell table:style-name="Table6.A1" office:value-type="string">
            <text:p text:style-name="P10"><text:span text:style-name="T7">x</text:span><text:span text:style-name="T8"> </text:span></text:p>
          </table:table-cell>
          <table:table-cell table:style-name="Table6.A1" office:value-type="string">
            <text:p text:style-name="P10"><text:span text:style-name="T8">Multiplicand </text:span></text:p>
          </table:table-cell>
        </table:table-row>
        <table:table-row table:style-name="Table6.1">
          <table:table-cell table:style-name="Table6.A1" office:value-type="string">
            <text:p text:style-name="P10"><text:span text:style-name="T7">y</text:span><text:span text:style-name="T8"> </text:span></text:p>
          </table:table-cell>
          <table:table-cell table:style-name="Table6.A1" office:value-type="string">
            <text:p text:style-name="P10"><text:span text:style-name="T8">Multiplier </text:span></text:p>
          </table:table-cell>
        </table:table-row>
      </table:table>
      <text:p text:style-name="P21"><text:span text:style-name="T1">Returns:</text:span></text:p>
      <text:p text:style-name="DescContinue_20_2"><text:span text:style-name="T3">Product </text:span></text:p>
      <text:p text:style-name="P80"><text:span text:style-name="T3">Definition at line 85 of file satmath.cpp.</text:span></text:p>
      <text:p text:style-name="P18"><text:span text:style-name="T1">int16_t satmath::signed_saturated_sub (int16_t </text:span><text:span text:style-name="T2">x</text:span><text:span text:style-name="T1">, int16_t </text:span><text:span text:style-name="T2">y</text:span><text:span text:style-name="T1">)</text:span></text:p>
      <text:p text:style-name="P79"><text:bookmark text:name="AAAAAAAAJO"/></text:p>
      <text:p text:style-name="P1"><text:span text:style-name="T3">This function performs saturated subtraction. </text:span></text:p>
      <text:p text:style-name="P1"><text:span text:style-name="T3">The function performs subtraction of two 16-bit signed integers, saturating at either the maximal or minimal 16-bit values </text:span></text:p>
      <text:p text:style-name="P21"><text:span text:style-name="T1">Parameters:</text:span></text:p>
      <table:table table:name="Table7" table:style-name="Table7">
        <table:table-column table:style-name="Table7.A"/>
        <table:table-column table:style-name="Table7.B"/>
        <table:table-row table:style-name="Table7.1">
          <table:table-cell table:style-name="Table7.A1" office:value-type="string">
            <text:p text:style-name="P10"><text:span text:style-name="T7">x</text:span><text:span text:style-name="T8"> </text:span></text:p>
          </table:table-cell>
          <table:table-cell table:style-name="Table7.A1" office:value-type="string">
            <text:p text:style-name="P10"><text:span text:style-name="T8">Minuend </text:span></text:p>
          </table:table-cell>
        </table:table-row>
        <table:table-row table:style-name="Table7.1">
          <table:table-cell table:style-name="Table7.A1" office:value-type="string">
            <text:p text:style-name="P10"><text:span text:style-name="T7">y</text:span><text:span text:style-name="T8"> </text:span></text:p>
          </table:table-cell>
          <table:table-cell table:style-name="Table7.A1" office:value-type="string">
            <text:p text:style-name="P10"><text:span text:style-name="T8">Subtrahend </text:span></text:p>
          </table:table-cell>
        </table:table-row>
      </table:table>
      <text:p text:style-name="P21"><text:span text:style-name="T1">Returns:</text:span></text:p>
      <text:p text:style-name="DescContinue_20_2"><text:span text:style-name="T3">Difference </text:span></text:p>
      <text:p text:style-name="P80"><text:span text:style-name="T3">Definition at line 56 of file satmath.cpp.</text:span></text:p>
      <text:p text:style-name="P80"><text:span text:style-name="T3">References signed_saturated_add().</text:span></text:p>
      <text:p text:style-name="P29"><text:span text:style-name="T1">Class Documentation</text:span></text:p>
      <text:p text:style-name="P32"><text:span text:style-name="T1">adc Class Reference</text:span></text:p>
      <text:p text:style-name="Standard"><text:bookmark text:name="AAAAAAAAEO"/></text:p>
      <text:p text:style-name="P1"><text:span text:style-name="T3">This define prevents this .H file from being included multiple times in a .CPP file. </text:span></text:p>
      <text:p text:style-name="Standard"><text:span text:style-name="T10">#include &lt;adc.h&gt;</text:span></text:p>
      <text:p text:style-name="P20"><text:span text:style-name="T1">Public Member Functions</text:span></text:p>
      <text:p text:style-name="P84"><text:span text:style-name="T4">adc</text:span><text:span text:style-name="T3"> (emstream *=NULL)</text:span></text:p>
      <text:p text:style-name="P5"><text:span text:style-name="T5">This constructor sets up an A/D converter. </text:span></text:p>
      <text:p text:style-name="P84"><text:span text:style-name="T3">uint16_t </text:span><text:span text:style-name="T4">read_once</text:span><text:span text:style-name="T3"> (uint8_t)</text:span></text:p>
      <text:p text:style-name="P5"><text:span text:style-name="T5">This method takes one A/D reading from the given channel and returns it. </text:span></text:p>
      <text:p text:style-name="P84"><text:span text:style-name="T3">uint16_t </text:span><text:span text:style-name="T4">read_oversampled</text:span><text:span text:style-name="T3"> (uint8_t, uint8_t)</text:span></text:p>
      <text:p text:style-name="P5"><text:span text:style-name="T5">This method takes a set number of A/D readings from a given channel and averages them. </text:span></text:p>
      <text:p text:style-name="P20"><text:span text:style-name="T1">Protected Attributes</text:span></text:p>
      <text:p text:style-name="P84"><text:span text:style-name="T3">emstream * </text:span><text:span text:style-name="T4">ptr_to_serial</text:span><text:bookmark text:name="AAAAAAAAEP"/></text:p>
      <text:p text:style-name="P5"><text:span text:style-name="T5">The ADC class uses this pointer to the serial port to say hello. </text:span></text:p>
      <text:p text:style-name="P15"/>
      <text:p text:style-name="P20"><text:span text:style-name="T1">Detailed Description</text:span></text:p>
      <text:p text:style-name="P1"><text:span text:style-name="T3">This define prevents this .H file from being included multiple times in a .CPP file. </text:span></text:p>
      <text:p text:style-name="P1"><text:span text:style-name="T3">This class </text:span><text:span text:style-name="T4">will</text:span><text:span text:style-name="T3"> <text:s/>run the A/D converter on an AVR processor.</text:span></text:p>
      <text:p text:style-name="P1"><text:span text:style-name="T3">This class contains a pointer to the serial port, the constructor declaration for the A/D, a method that reads one sample of a A/D channel, and a method that reads a defined number of samples of a A/D channel. </text:span></text:p>
      <text:p text:style-name="P1"><text:span text:style-name="T3">Definition at line 47 of file adc.h.</text:span></text:p>
      <text:p text:style-name="P15"/>
      <text:p text:style-name="P20"><text:span text:style-name="T1">Constructor &amp; Destructor Documentation</text:span></text:p>
      <text:p text:style-name="P18"><text:span text:style-name="T1">adc::adc (emstream * </text:span><text:span text:style-name="T2">p_serial_port</text:span><text:span text:style-name="T1"> = </text:span><text:span text:style-name="T10">NULL</text:span><text:span text:style-name="T1">)</text:span></text:p>
      <text:p text:style-name="P79"><text:bookmark text:name="AAAAAAAAEQ"/></text:p>
      <text:p text:style-name="P1"><text:span text:style-name="T3">This constructor sets up an A/D converter. </text:span></text:p>
      <text:p text:style-name="P1"><text:span text:style-name="T3">The constructor sets up the A/D converter for use. The "= NULL" part is a default parameter, meaning that if that parameter isn't given on the line where this constructor is called, the compiler will just fill in "NULL". In this case that has the effect of turning off diagnostic printouts</text:span></text:p>
      <text:p text:style-name="P1"><text:soft-page-break/><text:span text:style-name="T3">The A/D is made ready so that when a method such as </text:span><text:span text:style-name="T11">read_once()</text:span><text:span text:style-name="T3"> <text:s/>is called, correct A/D conversions can be performed. Enables the A/D converter, sets the clock prescaler to a divsion factor of 32, and selects reference voltage source as AVCC with external capactitor at AREF pin. </text:span></text:p>
      <text:p text:style-name="P21"><text:span text:style-name="T1">Parameters:</text:span></text:p>
      <table:table table:name="Table8" table:style-name="Table8">
        <table:table-column table:style-name="Table8.A"/>
        <table:table-column table:style-name="Table8.B"/>
        <table:table-row table:style-name="Table8.1">
          <table:table-cell table:style-name="Table8.A1" office:value-type="string">
            <text:p text:style-name="P10"><text:span text:style-name="T7">p_serial_port</text:span><text:span text:style-name="T8"> </text:span></text:p>
          </table:table-cell>
          <table:table-cell table:style-name="Table8.A1" office:value-type="string">
            <text:p text:style-name="P10"><text:span text:style-name="T8">A pointer to the serial port which writes debugging info. </text:span></text:p>
          </table:table-cell>
        </table:table-row>
      </table:table>
      <text:p text:style-name="P80"><text:span text:style-name="T3">Definition at line 42 of file adc.cpp.</text:span></text:p>
      <text:p text:style-name="P80"><text:span text:style-name="T3">References ptr_to_serial.</text:span></text:p>
      <text:p text:style-name="P16"/>
      <text:p text:style-name="P20"><text:span text:style-name="T1">Member Function Documentation</text:span></text:p>
      <text:p text:style-name="P18"><text:span text:style-name="T1">uint16_t adc::read_once (uint8_t </text:span><text:span text:style-name="T2">ch</text:span><text:span text:style-name="T1">)</text:span></text:p>
      <text:p text:style-name="P79"><text:bookmark text:name="AAAAAAAAER"/></text:p>
      <text:p text:style-name="P1"><text:span text:style-name="T3">This method takes one A/D reading from the given channel and returns it. </text:span></text:p>
      <text:p text:style-name="P1"><text:span text:style-name="T3">This function reads one channel once, returning the result as an unsigned integer; it should be called from within a normal task, not an ISR</text:span></text:p>
      <text:p text:style-name="P1"><text:span text:style-name="T3">Forces the inputted channel to be a number from 0 to 7 then sets the ADMUX register to the correct channel. Next it starts the conversion and waits until it is finished. Finally it stores the result and returns it. </text:span></text:p>
      <text:p text:style-name="P21"><text:span text:style-name="T1">Parameters:</text:span></text:p>
      <table:table table:name="Table9" table:style-name="Table9">
        <table:table-column table:style-name="Table9.A"/>
        <table:table-column table:style-name="Table9.B"/>
        <table:table-row table:style-name="Table9.1">
          <table:table-cell table:style-name="Table9.A1" office:value-type="string">
            <text:p text:style-name="P10"><text:span text:style-name="T7">ch</text:span><text:span text:style-name="T8"> </text:span></text:p>
          </table:table-cell>
          <table:table-cell table:style-name="Table9.A1" office:value-type="string">
            <text:p text:style-name="P10"><text:span text:style-name="T8">The A/D channel which is being read must be from 0 to 7 </text:span></text:p>
          </table:table-cell>
        </table:table-row>
      </table:table>
      <text:p text:style-name="P21"><text:span text:style-name="T1">Returns:</text:span></text:p>
      <text:p text:style-name="DescContinue_20_2"><text:span text:style-name="T3">The result of the A/D conversion </text:span></text:p>
      <text:p text:style-name="P80"><text:span text:style-name="T3">Definition at line 73 of file adc.cpp.</text:span></text:p>
      <text:p text:style-name="P80"><text:span text:style-name="T3">Referenced by operator&lt;&lt;(), and read_oversampled().</text:span></text:p>
      <text:p text:style-name="P18"><text:span text:style-name="T1">uint16_t adc::read_oversampled (uint8_t </text:span><text:span text:style-name="T2">channel</text:span><text:span text:style-name="T1">, uint8_t </text:span><text:span text:style-name="T2">samples</text:span><text:span text:style-name="T1">)</text:span></text:p>
      <text:p text:style-name="P79"><text:bookmark text:name="AAAAAAAAES"/></text:p>
      <text:p text:style-name="P1"><text:span text:style-name="T3">This method takes a set number of A/D readings from a given channel and averages them. </text:span></text:p>
      <text:p text:style-name="P1"><text:span text:style-name="T3">This function reads the A/D lots of times and returns the average. Doing so implements a crude sort of low-pass filtering that can help reduce noise</text:span></text:p>
      <text:p text:style-name="P1"><text:span text:style-name="T3">Checks to see if number of samples inputted is above a threshold values then it takes samples and adds them up. Finally it returns the average of samples taken. </text:span></text:p>
      <text:p text:style-name="P21"><text:span text:style-name="T1">Parameters:</text:span></text:p>
      <table:table table:name="Table10" table:style-name="Table10">
        <table:table-column table:style-name="Table10.A"/>
        <table:table-column table:style-name="Table10.B"/>
        <table:table-row table:style-name="Table10.1">
          <table:table-cell table:style-name="Table10.A1" office:value-type="string">
            <text:p text:style-name="P10"><text:span text:style-name="T7">channel</text:span><text:span text:style-name="T8"> </text:span></text:p>
          </table:table-cell>
          <table:table-cell table:style-name="Table10.A1" office:value-type="string">
            <text:p text:style-name="P10"><text:span text:style-name="T8">The A/D channel which is being read </text:span></text:p>
          </table:table-cell>
        </table:table-row>
        <table:table-row table:style-name="Table10.1">
          <table:table-cell table:style-name="Table10.A1" office:value-type="string">
            <text:p text:style-name="P10"><text:span text:style-name="T7">samples</text:span><text:span text:style-name="T8"> </text:span></text:p>
          </table:table-cell>
          <table:table-cell table:style-name="Table10.A1" office:value-type="string">
            <text:p text:style-name="P10"><text:span text:style-name="T8">Number of samples to take for averaging reading </text:span></text:p>
          </table:table-cell>
        </table:table-row>
      </table:table>
      <text:p text:style-name="P21"><text:span text:style-name="T1">Returns:</text:span></text:p>
      <text:p text:style-name="DescContinue_20_2"><text:span text:style-name="T3">Averaged result of A/D readings </text:span></text:p>
      <text:p text:style-name="P80"><text:span text:style-name="T3">Definition at line 106 of file adc.cpp.</text:span></text:p>
      <text:p text:style-name="P80"><text:span text:style-name="T3">References read_once().</text:span></text:p>
      <text:p text:style-name="P80"><text:span text:style-name="T3">Referenced by task_sensor::run(), and task_steer::run().</text:span></text:p>
      <text:p text:style-name="P16"/>
      <text:p text:style-name="P18"><text:soft-page-break/><text:span text:style-name="T1">The documentation for this class was generated from the following files:</text:span></text:p>
      <text:list xml:id="list874926062997959927" text:style-name="WWNum2">
        <text:list-item>
          <text:p text:style-name="P85"><text:span text:style-name="T4">adc.h</text:span></text:p>
        </text:list-item>
        <text:list-item>
          <text:p text:style-name="P85"><text:span text:style-name="T4">adc.cpp</text:span></text:p>
        </text:list-item>
      </text:list>
      <text:p text:style-name="P19"/>
      <text:p text:style-name="P34"><text:span text:style-name="T1">pid::config Struct Reference</text:span></text:p>
      <text:p text:style-name="Standard"><text:bookmark text:name="AAAAAAAAIA"/></text:p>
      <text:p text:style-name="P1"><text:span text:style-name="T3">This struct defines a pid configuration. </text:span></text:p>
      <text:p text:style-name="Standard"><text:span text:style-name="T10">#include &lt;pid.h&gt;</text:span></text:p>
      <text:p text:style-name="P20"><text:span text:style-name="T1">Public Attributes</text:span></text:p>
      <text:p text:style-name="P84"><text:span text:style-name="T4">mode_t</text:span><text:span text:style-name="T3"> </text:span><text:span text:style-name="T4">mode</text:span><text:bookmark text:name="AAAAAAAAIB"/></text:p>
      <text:p text:style-name="P5"><text:span text:style-name="T5">PID </text:span><text:span text:style-name="T12">mode_t</text:span><text:span text:style-name="T5"> . </text:span></text:p>
      <text:p text:style-name="P84"><text:span text:style-name="T3">int16_t </text:span><text:span text:style-name="T4">Kp</text:span><text:bookmark text:name="AAAAAAAAIC"/></text:p>
      <text:p text:style-name="P5"><text:span text:style-name="T5">(1024x) Proportional Gain </text:span></text:p>
      <text:p text:style-name="P84"><text:span text:style-name="T3">int16_t </text:span><text:span text:style-name="T4">Ki</text:span><text:bookmark text:name="AAAAAAAAID"/></text:p>
      <text:p text:style-name="P5"><text:span text:style-name="T5">(1024x) Integral Gain </text:span></text:p>
      <text:p text:style-name="P84"><text:span text:style-name="T3">int16_t </text:span><text:span text:style-name="T4">Kd</text:span><text:bookmark text:name="AAAAAAAAIE"/></text:p>
      <text:p text:style-name="P5"><text:span text:style-name="T5">(1024x) Derivative Gain </text:span></text:p>
      <text:p text:style-name="P84"><text:span text:style-name="T3">int16_t </text:span><text:span text:style-name="T4">Kw</text:span><text:bookmark text:name="AAAAAAAAIF"/></text:p>
      <text:p text:style-name="P5"><text:span text:style-name="T5">(1024x) Anti-windup Gain </text:span></text:p>
      <text:p text:style-name="P84"><text:span text:style-name="T3">int16_t </text:span><text:span text:style-name="T4">min</text:span><text:bookmark text:name="AAAAAAAAIG"/></text:p>
      <text:p text:style-name="P5"><text:span text:style-name="T5">Minimum control value for saturator. </text:span></text:p>
      <text:p text:style-name="P84"><text:span text:style-name="T3">int16_t </text:span><text:span text:style-name="T4">max</text:span><text:bookmark text:name="AAAAAAAAIH"/></text:p>
      <text:p text:style-name="P5"><text:span text:style-name="T5">Maximum control value for saturator. </text:span></text:p>
      <text:p text:style-name="P15"/>
      <text:p text:style-name="P20"><text:span text:style-name="T1">Detailed Description</text:span></text:p>
      <text:p text:style-name="P1"><text:span text:style-name="T3">This struct defines a pid configuration. </text:span></text:p>
      <text:p text:style-name="P1"><text:span text:style-name="T3">Definition at line 101 of file pid.h.</text:span></text:p>
      <text:p text:style-name="P15"/>
      <text:p text:style-name="Standard"><text:span text:style-name="T3">The documentation for this struct was generated from the following file:</text:span></text:p>
      <text:list xml:id="list175551090571756" text:continue-numbering="true" text:style-name="WWNum2">
        <text:list-item>
          <text:p text:style-name="P85"><text:span text:style-name="T4">pid.h</text:span></text:p>
        </text:list-item>
      </text:list>
      <text:p text:style-name="P8"/>
      <text:p text:style-name="P35"><text:span text:style-name="T1">encoder_drv Class Reference</text:span></text:p>
      <text:p text:style-name="Standard"><text:bookmark text:name="AAAAAAAAET"/></text:p>
      <text:p text:style-name="P1"><text:span text:style-name="T3">This define prevents this .H file from being included multiple times in a .CPP file. </text:span></text:p>
      <text:p text:style-name="Standard"><text:span text:style-name="T10">#include &lt;encoder_drv.h&gt;</text:span></text:p>
      <text:p text:style-name="P20"><text:span text:style-name="T1">Public Member Functions</text:span></text:p>
      <text:p text:style-name="P84"><text:span text:style-name="T4">encoder_drv</text:span><text:span text:style-name="T3"> (emstream *=NULL, uint8_t=0)</text:span></text:p>
      <text:p text:style-name="P5"><text:span text:style-name="T5">This constructor enables global external interrupts on channels E4-&gt;E7 and masks them appropriately to trigger an interrupt for any logical change. </text:span></text:p>
      <text:p text:style-name="P84"><text:span text:style-name="T3">uint32_t </text:span><text:span text:style-name="T4">calc_motor</text:span><text:span text:style-name="T3"> (uint16_t old_count, uint16_t new_count)</text:span></text:p>
      <text:p text:style-name="P5"><text:span text:style-name="T5">This method finds the difference between the encoder readings (in ticks) and returns that difference. </text:span></text:p>
      <text:p text:style-name="P20"><text:span text:style-name="T1">Protected Attributes</text:span></text:p>
      <text:p text:style-name="P84"><text:span text:style-name="T3">emstream * </text:span><text:span text:style-name="T4">ptr_to_serial</text:span><text:bookmark text:name="AAAAAAAAEU"/></text:p>
      <text:p text:style-name="P5"><text:span text:style-name="T5">The motor class uses this pointer to print debug messages via the serial port. </text:span></text:p>
      <text:p text:style-name="P15"/>
      <text:p text:style-name="P20"><text:span text:style-name="T1">Detailed Description</text:span></text:p>
      <text:p text:style-name="P1"><text:span text:style-name="T3">This define prevents this .H file from being included multiple times in a .CPP file. </text:span></text:p>
      <text:p text:style-name="P1"><text:span text:style-name="T3">This class will instantiate an encoder driver object so that external global interrupts and encoder data may be extracted from pins E4 -&gt; E7.</text:span></text:p>
      <text:p text:style-name="P1"><text:span text:style-name="T3">The class has a protected variable: a pointer that is used to print debug messages to the serial port. </text:span></text:p>
      <text:p text:style-name="P1"><text:span text:style-name="T3">Definition at line 34 of file encoder_drv.h.</text:span></text:p>
      <text:p text:style-name="P15"/>
      <text:p text:style-name="P20"><text:span text:style-name="T1">Constructor &amp; Destructor Documentation</text:span></text:p>
      <text:p text:style-name="P18"><text:span text:style-name="T1">encoder_drv::encoder_drv (emstream * </text:span><text:span text:style-name="T2">p_serial_port</text:span><text:span text:style-name="T1"> = </text:span><text:span text:style-name="T10">NULL</text:span><text:span text:style-name="T1">, uint8_t </text:span><text:span text:style-name="T2">interrupt_ch</text:span><text:span text:style-name="T1"> = </text:span><text:span text:style-name="T10">0</text:span><text:span text:style-name="T1">)</text:span></text:p>
      <text:p text:style-name="P79"><text:bookmark text:name="AAAAAAAAEV"/></text:p>
      <text:p text:style-name="P1"><text:span text:style-name="T3">This constructor enables global external interrupts on channels E4-&gt;E7 and masks them appropriately to trigger an interrupt for any logical change. </text:span></text:p>
      <text:p text:style-name="P1"><text:span text:style-name="T3">The constructor sets up the encoder driver for use. The "= NULL" part is a default parameter, signifying that if that parameter isn't given on the line where this constructor is called, the compiler will just fill in "NULL". In this case this has the effect of turning off diagnostic printouts. The "uint8_t = 0" fills in a zero for the interrupt channel select if user does not define.</text:span></text:p>
      <text:p text:style-name="P1"><text:span text:style-name="T3">Two interrupt service routines provide independent encoder data for motor 1 and motor 2. This data includes direction, state, encoder count, and error count. </text:span></text:p>
      <text:p text:style-name="P21"><text:span text:style-name="T1">Parameters:</text:span></text:p>
      <table:table table:name="Table11" table:style-name="Table11">
        <table:table-column table:style-name="Table11.A"/>
        <table:table-column table:style-name="Table11.B"/>
        <table:table-row table:style-name="Table11.1">
          <table:table-cell table:style-name="Table11.A1" office:value-type="string">
            <text:p text:style-name="P10"><text:span text:style-name="T7">interrupt_ch</text:span><text:span text:style-name="T8"> </text:span></text:p>
          </table:table-cell>
          <table:table-cell table:style-name="Table11.A1" office:value-type="string">
            <text:p text:style-name="P10"><text:span text:style-name="T8">Interrupt channel passed in. Channel 4-&gt;7 will be used for the motor encoder. </text:span></text:p>
          </table:table-cell>
        </table:table-row>
      </table:table>
      <text:p text:style-name="P80"><text:soft-page-break/><text:span text:style-name="T3">Definition at line 31 of file encoder_drv.cpp.</text:span></text:p>
      <text:p text:style-name="P80"><text:span text:style-name="T3">References sh_encoder_count_1, sh_encoder_count_2, sh_encoder_new_state_1, sh_encoder_new_state_2, sh_encoder_old_state_1, and sh_encoder_old_state_2.</text:span></text:p>
      <text:p text:style-name="P16"/>
      <text:p text:style-name="P20"><text:span text:style-name="T1">Member Function Documentation</text:span></text:p>
      <text:p text:style-name="P18"><text:span text:style-name="T1">uint32_t encoder_drv::calc_motor (uint16_t </text:span><text:span text:style-name="T2">old_count</text:span><text:span text:style-name="T1">, uint16_t </text:span><text:span text:style-name="T2">new_count</text:span><text:span text:style-name="T1">)</text:span></text:p>
      <text:p text:style-name="P79"><text:bookmark text:name="AAAAAAAAEW"/></text:p>
      <text:p text:style-name="P1"><text:span text:style-name="T3">This method finds the difference between the encoder readings (in ticks) and returns that difference. </text:span></text:p>
      <text:p text:style-name="P2"/>
      <text:p text:style-name="P21"><text:span text:style-name="T1">Parameters:</text:span></text:p>
      <table:table table:name="Table12" table:style-name="Table12">
        <table:table-column table:style-name="Table12.A"/>
        <table:table-column table:style-name="Table12.B"/>
        <table:table-row table:style-name="Table12.1">
          <table:table-cell table:style-name="Table12.A1" office:value-type="string">
            <text:p text:style-name="P10"><text:span text:style-name="T7">old_count</text:span><text:span text:style-name="T8"> </text:span></text:p>
          </table:table-cell>
          <table:table-cell table:style-name="Table12.A1" office:value-type="string">
            <text:p text:style-name="P10"><text:span text:style-name="T8">Old encoder count reading </text:span></text:p>
          </table:table-cell>
        </table:table-row>
        <table:table-row table:style-name="Table12.1">
          <table:table-cell table:style-name="Table12.A1" office:value-type="string">
            <text:p text:style-name="P10"><text:span text:style-name="T7">new_count</text:span><text:span text:style-name="T8"> </text:span></text:p>
          </table:table-cell>
          <table:table-cell table:style-name="Table12.A1" office:value-type="string">
            <text:p text:style-name="P10"><text:span text:style-name="T8">New encoder count reading </text:span></text:p>
          </table:table-cell>
        </table:table-row>
      </table:table>
      <text:p text:style-name="P80"><text:span text:style-name="T3">Definition at line 81 of file encoder_drv.cpp.</text:span></text:p>
      <text:p text:style-name="P80"><text:span text:style-name="T3">Referenced by task_power::run().</text:span></text:p>
      <text:p text:style-name="P16"/>
      <text:p text:style-name="P18"><text:span text:style-name="T1">The documentation for this class was generated from the following files:</text:span></text:p>
      <text:list xml:id="list175549460850049" text:continue-numbering="true" text:style-name="WWNum2">
        <text:list-item>
          <text:p text:style-name="P85"><text:span text:style-name="T4">encoder_drv.h</text:span></text:p>
        </text:list-item>
        <text:list-item>
          <text:p text:style-name="P85"><text:span text:style-name="T4">encoder_drv.cpp</text:span></text:p>
        </text:list-item>
      </text:list>
      <text:p text:style-name="P19"/>
      <text:p text:style-name="P36"><text:span text:style-name="T1">i2c_master Class Reference</text:span></text:p>
      <text:p text:style-name="Standard"><text:bookmark text:name="AAAAAAAAEX"/></text:p>
      <text:p text:style-name="P1"><text:span text:style-name="T3">Driver class for an I2C (also known as TWI) bus on an AVR processor. </text:span></text:p>
      <text:p text:style-name="Standard"><text:span text:style-name="T10">#include &lt;i2c_master.h&gt;</text:span></text:p>
      <text:p text:style-name="P20"><text:span text:style-name="T1">Public Member Functions</text:span></text:p>
      <text:p text:style-name="P84"><text:span text:style-name="T4">i2c_master</text:span><text:span text:style-name="T3"> (emstream *=NULL)</text:span></text:p>
      <text:p text:style-name="P5"><text:span text:style-name="T5">This constructor creates an I2C driver object. </text:span></text:p>
      <text:p text:style-name="P84"><text:span text:style-name="T3">bool </text:span><text:span text:style-name="T4">start</text:span><text:span text:style-name="T3"> (void)</text:span></text:p>
      <text:p text:style-name="P5"><text:span text:style-name="T5">Cause a start condition on the I2C bus. </text:span></text:p>
      <text:p text:style-name="P84"><text:span text:style-name="T3">bool </text:span><text:span text:style-name="T4">restart</text:span><text:span text:style-name="T3"> (void)</text:span></text:p>
      <text:p text:style-name="P5"><text:span text:style-name="T5">Cause a repeated start condition on the I2C bus. </text:span></text:p>
      <text:p text:style-name="P84"><text:span text:style-name="T3">bool </text:span><text:span text:style-name="T4">stop</text:span><text:span text:style-name="T3"> (void)</text:span></text:p>
      <text:p text:style-name="P5"><text:span text:style-name="T5">Cause a stop condition on the I2C bus. </text:span></text:p>
      <text:p text:style-name="P84"><text:span text:style-name="T3">bool </text:span><text:span text:style-name="T4">write</text:span><text:span text:style-name="T3"> (uint8_t address, uint8_t reg, uint8_t data)</text:span></text:p>
      <text:p text:style-name="P5"><text:span text:style-name="T5">Write one byte to a slave device on the I2C bus. </text:span></text:p>
      <text:p text:style-name="P84"><text:span text:style-name="T3">bool </text:span><text:span text:style-name="T4">write</text:span><text:span text:style-name="T3"> (uint8_t address, uint8_t reg, uint8_t *p_buf, uint8_t count)</text:span></text:p>
      <text:p text:style-name="P5"><text:span text:style-name="T5">Write a bunch of bytes to a slave device on the I2C bus. </text:span></text:p>
      <text:p text:style-name="P84"><text:span text:style-name="T3">uint8_t </text:span><text:span text:style-name="T4">read</text:span><text:span text:style-name="T3"> (uint8_t address, uint8_t reg)</text:span></text:p>
      <text:p text:style-name="P5"><text:span text:style-name="T5">Read one byte from a slave device on the I2C bus. </text:span></text:p>
      <text:p text:style-name="P84"><text:span text:style-name="T3">bool </text:span><text:span text:style-name="T4">read</text:span><text:span text:style-name="T3"> (uint8_t address, uint8_t reg, uint8_t *p_buffer, uint8_t count)</text:span></text:p>
      <text:p text:style-name="P5"><text:span text:style-name="T5">Read multiple bytes from a slave device on the I2C bus. </text:span></text:p>
      <text:p text:style-name="P84"><text:span text:style-name="T3">bool </text:span><text:span text:style-name="T4">write_byte</text:span><text:span text:style-name="T3"> (uint8_t byte)</text:span></text:p>
      <text:p text:style-name="P5"><text:span text:style-name="T5">Send a byte to a device on the I2C bus. </text:span></text:p>
      <text:p text:style-name="P84"><text:span text:style-name="T3">uint8_t </text:span><text:span text:style-name="T4">read_byte</text:span><text:span text:style-name="T3"> (bool ack)</text:span></text:p>
      <text:p text:style-name="P5"><text:span text:style-name="T5">Receive a byte from a device on the I2C bus. </text:span></text:p>
      <text:p text:style-name="P84"><text:span text:style-name="T3">bool </text:span><text:span text:style-name="T4">check_SDA</text:span><text:span text:style-name="T3"> (void)</text:span></text:p>
      <text:p text:style-name="P5"><text:span text:style-name="T5">Check the status of the SDA line. </text:span></text:p>
      <text:p text:style-name="P84"><text:span text:style-name="T3">bool </text:span><text:span text:style-name="T4">ping</text:span><text:span text:style-name="T3"> (uint8_t address)</text:span></text:p>
      <text:p text:style-name="P5"><text:span text:style-name="T5">Check if a device is located at the given address. </text:span></text:p>
      <text:p text:style-name="P84"><text:span text:style-name="T3">void </text:span><text:span text:style-name="T4">scan</text:span><text:span text:style-name="T3"> (emstream *p_ser)</text:span></text:p>
      <text:p text:style-name="P5"><text:span text:style-name="T5">Scan the I2C bus, pinging each address, and print the results. </text:span></text:p>
      <text:p text:style-name="P84"><text:span text:style-name="T3">void </text:span><text:span text:style-name="T4">take_mutex</text:span><text:span text:style-name="T3"> (void)</text:span></text:p>
      <text:p text:style-name="P5"><text:span text:style-name="T5">Take the mutex associated with this I2C bus. </text:span></text:p>
      <text:p text:style-name="P84"><text:span text:style-name="T3">void </text:span><text:span text:style-name="T4">give_mutex</text:span><text:span text:style-name="T3"> (void)</text:span></text:p>
      <text:p text:style-name="P5"><text:span text:style-name="T5">Give back the mutex associated with this I2C bus. </text:span></text:p>
      <text:p text:style-name="P20"><text:span text:style-name="T1">Protected Attributes</text:span></text:p>
      <text:p text:style-name="P84"><text:span text:style-name="T3">emstream * </text:span><text:span text:style-name="T4">p_serial</text:span><text:bookmark text:name="AAAAAAAAEY"/></text:p>
      <text:p text:style-name="P5"><text:span text:style-name="T5">This is a pointer to a serial port object which is used for debugging the code. </text:span></text:p>
      <text:p text:style-name="P84"><text:span text:style-name="T3">SemaphoreHandle_t </text:span><text:span text:style-name="T4">mutex</text:span><text:bookmark text:name="AAAAAAAAEZ"/></text:p>
      <text:p text:style-name="P5"><text:soft-page-break/><text:span text:style-name="T5">Mutex used to prevent simultaneous uses of the I2C port. </text:span></text:p>
      <text:p text:style-name="P15"/>
      <text:p text:style-name="P20"><text:span text:style-name="T1">Detailed Description</text:span></text:p>
      <text:p text:style-name="P1"><text:span text:style-name="T3">Driver class for an I2C (also known as TWI) bus on an AVR processor. </text:span></text:p>
      <text:p text:style-name="P1"><text:span text:style-name="T3">It encapsulates basic I2C functionality such as the ability to send and receive bytes through the TWI bus. Currently only operation of the AVR as an I2C bus master is supported; this is what's needed for the AVR to interface with most I2C based sensors. </text:span></text:p>
      <text:p text:style-name="P1"><text:span text:style-name="T3">Definition at line 94 of file i2c_master.h.</text:span></text:p>
      <text:p text:style-name="P15"/>
      <text:p text:style-name="P20"><text:span text:style-name="T1">Constructor &amp; Destructor Documentation</text:span></text:p>
      <text:p text:style-name="P18"><text:span text:style-name="T1">i2c_master::i2c_master (emstream * </text:span><text:span text:style-name="T2">p_debug_port</text:span><text:span text:style-name="T1"> = </text:span><text:span text:style-name="T10">NULL</text:span><text:span text:style-name="T1">)</text:span></text:p>
      <text:p text:style-name="P79"><text:bookmark text:name="AAAAAAAAFA"/></text:p>
      <text:p text:style-name="P1"><text:span text:style-name="T3">This constructor creates an I2C driver object. </text:span></text:p>
      <text:p text:style-name="P2"/>
      <text:p text:style-name="P21"><text:span text:style-name="T1">Parameters:</text:span></text:p>
      <table:table table:name="Table13" table:style-name="Table13">
        <table:table-column table:style-name="Table13.A"/>
        <table:table-column table:style-name="Table13.B"/>
        <table:table-row table:style-name="Table13.1">
          <table:table-cell table:style-name="Table13.A1" office:value-type="string">
            <text:p text:style-name="P10"><text:span text:style-name="T7">p_debug_port</text:span><text:span text:style-name="T8"> </text:span></text:p>
          </table:table-cell>
          <table:table-cell table:style-name="Table13.A1" office:value-type="string">
            <text:p text:style-name="P10"><text:span text:style-name="T8">A serial port, often RS-232, for debugging text (default: </text:span><text:span text:style-name="T13">NULL</text:span><text:span text:style-name="T8"> ) </text:span></text:p>
          </table:table-cell>
        </table:table-row>
      </table:table>
      <text:p text:style-name="P80"><text:span text:style-name="T3">Definition at line 49 of file i2c_master.cpp.</text:span></text:p>
      <text:p text:style-name="P80"><text:span text:style-name="T3">References I2C_DBG, I2C_TWBR_VALUE, mutex, and p_serial.</text:span></text:p>
      <text:p text:style-name="P16"/>
      <text:p text:style-name="P20"><text:span text:style-name="T1">Member Function Documentation</text:span></text:p>
      <text:p text:style-name="P18"><text:span text:style-name="T1">bool i2c_master::check_SDA (void )</text:span></text:p>
      <text:p text:style-name="P79"><text:bookmark text:name="AAAAAAAAFB"/></text:p>
      <text:p text:style-name="P1"><text:span text:style-name="T3">Check the status of the SDA line. </text:span></text:p>
      <text:p text:style-name="P1"><text:span text:style-name="T3">This method just finds whether the SDA line is currently high or low. This method may be needed when some sensors may need to wait for the SDA line to be directly manipulated by the sensor to indicate that data is available. </text:span></text:p>
      <text:p text:style-name="P21"><text:span text:style-name="T1">Returns:</text:span></text:p>
      <text:p text:style-name="DescContinue_20_2"><text:span text:style-name="T10">true</text:span><text:span text:style-name="T3"> <text:s/>if the SDA line is high, </text:span><text:span text:style-name="T10">false</text:span><text:span text:style-name="T3"> <text:s/>if it is low </text:span></text:p>
      <text:p text:style-name="P80"><text:span text:style-name="T3">Definition at line 378 of file i2c_master.cpp.</text:span></text:p>
      <text:p text:style-name="P18"><text:span text:style-name="T1">void i2c_master::give_mutex (void )</text:span><text:span text:style-name="T10">[inline]</text:span></text:p>
      <text:p text:style-name="P79"><text:bookmark text:name="AAAAAAAAFC"/></text:p>
      <text:p text:style-name="P1"><text:span text:style-name="T3">Give back the mutex associated with this I2C bus. </text:span></text:p>
      <text:p text:style-name="P1"><text:span text:style-name="T3">This method gives the mutex which controls access to this I2C bus. It's a complement for the </text:span><text:span text:style-name="T11">take_mutex()</text:span><text:span text:style-name="T3"> <text:s/>method. </text:span></text:p>
      <text:p text:style-name="P80"><text:soft-page-break/><text:span text:style-name="T3">Definition at line 168 of file i2c_master.h.</text:span></text:p>
      <text:p text:style-name="P80"><text:span text:style-name="T3">References mutex.</text:span></text:p>
      <text:p text:style-name="P18"><text:span text:style-name="T1">bool i2c_master::ping (uint8_t </text:span><text:span text:style-name="T2">address</text:span><text:span text:style-name="T1">)</text:span></text:p>
      <text:p text:style-name="P79"><text:bookmark text:name="AAAAAAAAFD"/></text:p>
      <text:p text:style-name="P1"><text:span text:style-name="T3">Check if a device is located at the given address. </text:span></text:p>
      <text:p text:style-name="P1"><text:span text:style-name="T3">This method causes an I2C start, then sends the given address and checks for an acknowledgement. After that, it just sends a stop condition. </text:span></text:p>
      <text:p text:style-name="P21"><text:span text:style-name="T1">Parameters:</text:span></text:p>
      <table:table table:name="Table14" table:style-name="Table14">
        <table:table-column table:style-name="Table14.A"/>
        <table:table-column table:style-name="Table14.B"/>
        <table:table-row table:style-name="Table14.1">
          <table:table-cell table:style-name="Table14.A1" office:value-type="string">
            <text:p text:style-name="P10"><text:span text:style-name="T7">address</text:span><text:span text:style-name="T8"> </text:span></text:p>
          </table:table-cell>
          <table:table-cell table:style-name="Table14.A1" office:value-type="string">
            <text:p text:style-name="P10"><text:span text:style-name="T8">The I2C address for the device. The address should already have been shifted so that it fills the 7 </text:span><text:span text:style-name="T9">most</text:span><text:span text:style-name="T8"> <text:s/>significant bits of the byte. </text:span></text:p>
          </table:table-cell>
        </table:table-row>
      </table:table>
      <text:p text:style-name="P21"><text:span text:style-name="T1">Returns:</text:span></text:p>
      <text:p text:style-name="DescContinue_20_2"><text:span text:style-name="T10">true</text:span><text:span text:style-name="T3"> <text:s/>if a device acknowledged the given address, </text:span><text:span text:style-name="T10">false</text:span><text:span text:style-name="T3"> <text:s/>if not </text:span></text:p>
      <text:p text:style-name="P80"><text:span text:style-name="T3">Definition at line 400 of file i2c_master.cpp.</text:span></text:p>
      <text:p text:style-name="P80"><text:span text:style-name="T3">References mutex, start(), stop(), and write_byte().</text:span></text:p>
      <text:p text:style-name="P80"><text:span text:style-name="T3">Referenced by scan().</text:span></text:p>
      <text:p text:style-name="P18"><text:span text:style-name="T1">uint8_t i2c_master::read (uint8_t </text:span><text:span text:style-name="T2">address</text:span><text:span text:style-name="T1">, uint8_t </text:span><text:span text:style-name="T2">reg</text:span><text:span text:style-name="T1">)</text:span></text:p>
      <text:p text:style-name="P79"><text:bookmark text:name="AAAAAAAAFE"/></text:p>
      <text:p text:style-name="P1"><text:span text:style-name="T3">Read one byte from a slave device on the I2C bus. </text:span></text:p>
      <text:p text:style-name="P1"><text:span text:style-name="T3">This method reads a single byte from the device on the I2C bus at the given address. </text:span></text:p>
      <text:p text:style-name="P21"><text:span text:style-name="T1">Parameters:</text:span></text:p>
      <table:table table:name="Table15" table:style-name="Table15">
        <table:table-column table:style-name="Table15.A"/>
        <table:table-column table:style-name="Table15.B"/>
        <table:table-row table:style-name="Table15.1">
          <table:table-cell table:style-name="Table15.A1" office:value-type="string">
            <text:p text:style-name="P10"><text:span text:style-name="T7">address</text:span><text:span text:style-name="T8"> </text:span></text:p>
          </table:table-cell>
          <table:table-cell table:style-name="Table15.A1" office:value-type="string">
            <text:p text:style-name="P10"><text:span text:style-name="T8">The I2C address for the device. The address must already have been shifted so that it fills the 7 </text:span><text:span text:style-name="T9">most</text:span><text:span text:style-name="T8"> <text:s/>significant bits of the byte. </text:span></text:p>
          </table:table-cell>
        </table:table-row>
        <table:table-row table:style-name="Table15.1">
          <table:table-cell table:style-name="Table15.A1" office:value-type="string">
            <text:p text:style-name="P10"><text:span text:style-name="T7">reg</text:span><text:span text:style-name="T8"> </text:span></text:p>
          </table:table-cell>
          <table:table-cell table:style-name="Table15.A1" office:value-type="string">
            <text:p text:style-name="P10"><text:span text:style-name="T8">The register address within the device from which to read </text:span></text:p>
          </table:table-cell>
        </table:table-row>
      </table:table>
      <text:p text:style-name="P21"><text:span text:style-name="T1">Returns:</text:span></text:p>
      <text:p text:style-name="DescContinue_20_2"><text:span text:style-name="T3">The byte which was read from the device </text:span></text:p>
      <text:p text:style-name="P80"><text:span text:style-name="T3">Definition at line 223 of file i2c_master.cpp.</text:span></text:p>
      <text:p text:style-name="P80"><text:span text:style-name="T3">References I2C_DBG, mutex, read_byte(), start(), stop(), and write_byte().</text:span></text:p>
      <text:p text:style-name="P80"><text:span text:style-name="T3">Referenced by imu_drv::getEulerAng(), imu_drv::getSysStatus(), and imu_drv::imu_drv().</text:span></text:p>
      <text:p text:style-name="P18"><text:span text:style-name="T1">bool i2c_master::read (uint8_t </text:span><text:span text:style-name="T2">address</text:span><text:span text:style-name="T1">, uint8_t </text:span><text:span text:style-name="T2">reg</text:span><text:span text:style-name="T1">, uint8_t * </text:span><text:span text:style-name="T2">p_buffer</text:span><text:span text:style-name="T1">, uint8_t </text:span><text:span text:style-name="T2">count</text:span><text:span text:style-name="T1">)</text:span></text:p>
      <text:p text:style-name="P79"><text:bookmark text:name="AAAAAAAAFF"/></text:p>
      <text:p text:style-name="P1"><text:span text:style-name="T3">Read multiple bytes from a slave device on the I2C bus. </text:span></text:p>
      <text:p text:style-name="P1"><text:span text:style-name="T3">This method reads multiple bytes from the device on the I2C bus at the given address. </text:span></text:p>
      <text:p text:style-name="P21"><text:span text:style-name="T1">Parameters:</text:span></text:p>
      <table:table table:name="Table16" table:style-name="Table16">
        <table:table-column table:style-name="Table16.A"/>
        <table:table-column table:style-name="Table16.B"/>
        <table:table-row table:style-name="Table16.1">
          <table:table-cell table:style-name="Table16.A1" office:value-type="string">
            <text:p text:style-name="P10"><text:span text:style-name="T7">address</text:span><text:span text:style-name="T8"> </text:span></text:p>
          </table:table-cell>
          <table:table-cell table:style-name="Table16.A1" office:value-type="string">
            <text:p text:style-name="P10"><text:span text:style-name="T8">The I2C address for the device. The address should already have been shifted so that it fills the 7 </text:span><text:span text:style-name="T9">most</text:span><text:span text:style-name="T8"> <text:s/>significant bits of the byte. </text:span></text:p>
          </table:table-cell>
        </table:table-row>
        <table:table-row table:style-name="Table16.1">
          <table:table-cell table:style-name="Table16.A1" office:value-type="string">
            <text:p text:style-name="P10"><text:span text:style-name="T7">reg</text:span><text:span text:style-name="T8"> </text:span></text:p>
          </table:table-cell>
          <table:table-cell table:style-name="Table16.A1" office:value-type="string">
            <text:p text:style-name="P10"><text:span text:style-name="T8">The register address within the device from which to read </text:span></text:p>
          </table:table-cell>
        </table:table-row>
        <table:table-row table:style-name="Table16.1">
          <table:table-cell table:style-name="Table16.A1" office:value-type="string">
            <text:p text:style-name="P10"><text:span text:style-name="T7">p_buffer</text:span><text:span text:style-name="T8"> </text:span></text:p>
          </table:table-cell>
          <table:table-cell table:style-name="Table16.A1" office:value-type="string">
            <text:p text:style-name="P10"><text:span text:style-name="T8">A pointer to a buffer in which the received bytes will be stored </text:span></text:p>
          </table:table-cell>
        </table:table-row>
        <table:table-row table:style-name="Table16.1">
          <table:table-cell table:style-name="Table16.A1" office:value-type="string">
            <text:p text:style-name="P10"><text:span text:style-name="T7">count</text:span><text:span text:style-name="T8"> </text:span></text:p>
          </table:table-cell>
          <table:table-cell table:style-name="Table16.A1" office:value-type="string">
            <text:p text:style-name="P10"><text:span text:style-name="T8">The number of bytes to read from the device </text:span></text:p>
          </table:table-cell>
        </table:table-row>
      </table:table>
      <text:p text:style-name="P21"><text:span text:style-name="T1">Returns:</text:span></text:p>
      <text:p text:style-name="DescContinue_20_2"><text:span text:style-name="T10">true</text:span><text:span text:style-name="T3"> <text:s/>if a problem occurred during reading, </text:span><text:span text:style-name="T10">false</text:span><text:span text:style-name="T3"> <text:s/>if things went OK </text:span></text:p>
      <text:p text:style-name="P80"><text:soft-page-break/><text:span text:style-name="T3">Definition at line 264 of file i2c_master.cpp.</text:span></text:p>
      <text:p text:style-name="P80"><text:span text:style-name="T3">References I2C_DBG, mutex, read_byte(), start(), stop(), and write_byte().</text:span></text:p>
      <text:p text:style-name="P18"><text:span text:style-name="T1">uint8_t i2c_master::read_byte (bool </text:span><text:span text:style-name="T2">ack</text:span><text:span text:style-name="T1">)</text:span></text:p>
      <text:p text:style-name="P79"><text:bookmark text:name="AAAAAAAAFG"/></text:p>
      <text:p text:style-name="P1"><text:span text:style-name="T3">Receive a byte from a device on the I2C bus. </text:span></text:p>
      <text:p text:style-name="P1"><text:span text:style-name="T3">This method receives a byte from the I2C bus. Other code must have already run the </text:span><text:span text:style-name="T11">start()</text:span><text:span text:style-name="T3"> <text:s/>command and sent and address byte which got the other device's attention. </text:span></text:p>
      <text:p text:style-name="P21"><text:span text:style-name="T1">Parameters:</text:span></text:p>
      <table:table table:name="Table17" table:style-name="Table17">
        <table:table-column table:style-name="Table17.A"/>
        <table:table-column table:style-name="Table17.B"/>
        <table:table-row table:style-name="Table17.1">
          <table:table-cell table:style-name="Table17.A1" office:value-type="string">
            <text:p text:style-name="P10"><text:span text:style-name="T7">ack</text:span><text:span text:style-name="T8"> </text:span></text:p>
          </table:table-cell>
          <table:table-cell table:style-name="Table17.A1" office:value-type="string">
            <text:p text:style-name="P10"><text:span text:style-name="T13">true</text:span><text:span text:style-name="T8"> <text:s/>if we are to end our data request with ACK, telling the slave that we want more data after this; false if we end our data request with NACK, telling the slave that we don't want more data after this </text:span></text:p>
          </table:table-cell>
        </table:table-row>
      </table:table>
      <text:p text:style-name="P21"><text:span text:style-name="T1">Returns:</text:span></text:p>
      <text:p text:style-name="DescContinue_20_2"><text:span text:style-name="T3">The byte which was received from the remote device or </text:span><text:span text:style-name="T10">0xFF</text:span><text:span text:style-name="T3"> <text:s/>for an error </text:span></text:p>
      <text:p text:style-name="P80"><text:span text:style-name="T3">Definition at line 180 of file i2c_master.cpp.</text:span></text:p>
      <text:p text:style-name="P80"><text:span text:style-name="T3">Referenced by read().</text:span></text:p>
      <text:p text:style-name="P18"><text:span text:style-name="T1">bool i2c_master::restart (void )</text:span></text:p>
      <text:p text:style-name="P79"><text:bookmark text:name="AAAAAAAAFH"/></text:p>
      <text:p text:style-name="P1"><text:span text:style-name="T3">Cause a repeated start condition on the I2C bus. </text:span></text:p>
      <text:p text:style-name="P1"><text:span text:style-name="T3">This method causes a repeated start condition on the I2C bus. This is similar to a regular start condition, except that it occurs during an already running conversation, and a different return code is expected if things go as they should. </text:span></text:p>
      <text:p text:style-name="P21"><text:span text:style-name="T1">Returns:</text:span></text:p>
      <text:p text:style-name="DescContinue_20_2"><text:span text:style-name="T10">true</text:span><text:span text:style-name="T3"> <text:s/>if there was an error, </text:span><text:span text:style-name="T10">false</text:span><text:span text:style-name="T3"> <text:s/>if the I2C restart was successful </text:span></text:p>
      <text:p text:style-name="P80"><text:span text:style-name="T3">Definition at line 105 of file i2c_master.cpp.</text:span></text:p>
      <text:p text:style-name="P80"><text:span text:style-name="T3">References I2C_DBG.</text:span></text:p>
      <text:p text:style-name="P18"><text:span text:style-name="T1">void i2c_master::scan (emstream * </text:span><text:span text:style-name="T2">p_ser</text:span><text:span text:style-name="T1">)</text:span></text:p>
      <text:p text:style-name="P79"><text:bookmark text:name="AAAAAAAAFI"/></text:p>
      <text:p text:style-name="P1"><text:span text:style-name="T3">Scan the I2C bus, pinging each address, and print the results. </text:span></text:p>
      <text:p text:style-name="P1"><text:span text:style-name="T3">This handy dandy utility function scans each address on the I2C bus and prints a display showing the addresses at which devices responded to a "ping" with acknowledgement. </text:span></text:p>
      <text:p text:style-name="P21"><text:span text:style-name="T1">Parameters:</text:span></text:p>
      <table:table table:name="Table18" table:style-name="Table18">
        <table:table-column table:style-name="Table18.A"/>
        <table:table-column table:style-name="Table18.B"/>
        <table:table-row table:style-name="Table18.1">
          <table:table-cell table:style-name="Table18.A1" office:value-type="string">
            <text:p text:style-name="P10"><text:span text:style-name="T7">p_ser</text:span><text:span text:style-name="T8"> </text:span></text:p>
          </table:table-cell>
          <table:table-cell table:style-name="Table18.A1" office:value-type="string">
            <text:p text:style-name="P10"><text:span text:style-name="T8">A pointer to a serial device on which the scan results are printed </text:span></text:p>
          </table:table-cell>
        </table:table-row>
      </table:table>
      <text:p text:style-name="P80"><text:span text:style-name="T3">Definition at line 422 of file i2c_master.cpp.</text:span></text:p>
      <text:p text:style-name="P80"><text:span text:style-name="T3">References ping().</text:span></text:p>
      <text:p text:style-name="P18"><text:span text:style-name="T1">bool i2c_master::start (void )</text:span></text:p>
      <text:p text:style-name="P79"><text:bookmark text:name="AAAAAAAAFJ"/></text:p>
      <text:p text:style-name="P1"><text:span text:style-name="T3">Cause a start condition on the I2C bus. </text:span></text:p>
      <text:p text:style-name="P1"><text:soft-page-break/><text:span text:style-name="T3">This method causes a start condition on the I2C bus. In hardware, a start condition means that the SDA line is dropped while the SCL line stays high. This gets the attention of all the other devices on the bus so that they will listen for their addresses. </text:span></text:p>
      <text:p text:style-name="P21"><text:span text:style-name="T1">Returns:</text:span></text:p>
      <text:p text:style-name="DescContinue_20_2"><text:span text:style-name="T10">true</text:span><text:span text:style-name="T3"> <text:s/>if there was an error, </text:span><text:span text:style-name="T10">false</text:span><text:span text:style-name="T3"> <text:s/>if the I2C start was successful </text:span></text:p>
      <text:p text:style-name="P80"><text:span text:style-name="T3">Definition at line 73 of file i2c_master.cpp.</text:span></text:p>
      <text:p text:style-name="P80"><text:span text:style-name="T3">Referenced by ping(), read(), and write().</text:span></text:p>
      <text:p text:style-name="P18"><text:span text:style-name="T1">bool i2c_master::stop (void )</text:span><text:span text:style-name="T10">[inline]</text:span></text:p>
      <text:p text:style-name="P79"><text:bookmark text:name="AAAAAAAAFK"/></text:p>
      <text:p text:style-name="P1"><text:span text:style-name="T3">Cause a stop condition on the I2C bus. </text:span></text:p>
      <text:p text:style-name="P1"><text:span text:style-name="T3">This method causes a stop condition on the I2C bus. It's inline because causing a stop condition is a one-liner (in C++ and even in assembly). </text:span></text:p>
      <text:p text:style-name="P21"><text:span text:style-name="T1">Returns:</text:span></text:p>
      <text:p text:style-name="DescContinue_20_2"><text:span text:style-name="T10">false</text:span><text:span text:style-name="T3"> <text:s/>meaning OK because there's no test to show an error </text:span></text:p>
      <text:p text:style-name="P80"><text:span text:style-name="T3">Definition at line 119 of file i2c_master.h.</text:span></text:p>
      <text:p text:style-name="P80"><text:span text:style-name="T3">Referenced by ping(), read(), and write().</text:span></text:p>
      <text:p text:style-name="P18"><text:span text:style-name="T1">void i2c_master::take_mutex (void )</text:span><text:span text:style-name="T10">[inline]</text:span></text:p>
      <text:p text:style-name="P79"><text:bookmark text:name="AAAAAAAAFL"/></text:p>
      <text:p text:style-name="P1"><text:span text:style-name="T3">Take the mutex associated with this I2C bus. </text:span></text:p>
      <text:p text:style-name="P1"><text:span text:style-name="T3">This method takes the mutex which controls access to this I2C bus. The mutex is automatically taken by the </text:span><text:span text:style-name="T11">read()</text:span><text:span text:style-name="T3"> <text:s/>and </text:span><text:span text:style-name="T11">write()</text:span><text:span text:style-name="T3"> <text:s/>commands, but when a device driver needs to use the </text:span><text:span text:style-name="T11">read_byte()</text:span><text:span text:style-name="T3"> <text:s/>and </text:span><text:span text:style-name="T11">write_byte()</text:span><text:span text:style-name="T3"> <text:s/>commands directly, that driver needs to handle the mutex with this command and the </text:span><text:span text:style-name="T11">give_mutex()</text:span><text:span text:style-name="T3"> <text:s/>command. </text:span></text:p>
      <text:p text:style-name="P80"><text:span text:style-name="T3">Definition at line 159 of file i2c_master.h.</text:span></text:p>
      <text:p text:style-name="P80"><text:span text:style-name="T3">References mutex.</text:span></text:p>
      <text:p text:style-name="P18"><text:span text:style-name="T1">bool i2c_master::write (uint8_t </text:span><text:span text:style-name="T2">address</text:span><text:span text:style-name="T1">, uint8_t </text:span><text:span text:style-name="T2">reg</text:span><text:span text:style-name="T1">, uint8_t </text:span><text:span text:style-name="T2">data</text:span><text:span text:style-name="T1">)</text:span></text:p>
      <text:p text:style-name="P79"><text:bookmark text:name="AAAAAAAAFM"/></text:p>
      <text:p text:style-name="P1"><text:span text:style-name="T3">Write one byte to a slave device on the I2C bus. </text:span></text:p>
      <text:p text:style-name="P1"><text:span text:style-name="T3">This method writes a single byte to the device on the I2C bus at the given address. </text:span></text:p>
      <text:p text:style-name="P21"><text:span text:style-name="T1">Parameters:</text:span></text:p>
      <table:table table:name="Table19" table:style-name="Table19">
        <table:table-column table:style-name="Table19.A"/>
        <table:table-column table:style-name="Table19.B"/>
        <table:table-row table:style-name="Table19.1">
          <table:table-cell table:style-name="Table19.A1" office:value-type="string">
            <text:p text:style-name="P10"><text:span text:style-name="T7">address</text:span><text:span text:style-name="T8"> </text:span></text:p>
          </table:table-cell>
          <table:table-cell table:style-name="Table19.A1" office:value-type="string">
            <text:p text:style-name="P10"><text:span text:style-name="T8">The I2C address for the device. The address should already have been shifted so that it fills the 7 </text:span><text:span text:style-name="T9">most</text:span><text:span text:style-name="T8"> <text:s/>significant bits of the byte. </text:span></text:p>
          </table:table-cell>
        </table:table-row>
        <table:table-row table:style-name="Table19.1">
          <table:table-cell table:style-name="Table19.A1" office:value-type="string">
            <text:p text:style-name="P10"><text:span text:style-name="T7">reg</text:span><text:span text:style-name="T8"> </text:span></text:p>
          </table:table-cell>
          <table:table-cell table:style-name="Table19.A1" office:value-type="string">
            <text:p text:style-name="P10"><text:span text:style-name="T8">The register address within the device to which to write </text:span></text:p>
          </table:table-cell>
        </table:table-row>
        <table:table-row table:style-name="Table19.1">
          <table:table-cell table:style-name="Table19.A1" office:value-type="string">
            <text:p text:style-name="P10"><text:span text:style-name="T7">data</text:span><text:span text:style-name="T8"> </text:span></text:p>
          </table:table-cell>
          <table:table-cell table:style-name="Table19.A1" office:value-type="string">
            <text:p text:style-name="P10"><text:span text:style-name="T8">The byte of data to be written to the device </text:span></text:p>
          </table:table-cell>
        </table:table-row>
      </table:table>
      <text:p text:style-name="P21"><text:span text:style-name="T1">Returns:</text:span></text:p>
      <text:p text:style-name="DescContinue_20_2"><text:span text:style-name="T10">true</text:span><text:span text:style-name="T3"> <text:s/>if there were problems or </text:span><text:span text:style-name="T10">false</text:span><text:span text:style-name="T3"> <text:s/>if everything worked OK </text:span></text:p>
      <text:p text:style-name="P80"><text:span text:style-name="T3">Definition at line 310 of file i2c_master.cpp.</text:span></text:p>
      <text:p text:style-name="P80"><text:span text:style-name="T3">References I2C_DBG, mutex, start(), stop(), and write_byte().</text:span></text:p>
      <text:p text:style-name="P80"><text:span text:style-name="T3">Referenced by imu_drv::setOpMode(), imu_drv::setPwrMode(), and imu_drv::setUnits().</text:span></text:p>
      <text:p text:style-name="P18"><text:soft-page-break/><text:span text:style-name="T1">bool i2c_master::write (uint8_t </text:span><text:span text:style-name="T2">address</text:span><text:span text:style-name="T1">, uint8_t </text:span><text:span text:style-name="T2">reg</text:span><text:span text:style-name="T1">, uint8_t * </text:span><text:span text:style-name="T2">p_buf</text:span><text:span text:style-name="T1">, uint8_t </text:span><text:span text:style-name="T2">count</text:span><text:span text:style-name="T1">)</text:span></text:p>
      <text:p text:style-name="P79"><text:bookmark text:name="AAAAAAAAFN"/></text:p>
      <text:p text:style-name="P1"><text:span text:style-name="T3">Write a bunch of bytes to a slave device on the I2C bus. </text:span></text:p>
      <text:p text:style-name="P1"><text:span text:style-name="T3">This method writes a number of bytes to the device on the I2C bus at the given address. </text:span></text:p>
      <text:p text:style-name="P21"><text:span text:style-name="T1">Parameters:</text:span></text:p>
      <table:table table:name="Table20" table:style-name="Table20">
        <table:table-column table:style-name="Table20.A"/>
        <table:table-column table:style-name="Table20.B"/>
        <table:table-row table:style-name="Table20.1">
          <table:table-cell table:style-name="Table20.A1" office:value-type="string">
            <text:p text:style-name="P10"><text:span text:style-name="T7">address</text:span><text:span text:style-name="T8"> </text:span></text:p>
          </table:table-cell>
          <table:table-cell table:style-name="Table20.A1" office:value-type="string">
            <text:p text:style-name="P10"><text:span text:style-name="T8">The I2C address for the device. The address should already have been shifted so that it fills the 7 </text:span><text:span text:style-name="T9">most</text:span><text:span text:style-name="T8"> <text:s/>significant bits of the byte. </text:span></text:p>
          </table:table-cell>
        </table:table-row>
        <table:table-row table:style-name="Table20.1">
          <table:table-cell table:style-name="Table20.A1" office:value-type="string">
            <text:p text:style-name="P10"><text:span text:style-name="T7">reg</text:span><text:span text:style-name="T8"> </text:span></text:p>
          </table:table-cell>
          <table:table-cell table:style-name="Table20.A1" office:value-type="string">
            <text:p text:style-name="P10"><text:span text:style-name="T8">The register address within the device to which to write </text:span></text:p>
          </table:table-cell>
        </table:table-row>
        <table:table-row table:style-name="Table20.1">
          <table:table-cell table:style-name="Table20.A1" office:value-type="string">
            <text:p text:style-name="P10"><text:span text:style-name="T7">p_buf</text:span><text:span text:style-name="T8"> </text:span></text:p>
          </table:table-cell>
          <table:table-cell table:style-name="Table20.A1" office:value-type="string">
            <text:p text:style-name="P10"><text:span text:style-name="T8">Pointer to a memory address at which is found the bytes of data to be written to the device </text:span></text:p>
          </table:table-cell>
        </table:table-row>
        <table:table-row table:style-name="Table20.1">
          <table:table-cell table:style-name="Table20.A1" office:value-type="string">
            <text:p text:style-name="P10"><text:span text:style-name="T7">count</text:span><text:span text:style-name="T8"> </text:span></text:p>
          </table:table-cell>
          <table:table-cell table:style-name="Table20.A1" office:value-type="string">
            <text:p text:style-name="P10"><text:span text:style-name="T8">The number of bytes to be written from the buffer to the device </text:span></text:p>
          </table:table-cell>
        </table:table-row>
      </table:table>
      <text:p text:style-name="P21"><text:span text:style-name="T1">Returns:</text:span></text:p>
      <text:p text:style-name="DescContinue_20_2"><text:span text:style-name="T10">true</text:span><text:span text:style-name="T3"> <text:s/>if there were problems or </text:span><text:span text:style-name="T10">false</text:span><text:span text:style-name="T3"> <text:s/>if everything worked OK </text:span></text:p>
      <text:p text:style-name="P80"><text:span text:style-name="T3">Definition at line 342 of file i2c_master.cpp.</text:span></text:p>
      <text:p text:style-name="P80"><text:span text:style-name="T3">References I2C_DBG, mutex, start(), stop(), and write_byte().</text:span></text:p>
      <text:p text:style-name="P18"><text:span text:style-name="T1">bool i2c_master::write_byte (uint8_t </text:span><text:span text:style-name="T2">byte</text:span><text:span text:style-name="T1">)</text:span></text:p>
      <text:p text:style-name="P79"><text:bookmark text:name="AAAAAAAAFO"/></text:p>
      <text:p text:style-name="P1"><text:span text:style-name="T3">Send a byte to a device on the I2C bus. </text:span></text:p>
      <text:p text:style-name="P1"><text:span text:style-name="T3">This method performs an I2C send to transfer a byte to a remote device. The expected response code varies depending on what is being sent at what time; some examples of expected responses are as follows:</text:span></text:p>
      <text:list xml:id="list175551502120272" text:continue-numbering="true" text:style-name="WWNum2">
        <text:list-item>
          <text:p text:style-name="P85"><text:span text:style-name="T10">0x18</text:span><text:span text:style-name="T3"> <text:s/>- When one has sent SLA+W, a slave address for a write command, and a good ACK has been received</text:span></text:p>
        </text:list-item>
        <text:list-item>
          <text:p text:style-name="P85"><text:span text:style-name="T10">0x40</text:span><text:span text:style-name="T3"> <text:s/>- When one has sent SLA+R, a slave address for a read command, and a good ACK has been received</text:span></text:p>
        </text:list-item>
        <text:list-item>
          <text:p text:style-name="P85"><text:span text:style-name="T10">0x28</text:span><text:span text:style-name="T3"> <text:s/>- When one has transmitted a data byte and received a good ACK </text:span></text:p>
        </text:list-item>
        <text:list-item>
          <text:p text:style-name="P22"><text:span text:style-name="T1">Parameters:</text:span></text:p>
        </text:list-item>
      </text:list>
      <table:table table:name="Table21" table:style-name="Table21">
        <table:table-column table:style-name="Table21.A"/>
        <table:table-column table:style-name="Table21.B"/>
        <table:table-row table:style-name="Table21.1">
          <table:table-cell table:style-name="Table21.A1" office:value-type="string">
            <text:p text:style-name="P10"><text:span text:style-name="T7">byte</text:span><text:span text:style-name="T8"> </text:span></text:p>
          </table:table-cell>
          <table:table-cell table:style-name="Table21.A1" office:value-type="string">
            <text:p text:style-name="P10"><text:span text:style-name="T8">The byte which is being sent to the remote device </text:span></text:p>
          </table:table-cell>
        </table:table-row>
      </table:table>
      <text:list xml:id="list175550770401114" text:continue-numbering="true" text:style-name="WWNum2">
        <text:list-item>
          <text:p text:style-name="P22"><text:span text:style-name="T1">Returns:</text:span></text:p>
        </text:list-item>
      </text:list>
      <text:p text:style-name="DescContinue_20_3"><text:span text:style-name="T10">true</text:span><text:span text:style-name="T3"> <text:s/>if an acknowledge bit was detected, </text:span><text:span text:style-name="T10">false</text:span><text:span text:style-name="T3"> <text:s/>if none was seen </text:span></text:p>
      <text:list xml:id="list175551241777275" text:continue-numbering="true" text:style-name="WWNum2">
        <text:list-item>
          <text:p text:style-name="P86"/>
        </text:list-item>
      </text:list>
      <text:p text:style-name="P80"><text:span text:style-name="T3">Definition at line 143 of file i2c_master.cpp.</text:span></text:p>
      <text:p text:style-name="P80"><text:span text:style-name="T3">References I2C_DBG.</text:span></text:p>
      <text:p text:style-name="P80"><text:span text:style-name="T3">Referenced by ping(), read(), and write().</text:span></text:p>
      <text:p text:style-name="P16"/>
      <text:p text:style-name="P18"><text:span text:style-name="T1">The documentation for this class was generated from the following files:</text:span></text:p>
      <text:list xml:id="list175551070730566" text:continue-numbering="true" text:style-name="WWNum2">
        <text:list-item>
          <text:p text:style-name="P85"><text:span text:style-name="T4">i2c_master.h</text:span></text:p>
        </text:list-item>
        <text:list-item>
          <text:p text:style-name="P85"><text:span text:style-name="T4">i2c_master.cpp</text:span></text:p>
        </text:list-item>
      </text:list>
      <text:p text:style-name="P19"/>
      <text:p text:style-name="P37"><text:span text:style-name="T1">imu_drv Class Reference</text:span></text:p>
      <text:p text:style-name="Standard"><text:bookmark text:name="AAAAAAAAFP"/></text:p>
      <text:p text:style-name="P1"><text:span text:style-name="T3">This class will enable the 9 DOF IMU breakout board with the ME 405 board. </text:span></text:p>
      <text:p text:style-name="Standard"><text:span text:style-name="T10">#include &lt;imu_drv.h&gt;</text:span></text:p>
      <text:p text:style-name="P20"><text:span text:style-name="T1">Public Types</text:span></text:p>
      <text:p text:style-name="P84"><text:span text:style-name="T3">enum </text:span><text:span text:style-name="T4">imu_reg</text:span><text:span text:style-name="T3"> { </text:span><text:span text:style-name="T4">BNO055_PAGE_ID_ADDR</text:span><text:span text:style-name="T3"> = 0X07, </text:span><text:span text:style-name="T4">BNO055_CHIP_ID_ADDR</text:span><text:span text:style-name="T3"> = 0x00, </text:span><text:span text:style-name="T4">BNO055_ACCEL_REV_ID_ADDR</text:span><text:span text:style-name="T3"> = 0x01, </text:span><text:span text:style-name="T4">BNO055_MAG_REV_ID_ADDR</text:span><text:span text:style-name="T3"> = 0x02, </text:span><text:span text:style-name="T4">BNO055_GYRO_REV_ID_ADDR</text:span><text:span text:style-name="T3"> = 0x03, </text:span><text:span text:style-name="T4">BNO055_SW_REV_ID_LSB_ADDR</text:span><text:span text:style-name="T3"> = 0x04, </text:span><text:span text:style-name="T4">BNO055_SW_REV_ID_MSB_ADDR</text:span><text:span text:style-name="T3"> = 0x05, </text:span><text:span text:style-name="T4">BNO055_BL_REV_ID_ADDR</text:span><text:span text:style-name="T3"> = 0X06, </text:span><text:span text:style-name="T4">BNO055_ACCEL_DATA_X_LSB_ADDR</text:span><text:span text:style-name="T3"> = 0X08, </text:span><text:span text:style-name="T4">BNO055_ACCEL_DATA_X_MSB_ADDR</text:span><text:span text:style-name="T3"> = 0X09, </text:span><text:span text:style-name="T4">BNO055_ACCEL_DATA_Y_LSB_ADDR</text:span><text:span text:style-name="T3"> = 0X0A, </text:span><text:span text:style-name="T4">BNO055_ACCEL_DATA_Y_MSB_ADDR</text:span><text:span text:style-name="T3"> = 0X0B, </text:span><text:span text:style-name="T4">BNO055_ACCEL_DATA_Z_LSB_ADDR</text:span><text:span text:style-name="T3"> = 0X0C, </text:span><text:span text:style-name="T4">BNO055_ACCEL_DATA_Z_MSB_ADDR</text:span><text:span text:style-name="T3"> = 0X0D, </text:span><text:span text:style-name="T4">BNO055_MAG_DATA_X_LSB_ADDR</text:span><text:span text:style-name="T3"> = 0X0E, </text:span><text:span text:style-name="T4">BNO055_MAG_DATA_X_MSB_ADDR</text:span><text:span text:style-name="T3"> = 0X0F, </text:span><text:span text:style-name="T4">BNO055_MAG_DATA_Y_LSB_ADDR</text:span><text:span text:style-name="T3"> = 0X10, </text:span><text:span text:style-name="T4">BNO055_MAG_DATA_Y_MSB_ADDR</text:span><text:span text:style-name="T3"> = 0X11, </text:span><text:span text:style-name="T4">BNO055_MAG_DATA_Z_LSB_ADDR</text:span><text:span text:style-name="T3"> = 0X12, </text:span><text:span text:style-name="T4">BNO055_MAG_DATA_Z_MSB_ADDR</text:span><text:span text:style-name="T3"> = 0X13, </text:span><text:span text:style-name="T4">BNO055_GYRO_DATA_X_LSB_ADDR</text:span><text:span text:style-name="T3"> = 0X14, </text:span><text:span text:style-name="T4">BNO055_GYRO_DATA_X_MSB_ADDR</text:span><text:span text:style-name="T3"> = 0X15, </text:span><text:span text:style-name="T4">BNO055_GYRO_DATA_Y_LSB_ADDR</text:span><text:span text:style-name="T3"> = 0X16, </text:span><text:span text:style-name="T4">BNO055_GYRO_DATA_Y_MSB_ADDR</text:span><text:span text:style-name="T3"> = 0X17, </text:span><text:span text:style-name="T4">BNO055_GYRO_DATA_Z_LSB_ADDR</text:span><text:span text:style-name="T3"> = 0X18, </text:span><text:span text:style-name="T4">BNO055_GYRO_DATA_Z_MSB_ADDR</text:span><text:span text:style-name="T3"> = 0X19, </text:span><text:span text:style-name="T4">BNO055_EULER_H_LSB_ADDR</text:span><text:span text:style-name="T3"> = 0X1A, </text:span><text:span text:style-name="T4">BNO055_EULER_H_MSB_ADDR</text:span><text:span text:style-name="T3"> = 0X1B, </text:span><text:span text:style-name="T4">BNO055_EULER_R_LSB_ADDR</text:span><text:span text:style-name="T3"> = 0X1C, </text:span><text:span text:style-name="T4">BNO055_EULER_R_MSB_ADDR</text:span><text:span text:style-name="T3"> = 0X1D, </text:span><text:span text:style-name="T4">BNO055_EULER_P_LSB_ADDR</text:span><text:span text:style-name="T3"> = 0X1E, </text:span><text:span text:style-name="T4">BNO055_EULER_P_MSB_ADDR</text:span><text:span text:style-name="T3"> = 0X1F, </text:span><text:span text:style-name="T4">BNO055_QUATERNION_DATA_W_LSB_ADDR</text:span><text:span text:style-name="T3"> = 0X20, </text:span><text:span text:style-name="T4">BNO055_QUATERNION_DATA_W_MSB_ADDR</text:span><text:span text:style-name="T3"> = 0X21, </text:span><text:span text:style-name="T4">BNO055_QUATERNION_DATA_X_LSB_ADDR</text:span><text:span text:style-name="T3"> = 0X22, </text:span><text:span text:style-name="T4">BNO055_QUATERNION_DATA_X_MSB_ADDR</text:span><text:span text:style-name="T3"> = 0X23, </text:span><text:span text:style-name="T4">BNO055_QUATERNION_DATA_Y_LSB_ADDR</text:span><text:span text:style-name="T3"> = 0X24, </text:span><text:span text:style-name="T4">BNO055_QUATERNION_DATA_Y_MSB_ADDR</text:span><text:span text:style-name="T3"> = 0X25, </text:span><text:span text:style-name="T4">BNO055_QUATERNION_DATA_Z_LSB_ADDR</text:span><text:span text:style-name="T3"> = 0X26, </text:span><text:span text:style-name="T4">BNO055_QUATERNION_DATA_Z_MSB_ADDR</text:span><text:span text:style-name="T3"> = 0X27, </text:span><text:span text:style-name="T4">BNO055_LINEAR_ACCEL_DATA_X_LSB_ADDR</text:span><text:span text:style-name="T3"> = 0X28, </text:span><text:span text:style-name="T4">BNO055_LINEAR_ACCEL_DATA_X_MSB_ADDR</text:span><text:span text:style-name="T3"> = 0X29, </text:span><text:span text:style-name="T4">BNO055_LINEAR_ACCEL_DATA_Y_LSB_ADDR</text:span><text:span text:style-name="T3"> = 0X2A, </text:span><text:span text:style-name="T4">BNO055_LINEAR_ACCEL_DATA_Y_MSB_ADDR</text:span><text:span text:style-name="T3"> = 0X2B, </text:span><text:span text:style-name="T4">BNO055_LINEAR_ACCEL_DATA_Z_LSB_ADDR</text:span><text:span text:style-name="T3"> = 0X2C, </text:span><text:span text:style-name="T4">BNO055_LINEAR_ACCEL_DATA_Z_MSB_ADDR</text:span><text:span text:style-name="T3"> = 0X2D, </text:span><text:span text:style-name="T4">BNO055_GRAVITY_DATA_X_LSB_ADDR</text:span><text:span text:style-name="T3"> = 0X2E, </text:span><text:span text:style-name="T4">BNO055_GRAVITY_DATA_X_MSB_ADDR</text:span><text:span text:style-name="T3"> = 0X2F, </text:span><text:span text:style-name="T4">BNO055_GRAVITY_DATA_Y_LSB_ADDR</text:span><text:span text:style-name="T3"> = 0X30, </text:span><text:span text:style-name="T4">BNO055_GRAVITY_DATA_Y_MSB_ADDR</text:span><text:span text:style-name="T3"> = 0X31, </text:span><text:span text:style-name="T4">BNO055_GRAVITY_DATA_Z_LSB_ADDR</text:span><text:span text:style-name="T3"> = 0X32, </text:span><text:span text:style-name="T4">BNO055_GRAVITY_DATA_Z_MSB_ADDR</text:span><text:span text:style-name="T3"> = 0X33, </text:span><text:span text:style-name="T4">BNO055_TEMP_ADDR</text:span><text:span text:style-name="T3"> = 0X34, </text:span><text:span text:style-name="T4">BNO055_CALIB_STAT_ADDR</text:span><text:span text:style-name="T3"> = 0X35, </text:span><text:span text:style-name="T4">BNO055_SELFTEST_RESULT_ADDR</text:span><text:span text:style-name="T3"> = 0X36, </text:span><text:span text:style-name="T4">BNO055_INTR_STAT_ADDR</text:span><text:span text:style-name="T3"> = 0X37, </text:span><text:span text:style-name="T4">BNO055_SYS_CLK_STAT_ADDR</text:span><text:span text:style-name="T3"> = 0X38, </text:span><text:span text:style-name="T4">BNO055_SYS_STAT_ADDR</text:span><text:span text:style-name="T3"> = 0X39, </text:span><text:span text:style-name="T4">BNO055_SYS_ERR_ADDR</text:span><text:span text:style-name="T3"> = 0X3A, </text:span><text:span text:style-name="T4">BNO055_UNIT_SEL_ADDR</text:span><text:span text:style-name="T3"> = 0X3B, </text:span><text:span text:style-name="T4">BNO055_DATA_SELECT_ADDR</text:span><text:span text:style-name="T3"> = 0X3C, </text:span><text:span text:style-name="T4">BNO055_OPR_MODE_ADDR</text:span><text:span text:style-name="T3"> = 0X3D, </text:span><text:span text:style-name="T4">BNO055_PWR_MODE_ADDR</text:span><text:span text:style-name="T3"> = 0X3E, </text:span><text:span text:style-name="T4">BNO055_SYS_TRIGGER_ADDR</text:span><text:span text:style-name="T3"> = 0X3F, </text:span><text:span text:style-name="T4">BNO055_TEMP_SOURCE_ADDR</text:span><text:span text:style-name="T3"> = 0X40, </text:span><text:span text:style-name="T4">BNO055_AXIS_MAP_CONFIG_ADDR</text:span><text:span text:style-name="T3"> = 0X41, </text:span><text:span text:style-name="T4">BNO055_AXIS_MAP_SIGN_ADDR</text:span><text:span text:style-name="T3"> = 0X42, </text:span><text:span text:style-name="T4">BNO055_SIC_MATRIX_0_LSB_ADDR</text:span><text:span text:style-name="T3"> = 0X43, </text:span><text:span text:style-name="T4">BNO055_SIC_MATRIX_0_MSB_ADDR</text:span><text:span text:style-name="T3"> = 0X44, </text:span><text:span text:style-name="T4">BNO055_SIC_MATRIX_1_LSB_ADDR</text:span><text:span text:style-name="T3"> = 0X45, </text:span><text:span text:style-name="T4">BNO055_SIC_MATRIX_1_MSB_ADDR</text:span><text:span text:style-name="T3"> </text:span><text:soft-page-break/><text:span text:style-name="T3">= 0X46, </text:span><text:span text:style-name="T4">BNO055_SIC_MATRIX_2_LSB_ADDR</text:span><text:span text:style-name="T3"> = 0X47, </text:span><text:span text:style-name="T4">BNO055_SIC_MATRIX_2_MSB_ADDR</text:span><text:span text:style-name="T3"> = 0X48, </text:span><text:span text:style-name="T4">BNO055_SIC_MATRIX_3_LSB_ADDR</text:span><text:span text:style-name="T3"> = 0X49, </text:span><text:span text:style-name="T4">BNO055_SIC_MATRIX_3_MSB_ADDR</text:span><text:span text:style-name="T3"> = 0X4A, </text:span><text:span text:style-name="T4">BNO055_SIC_MATRIX_4_LSB_ADDR</text:span><text:span text:style-name="T3"> = 0X4B, </text:span><text:span text:style-name="T4">BNO055_SIC_MATRIX_4_MSB_ADDR</text:span><text:span text:style-name="T3"> = 0X4C, </text:span><text:span text:style-name="T4">BNO055_SIC_MATRIX_5_LSB_ADDR</text:span><text:span text:style-name="T3"> = 0X4D, </text:span><text:span text:style-name="T4">BNO055_SIC_MATRIX_5_MSB_ADDR</text:span><text:span text:style-name="T3"> = 0X4E, </text:span><text:span text:style-name="T4">BNO055_SIC_MATRIX_6_LSB_ADDR</text:span><text:span text:style-name="T3"> = 0X4F, </text:span><text:span text:style-name="T4">BNO055_SIC_MATRIX_6_MSB_ADDR</text:span><text:span text:style-name="T3"> = 0X50, </text:span><text:span text:style-name="T4">BNO055_SIC_MATRIX_7_LSB_ADDR</text:span><text:span text:style-name="T3"> = 0X51, </text:span><text:span text:style-name="T4">BNO055_SIC_MATRIX_7_MSB_ADDR</text:span><text:span text:style-name="T3"> = 0X52, </text:span><text:span text:style-name="T4">BNO055_SIC_MATRIX_8_LSB_ADDR</text:span><text:span text:style-name="T3"> = 0X53, </text:span><text:span text:style-name="T4">BNO055_SIC_MATRIX_8_MSB_ADDR</text:span><text:span text:style-name="T3"> = 0X54, </text:span><text:span text:style-name="T4">ACCEL_OFFSET_X_LSB_ADDR</text:span><text:span text:style-name="T3"> = 0X55, </text:span><text:span text:style-name="T4">ACCEL_OFFSET_X_MSB_ADDR</text:span><text:span text:style-name="T3"> = 0X56, </text:span><text:span text:style-name="T4">ACCEL_OFFSET_Y_LSB_ADDR</text:span><text:span text:style-name="T3"> = 0X57, </text:span><text:span text:style-name="T4">ACCEL_OFFSET_Y_MSB_ADDR</text:span><text:span text:style-name="T3"> = 0X58, </text:span><text:span text:style-name="T4">ACCEL_OFFSET_Z_LSB_ADDR</text:span><text:span text:style-name="T3"> = 0X59, </text:span><text:span text:style-name="T4">ACCEL_OFFSET_Z_MSB_ADDR</text:span><text:span text:style-name="T3"> = 0X5A, </text:span><text:span text:style-name="T4">MAG_OFFSET_X_LSB_ADDR</text:span><text:span text:style-name="T3"> = 0X5B, </text:span><text:span text:style-name="T4">MAG_OFFSET_X_MSB_ADDR</text:span><text:span text:style-name="T3"> = 0X5C, </text:span><text:span text:style-name="T4">MAG_OFFSET_Y_LSB_ADDR</text:span><text:span text:style-name="T3"> = 0X5D, </text:span><text:span text:style-name="T4">MAG_OFFSET_Y_MSB_ADDR</text:span><text:span text:style-name="T3"> = 0X5E, </text:span><text:span text:style-name="T4">MAG_OFFSET_Z_LSB_ADDR</text:span><text:span text:style-name="T3"> = 0X5F, </text:span><text:span text:style-name="T4">MAG_OFFSET_Z_MSB_ADDR</text:span><text:span text:style-name="T3"> = 0X60, </text:span><text:span text:style-name="T4">GYRO_OFFSET_X_LSB_ADDR</text:span><text:span text:style-name="T3"> = 0X61, </text:span><text:span text:style-name="T4">GYRO_OFFSET_X_MSB_ADDR</text:span><text:span text:style-name="T3"> = 0X62, </text:span><text:span text:style-name="T4">GYRO_OFFSET_Y_LSB_ADDR</text:span><text:span text:style-name="T3"> = 0X63, </text:span><text:span text:style-name="T4">GYRO_OFFSET_Y_MSB_ADDR</text:span><text:span text:style-name="T3"> = 0X64, </text:span><text:span text:style-name="T4">GYRO_OFFSET_Z_LSB_ADDR</text:span><text:span text:style-name="T3"> = 0X65, </text:span><text:span text:style-name="T4">GYRO_OFFSET_Z_MSB_ADDR</text:span><text:span text:style-name="T3"> = 0X66, </text:span><text:span text:style-name="T4">ACCEL_RADIUS_LSB_ADDR</text:span><text:span text:style-name="T3"> = 0X67, </text:span><text:span text:style-name="T4">ACCEL_RADIUS_MSB_ADDR</text:span><text:span text:style-name="T3"> = 0X68, </text:span><text:span text:style-name="T4">MAG_RADIUS_LSB_ADDR</text:span><text:span text:style-name="T3"> = 0X69, </text:span><text:span text:style-name="T4">MAG_RADIUS_MSB_ADDR</text:span><text:span text:style-name="T3"> = 0X6A }</text:span></text:p>
      <text:p text:style-name="P84"><text:span text:style-name="T3">enum </text:span><text:span text:style-name="T4">imu_powermode_t</text:span><text:span text:style-name="T3"> { </text:span><text:span text:style-name="T4">POWER_MODE_NORMAL</text:span><text:span text:style-name="T3"> = 0X00, </text:span><text:span text:style-name="T4">POWER_MODE_LOWPOWER</text:span><text:span text:style-name="T3"> = 0X01, </text:span><text:span text:style-name="T4">POWER_MODE_SUSPEND</text:span><text:span text:style-name="T3"> = 0X02 }</text:span></text:p>
      <text:p text:style-name="P84"><text:span text:style-name="T3">enum </text:span><text:span text:style-name="T4">imu_opmode_t</text:span><text:span text:style-name="T3"> { </text:span><text:span text:style-name="T4">OPERATION_MODE_CONFIG</text:span><text:span text:style-name="T3"> = 0X00, </text:span><text:span text:style-name="T4">OPERATION_MODE_ACCONLY</text:span><text:span text:style-name="T3"> = 0X01, </text:span><text:span text:style-name="T4">OPERATION_MODE_MAGONLY</text:span><text:span text:style-name="T3"> = 0X02, </text:span><text:span text:style-name="T4">OPERATION_MODE_GYRONLY</text:span><text:span text:style-name="T3"> = 0X03, </text:span><text:span text:style-name="T4">OPERATION_MODE_ACCMAG</text:span><text:span text:style-name="T3"> = 0X04, </text:span><text:span text:style-name="T4">OPERATION_MODE_ACCGYRO</text:span><text:span text:style-name="T3"> = 0X05, </text:span><text:span text:style-name="T4">OPERATION_MODE_MAGGYRO</text:span><text:span text:style-name="T3"> = 0X06, </text:span><text:span text:style-name="T4">OPERATION_MODE_AMG</text:span><text:span text:style-name="T3"> = 0X07, </text:span><text:span text:style-name="T4">OPERATION_MODE_IMUPLUS</text:span><text:span text:style-name="T3"> = 0X08, </text:span><text:span text:style-name="T4">OPERATION_MODE_COMPASS</text:span><text:span text:style-name="T3"> = 0X09, </text:span><text:span text:style-name="T4">OPERATION_MODE_M4G</text:span><text:span text:style-name="T3"> = 0X0A, </text:span><text:span text:style-name="T4">OPERATION_MODE_NDOF_FMC_OFF</text:span><text:span text:style-name="T3"> = 0X0B, </text:span><text:span text:style-name="T4">OPERATION_MODE_NDOF</text:span><text:span text:style-name="T3"> = 0X0C }</text:span></text:p>
      <text:p text:style-name="P84"><text:span text:style-name="T3">enum </text:span><text:span text:style-name="T4">imu_axis_remap_config</text:span><text:span text:style-name="T3"> { </text:span><text:span text:style-name="T4">REMAP_CONFIG_P0</text:span><text:span text:style-name="T3"> = 0x21, </text:span><text:span text:style-name="T4">REMAP_CONFIG_P1</text:span><text:span text:style-name="T3"> = 0x24, </text:span><text:span text:style-name="T4">REMAP_CONFIG_P2</text:span><text:span text:style-name="T3"> = 0x24, </text:span><text:span text:style-name="T4">REMAP_CONFIG_P3</text:span><text:span text:style-name="T3"> = 0x21, </text:span><text:span text:style-name="T4">REMAP_CONFIG_P4</text:span><text:span text:style-name="T3"> = 0x24, </text:span><text:span text:style-name="T4">REMAP_CONFIG_P5</text:span><text:span text:style-name="T3"> = 0x21, </text:span><text:span text:style-name="T4">REMAP_CONFIG_P6</text:span><text:span text:style-name="T3"> = 0x21, </text:span><text:span text:style-name="T4">REMAP_CONFIG_P7</text:span><text:span text:style-name="T3"> = 0x24 }</text:span></text:p>
      <text:p text:style-name="P84"><text:span text:style-name="T3">enum </text:span><text:span text:style-name="T4">imu_axis_remap_sign</text:span><text:span text:style-name="T3"> { </text:span><text:span text:style-name="T4">REMAP_SIGN_P0</text:span><text:span text:style-name="T3"> = 0x04, </text:span><text:span text:style-name="T4">REMAP_SIGN_P1</text:span><text:span text:style-name="T3"> = 0x00, </text:span><text:span text:style-name="T4">REMAP_SIGN_P2</text:span><text:span text:style-name="T3"> = 0x06, </text:span><text:span text:style-name="T4">REMAP_SIGN_P3</text:span><text:span text:style-name="T3"> = 0x02, </text:span><text:span text:style-name="T4">REMAP_SIGN_P4</text:span><text:span text:style-name="T3"> = 0x03, </text:span><text:span text:style-name="T4">REMAP_SIGN_P5</text:span><text:span text:style-name="T3"> = 0x01, </text:span><text:span text:style-name="T4">REMAP_SIGN_P6</text:span><text:span text:style-name="T3"> = 0x07, </text:span><text:span text:style-name="T4">REMAP_SIGN_P7</text:span><text:span text:style-name="T3"> = 0x05 }</text:span></text:p>
      <text:p text:style-name="P84"><text:span text:style-name="T3">typedef enum </text:span><text:span text:style-name="T4">imu_drv::imu_reg</text:span><text:span text:style-name="T3"> </text:span><text:span text:style-name="T4">imu_reg_t</text:span></text:p>
      <text:p text:style-name="P84"><text:span text:style-name="T3">typedef enum </text:span></text:p>
      <text:p text:style-name="P84"><text:span text:style-name="T3">imu_drv::imu_axis_remap_config </text:span><text:span text:style-name="T4">imu_axis_remap_config_t</text:span><text:bookmark text:name="AAAAAAAAFQ"/></text:p>
      <text:p text:style-name="P84"><text:span text:style-name="T3">typedef enum </text:span></text:p>
      <text:p text:style-name="P84"><text:span text:style-name="T3">imu_drv::imu_axis_remap_sign </text:span><text:span text:style-name="T4">imu_axis_remap_sign_t</text:span><text:bookmark text:name="AAAAAAAAFR"/></text:p>
      <text:p text:style-name="P20"><text:span text:style-name="T1">Public Member Functions</text:span></text:p>
      <text:p text:style-name="P84"><text:span text:style-name="T4">imu_drv</text:span><text:span text:style-name="T3"> (emstream *=NULL)</text:span></text:p>
      <text:p text:style-name="P5"><text:span text:style-name="T5">This constructor sets up the 9 DOF IMU object. </text:span></text:p>
      <text:p text:style-name="P84"><text:span text:style-name="T3">void </text:span><text:span text:style-name="T4">setOpMode</text:span><text:span text:style-name="T3"> (imu_opmode_t mode)</text:span></text:p>
      <text:p text:style-name="P5"><text:span text:style-name="T5">Setter Methods. </text:span></text:p>
      <text:p text:style-name="P84"><text:span text:style-name="T3">void </text:span><text:span text:style-name="T4">setPwrMode</text:span><text:span text:style-name="T3"> (imu_powermode_t mode)</text:span></text:p>
      <text:p text:style-name="P5"><text:span text:style-name="T5">Sets power mode of IMU. </text:span></text:p>
      <text:p text:style-name="P84"><text:span text:style-name="T3">void </text:span><text:span text:style-name="T4">setUnits</text:span><text:span text:style-name="T3"> ()</text:span></text:p>
      <text:p text:style-name="P5"><text:span text:style-name="T5">Sets units selection mode of IMU. </text:span></text:p>
      <text:p text:style-name="P84"><text:span text:style-name="T3">void </text:span><text:span text:style-name="T4">getSysStatus</text:span><text:span text:style-name="T3"> ()</text:span></text:p>
      <text:p text:style-name="P5"><text:span text:style-name="T5">Getter methods. </text:span></text:p>
      <text:p text:style-name="P84"><text:soft-page-break/><text:span text:style-name="T3">int16_t </text:span><text:span text:style-name="T4">getEulerAng</text:span><text:span text:style-name="T3"> (uint8_t data_sel)</text:span></text:p>
      <text:p text:style-name="P5"><text:span text:style-name="T5">Reads Euler angle registers and returns selected value. </text:span></text:p>
      <text:p text:style-name="P20"><text:span text:style-name="T1">Protected Attributes</text:span></text:p>
      <text:p text:style-name="P84"><text:span text:style-name="T3">emstream * </text:span><text:span text:style-name="T4">p_serial</text:span></text:p>
      <text:p text:style-name="P84"><text:span text:style-name="T4">i2c_master</text:span><text:span text:style-name="T3"> * </text:span><text:span text:style-name="T4">i2c_comm</text:span><text:bookmark text:name="AAAAAAAAFS"/></text:p>
      <text:p text:style-name="P15"/>
      <text:p text:style-name="P20"><text:span text:style-name="T1">Detailed Description</text:span></text:p>
      <text:p text:style-name="P1"><text:span text:style-name="T3">This class will enable the 9 DOF IMU breakout board with the ME 405 board. </text:span></text:p>
      <text:p text:style-name="P1"><text:span text:style-name="T3">This header file defines many of the useful register addresses and some settings assosciated with those registers. </text:span></text:p>
      <text:p text:style-name="P1"><text:span text:style-name="T3">Definition at line 33 of file imu_drv.h.</text:span></text:p>
      <text:p text:style-name="P15"/>
      <text:p text:style-name="P20"><text:span text:style-name="T1">Member Typedef Documentation</text:span></text:p>
      <text:p text:style-name="P18"><text:span text:style-name="T1">typedef enum imu_drv::imu_reg <text:s/>imu_drv::imu_reg_t</text:span></text:p>
      <text:p text:style-name="P6"><text:bookmark text:name="AAAAAAAAFT"/><text:span text:style-name="T3">The constructor sets up the IMU driver for use. The "= NULL" part is a default parameter, meaning that if that parameter isn't given on the line where this constructor is called, the compiler will just fill in "NULL". In this case that has the effect of turning off diagnostic printouts. </text:span></text:p>
      <text:p text:style-name="P16"/>
      <text:p text:style-name="P20"><text:span text:style-name="T1">Member Enumeration Documentation</text:span></text:p>
      <text:p text:style-name="P18"><text:span text:style-name="T1">enum imu_drv::imu_reg</text:span></text:p>
      <text:p text:style-name="P6"><text:bookmark text:name="AAAAAAAAFU"/><text:span text:style-name="T3">The constructor sets up the IMU driver for use. The "= NULL" part is a default parameter, meaning that if that parameter isn't given on the line where this constructor is called, the compiler will just fill in "NULL". In this case that has the effect of turning off diagnostic printouts. </text:span></text:p>
      <text:p text:style-name="P80"><text:span text:style-name="T3">Definition at line 46 of file imu_drv.h.</text:span></text:p>
      <text:p text:style-name="P16"/>
      <text:p text:style-name="P20"><text:span text:style-name="T1">Constructor &amp; Destructor Documentation</text:span></text:p>
      <text:p text:style-name="P18"><text:span text:style-name="T1">imu_drv::imu_drv (emstream * </text:span><text:span text:style-name="T2">p_serial_port</text:span><text:span text:style-name="T1"> = </text:span><text:span text:style-name="T10">NULL</text:span><text:span text:style-name="T1">)</text:span></text:p>
      <text:p text:style-name="P79"><text:bookmark text:name="AAAAAAAAFV"/></text:p>
      <text:p text:style-name="P1"><text:span text:style-name="T3">This constructor sets up the 9 DOF IMU object. </text:span></text:p>
      <text:p text:style-name="P1"><text:span text:style-name="T3">The constructor creates a p_serial object for printing to the serial port and creates a i2c_comm object which allows for communication between the sensor and ME 405 board. The constructor also checks that the i2c_comm object can communicate with the IMU and verifies the address of </text:span><text:soft-page-break/><text:span text:style-name="T3">the IMU. Lastly the constructor sets the default settings of the imu which are nDOF mode, metric units, and normal power mode. </text:span></text:p>
      <text:p text:style-name="P21"><text:span text:style-name="T1">Parameters:</text:span></text:p>
      <table:table table:name="Table22" table:style-name="Table22">
        <table:table-column table:style-name="Table22.A"/>
        <table:table-column table:style-name="Table22.B"/>
        <table:table-row table:style-name="Table22.1">
          <table:table-cell table:style-name="Table22.A1" office:value-type="string">
            <text:p text:style-name="P10"><text:span text:style-name="T7">p_serial_port</text:span><text:span text:style-name="T8"> </text:span></text:p>
          </table:table-cell>
          <table:table-cell table:style-name="Table22.A1" office:value-type="string">
            <text:p text:style-name="P10"><text:span text:style-name="T8">A pointer to the serial port which writes debugging info. </text:span></text:p>
          </table:table-cell>
        </table:table-row>
      </table:table>
      <text:p text:style-name="P80"><text:span text:style-name="T3">Definition at line 29 of file imu_drv.cpp.</text:span></text:p>
      <text:p text:style-name="P80"><text:span text:style-name="T3">References IMU_ADDRESS, p_serial, i2c_master::read(), setOpMode(), setPwrMode(), and setUnits().</text:span></text:p>
      <text:p text:style-name="P16"/>
      <text:p text:style-name="P20"><text:span text:style-name="T1">Member Function Documentation</text:span></text:p>
      <text:p text:style-name="P18"><text:span text:style-name="T1">int16_t imu_drv::getEulerAng (uint8_t </text:span><text:span text:style-name="T2">data_sel</text:span><text:span text:style-name="T1">)</text:span></text:p>
      <text:p text:style-name="P79"><text:bookmark text:name="AAAAAAAAFW"/></text:p>
      <text:p text:style-name="P1"><text:span text:style-name="T3">Reads Euler angle registers and returns selected value. </text:span></text:p>
      <text:p text:style-name="P1"><text:span text:style-name="T3">This method returns the Euler angle value desired based on the data select input. An input of 1 returns the heading value, an input of 2 returns the roll value, and an input of 3 returns the pitch value. The values read are 16x the value in degrees. </text:span></text:p>
      <text:p text:style-name="P21"><text:span text:style-name="T1">Parameters:</text:span></text:p>
      <table:table table:name="Table23" table:style-name="Table23">
        <table:table-column table:style-name="Table23.A"/>
        <table:table-column table:style-name="Table23.B"/>
        <table:table-row table:style-name="Table23.1">
          <table:table-cell table:style-name="Table23.A1" office:value-type="string">
            <text:p text:style-name="P10"><text:span text:style-name="T7">data_sel</text:span><text:span text:style-name="T8"> </text:span></text:p>
          </table:table-cell>
          <table:table-cell table:style-name="Table23.A1" office:value-type="string">
            <text:p text:style-name="P10"><text:span text:style-name="T8">Variable used to pick which Euler angle value (heading, roll, or pitch) is desired. </text:span></text:p>
          </table:table-cell>
        </table:table-row>
      </table:table>
      <text:p text:style-name="P80"><text:span text:style-name="T3">Definition at line 158 of file imu_drv.cpp.</text:span></text:p>
      <text:p text:style-name="P80"><text:span text:style-name="T3">References IMU_ADDRESS, p_serial, and i2c_master::read().</text:span></text:p>
      <text:p text:style-name="P80"><text:span text:style-name="T3">Referenced by task_sensor::run().</text:span></text:p>
      <text:p text:style-name="P18"><text:span text:style-name="T1">void imu_drv::getSysStatus ()</text:span></text:p>
      <text:p text:style-name="P79"><text:bookmark text:name="AAAAAAAAFX"/></text:p>
      <text:p text:style-name="P1"><text:span text:style-name="T3">Getter methods. </text:span></text:p>
      <text:p text:style-name="P1"><text:span text:style-name="T3">Reads system status register of the IMU</text:span></text:p>
      <text:p text:style-name="P1"><text:span text:style-name="T3">Prints out the system status of the IMU (numbers correspond to values listed in comments). If an error status is determined then the error message is also printed (numbers correspond to values listed in commments). </text:span></text:p>
      <text:p text:style-name="P21"><text:span text:style-name="T1">Parameters:</text:span></text:p>
      <table:table table:name="Table24" table:style-name="Table24">
        <table:table-column table:style-name="Table24.A"/>
        <table:table-column table:style-name="Table24.B"/>
        <table:table-row table:style-name="Table24.1">
          <table:table-cell table:style-name="Table24.A1" office:value-type="string">
            <text:p text:style-name="P10"><text:span text:style-name="T7">none</text:span><text:span text:style-name="T8"> </text:span></text:p>
          </table:table-cell>
          <table:table-cell table:style-name="Table24.A1" office:value-type="string">
            <text:p text:style-name="P9"/>
          </table:table-cell>
        </table:table-row>
      </table:table>
      <text:p text:style-name="P80"><text:span text:style-name="T3">Definition at line 109 of file imu_drv.cpp.</text:span></text:p>
      <text:p text:style-name="P80"><text:span text:style-name="T3">References IMU_ADDRESS, p_serial, and i2c_master::read().</text:span></text:p>
      <text:p text:style-name="P80"><text:span text:style-name="T3">Referenced by task_sensor::run().</text:span></text:p>
      <text:p text:style-name="P18"><text:span text:style-name="T1">void imu_drv::setOpMode (imu_opmode_t </text:span><text:span text:style-name="T2">mode</text:span><text:span text:style-name="T1">)</text:span></text:p>
      <text:p text:style-name="P79"><text:bookmark text:name="AAAAAAAAFY"/></text:p>
      <text:p text:style-name="P1"><text:span text:style-name="T3">Setter Methods. </text:span></text:p>
      <text:p text:style-name="P1"><text:span text:style-name="T3">Sets operation mode of IMU</text:span></text:p>
      <text:p text:style-name="P1"><text:span text:style-name="T3">Changes the operation mode to one of the operation mode values defineed in the header file and prints a confirmation message. </text:span></text:p>
      <text:p text:style-name="P21"><text:soft-page-break/><text:span text:style-name="T1">Parameters:</text:span></text:p>
      <table:table table:name="Table25" table:style-name="Table25">
        <table:table-column table:style-name="Table25.A"/>
        <table:table-column table:style-name="Table25.B"/>
        <table:table-row table:style-name="Table25.1">
          <table:table-cell table:style-name="Table25.A1" office:value-type="string">
            <text:p text:style-name="P10"><text:span text:style-name="T7">mode</text:span><text:span text:style-name="T8"> </text:span></text:p>
          </table:table-cell>
          <table:table-cell table:style-name="Table25.A1" office:value-type="string">
            <text:p text:style-name="P10"><text:span text:style-name="T8">Variable of imu_opmode type as defined in the header file. </text:span></text:p>
          </table:table-cell>
        </table:table-row>
      </table:table>
      <text:p text:style-name="P80"><text:span text:style-name="T3">Definition at line 64 of file imu_drv.cpp.</text:span></text:p>
      <text:p text:style-name="P80"><text:span text:style-name="T3">References IMU_ADDRESS, p_serial, and i2c_master::write().</text:span></text:p>
      <text:p text:style-name="P80"><text:span text:style-name="T3">Referenced by imu_drv().</text:span></text:p>
      <text:p text:style-name="P18"><text:span text:style-name="T1">void imu_drv::setPwrMode (imu_powermode_t </text:span><text:span text:style-name="T2">mode</text:span><text:span text:style-name="T1">)</text:span></text:p>
      <text:p text:style-name="P79"><text:bookmark text:name="AAAAAAAAFZ"/></text:p>
      <text:p text:style-name="P1"><text:span text:style-name="T3">Sets power mode of IMU. </text:span></text:p>
      <text:p text:style-name="P1"><text:span text:style-name="T3">Changes the power mode to one of the operation mode values defineed in the header file and prints a confirmation message. </text:span></text:p>
      <text:p text:style-name="P21"><text:span text:style-name="T1">Parameters:</text:span></text:p>
      <table:table table:name="Table26" table:style-name="Table26">
        <table:table-column table:style-name="Table26.A"/>
        <table:table-column table:style-name="Table26.B"/>
        <table:table-row table:style-name="Table26.1">
          <table:table-cell table:style-name="Table26.A1" office:value-type="string">
            <text:p text:style-name="P10"><text:span text:style-name="T7">mode</text:span><text:span text:style-name="T8"> </text:span></text:p>
          </table:table-cell>
          <table:table-cell table:style-name="Table26.A1" office:value-type="string">
            <text:p text:style-name="P10"><text:span text:style-name="T8">Variable of imu_powermode type as defined in the header file. </text:span></text:p>
          </table:table-cell>
        </table:table-row>
      </table:table>
      <text:p text:style-name="P80"><text:span text:style-name="T3">Definition at line 76 of file imu_drv.cpp.</text:span></text:p>
      <text:p text:style-name="P80"><text:span text:style-name="T3">References IMU_ADDRESS, p_serial, and i2c_master::write().</text:span></text:p>
      <text:p text:style-name="P80"><text:span text:style-name="T3">Referenced by imu_drv().</text:span></text:p>
      <text:p text:style-name="P18"><text:span text:style-name="T1">void imu_drv::setUnits ()</text:span></text:p>
      <text:p text:style-name="P79"><text:bookmark text:name="AAAAAAAAGA"/></text:p>
      <text:p text:style-name="P1"><text:span text:style-name="T3">Sets units selection mode of IMU. </text:span></text:p>
      <text:p text:style-name="P1"><text:span text:style-name="T3">Sets the units for the acceleration, linear acceleration, and gravity vector to m/s^2. Sets the units for the angular rate to deg/sec. Sets the units for the Euler Angles to degrees and the units for the temperature to degC. </text:span></text:p>
      <text:p text:style-name="P21"><text:span text:style-name="T1">Parameters:</text:span></text:p>
      <table:table table:name="Table27" table:style-name="Table27">
        <table:table-column table:style-name="Table27.A"/>
        <table:table-column table:style-name="Table27.B"/>
        <table:table-row table:style-name="Table27.1">
          <table:table-cell table:style-name="Table27.A1" office:value-type="string">
            <text:p text:style-name="P10"><text:span text:style-name="T7">none</text:span><text:span text:style-name="T8"> </text:span></text:p>
          </table:table-cell>
          <table:table-cell table:style-name="Table27.A1" office:value-type="string">
            <text:p text:style-name="P9"/>
          </table:table-cell>
        </table:table-row>
      </table:table>
      <text:p text:style-name="P80"><text:span text:style-name="T3">Definition at line 89 of file imu_drv.cpp.</text:span></text:p>
      <text:p text:style-name="P80"><text:span text:style-name="T3">References IMU_ADDRESS, p_serial, and i2c_master::write().</text:span></text:p>
      <text:p text:style-name="P80"><text:span text:style-name="T3">Referenced by imu_drv().</text:span></text:p>
      <text:p text:style-name="P16"/>
      <text:p text:style-name="P20"><text:span text:style-name="T1">Member Data Documentation</text:span></text:p>
      <text:p text:style-name="P18"><text:span text:style-name="T1">emstream* imu_drv::p_serial</text:span><text:span text:style-name="T10">[protected]</text:span></text:p>
      <text:p text:style-name="P6"><text:bookmark text:name="AAAAAAAAGB"/><text:span text:style-name="T3">The imu class uses this pointer to print debug messages via the serial port and I2C communcations with the sensor. </text:span></text:p>
      <text:p text:style-name="P80"><text:span text:style-name="T3">Definition at line 38 of file imu_drv.h.</text:span></text:p>
      <text:p text:style-name="P80"><text:span text:style-name="T3">Referenced by getEulerAng(), getSysStatus(), imu_drv(), setOpMode(), setPwrMode(), and setUnits().</text:span></text:p>
      <text:p text:style-name="P16"/>
      <text:p text:style-name="P18"><text:span text:style-name="T1">The documentation for this class was generated from the following files:</text:span></text:p>
      <text:list xml:id="list175550026065869" text:continue-numbering="true" text:style-name="WWNum2">
        <text:list-item>
          <text:p text:style-name="P85"><text:span text:style-name="T4">imu_drv.h</text:span></text:p>
        </text:list-item>
        <text:list-item>
          <text:p text:style-name="P85"><text:span text:style-name="T4">imu_drv.cpp</text:span></text:p>
        </text:list-item>
      </text:list>
      <text:p text:style-name="P19"><text:soft-page-break/></text:p>
      <text:p text:style-name="P38"><text:span text:style-name="T1">motor_drv Class Reference</text:span></text:p>
      <text:p text:style-name="Standard"><text:bookmark text:name="AAAAAAAAGC"/></text:p>
      <text:p text:style-name="P1"><text:span text:style-name="T3">This define prevents this .H file from being included multiple times in a .CPP file. </text:span></text:p>
      <text:p text:style-name="Standard"><text:span text:style-name="T10">#include &lt;motor_drv.h&gt;</text:span></text:p>
      <text:p text:style-name="P20"><text:span text:style-name="T1">Public Member Functions</text:span></text:p>
      <text:p text:style-name="P84"><text:span text:style-name="T4">motor_drv</text:span><text:span text:style-name="T3"> (emstream *=NULL, uint8_t=0)</text:span></text:p>
      <text:p text:style-name="P5"><text:span text:style-name="T5">This constructor sets up the motor object. </text:span></text:p>
      <text:p text:style-name="P84"><text:span text:style-name="T3">void </text:span><text:span text:style-name="T4">set_power</text:span><text:span text:style-name="T3"> (int16_t power)</text:span></text:p>
      <text:p text:style-name="P5"><text:span text:style-name="T5">This method takes an integer and sets the motor torque and direction. </text:span></text:p>
      <text:p text:style-name="P84"><text:span text:style-name="T3">void </text:span><text:span text:style-name="T4">brake_full</text:span><text:span text:style-name="T3"> ()</text:span></text:p>
      <text:p text:style-name="P5"><text:span text:style-name="T5">This method causes the motor to brake fully. </text:span></text:p>
      <text:p text:style-name="P20"><text:span text:style-name="T1">Protected Attributes</text:span></text:p>
      <text:p text:style-name="P84"><text:span text:style-name="T3">emstream * </text:span><text:span text:style-name="T4">ptr_to_serial</text:span><text:bookmark text:name="AAAAAAAAGD"/></text:p>
      <text:p text:style-name="P5"><text:span text:style-name="T5">The motor class uses this pointer to print debug messages via the serial port. </text:span></text:p>
      <text:p text:style-name="P84"><text:span text:style-name="T3">uint8_t </text:span><text:span text:style-name="T4">select</text:span><text:bookmark text:name="AAAAAAAAGE"/></text:p>
      <text:p text:style-name="P5"><text:span text:style-name="T5">The motor class uses this variable to keep track of which registers to modify for the two H-bridge chips on the ME405 board. </text:span></text:p>
      <text:p text:style-name="P15"/>
      <text:p text:style-name="P20"><text:span text:style-name="T1">Detailed Description</text:span></text:p>
      <text:p text:style-name="P1"><text:span text:style-name="T3">This define prevents this .H file from being included multiple times in a .CPP file. </text:span></text:p>
      <text:p text:style-name="P1"><text:span text:style-name="T3">This class will enable the H-bridge motor driver chips on the ME 405 board.</text:span></text:p>
      <text:p text:style-name="P1"><text:span text:style-name="T3">The class has two protected variables, one pointer that is used to print debug messages to the serial port and an select variable that is used to choose the appropriate registers for controlling the motor. The driver has three methods available to the user. The set_power method allows the user to set the power supplied to the motor on a scale of -1600 to 1600 where the positive values turn the motor </text:span><text:span text:style-name="T4">clockwise</text:span><text:span text:style-name="T3"> <text:s/>and negative values turn the motor </text:span><text:span text:style-name="T4">counterclockwise</text:span><text:span text:style-name="T3"> . The brake_full method effectively stops power being supplied to the motor. The brake method sets PWM controlled braking for motor. </text:span></text:p>
      <text:p text:style-name="P1"><text:span text:style-name="T3">Definition at line 35 of file motor_drv.h.</text:span></text:p>
      <text:p text:style-name="P15"/>
      <text:p text:style-name="P20"><text:span text:style-name="T1">Constructor &amp; Destructor Documentation</text:span></text:p>
      <text:p text:style-name="P18"><text:span text:style-name="T1">motor_drv::motor_drv (emstream * </text:span><text:span text:style-name="T2">p_serial_port</text:span><text:span text:style-name="T1"> = </text:span><text:span text:style-name="T10">NULL</text:span><text:span text:style-name="T1">, uint8_t </text:span><text:span text:style-name="T2">motor_select</text:span><text:span text:style-name="T1"> = </text:span><text:span text:style-name="T10">0</text:span><text:span text:style-name="T1">)</text:span></text:p>
      <text:p text:style-name="P79"><text:bookmark text:name="AAAAAAAAGF"/></text:p>
      <text:p text:style-name="P1"><text:span text:style-name="T3">This constructor sets up the motor object. </text:span></text:p>
      <text:p text:style-name="P1"><text:soft-page-break/><text:span text:style-name="T3">The constructor sets up the motor driver for use. The "= NULL" part is a default parameter, meaning that if that parameter isn't given on the line where this constructor is called, the compiler will just fill in "NULL". In this case that has the effect of turning off diagnostic printouts. The "uint8_t = 0" fills in a zero for the motor select variable which will give an error message when the constructor is done executing.</text:span></text:p>
      <text:p text:style-name="P1"><text:span text:style-name="T3">The 16-bit timer for the PWM signal is set up in fast PWM mode with no clock prescaler which gives an operating frequency of 10 kHz. The data direction registers and output enables are set for the appropriate motor based on the select variable. A debug message is printed stating if the motor constructor was sucessful or not. </text:span></text:p>
      <text:p text:style-name="P21"><text:span text:style-name="T1">Parameters:</text:span></text:p>
      <table:table table:name="Table28" table:style-name="Table28">
        <table:table-column table:style-name="Table28.A"/>
        <table:table-column table:style-name="Table28.B"/>
        <table:table-row table:style-name="Table28.1">
          <table:table-cell table:style-name="Table28.A1" office:value-type="string">
            <text:p text:style-name="P10"><text:span text:style-name="T7">p_serial_port</text:span><text:span text:style-name="T8"> </text:span></text:p>
          </table:table-cell>
          <table:table-cell table:style-name="Table28.A1" office:value-type="string">
            <text:p text:style-name="P10"><text:span text:style-name="T8">A pointer to the serial port which writes debugging info. </text:span></text:p>
          </table:table-cell>
        </table:table-row>
        <table:table-row table:style-name="Table28.1">
          <table:table-cell table:style-name="Table28.A1" office:value-type="string">
            <text:p text:style-name="P10"><text:span text:style-name="T7">motor_select</text:span><text:span text:style-name="T8"> </text:span></text:p>
          </table:table-cell>
          <table:table-cell table:style-name="Table28.A1" office:value-type="string">
            <text:p text:style-name="P10"><text:span text:style-name="T8">Selects desired motor driver chip. </text:span></text:p>
          </table:table-cell>
        </table:table-row>
      </table:table>
      <text:p text:style-name="P80"><text:span text:style-name="T3">Definition at line 28 of file motor_drv.cpp.</text:span></text:p>
      <text:p text:style-name="P80"><text:span text:style-name="T3">References ptr_to_serial, and select.</text:span></text:p>
      <text:p text:style-name="P16"/>
      <text:p text:style-name="P20"><text:span text:style-name="T1">Member Function Documentation</text:span></text:p>
      <text:p text:style-name="P18"><text:span text:style-name="T1">void motor_drv::brake_full ()</text:span></text:p>
      <text:p text:style-name="P79"><text:bookmark text:name="AAAAAAAAGG"/></text:p>
      <text:p text:style-name="P1"><text:span text:style-name="T3">This method causes the motor to brake fully. </text:span></text:p>
      <text:p text:style-name="P1"><text:span text:style-name="T3">The brake_full method effectively stops power being supplied to the motor. It does this by enabling the brake to Vcc operating mode of the H-bridge chip.</text:span></text:p>
      <text:p text:style-name="P1"><text:span text:style-name="T3">The H-bridge chip for the corresponding motor is set to operating mode brake to Vcc which effectively removes power from the motor causing it to brake. </text:span></text:p>
      <text:p text:style-name="P21"><text:span text:style-name="T1">Returns:</text:span></text:p>
      <text:p text:style-name="DescContinue_20_2"><text:span text:style-name="T3">None </text:span></text:p>
      <text:p text:style-name="P80"><text:span text:style-name="T3">Definition at line 150 of file motor_drv.cpp.</text:span></text:p>
      <text:p text:style-name="P80"><text:span text:style-name="T3">References select.</text:span></text:p>
      <text:p text:style-name="P18"><text:span text:style-name="T1">void motor_drv::set_power (int16_t </text:span><text:span text:style-name="T2">power</text:span><text:span text:style-name="T1">)</text:span></text:p>
      <text:p text:style-name="P79"><text:bookmark text:name="AAAAAAAAGH"/></text:p>
      <text:p text:style-name="P1"><text:span text:style-name="T3">This method takes an integer and sets the motor torque and direction. </text:span></text:p>
      <text:p text:style-name="P1"><text:span text:style-name="T3">The set_power method allows the user to set the power supplied to the motor on a scale of -1600 to 1600 where the positive values turn the motor clockwise and negative values turn the motor counterclockwise.</text:span></text:p>
      <text:p text:style-name="P1"><text:span text:style-name="T3">The value of the integer corresponds to the amount of torque applied by the motor. The sign of the integer corresponds to the direction the motor turns. Negative values turn the motor </text:span><text:span text:style-name="T4">clockwise</text:span><text:span text:style-name="T3"> <text:s/>and positive values turn the motor </text:span><text:span text:style-name="T4">counterclockwise</text:span><text:span text:style-name="T3"> . </text:span></text:p>
      <text:p text:style-name="P21"><text:span text:style-name="T1">Parameters:</text:span></text:p>
      <table:table table:name="Table29" table:style-name="Table29">
        <table:table-column table:style-name="Table29.A"/>
        <table:table-column table:style-name="Table29.B"/>
        <table:table-row table:style-name="Table29.1">
          <table:table-cell table:style-name="Table29.A1" office:value-type="string">
            <text:p text:style-name="P10"><text:span text:style-name="T7">power</text:span><text:span text:style-name="T8"> </text:span></text:p>
          </table:table-cell>
          <table:table-cell table:style-name="Table29.A1" office:value-type="string">
            <text:p text:style-name="P10"><text:span text:style-name="T8">Variable that sets power output to motor (must be between -1600 and 1600). </text:span></text:p>
          </table:table-cell>
        </table:table-row>
      </table:table>
      <text:p text:style-name="P21"><text:soft-page-break/><text:span text:style-name="T1">Returns:</text:span></text:p>
      <text:p text:style-name="DescContinue_20_2"><text:span text:style-name="T3">None </text:span></text:p>
      <text:p text:style-name="P80"><text:span text:style-name="T3">Definition at line 91 of file motor_drv.cpp.</text:span></text:p>
      <text:p text:style-name="P80"><text:span text:style-name="T3">References select.</text:span></text:p>
      <text:p text:style-name="P16"/>
      <text:p text:style-name="P18"><text:span text:style-name="T1">The documentation for this class was generated from the following files:</text:span></text:p>
      <text:list xml:id="list175551152830699" text:continue-numbering="true" text:style-name="WWNum2">
        <text:list-item>
          <text:p text:style-name="P85"><text:span text:style-name="T4">motor_drv.h</text:span></text:p>
        </text:list-item>
        <text:list-item>
          <text:p text:style-name="P85"><text:span text:style-name="T4">motor_drv.cpp</text:span></text:p>
        </text:list-item>
      </text:list>
      <text:p text:style-name="P19"/>
      <text:p text:style-name="P39"><text:span text:style-name="T1">pid Class Reference</text:span></text:p>
      <text:p text:style-name="Standard"><text:bookmark text:name="AAAAAAAAGI"/></text:p>
      <text:p text:style-name="P1"><text:span text:style-name="T3">This class runs a 16-bit fixed point PID. </text:span></text:p>
      <text:p text:style-name="Standard"><text:span text:style-name="T10">#include &lt;pid.h&gt;</text:span></text:p>
      <text:p text:style-name="P20"><text:span text:style-name="T1">Classes</text:span></text:p>
      <text:p text:style-name="P84"><text:span text:style-name="T3">struct </text:span><text:span text:style-name="T4">config</text:span></text:p>
      <text:p text:style-name="P5"><text:span text:style-name="T5">This struct defines a pid configuration. </text:span><text:span text:style-name="T1">Public Types</text:span></text:p>
      <text:p text:style-name="P84"><text:span text:style-name="T3">enum </text:span><text:span text:style-name="T4">mode</text:span><text:span text:style-name="T3"> { </text:span><text:span text:style-name="T4">OFF</text:span><text:span text:style-name="T3"> = (0x00&lt;&lt;0), </text:span><text:span text:style-name="T4">P</text:span><text:span text:style-name="T3"> = (0x01&lt;&lt;0), </text:span><text:span text:style-name="T4">PI</text:span><text:span text:style-name="T3"> = (0x02&lt;&lt;0), </text:span><text:span text:style-name="T4">PD</text:span><text:span text:style-name="T3"> = (0x03&lt;&lt;0), </text:span><text:span text:style-name="T4">PID</text:span><text:span text:style-name="T3"> = (0x04&lt;&lt;0), </text:span><text:span text:style-name="T4">MANUAL</text:span><text:span text:style-name="T3"> = (0x05&lt;&lt;0) }</text:span></text:p>
      <text:p text:style-name="P5"><text:span text:style-name="T5">This enumeration defines possible modes of operation. </text:span><text:span text:style-name="T3">typedef enum </text:span><text:span text:style-name="T4">pid::mode</text:span><text:span text:style-name="T3"> </text:span><text:span text:style-name="T4">mode_t</text:span><text:bookmark text:name="AAAAAAAAGJ"/></text:p>
      <text:p text:style-name="P5"><text:span text:style-name="T5">This enumeration defines possible modes of operation. </text:span></text:p>
      <text:p text:style-name="P84"><text:span text:style-name="T3">typedef struct </text:span><text:span text:style-name="T4">pid::config</text:span><text:span text:style-name="T3"> </text:span><text:span text:style-name="T4">config_t</text:span><text:bookmark text:name="AAAAAAAAGK"/></text:p>
      <text:p text:style-name="P5"><text:span text:style-name="T5">This struct defines a pid configuration. </text:span></text:p>
      <text:p text:style-name="P20"><text:span text:style-name="T1">Public Member Functions</text:span></text:p>
      <text:p text:style-name="P84"><text:span text:style-name="T4">pid</text:span><text:span text:style-name="T3"> (emstream *)</text:span></text:p>
      <text:p text:style-name="P5"><text:span text:style-name="T5">This constructor sets up a 16-bit PID controller. </text:span></text:p>
      <text:p text:style-name="P84"><text:span text:style-name="T3">void </text:span><text:span text:style-name="T4">set_mode</text:span><text:span text:style-name="T3"> (</text:span><text:span text:style-name="T4">mode_t</text:span><text:span text:style-name="T3"> </text:span><text:span text:style-name="T4">mode</text:span><text:span text:style-name="T3">)</text:span></text:p>
      <text:p text:style-name="P5"><text:span text:style-name="T5">This method sets the PID mode. </text:span></text:p>
      <text:p text:style-name="P84"><text:span text:style-name="T3">void </text:span><text:span text:style-name="T4">set_input</text:span><text:span text:style-name="T3"> (int16_t </text:span><text:span text:style-name="T4">input</text:span><text:span text:style-name="T3">)</text:span></text:p>
      <text:p text:style-name="P5"><text:span text:style-name="T5">Updates the input to the PID, the value we are trying to control. </text:span></text:p>
      <text:p text:style-name="P84"><text:span text:style-name="T3">void </text:span><text:span text:style-name="T4">set_output</text:span><text:span text:style-name="T3"> (int16_t </text:span><text:span text:style-name="T4">output</text:span><text:span text:style-name="T3">)</text:span></text:p>
      <text:p text:style-name="P5"><text:span text:style-name="T5">Manually updates the control output value. </text:span></text:p>
      <text:p text:style-name="P84"><text:span text:style-name="T3">void </text:span><text:span text:style-name="T4">set_setpoint</text:span><text:span text:style-name="T3"> (int16_t </text:span><text:span text:style-name="T4">setpoint</text:span><text:span text:style-name="T3">)</text:span></text:p>
      <text:p text:style-name="P5"><text:span text:style-name="T5">Updates the set-point for the PID. </text:span></text:p>
      <text:p text:style-name="P84"><text:span text:style-name="T3">void </text:span><text:span text:style-name="T4">set_config</text:span><text:span text:style-name="T3"> (</text:span><text:span text:style-name="T4">config_t</text:span><text:span text:style-name="T3"> </text:span><text:span text:style-name="T4">config</text:span><text:span text:style-name="T3">)</text:span></text:p>
      <text:p text:style-name="P5"><text:span text:style-name="T5">Updates the PID configuration and clears esum, resetting the PID controller. </text:span></text:p>
      <text:p text:style-name="P84"><text:span text:style-name="T3">void </text:span><text:span text:style-name="T4">set_Kp</text:span><text:span text:style-name="T3"> (int16_t Kp)</text:span></text:p>
      <text:p text:style-name="P5"><text:span text:style-name="T5">Updates the proportional gain. </text:span></text:p>
      <text:p text:style-name="P84"><text:span text:style-name="T3">void </text:span><text:span text:style-name="T4">set_Ki</text:span><text:span text:style-name="T3"> (int16_t Ki)</text:span></text:p>
      <text:p text:style-name="P5"><text:span text:style-name="T5">Updates the integral gain. </text:span></text:p>
      <text:p text:style-name="P84"><text:span text:style-name="T3">void </text:span><text:span text:style-name="T4">set_Kd</text:span><text:span text:style-name="T3"> (int16_t Kd)</text:span></text:p>
      <text:p text:style-name="P5"><text:span text:style-name="T5">Updates the derivative gain. </text:span></text:p>
      <text:p text:style-name="P84"><text:span text:style-name="T3">void </text:span><text:span text:style-name="T4">set_Kw</text:span><text:span text:style-name="T3"> (int16_t Kw)</text:span></text:p>
      <text:p text:style-name="P5"><text:span text:style-name="T5">Updates the anti-windup gain. </text:span></text:p>
      <text:p text:style-name="P84"><text:span text:style-name="T3">void </text:span><text:span text:style-name="T4">set_saturator</text:span><text:span text:style-name="T3"> (int16_t min, int16_t max)</text:span></text:p>
      <text:p text:style-name="P5"><text:span text:style-name="T5">Updates the upper and lower saturator values. </text:span></text:p>
      <text:p text:style-name="P84"><text:span text:style-name="T4">mode_t</text:span><text:span text:style-name="T3"> </text:span><text:span text:style-name="T4">get_mode</text:span><text:span text:style-name="T3"> ()</text:span></text:p>
      <text:p text:style-name="P5"><text:span text:style-name="T5">Gets the current mode of the PID. </text:span></text:p>
      <text:p text:style-name="P84"><text:span text:style-name="T3">int16_t </text:span><text:span text:style-name="T4">get_input</text:span><text:span text:style-name="T3"> ()</text:span></text:p>
      <text:p text:style-name="P5"><text:soft-page-break/><text:span text:style-name="T5">Gets the current value of the parameter being controlled by the PID. </text:span></text:p>
      <text:p text:style-name="P84"><text:span text:style-name="T3">int16_t </text:span><text:span text:style-name="T4">get_output</text:span><text:span text:style-name="T3"> ()</text:span></text:p>
      <text:p text:style-name="P5"><text:span text:style-name="T5">Gets the controller output value. </text:span></text:p>
      <text:p text:style-name="P84"><text:span text:style-name="T3">int16_t </text:span><text:span text:style-name="T4">get_setpoint</text:span><text:span text:style-name="T3"> ()</text:span></text:p>
      <text:p text:style-name="P5"><text:span text:style-name="T5">Gets the current PID setpoint value. </text:span></text:p>
      <text:p text:style-name="P84"><text:span text:style-name="T4">config_t</text:span><text:span text:style-name="T3"> </text:span><text:span text:style-name="T4">get_config</text:span><text:span text:style-name="T3"> ()</text:span></text:p>
      <text:p text:style-name="P5"><text:span text:style-name="T5">Gets the controller configuration. </text:span></text:p>
      <text:p text:style-name="P84"><text:span text:style-name="T3">int16_t </text:span><text:span text:style-name="T4">get_Kp</text:span><text:span text:style-name="T3"> ()</text:span></text:p>
      <text:p text:style-name="P5"><text:span text:style-name="T5">Gets the proportional gain. </text:span></text:p>
      <text:p text:style-name="P84"><text:span text:style-name="T3">int16_t </text:span><text:span text:style-name="T4">get_Ki</text:span><text:span text:style-name="T3"> ()</text:span></text:p>
      <text:p text:style-name="P5"><text:span text:style-name="T5">Gets the integral gain. </text:span></text:p>
      <text:p text:style-name="P84"><text:span text:style-name="T3">int16_t </text:span><text:span text:style-name="T4">get_Kd</text:span><text:span text:style-name="T3"> ()</text:span></text:p>
      <text:p text:style-name="P5"><text:span text:style-name="T5">Gets the derivative gain. </text:span></text:p>
      <text:p text:style-name="P84"><text:span text:style-name="T3">int16_t </text:span><text:span text:style-name="T4">get_Kw</text:span><text:span text:style-name="T3"> ()</text:span></text:p>
      <text:p text:style-name="P5"><text:span text:style-name="T5">Gets the anti-windup gain. </text:span></text:p>
      <text:p text:style-name="P84"><text:span text:style-name="T3">int16_t </text:span><text:span text:style-name="T4">get_saturator_min</text:span><text:span text:style-name="T3"> ()</text:span></text:p>
      <text:p text:style-name="P5"><text:span text:style-name="T5">Gets the saturator minimum. </text:span></text:p>
      <text:p text:style-name="P84"><text:span text:style-name="T3">int16_t </text:span><text:span text:style-name="T4">get_saturator_max</text:span><text:span text:style-name="T3"> ()</text:span></text:p>
      <text:p text:style-name="P5"><text:span text:style-name="T5">Gets the saturator maximum. </text:span></text:p>
      <text:p text:style-name="P84"><text:span text:style-name="T3">int16_t </text:span><text:span text:style-name="T4">compute</text:span><text:span text:style-name="T3"> ()</text:span></text:p>
      <text:p text:style-name="P5"><text:span text:style-name="T5">Computes the new PID output value. </text:span></text:p>
      <text:p text:style-name="P84"><text:span text:style-name="T3">int16_t </text:span><text:span text:style-name="T4">compute</text:span><text:span text:style-name="T3"> (int16_t new_input, int16_t new_setpoint)</text:span></text:p>
      <text:p text:style-name="P5"><text:span text:style-name="T5">Computes the new PID output value. </text:span></text:p>
      <text:p text:style-name="P20"><text:span text:style-name="T1">Protected Attributes</text:span></text:p>
      <text:p text:style-name="P84"><text:span text:style-name="T3">emstream * </text:span><text:span text:style-name="T4">p_serial</text:span><text:bookmark text:name="AAAAAAAAGL"/></text:p>
      <text:p text:style-name="P5"><text:span text:style-name="T5">Serial port pointer, used to say hello. </text:span></text:p>
      <text:p text:style-name="P84"><text:span text:style-name="T4">config_t</text:span><text:span text:style-name="T3"> </text:span><text:span text:style-name="T4">config</text:span><text:bookmark text:name="AAAAAAAAGM"/></text:p>
      <text:p text:style-name="P5"><text:span text:style-name="T12">config_t</text:span><text:span text:style-name="T5"> <text:s/>containing PID parameters </text:span></text:p>
      <text:p text:style-name="P84"><text:span text:style-name="T3">int16_t </text:span><text:span text:style-name="T4">input</text:span><text:bookmark text:name="AAAAAAAAGN"/></text:p>
      <text:p text:style-name="P5"><text:span text:style-name="T5">The value being controlled. </text:span></text:p>
      <text:p text:style-name="P84"><text:span text:style-name="T3">int16_t </text:span><text:span text:style-name="T4">output</text:span><text:bookmark text:name="AAAAAAAAGO"/></text:p>
      <text:p text:style-name="P5"><text:span text:style-name="T5">The controller output. </text:span></text:p>
      <text:p text:style-name="P84"><text:span text:style-name="T3">int16_t </text:span><text:span text:style-name="T4">setpoint</text:span><text:bookmark text:name="AAAAAAAAGP"/></text:p>
      <text:p text:style-name="P5"><text:span text:style-name="T5">Desired reference value for input. </text:span></text:p>
      <text:p text:style-name="P84"><text:span text:style-name="T3">int16_t </text:span><text:span text:style-name="T4">error</text:span><text:bookmark text:name="AAAAAAAAGQ"/></text:p>
      <text:p text:style-name="P5"><text:span text:style-name="T5">Error. </text:span></text:p>
      <text:p text:style-name="P84"><text:span text:style-name="T3">int16_t </text:span><text:span text:style-name="T4">linput</text:span><text:bookmark text:name="AAAAAAAAGR"/></text:p>
      <text:p text:style-name="P5"><text:span text:style-name="T5">Last input to use for derivative computation. </text:span></text:p>
      <text:p text:style-name="P84"><text:span text:style-name="T3">int16_t </text:span><text:span text:style-name="T4">dinput</text:span><text:bookmark text:name="AAAAAAAAGS"/></text:p>
      <text:p text:style-name="P5"><text:span text:style-name="T5">Difference in input value for derivative gain. </text:span></text:p>
      <text:p text:style-name="P84"><text:soft-page-break/><text:span text:style-name="T3">int16_t </text:span><text:span text:style-name="T4">esum</text:span><text:bookmark text:name="AAAAAAAAGT"/></text:p>
      <text:p text:style-name="P5"><text:span text:style-name="T5">Error Sum. </text:span></text:p>
      <text:p text:style-name="P84"><text:span text:style-name="T3">int16_t </text:span><text:span text:style-name="T4">saturation</text:span><text:bookmark text:name="AAAAAAAAGU"/></text:p>
      <text:p text:style-name="P5"><text:span text:style-name="T5">Saturator value. </text:span></text:p>
      <text:p text:style-name="P15"/>
      <text:p text:style-name="P20"><text:span text:style-name="T1">Detailed Description</text:span></text:p>
      <text:p text:style-name="P1"><text:span text:style-name="T3">This class runs a 16-bit fixed point PID. </text:span></text:p>
      <text:p text:style-name="P1"><text:span text:style-name="T3">The PID controller can run in P, PI, PD, PID, and manual modes. When the integral action is used, a fourth gain, Kw can be used to help eliminate windup problems. To help with reset spikes, the difference computed for the derivative action is on the input value, not the error. The block diagram below shows the entirety of the controller and it's context with respect to the plant. The </text:span><text:span text:style-name="T10">input</text:span><text:span text:style-name="T3"> <text:s/>and </text:span><text:span text:style-name="T10">output</text:span><text:span text:style-name="T3"> <text:s/>attributes are from the </text:span><text:span text:style-name="T5">controller's</text:span><text:span text:style-name="T3"> <text:s/>perspective, not the plant. That is, </text:span><text:span text:style-name="T10">input</text:span><text:span text:style-name="T3"> <text:s/>is the output of the plant into the controller and </text:span><text:span text:style-name="T10">output</text:span><text:span text:style-name="T3"> <text:s/>is the input to the plant from the controller.</text:span></text:p>
      <text:p text:style-name="P2"/>
      <text:p text:style-name="P76"><text:span text:style-name="T1"><text:s text:c="31"/>PID CONTROLLER w/ ANTI-WINDUP </text:span></text:p>
      <text:p text:style-name="P76"><text:span text:style-name="T1"><text:s text:c="12"/>##################################################################</text:span></text:p>
      <text:p text:style-name="P76"><text:span text:style-name="T1"><text:s text:c="12"/># <text:s text:c="25"/>+------+ <text:s text:c="29"/>#</text:span></text:p>
      <text:p text:style-name="P76"><text:span text:style-name="T1"><text:s text:c="12"/># <text:s text:c="25"/>| <text:s text:c="5"/>| <text:s text:c="29"/>#</text:span></text:p>
      <text:p text:style-name="P76"><text:span text:style-name="T1"><text:s text:c="12"/># <text:s text:c="19"/>+-----+ <text:s/>Kw <text:s/>&lt;--------------------+ <text:s text:c="8"/>#</text:span></text:p>
      <text:p text:style-name="P76"><text:span text:style-name="T1"><text:s text:c="12"/># <text:s text:c="19"/>| <text:s text:c="4"/>| <text:s text:c="5"/>| <text:s text:c="16"/>+--+--+ <text:s text:c="5"/>#</text:span></text:p>
      <text:p text:style-name="P76"><text:span text:style-name="T1"><text:s text:c="12"/># <text:s text:c="16"/>(-)| <text:s text:c="4"/>+------+ <text:s text:c="13"/>(+)| <text:s text:c="4"/>|(-) <text:s text:c="2"/>#</text:span></text:p>
      <text:p text:style-name="P76"><text:span text:style-name="T1"><text:s text:c="12"/># <text:s text:c="16"/>+--v--+ <text:s/>+------+ <text:s text:c="12"/>+---&gt; <text:s/>Î£ <text:s/>&lt;---+ <text:s/>#</text:span></text:p>
      <text:p text:style-name="P76"><text:span text:style-name="T1"><text:s text:c="12"/># <text:s text:c="13"/>(+)| <text:s text:c="4"/>| <text:s/>| <text:s text:c="5"/>| <text:s text:c="12"/>| <text:s text:c="2"/>| <text:s text:c="4"/>| <text:s text:c="2"/>| <text:s/>#</text:span></text:p>
      <text:p text:style-name="P76"><text:span text:style-name="T1"><text:s text:c="12"/># <text:s text:c="13"/>+--&gt; <text:s/>Î£ <text:s/>+--&gt; Ki/s +-------+ <text:s text:c="4"/>| <text:s text:c="2"/>+-----+ <text:s text:c="2"/>| <text:s/>#</text:span></text:p>
      <text:p text:style-name="P76"><text:span text:style-name="T1"><text:s text:c="12"/># <text:s text:c="13"/>| <text:s/>| <text:s text:c="4"/>| <text:s/>| <text:s text:c="5"/>| <text:s text:c="6"/>| <text:s text:c="4"/>| <text:s text:c="12"/>| <text:s/>#</text:span></text:p>
      <text:p text:style-name="P76"><text:span text:style-name="T1"><text:s text:c="12"/># <text:s text:c="13"/>| <text:s/>+-----+ <text:s/>+------+ <text:s text:c="6"/>|(+) <text:s/>| <text:s text:c="7"/>MAX <text:s/>| <text:s/>#</text:span></text:p>
      <text:p text:style-name="P76"><text:span text:style-name="T1"><text:s text:c="12"/># <text:s text:c="4"/>+-----+ <text:s/>| <text:s text:c="10"/>+------+ <text:s text:c="3"/>+--v--+ <text:s/>| <text:s/>+-------+ <text:s/>| <text:s/># <text:s text:c="7"/>+------ +</text:span></text:p>
      <text:p text:style-name="P76"><text:span text:style-name="T1"><text:s text:c="2"/>SETPOINT <text:s/># <text:s/>(+)| <text:s text:c="4"/>| <text:s/>| <text:s text:c="10"/>| <text:s text:c="5"/>| (+)| <text:s text:c="4"/>| <text:s/>| <text:s/>| <text:s text:c="3"/>-- | <text:s/>| <text:s/># OUTPUT | <text:s text:c="6"/>|</text:span></text:p>
      <text:p text:style-name="P76"><text:span text:style-name="T1"><text:s text:c="2"/>----------&gt;-----&gt; <text:s/>Î£ <text:s/>+--+-----------&gt; <text:s/>Kp <text:s/>+----&gt; <text:s/>Î£ <text:s/>+--+--&gt; <text:s text:c="2"/>/ <text:s text:c="2"/>+--+--+--------&gt; PLANT +----+------&gt;</text:span></text:p>
      <text:p text:style-name="P76"><text:span text:style-name="T1"><text:s text:c="12"/># <text:s text:c="4"/>| <text:s text:c="4"/>| <text:s text:c="13"/>| <text:s text:c="5"/>| <text:s text:c="3"/>| <text:s text:c="4"/>| <text:s text:c="4"/>| -- <text:s text:c="3"/>| <text:s text:c="4"/># <text:s text:c="7"/>| <text:s text:c="6"/>| <text:s text:c="3"/>|</text:span></text:p>
      <text:p text:style-name="P76"><text:span text:style-name="T1"><text:s text:c="12"/># <text:s text:c="4"/>+--^--+ <text:s text:c="13"/>+------+ <text:s text:c="3"/>+--^--+ <text:s text:c="4"/>+-------+ <text:s text:c="4"/># <text:s text:c="7"/>+------ + <text:s text:c="3"/>|</text:span></text:p>
      <text:p text:style-name="P76"><text:span text:style-name="T1"><text:s text:c="12"/># <text:s text:c="4"/>(-)| <text:s text:c="16"/>+------+ <text:s text:c="3"/>(+)| <text:s text:c="7"/>MIN <text:s text:c="10"/># <text:s text:c="20"/>|</text:span></text:p>
      <text:p text:style-name="P76"><text:span text:style-name="T1"><text:s text:c="2"/>INPUT <text:s text:c="4"/># <text:s text:c="7"/>| <text:s text:c="16"/>| <text:s text:c="5"/>| <text:s text:c="6"/>| <text:s text:c="21"/># <text:s text:c="20"/>|</text:span></text:p>
      <text:p text:style-name="P76"><text:span text:style-name="T1"><text:s text:c="2"/>+---------&gt;------- +-----------------&gt; Kd*s +-------+ <text:s text:c="21"/># <text:s text:c="20"/>|</text:span></text:p>
      <text:p text:style-name="P76"><text:span text:style-name="T1"><text:s text:c="2"/>| <text:s text:c="8"/># <text:s text:c="25"/>| <text:s text:c="5"/>| <text:s text:c="29"/># <text:s text:c="20"/>|</text:span></text:p>
      <text:p text:style-name="P76"><text:span text:style-name="T1"><text:s text:c="2"/>| <text:s text:c="8"/># <text:s text:c="25"/>+------+ <text:s text:c="29"/># <text:s text:c="20"/>|</text:span></text:p>
      <text:p text:style-name="P76"><text:span text:style-name="T1"><text:s text:c="2"/>| <text:s text:c="8"/>################################################################## <text:s text:c="20"/>|</text:span></text:p>
      <text:p text:style-name="P76"><text:span text:style-name="T1"><text:s text:c="2"/>+------------------------------------------------------------------------------------------------+</text:span></text:p>
      <text:p text:style-name="P1"><text:span text:style-name="T3"><text:s/>To use the pid controller you must first call the constructor with a pointer to a serial object.</text:span></text:p>
      <text:p text:style-name="P1"><text:span text:style-name="T10">pid*</text:span><text:span text:style-name="T3"> <text:s/></text:span><text:span text:style-name="T10">motor_pid</text:span><text:span text:style-name="T3"> <text:s/></text:span><text:span text:style-name="T10">=</text:span><text:span text:style-name="T3"> <text:s/></text:span><text:span text:style-name="T10">new</text:span><text:span text:style-name="T3"> <text:s/></text:span><text:span text:style-name="T11">pid(p_serial)</text:span><text:span text:style-name="T3"> ; </text:span></text:p>
      <text:p text:style-name="P1"><text:soft-page-break/><text:span text:style-name="T3">The system parameters must then be set. This can be done using the individual set function for each parameter, or all at once using a configuration struct. For example, we can set the controller to PI mode with gains Ki=5, Kp=2, and Kw=1. Remember that the gains are entered as 1024 times the desired gain to increase resolution. Additionally, we will set the output saturator values to +/- 1600. </text:span></text:p>
      <text:p text:style-name="P1"><text:span text:style-name="T10">motor_pid-&gt;set_config</text:span><text:span text:style-name="T3"> (</text:span><text:span text:style-name="T4">pid::config_t</text:span><text:span text:style-name="T3">{PI,5120,2048,0,1024,-1600,1600});</text:span></text:p>
      <text:p text:style-name="P1"><text:span text:style-name="T3">Now, to run the PID, we must call </text:span><text:span text:style-name="T4">compute()</text:span><text:span text:style-name="T3"> inside a loop (probably a task) running at a fixed interval. Changing the delay of the task will change the effect of the Ki and Kd gains. Suppose we have three </text:span><text:span text:style-name="T10">int16_t</text:span><text:span text:style-name="T3"> <text:s/>shares </text:span><text:span text:style-name="T10">motor_speed</text:span><text:span text:style-name="T3"> , </text:span><text:span text:style-name="T10">motor_setpoint</text:span><text:span text:style-name="T3"> , and </text:span><text:span text:style-name="T10">motor_power</text:span><text:span text:style-name="T3"> . We can easily run the PID in one line.</text:span></text:p>
      <text:p text:style-name="P1"><text:span text:style-name="T10">motor_power-&gt;put</text:span><text:span text:style-name="T3"> (motor_pid-&gt;compute(motor_speed-&gt;get(),motor_setpoint-&gt;get()));</text:span></text:p>
      <text:p text:style-name="P1"><text:span text:style-name="T3">Definition at line 81 of file pid.h.</text:span></text:p>
      <text:p text:style-name="P15"/>
      <text:p text:style-name="P20"><text:span text:style-name="T1">Member Enumeration Documentation</text:span></text:p>
      <text:p text:style-name="P18"><text:span text:style-name="T1">enum pid::mode</text:span></text:p>
      <text:p text:style-name="P79"><text:bookmark text:name="AAAAAAAAGV"/></text:p>
      <text:p text:style-name="P1"><text:span text:style-name="T3">This enumeration defines possible modes of operation. </text:span></text:p>
      <text:p text:style-name="P80"><text:span text:style-name="T4">Enumerator</text:span></text:p>
      <text:p text:style-name="P7"><text:span text:style-name="T6">OFF</text:span><text:bookmark text:name="AAAAAAAAGW"/><text:span text:style-name="T3"> <text:s/>Output is zero </text:span></text:p>
      <text:p text:style-name="P7"><text:span text:style-name="T6">P</text:span><text:bookmark text:name="AAAAAAAAGX"/><text:span text:style-name="T3"> <text:s/>Proportional action only </text:span></text:p>
      <text:p text:style-name="P7"><text:span text:style-name="T6">PI</text:span><text:bookmark text:name="AAAAAAAAGY"/><text:span text:style-name="T3"> <text:s/>Proportional and integral action </text:span></text:p>
      <text:p text:style-name="P7"><text:span text:style-name="T6">PD</text:span><text:bookmark text:name="AAAAAAAAGZ"/><text:span text:style-name="T3"> <text:s/>Proportional and derivative action </text:span></text:p>
      <text:p text:style-name="P7"><text:span text:style-name="T6">PID</text:span><text:bookmark text:name="AAAAAAAAHA"/><text:span text:style-name="T3"> <text:s/>Full PID action </text:span></text:p>
      <text:p text:style-name="P7"><text:span text:style-name="T6">MANUAL</text:span><text:bookmark text:name="AAAAAAAAHB"/><text:span text:style-name="T3"> <text:s/>Output can be updated manually using </text:span><text:span text:style-name="T11">set_output()</text:span><text:span text:style-name="T3"> <text:s/></text:span></text:p>
      <text:p text:style-name="P80"><text:span text:style-name="T3">Definition at line 89 of file pid.h.</text:span></text:p>
      <text:p text:style-name="P16"/>
      <text:p text:style-name="P20"><text:span text:style-name="T1">Constructor &amp; Destructor Documentation</text:span></text:p>
      <text:p text:style-name="P18"><text:span text:style-name="T1">pid::pid (emstream * </text:span><text:span text:style-name="T2">p_serial_port</text:span><text:span text:style-name="T1">)</text:span></text:p>
      <text:p text:style-name="P79"><text:bookmark text:name="AAAAAAAAHC"/></text:p>
      <text:p text:style-name="P1"><text:span text:style-name="T3">This constructor sets up a 16-bit PID controller. </text:span></text:p>
      <text:p text:style-name="P1"><text:span text:style-name="T3">The pid is initialized off with all gains set to 0 </text:span></text:p>
      <text:p text:style-name="P21"><text:span text:style-name="T1">Parameters:</text:span></text:p>
      <table:table table:name="Table30" table:style-name="Table30">
        <table:table-column table:style-name="Table30.A"/>
        <table:table-column table:style-name="Table30.B"/>
        <table:table-row table:style-name="Table30.1">
          <table:table-cell table:style-name="Table30.A1" office:value-type="string">
            <text:p text:style-name="P10"><text:span text:style-name="T7">p_serial_port</text:span><text:span text:style-name="T8"> </text:span></text:p>
          </table:table-cell>
          <table:table-cell table:style-name="Table30.A1" office:value-type="string">
            <text:p text:style-name="P10"><text:span text:style-name="T8">A pointer to the serial port which writes debugging info. </text:span></text:p>
          </table:table-cell>
        </table:table-row>
      </table:table>
      <text:p text:style-name="P80"><text:span text:style-name="T3">Definition at line 31 of file pid.cpp.</text:span></text:p>
      <text:p text:style-name="P80"><text:span text:style-name="T3">References OFF.</text:span></text:p>
      <text:p text:style-name="P16"/>
      <text:p text:style-name="P20"><text:soft-page-break/><text:span text:style-name="T1">Member Function Documentation</text:span></text:p>
      <text:p text:style-name="P18"><text:span text:style-name="T1">int16_t pid::compute ()</text:span></text:p>
      <text:p text:style-name="P79"><text:bookmark text:name="AAAAAAAAHD"/></text:p>
      <text:p text:style-name="P1"><text:span text:style-name="T3">Computes the new PID output value. </text:span></text:p>
      <text:p text:style-name="P1"><text:span text:style-name="T3">This method forces the controller to recompute without updating the input or setpoint </text:span></text:p>
      <text:p text:style-name="P80"><text:span text:style-name="T3">Definition at line 269 of file pid.cpp.</text:span></text:p>
      <text:p text:style-name="P80"><text:span text:style-name="T3">References dinput, error, esum, input, pid::config::Kd, pid::config::Ki, pid::config::Kp, pid::config::Kw, MANUAL, pid::config::max, pid::config::min, pid::config::mode, OFF, output, P, PD, PI, PID, saturation, setpoint, ssadd, ssdiv, ssmul, and sssub.</text:span></text:p>
      <text:p text:style-name="P80"><text:span text:style-name="T3">Referenced by compute(), and task_control::run().</text:span></text:p>
      <text:p text:style-name="P18"><text:span text:style-name="T1">int16_t pid::compute (int16_t </text:span><text:span text:style-name="T2">new_input</text:span><text:span text:style-name="T1">, int16_t </text:span><text:span text:style-name="T2">new_setpoint</text:span><text:span text:style-name="T1">)</text:span></text:p>
      <text:p text:style-name="P79"><text:bookmark text:name="AAAAAAAAHE"/></text:p>
      <text:p text:style-name="P1"><text:span text:style-name="T3">Computes the new PID output value. </text:span></text:p>
      <text:p text:style-name="P1"><text:span text:style-name="T3">This method uses new actual and reference values to compute the controller output value. The mode and gain settings are considered during the calculation. </text:span></text:p>
      <text:p text:style-name="P21"><text:span text:style-name="T1">Parameters:</text:span></text:p>
      <table:table table:name="Table31" table:style-name="Table31">
        <table:table-column table:style-name="Table31.A"/>
        <table:table-column table:style-name="Table31.B"/>
        <table:table-row table:style-name="Table31.1">
          <table:table-cell table:style-name="Table31.A1" office:value-type="string">
            <text:p text:style-name="P10"><text:span text:style-name="T7">new_input</text:span><text:span text:style-name="T8"> </text:span></text:p>
          </table:table-cell>
          <table:table-cell table:style-name="Table31.A1" office:value-type="string">
            <text:p text:style-name="P10"><text:span text:style-name="T8">The new input for the controller. This is the value being controlled </text:span></text:p>
          </table:table-cell>
        </table:table-row>
        <table:table-row table:style-name="Table31.1">
          <table:table-cell table:style-name="Table31.A1" office:value-type="string">
            <text:p text:style-name="P10"><text:span text:style-name="T7">new_setpoint</text:span><text:span text:style-name="T8"> </text:span></text:p>
          </table:table-cell>
          <table:table-cell table:style-name="Table31.A1" office:value-type="string">
            <text:p text:style-name="P10"><text:span text:style-name="T8">The new setpoint for the controlller. This is the desired value for the input. </text:span></text:p>
          </table:table-cell>
        </table:table-row>
      </table:table>
      <text:p text:style-name="P21"><text:span text:style-name="T1">Returns:</text:span></text:p>
      <text:p text:style-name="DescContinue_20_2"><text:span text:style-name="T3">The new output of the PID </text:span></text:p>
      <text:p text:style-name="P80"><text:span text:style-name="T3">Definition at line 258 of file pid.cpp.</text:span></text:p>
      <text:p text:style-name="P80"><text:span text:style-name="T3">References compute(), set_input(), and set_setpoint().</text:span></text:p>
      <text:p text:style-name="P18"><text:span text:style-name="T1">pid::config_t pid::get_config ()</text:span></text:p>
      <text:p text:style-name="P79"><text:bookmark text:name="AAAAAAAAHF"/></text:p>
      <text:p text:style-name="P1"><text:span text:style-name="T3">Gets the controller configuration. </text:span></text:p>
      <text:p text:style-name="P2"/>
      <text:p text:style-name="P21"><text:span text:style-name="T1">Returns:</text:span></text:p>
      <text:p text:style-name="DescContinue_20_2"><text:span text:style-name="T3">Current controller configuration </text:span></text:p>
      <text:p text:style-name="P80"><text:span text:style-name="T3">Definition at line 191 of file pid.cpp.</text:span></text:p>
      <text:p text:style-name="P80"><text:span text:style-name="T3">References config.</text:span></text:p>
      <text:p text:style-name="P18"><text:span text:style-name="T1">int16_t pid::get_input ()</text:span></text:p>
      <text:p text:style-name="P79"><text:bookmark text:name="AAAAAAAAHG"/></text:p>
      <text:p text:style-name="P1"><text:span text:style-name="T3">Gets the current value of the parameter being controlled by the PID. </text:span></text:p>
      <text:p text:style-name="P2"/>
      <text:p text:style-name="P21"><text:span text:style-name="T1">Returns:</text:span></text:p>
      <text:p text:style-name="DescContinue_20_2"><text:span text:style-name="T3">Input (value being controlled) </text:span></text:p>
      <text:p text:style-name="P80"><text:span text:style-name="T3">Definition at line 164 of file pid.cpp.</text:span></text:p>
      <text:p text:style-name="P80"><text:span text:style-name="T3">References input.</text:span></text:p>
      <text:p text:style-name="P18"><text:soft-page-break/><text:span text:style-name="T1">int16_t pid::get_Kd ()</text:span></text:p>
      <text:p text:style-name="P79"><text:bookmark text:name="AAAAAAAAHH"/></text:p>
      <text:p text:style-name="P1"><text:span text:style-name="T3">Gets the derivative gain. </text:span></text:p>
      <text:p text:style-name="P2"/>
      <text:p text:style-name="P21"><text:span text:style-name="T1">Returns:</text:span></text:p>
      <text:p text:style-name="DescContinue_20_2"><text:span text:style-name="T3">derivative gain </text:span></text:p>
      <text:p text:style-name="P80"><text:span text:style-name="T3">Definition at line 218 of file pid.cpp.</text:span></text:p>
      <text:p text:style-name="P80"><text:span text:style-name="T3">References pid::config::Kd.</text:span></text:p>
      <text:p text:style-name="P80"><text:span text:style-name="T3">Referenced by operator&lt;&lt;().</text:span></text:p>
      <text:p text:style-name="P18"><text:span text:style-name="T1">int16_t pid::get_Ki ()</text:span></text:p>
      <text:p text:style-name="P79"><text:bookmark text:name="AAAAAAAAHI"/></text:p>
      <text:p text:style-name="P1"><text:span text:style-name="T3">Gets the integral gain. </text:span></text:p>
      <text:p text:style-name="P2"/>
      <text:p text:style-name="P21"><text:span text:style-name="T1">Returns:</text:span></text:p>
      <text:p text:style-name="DescContinue_20_2"><text:span text:style-name="T3">Integral gain </text:span></text:p>
      <text:p text:style-name="P80"><text:span text:style-name="T3">Definition at line 200 of file pid.cpp.</text:span></text:p>
      <text:p text:style-name="P80"><text:span text:style-name="T3">References pid::config::Ki.</text:span></text:p>
      <text:p text:style-name="P80"><text:span text:style-name="T3">Referenced by operator&lt;&lt;().</text:span></text:p>
      <text:p text:style-name="P18"><text:span text:style-name="T1">int16_t pid::get_Kp ()</text:span></text:p>
      <text:p text:style-name="P79"><text:bookmark text:name="AAAAAAAAHJ"/></text:p>
      <text:p text:style-name="P1"><text:span text:style-name="T3">Gets the proportional gain. </text:span></text:p>
      <text:p text:style-name="P2"/>
      <text:p text:style-name="P21"><text:span text:style-name="T1">Returns:</text:span></text:p>
      <text:p text:style-name="DescContinue_20_2"><text:span text:style-name="T3">Propotional gain </text:span></text:p>
      <text:p text:style-name="P80"><text:span text:style-name="T3">Definition at line 209 of file pid.cpp.</text:span></text:p>
      <text:p text:style-name="P80"><text:span text:style-name="T3">References pid::config::Kp.</text:span></text:p>
      <text:p text:style-name="P80"><text:span text:style-name="T3">Referenced by operator&lt;&lt;().</text:span></text:p>
      <text:p text:style-name="P18"><text:span text:style-name="T1">int16_t pid::get_Kw ()</text:span></text:p>
      <text:p text:style-name="P79"><text:bookmark text:name="AAAAAAAAHK"/></text:p>
      <text:p text:style-name="P1"><text:span text:style-name="T3">Gets the anti-windup gain. </text:span></text:p>
      <text:p text:style-name="P2"/>
      <text:p text:style-name="P21"><text:span text:style-name="T1">Returns:</text:span></text:p>
      <text:p text:style-name="DescContinue_20_2"><text:span text:style-name="T3">Anti-windup gain </text:span></text:p>
      <text:p text:style-name="P80"><text:span text:style-name="T3">Definition at line 227 of file pid.cpp.</text:span></text:p>
      <text:p text:style-name="P80"><text:span text:style-name="T3">References pid::config::Kw.</text:span></text:p>
      <text:p text:style-name="P80"><text:span text:style-name="T3">Referenced by operator&lt;&lt;().</text:span></text:p>
      <text:p text:style-name="P18"><text:soft-page-break/><text:span text:style-name="T1">pid::mode_t pid::get_mode ()</text:span></text:p>
      <text:p text:style-name="P79"><text:bookmark text:name="AAAAAAAAHL"/></text:p>
      <text:p text:style-name="P1"><text:span text:style-name="T3">Gets the current mode of the PID. </text:span></text:p>
      <text:p text:style-name="P2"/>
      <text:p text:style-name="P21"><text:span text:style-name="T1">Returns:</text:span></text:p>
      <text:p text:style-name="DescContinue_20_2"><text:span text:style-name="T3">The current PID mode </text:span></text:p>
      <text:p text:style-name="P80"><text:span text:style-name="T3">Definition at line 155 of file pid.cpp.</text:span></text:p>
      <text:p text:style-name="P80"><text:span text:style-name="T3">References pid::config::mode.</text:span></text:p>
      <text:p text:style-name="P80"><text:span text:style-name="T3">Referenced by operator&lt;&lt;().</text:span></text:p>
      <text:p text:style-name="P18"><text:span text:style-name="T1">int16_t pid::get_output ()</text:span></text:p>
      <text:p text:style-name="P79"><text:bookmark text:name="AAAAAAAAHM"/></text:p>
      <text:p text:style-name="P1"><text:span text:style-name="T3">Gets the controller output value. </text:span></text:p>
      <text:p text:style-name="P2"/>
      <text:p text:style-name="P21"><text:span text:style-name="T1">Returns:</text:span></text:p>
      <text:p text:style-name="DescContinue_20_2"><text:span text:style-name="T3">Current controller output </text:span></text:p>
      <text:p text:style-name="P80"><text:span text:style-name="T3">Definition at line 173 of file pid.cpp.</text:span></text:p>
      <text:p text:style-name="P80"><text:span text:style-name="T3">References output.</text:span></text:p>
      <text:p text:style-name="P18"><text:span text:style-name="T1">int16_t pid::get_saturator_max ()</text:span></text:p>
      <text:p text:style-name="P79"><text:bookmark text:name="AAAAAAAAHN"/></text:p>
      <text:p text:style-name="P1"><text:span text:style-name="T3">Gets the saturator maximum. </text:span></text:p>
      <text:p text:style-name="P2"/>
      <text:p text:style-name="P21"><text:span text:style-name="T1">Returns:</text:span></text:p>
      <text:p text:style-name="DescContinue_20_2"><text:span text:style-name="T3">Maximal controller output value </text:span></text:p>
      <text:p text:style-name="P80"><text:span text:style-name="T3">Definition at line 245 of file pid.cpp.</text:span></text:p>
      <text:p text:style-name="P80"><text:span text:style-name="T3">References pid::config::max.</text:span></text:p>
      <text:p text:style-name="P80"><text:span text:style-name="T3">Referenced by operator&lt;&lt;().</text:span></text:p>
      <text:p text:style-name="P18"><text:span text:style-name="T1">int16_t pid::get_saturator_min ()</text:span></text:p>
      <text:p text:style-name="P79"><text:bookmark text:name="AAAAAAAAHO"/></text:p>
      <text:p text:style-name="P1"><text:span text:style-name="T3">Gets the saturator minimum. </text:span></text:p>
      <text:p text:style-name="P2"/>
      <text:p text:style-name="P21"><text:span text:style-name="T1">Returns:</text:span></text:p>
      <text:p text:style-name="DescContinue_20_2"><text:span text:style-name="T3">Minimal controller output value </text:span></text:p>
      <text:p text:style-name="P80"><text:span text:style-name="T3">Definition at line 236 of file pid.cpp.</text:span></text:p>
      <text:p text:style-name="P80"><text:span text:style-name="T3">References pid::config::min.</text:span></text:p>
      <text:p text:style-name="P80"><text:span text:style-name="T3">Referenced by operator&lt;&lt;().</text:span></text:p>
      <text:p text:style-name="P18"><text:span text:style-name="T1">int16_t pid::get_setpoint ()</text:span></text:p>
      <text:p text:style-name="P79"><text:bookmark text:name="AAAAAAAAHP"/></text:p>
      <text:p text:style-name="P1"><text:soft-page-break/><text:span text:style-name="T3">Gets the current PID setpoint value. </text:span></text:p>
      <text:p text:style-name="P2"/>
      <text:p text:style-name="P21"><text:span text:style-name="T1">Returns:</text:span></text:p>
      <text:p text:style-name="DescContinue_20_2"><text:span text:style-name="T3">The current PID setpoint value </text:span></text:p>
      <text:p text:style-name="P80"><text:span text:style-name="T3">Definition at line 182 of file pid.cpp.</text:span></text:p>
      <text:p text:style-name="P80"><text:span text:style-name="T3">References setpoint.</text:span></text:p>
      <text:p text:style-name="P18"><text:span text:style-name="T1">void pid::set_config (config_t </text:span><text:span text:style-name="T2">my_config</text:span><text:span text:style-name="T1">)</text:span></text:p>
      <text:p text:style-name="P79"><text:bookmark text:name="AAAAAAAAHQ"/></text:p>
      <text:p text:style-name="P1"><text:span text:style-name="T3">Updates the PID configuration and clears esum, resetting the PID controller. </text:span></text:p>
      <text:p text:style-name="P2"/>
      <text:p text:style-name="P21"><text:span text:style-name="T1">Parameters:</text:span></text:p>
      <table:table table:name="Table32" table:style-name="Table32">
        <table:table-column table:style-name="Table32.A"/>
        <table:table-column table:style-name="Table32.B"/>
        <table:table-row table:style-name="Table32.1">
          <table:table-cell table:style-name="Table32.A1" office:value-type="string">
            <text:p text:style-name="P10"><text:span text:style-name="T7">my_config</text:span><text:span text:style-name="T8"> </text:span></text:p>
          </table:table-cell>
          <table:table-cell table:style-name="Table32.A1" office:value-type="string">
            <text:p text:style-name="P10"><text:span text:style-name="T8">New controller configuration </text:span></text:p>
          </table:table-cell>
        </table:table-row>
      </table:table>
      <text:p text:style-name="P80"><text:span text:style-name="T3">Definition at line 92 of file pid.cpp.</text:span></text:p>
      <text:p text:style-name="P80"><text:span text:style-name="T3">References esum.</text:span></text:p>
      <text:p text:style-name="P80"><text:span text:style-name="T3">Referenced by task_control::run().</text:span></text:p>
      <text:p text:style-name="P18"><text:span text:style-name="T1">void pid::set_input (int16_t </text:span><text:span text:style-name="T2">my_input</text:span><text:span text:style-name="T1">)</text:span></text:p>
      <text:p text:style-name="P79"><text:bookmark text:name="AAAAAAAAHR"/></text:p>
      <text:p text:style-name="P1"><text:span text:style-name="T3">Updates the input to the PID, the value we are trying to control. </text:span></text:p>
      <text:p text:style-name="P1"><text:span text:style-name="T3">In addition to updating the input value, it also computes the deriviative </text:span></text:p>
      <text:p text:style-name="P21"><text:span text:style-name="T1">Parameters:</text:span></text:p>
      <table:table table:name="Table33" table:style-name="Table33">
        <table:table-column table:style-name="Table33.A"/>
        <table:table-column table:style-name="Table33.B"/>
        <table:table-row table:style-name="Table33.1">
          <table:table-cell table:style-name="Table33.A1" office:value-type="string">
            <text:p text:style-name="P10"><text:span text:style-name="T7">my_input</text:span><text:span text:style-name="T8"> </text:span></text:p>
          </table:table-cell>
          <table:table-cell table:style-name="Table33.A1" office:value-type="string">
            <text:p text:style-name="P10"><text:span text:style-name="T8">New input value </text:span></text:p>
          </table:table-cell>
        </table:table-row>
      </table:table>
      <text:p text:style-name="P80"><text:span text:style-name="T3">Definition at line 60 of file pid.cpp.</text:span></text:p>
      <text:p text:style-name="P80"><text:span text:style-name="T3">References dinput, input, linput, and sssub.</text:span></text:p>
      <text:p text:style-name="P80"><text:span text:style-name="T3">Referenced by compute().</text:span></text:p>
      <text:p text:style-name="P18"><text:span text:style-name="T1">void pid::set_Kd (int16_t </text:span><text:span text:style-name="T2">Kd</text:span><text:span text:style-name="T1">)</text:span></text:p>
      <text:p text:style-name="P79"><text:bookmark text:name="AAAAAAAAHS"/></text:p>
      <text:p text:style-name="P1"><text:span text:style-name="T3">Updates the derivative gain. </text:span></text:p>
      <text:p text:style-name="P2"/>
      <text:p text:style-name="P21"><text:span text:style-name="T1">Parameters:</text:span></text:p>
      <table:table table:name="Table34" table:style-name="Table34">
        <table:table-column table:style-name="Table34.A"/>
        <table:table-column table:style-name="Table34.B"/>
        <table:table-row table:style-name="Table34.1">
          <table:table-cell table:style-name="Table34.A1" office:value-type="string">
            <text:p text:style-name="P10"><text:span text:style-name="T7">Kd</text:span><text:span text:style-name="T8"> </text:span></text:p>
          </table:table-cell>
          <table:table-cell table:style-name="Table34.A1" office:value-type="string">
            <text:p text:style-name="P10"><text:span text:style-name="T8">New derivivative gain (1024x the value should be entered to allow fractional gain values.) </text:span></text:p>
          </table:table-cell>
        </table:table-row>
      </table:table>
      <text:p text:style-name="P80"><text:span text:style-name="T3">Definition at line 123 of file pid.cpp.</text:span></text:p>
      <text:p text:style-name="P80"><text:span text:style-name="T3">References pid::config::Kd.</text:span></text:p>
      <text:p text:style-name="P18"><text:span text:style-name="T1">void pid::set_Ki (int16_t </text:span><text:span text:style-name="T2">Ki</text:span><text:span text:style-name="T1">)</text:span></text:p>
      <text:p text:style-name="P79"><text:bookmark text:name="AAAAAAAAHT"/></text:p>
      <text:p text:style-name="P1"><text:span text:style-name="T3">Updates the integral gain. </text:span></text:p>
      <text:p text:style-name="P2"/>
      <text:p text:style-name="P21"><text:soft-page-break/><text:span text:style-name="T1">Parameters:</text:span></text:p>
      <table:table table:name="Table35" table:style-name="Table35">
        <table:table-column table:style-name="Table35.A"/>
        <table:table-column table:style-name="Table35.B"/>
        <table:table-row table:style-name="Table35.1">
          <table:table-cell table:style-name="Table35.A1" office:value-type="string">
            <text:p text:style-name="P10"><text:span text:style-name="T7">Ki</text:span><text:span text:style-name="T8"> </text:span></text:p>
          </table:table-cell>
          <table:table-cell table:style-name="Table35.A1" office:value-type="string">
            <text:p text:style-name="P10"><text:span text:style-name="T8">New integral gain (1024x the value should be entered to allow fractional gain values.) </text:span></text:p>
          </table:table-cell>
        </table:table-row>
      </table:table>
      <text:p text:style-name="P80"><text:span text:style-name="T3">Definition at line 113 of file pid.cpp.</text:span></text:p>
      <text:p text:style-name="P80"><text:span text:style-name="T3">References pid::config::Ki.</text:span></text:p>
      <text:p text:style-name="P18"><text:span text:style-name="T1">void pid::set_Kp (int16_t </text:span><text:span text:style-name="T2">Kp</text:span><text:span text:style-name="T1">)</text:span></text:p>
      <text:p text:style-name="P79"><text:bookmark text:name="AAAAAAAAHU"/></text:p>
      <text:p text:style-name="P1"><text:span text:style-name="T3">Updates the proportional gain. </text:span></text:p>
      <text:p text:style-name="P2"/>
      <text:p text:style-name="P21"><text:span text:style-name="T1">Parameters:</text:span></text:p>
      <table:table table:name="Table36" table:style-name="Table36">
        <table:table-column table:style-name="Table36.A"/>
        <table:table-column table:style-name="Table36.B"/>
        <table:table-row table:style-name="Table36.1">
          <table:table-cell table:style-name="Table36.A1" office:value-type="string">
            <text:p text:style-name="P10"><text:span text:style-name="T7">Kp</text:span><text:span text:style-name="T8"> </text:span></text:p>
          </table:table-cell>
          <table:table-cell table:style-name="Table36.A1" office:value-type="string">
            <text:p text:style-name="P10"><text:span text:style-name="T8">New proportional gain (1024x the value should be entered to allow fractional gain values.) </text:span></text:p>
          </table:table-cell>
        </table:table-row>
      </table:table>
      <text:p text:style-name="P80"><text:span text:style-name="T3">Definition at line 103 of file pid.cpp.</text:span></text:p>
      <text:p text:style-name="P80"><text:span text:style-name="T3">References pid::config::Kp.</text:span></text:p>
      <text:p text:style-name="P18"><text:span text:style-name="T1">void pid::set_Kw (int16_t </text:span><text:span text:style-name="T2">Kw</text:span><text:span text:style-name="T1">)</text:span></text:p>
      <text:p text:style-name="P79"><text:bookmark text:name="AAAAAAAAHV"/></text:p>
      <text:p text:style-name="P1"><text:span text:style-name="T3">Updates the anti-windup gain. </text:span></text:p>
      <text:p text:style-name="P2"/>
      <text:p text:style-name="P21"><text:span text:style-name="T1">Parameters:</text:span></text:p>
      <table:table table:name="Table37" table:style-name="Table37">
        <table:table-column table:style-name="Table37.A"/>
        <table:table-column table:style-name="Table37.B"/>
        <table:table-row table:style-name="Table37.1">
          <table:table-cell table:style-name="Table37.A1" office:value-type="string">
            <text:p text:style-name="P10"><text:span text:style-name="T7">Kw</text:span><text:span text:style-name="T8"> </text:span></text:p>
          </table:table-cell>
          <table:table-cell table:style-name="Table37.A1" office:value-type="string">
            <text:p text:style-name="P10"><text:span text:style-name="T8">New anti-windup gain (1024x the value should be entered to allow fractional gain values.) </text:span></text:p>
          </table:table-cell>
        </table:table-row>
      </table:table>
      <text:p text:style-name="P80"><text:span text:style-name="T3">Definition at line 133 of file pid.cpp.</text:span></text:p>
      <text:p text:style-name="P80"><text:span text:style-name="T3">References pid::config::Kw.</text:span></text:p>
      <text:p text:style-name="P18"><text:span text:style-name="T1">void pid::set_mode (mode_t </text:span><text:span text:style-name="T2">my_mode</text:span><text:span text:style-name="T1">)</text:span></text:p>
      <text:p text:style-name="P79"><text:bookmark text:name="AAAAAAAAHW"/></text:p>
      <text:p text:style-name="P1"><text:span text:style-name="T3">This method sets the PID mode. </text:span></text:p>
      <text:p text:style-name="P1"><text:span text:style-name="T3">The method sets the PID mode and also clears esum, effectively resetting the PID if the same mode is set again </text:span></text:p>
      <text:p text:style-name="P21"><text:span text:style-name="T1">Parameters:</text:span></text:p>
      <table:table table:name="Table38" table:style-name="Table38">
        <table:table-column table:style-name="Table38.A"/>
        <table:table-column table:style-name="Table38.B"/>
        <table:table-row table:style-name="Table38.1">
          <table:table-cell table:style-name="Table38.A1" office:value-type="string">
            <text:p text:style-name="P10"><text:span text:style-name="T7">my_mode</text:span><text:span text:style-name="T8"> </text:span></text:p>
          </table:table-cell>
          <table:table-cell table:style-name="Table38.A1" office:value-type="string">
            <text:p text:style-name="P10"><text:span text:style-name="T8">An enumerated type </text:span><text:span text:style-name="T13">pid_mode_t</text:span><text:span text:style-name="T8"> <text:s/>describing the new mode for the PID </text:span></text:p>
          </table:table-cell>
        </table:table-row>
      </table:table>
      <text:p text:style-name="P80"><text:span text:style-name="T3">Definition at line 49 of file pid.cpp.</text:span></text:p>
      <text:p text:style-name="P80"><text:span text:style-name="T3">References esum, and pid::config::mode.</text:span></text:p>
      <text:p text:style-name="P18"><text:span text:style-name="T1">void pid::set_output (int16_t </text:span><text:span text:style-name="T2">my_output</text:span><text:span text:style-name="T1">)</text:span></text:p>
      <text:p text:style-name="P79"><text:bookmark text:name="AAAAAAAAHX"/></text:p>
      <text:p text:style-name="P1"><text:span text:style-name="T3">Manually updates the control output value. </text:span></text:p>
      <text:p text:style-name="P1"><text:span text:style-name="T3">This method is for updating the PID controller value while it is in manual mode </text:span></text:p>
      <text:p text:style-name="P21"><text:span text:style-name="T1">Parameters:</text:span></text:p>
      <table:table table:name="Table39" table:style-name="Table39">
        <table:table-column table:style-name="Table39.A"/>
        <table:table-column table:style-name="Table39.B"/>
        <table:table-row table:style-name="Table39.1">
          <table:table-cell table:style-name="Table39.A1" office:value-type="string">
            <text:p text:style-name="P10"><text:span text:style-name="T7">my_output</text:span><text:span text:style-name="T8"> </text:span></text:p>
          </table:table-cell>
          <table:table-cell table:style-name="Table39.A1" office:value-type="string">
            <text:p text:style-name="P10"><text:span text:style-name="T8">New controller output value </text:span></text:p>
          </table:table-cell>
        </table:table-row>
      </table:table>
      <text:p text:style-name="P80"><text:soft-page-break/><text:span text:style-name="T3">Definition at line 74 of file pid.cpp.</text:span></text:p>
      <text:p text:style-name="P80"><text:span text:style-name="T3">References output.</text:span></text:p>
      <text:p text:style-name="P18"><text:span text:style-name="T1">void pid::set_saturator (int16_t </text:span><text:span text:style-name="T2">min</text:span><text:span text:style-name="T1">, int16_t </text:span><text:span text:style-name="T2">max</text:span><text:span text:style-name="T1">)</text:span></text:p>
      <text:p text:style-name="P79"><text:bookmark text:name="AAAAAAAAHY"/></text:p>
      <text:p text:style-name="P1"><text:span text:style-name="T3">Updates the upper and lower saturator values. </text:span></text:p>
      <text:p text:style-name="P1"><text:span text:style-name="T3">Updates the minimal and maximal values allowed as output from the PID controller. </text:span></text:p>
      <text:p text:style-name="P21"><text:span text:style-name="T1">Parameters:</text:span></text:p>
      <table:table table:name="Table40" table:style-name="Table40">
        <table:table-column table:style-name="Table40.A"/>
        <table:table-column table:style-name="Table40.B"/>
        <table:table-row table:style-name="Table40.1">
          <table:table-cell table:style-name="Table40.A1" office:value-type="string">
            <text:p text:style-name="P10"><text:span text:style-name="T7">min</text:span><text:span text:style-name="T8"> </text:span></text:p>
          </table:table-cell>
          <table:table-cell table:style-name="Table40.A1" office:value-type="string">
            <text:p text:style-name="P10"><text:span text:style-name="T8">New minimum value </text:span></text:p>
          </table:table-cell>
        </table:table-row>
        <table:table-row table:style-name="Table40.1">
          <table:table-cell table:style-name="Table40.A1" office:value-type="string">
            <text:p text:style-name="P10"><text:span text:style-name="T7">max</text:span><text:span text:style-name="T8"> </text:span></text:p>
          </table:table-cell>
          <table:table-cell table:style-name="Table40.A1" office:value-type="string">
            <text:p text:style-name="P10"><text:span text:style-name="T8">New maximum value </text:span></text:p>
          </table:table-cell>
        </table:table-row>
      </table:table>
      <text:p text:style-name="P80"><text:span text:style-name="T3">Definition at line 145 of file pid.cpp.</text:span></text:p>
      <text:p text:style-name="P80"><text:span text:style-name="T3">References pid::config::max, and pid::config::min.</text:span></text:p>
      <text:p text:style-name="P18"><text:span text:style-name="T1">void pid::set_setpoint (int16_t </text:span><text:span text:style-name="T2">my_setpoint</text:span><text:span text:style-name="T1">)</text:span></text:p>
      <text:p text:style-name="P79"><text:bookmark text:name="AAAAAAAAHZ"/></text:p>
      <text:p text:style-name="P1"><text:span text:style-name="T3">Updates the set-point for the PID. </text:span></text:p>
      <text:p text:style-name="P2"/>
      <text:p text:style-name="P21"><text:span text:style-name="T1">Parameters:</text:span></text:p>
      <table:table table:name="Table41" table:style-name="Table41">
        <table:table-column table:style-name="Table41.A"/>
        <table:table-column table:style-name="Table41.B"/>
        <table:table-row table:style-name="Table41.1">
          <table:table-cell table:style-name="Table41.A1" office:value-type="string">
            <text:p text:style-name="P10"><text:span text:style-name="T7">my_setpoint</text:span><text:span text:style-name="T8"> </text:span></text:p>
          </table:table-cell>
          <table:table-cell table:style-name="Table41.A1" office:value-type="string">
            <text:p text:style-name="P10"><text:span text:style-name="T8">New set-point </text:span></text:p>
          </table:table-cell>
        </table:table-row>
      </table:table>
      <text:p text:style-name="P80"><text:span text:style-name="T3">Definition at line 83 of file pid.cpp.</text:span></text:p>
      <text:p text:style-name="P80"><text:span text:style-name="T3">References setpoint.</text:span></text:p>
      <text:p text:style-name="P80"><text:span text:style-name="T3">Referenced by compute().</text:span></text:p>
      <text:p text:style-name="P16"/>
      <text:p text:style-name="P18"><text:span text:style-name="T1">The documentation for this class was generated from the following files:</text:span></text:p>
      <text:list xml:id="list175550109873973" text:continue-numbering="true" text:style-name="WWNum2">
        <text:list-item>
          <text:p text:style-name="P85"><text:span text:style-name="T4">pid.h</text:span></text:p>
        </text:list-item>
        <text:list-item>
          <text:p text:style-name="P85"><text:span text:style-name="T4">pid.cpp</text:span></text:p>
        </text:list-item>
      </text:list>
      <text:p text:style-name="P19"/>
      <text:p text:style-name="P40"><text:span text:style-name="T1">servo_drv Class Reference</text:span></text:p>
      <text:p text:style-name="Standard"><text:bookmark text:name="AAAAAAAAII"/></text:p>
      <text:p text:style-name="P1"><text:span text:style-name="T3">This define prevents this .H file from being included multiple times in a .CPP file. </text:span></text:p>
      <text:p text:style-name="Standard"><text:span text:style-name="T10">#include &lt;servo_drv.h&gt;</text:span></text:p>
      <text:p text:style-name="P20"><text:span text:style-name="T1">Public Member Functions</text:span></text:p>
      <text:p text:style-name="P84"><text:span text:style-name="T4">servo_drv</text:span><text:span text:style-name="T3"> (emstream *=NULL)</text:span></text:p>
      <text:p text:style-name="P5"><text:span text:style-name="T5">This constructor sets up the servo object. </text:span></text:p>
      <text:p text:style-name="P84"><text:span text:style-name="T3">void </text:span><text:span text:style-name="T4">set_Pos</text:span><text:span text:style-name="T3"> (uint16_t pos)</text:span></text:p>
      <text:p text:style-name="P5"><text:span text:style-name="T5">Method that sets the PWM for changing servo position. </text:span></text:p>
      <text:p text:style-name="P20"><text:span text:style-name="T1">Protected Attributes</text:span></text:p>
      <text:p text:style-name="P84"><text:span text:style-name="T3">emstream * </text:span><text:span text:style-name="T4">ptr_to_serial</text:span><text:bookmark text:name="AAAAAAAAIJ"/></text:p>
      <text:p text:style-name="P5"><text:span text:style-name="T5">The servo class uses this pointer to print debug messages via the serial port. </text:span></text:p>
      <text:p text:style-name="P15"/>
      <text:p text:style-name="P20"><text:span text:style-name="T1">Detailed Description</text:span></text:p>
      <text:p text:style-name="P1"><text:span text:style-name="T3">This define prevents this .H file from being included multiple times in a .CPP file. </text:span></text:p>
      <text:p text:style-name="P1"><text:span text:style-name="T3">This class will enable a servo to be used with the ME 405 board.</text:span></text:p>
      <text:p text:style-name="P1"><text:span text:style-name="T3">The driver contains a function to set servo position. </text:span></text:p>
      <text:p text:style-name="P1"><text:span text:style-name="T3">Definition at line 29 of file servo_drv.h.</text:span></text:p>
      <text:p text:style-name="P15"/>
      <text:p text:style-name="P20"><text:span text:style-name="T1">Constructor &amp; Destructor Documentation</text:span></text:p>
      <text:p text:style-name="P18"><text:span text:style-name="T1">servo_drv::servo_drv (emstream * </text:span><text:span text:style-name="T2">p_serial_port</text:span><text:span text:style-name="T1"> = </text:span><text:span text:style-name="T10">NULL</text:span><text:span text:style-name="T1">)</text:span></text:p>
      <text:p text:style-name="P79"><text:bookmark text:name="AAAAAAAAIK"/></text:p>
      <text:p text:style-name="P1"><text:span text:style-name="T3">This constructor sets up the servo object. </text:span></text:p>
      <text:p text:style-name="P1"><text:span text:style-name="T3">The constructor sets up the servo driver for use. The "= NULL" part is a default parameter, meaning that if that parameter isn't given on the line where this constructor is called, the compiler will just fill in "NULL". In this case that has the effect of turning off diagnostic printouts.</text:span></text:p>
      <text:p text:style-name="P1"><text:span text:style-name="T3">Our servo operates at a 20 ms period pulse (50 Hz) in the range of positions from neutral (90 deg) at a 1.5 ms pulse width to a min (45 deg) at a 1 ms pulse width and max (135 deg) at a 2 ms pulse width. Timer channel 3A is used to generate the PWM signal (Pin E3 on our microcontroller). </text:span></text:p>
      <text:p text:style-name="P21"><text:span text:style-name="T1">Parameters:</text:span></text:p>
      <table:table table:name="Table42" table:style-name="Table42">
        <table:table-column table:style-name="Table42.A"/>
        <table:table-column table:style-name="Table42.B"/>
        <table:table-row table:style-name="Table42.1">
          <table:table-cell table:style-name="Table42.A1" office:value-type="string">
            <text:p text:style-name="P10"><text:span text:style-name="T7">p_serial_port</text:span><text:span text:style-name="T8"> </text:span></text:p>
          </table:table-cell>
          <table:table-cell table:style-name="Table42.A1" office:value-type="string">
            <text:p text:style-name="P10"><text:span text:style-name="T8">A pointer to the serial port which writes debugging info. </text:span></text:p>
          </table:table-cell>
        </table:table-row>
      </table:table>
      <text:p text:style-name="P80"><text:span text:style-name="T3">Definition at line 27 of file servo_drv.cpp.</text:span></text:p>
      <text:p text:style-name="P16"/>
      <text:p text:style-name="P20"><text:soft-page-break/><text:span text:style-name="T1">Member Function Documentation</text:span></text:p>
      <text:p text:style-name="P18"><text:span text:style-name="T1">void servo_drv::set_Pos (uint16_t </text:span><text:span text:style-name="T2">pos</text:span><text:span text:style-name="T1">)</text:span></text:p>
      <text:p text:style-name="P79"><text:bookmark text:name="AAAAAAAAIL"/></text:p>
      <text:p text:style-name="P1"><text:span text:style-name="T3">Method that sets the PWM for changing servo position. </text:span></text:p>
      <text:p text:style-name="P1"><text:span text:style-name="T3">This method a position input and sets the servo to that position.</text:span></text:p>
      <text:p text:style-name="P1"><text:span text:style-name="T3">The input is set to the output compare register used for the PWM signal to the servo (Timer 3A, Pin E3). The range of allowable inputs runs 2000 to 4000 which correspond to the max right turning angle and max left turning angle respectively. An input of 3000 will set the servo to its neutral position. </text:span></text:p>
      <text:p text:style-name="P21"><text:span text:style-name="T1">Parameters:</text:span></text:p>
      <table:table table:name="Table43" table:style-name="Table43">
        <table:table-column table:style-name="Table43.A"/>
        <table:table-column table:style-name="Table43.B"/>
        <table:table-row table:style-name="Table43.1">
          <table:table-cell table:style-name="Table43.A1" office:value-type="string">
            <text:p text:style-name="P10"><text:span text:style-name="T7">pos</text:span><text:span text:style-name="T8"> </text:span></text:p>
          </table:table-cell>
          <table:table-cell table:style-name="Table43.A1" office:value-type="string">
            <text:p text:style-name="P10"><text:span text:style-name="T8">Input that sets the position of the servo </text:span></text:p>
          </table:table-cell>
        </table:table-row>
      </table:table>
      <text:p text:style-name="P21"><text:span text:style-name="T1">Returns:</text:span></text:p>
      <text:p text:style-name="DescContinue_20_2"><text:span text:style-name="T3">None </text:span></text:p>
      <text:p text:style-name="P1"><text:span text:style-name="T3">Checks if the servo position input is in the correct range, if outside the range the position input is saturated.</text:span></text:p>
      <text:p text:style-name="P1"><text:span text:style-name="T3">Sets the position input to the output compare register used to generate the PWM signal. </text:span></text:p>
      <text:p text:style-name="P80"><text:span text:style-name="T3">Definition at line 53 of file servo_drv.cpp.</text:span></text:p>
      <text:p text:style-name="P80"><text:span text:style-name="T3">Referenced by task_steer::run().</text:span></text:p>
      <text:p text:style-name="P16"/>
      <text:p text:style-name="P18"><text:span text:style-name="T1">The documentation for this class was generated from the following files:</text:span></text:p>
      <text:list xml:id="list175551938203076" text:continue-numbering="true" text:style-name="WWNum2">
        <text:list-item>
          <text:p text:style-name="P85"><text:span text:style-name="T4">servo_drv.h</text:span></text:p>
        </text:list-item>
        <text:list-item>
          <text:p text:style-name="P85"><text:span text:style-name="T4">servo_drv.cpp</text:span></text:p>
        </text:list-item>
      </text:list>
      <text:p text:style-name="P19"/>
      <text:p text:style-name="P41"><text:span text:style-name="T1">task_control Class Reference</text:span></text:p>
      <text:p text:style-name="Standard"><text:bookmark text:name="AAAAAAAAIM"/></text:p>
      <text:p text:style-name="P1"><text:span text:style-name="T3">This define prevents this .H file from being included multiple times in a .CPP file. </text:span></text:p>
      <text:p text:style-name="Standard"><text:span text:style-name="T10">#include &lt;task_control.h&gt;</text:span></text:p>
      <text:p text:style-name="Standard"><text:span text:style-name="T3">Inheritance diagram for task_control:</text:span></text:p>
      <text:p text:style-name="P11"><text:span text:style-name="T3">IMAGE</text:span></text:p>
      <text:p text:style-name="P20"><text:span text:style-name="T1">Public Member Functions</text:span></text:p>
      <text:p text:style-name="P84"><text:span text:style-name="T4">task_control</text:span><text:span text:style-name="T3"> (const char *, unsigned portBASE_TYPE, size_t, emstream *)</text:span></text:p>
      <text:p text:style-name="P5"><text:span text:style-name="T5">No private variables or methods for this class. </text:span></text:p>
      <text:p text:style-name="P84"><text:span text:style-name="T3">void </text:span><text:span text:style-name="T4">run</text:span><text:span text:style-name="T3"> (void)</text:span></text:p>
      <text:p text:style-name="P5"><text:span text:style-name="T5">This method is called by the RTOS once to run the task loop indefinetly. </text:span></text:p>
      <text:p text:style-name="P15"/>
      <text:p text:style-name="P20"><text:span text:style-name="T1">Detailed Description</text:span></text:p>
      <text:p text:style-name="P1"><text:span text:style-name="T3">This define prevents this .H file from being included multiple times in a .CPP file. </text:span></text:p>
      <text:p text:style-name="P1"><text:span text:style-name="T3">Definition at line 31 of file task_control.h.</text:span></text:p>
      <text:p text:style-name="P15"/>
      <text:p text:style-name="P20"><text:span text:style-name="T1">Constructor &amp; Destructor Documentation</text:span></text:p>
      <text:p text:style-name="P18"><text:span text:style-name="T1">task_control::task_control (const char * </text:span><text:span text:style-name="T2">a_name</text:span><text:span text:style-name="T1">, unsigned portBASE_TYPE </text:span><text:span text:style-name="T2">a_priority</text:span><text:span text:style-name="T1">, size_t </text:span><text:span text:style-name="T2">a_stack_size</text:span><text:span text:style-name="T1">, emstream * </text:span><text:span text:style-name="T2">p_ser_dev</text:span><text:span text:style-name="T1">)</text:span></text:p>
      <text:p text:style-name="P79"><text:bookmark text:name="AAAAAAAAIN"/></text:p>
      <text:p text:style-name="P1"><text:span text:style-name="T3">No private variables or methods for this class. </text:span></text:p>
      <text:p text:style-name="P1"><text:span text:style-name="T3">No protected variables or methods for this class This constructor creates a generic control task of which many copies can be made.</text:span></text:p>
      <text:p text:style-name="P1"><text:span text:style-name="T3">This constructor creates a task which controls the output of two pid loops and operates major route features. The main job of this constructor is to call the constructor of parent class (</text:span><text:span text:style-name="T10">frt_task</text:span><text:span text:style-name="T3"> <text:s/>); the parent's constructor the work. </text:span></text:p>
      <text:p text:style-name="P21"><text:span text:style-name="T1">Parameters:</text:span></text:p>
      <table:table table:name="Table44" table:style-name="Table44">
        <table:table-column table:style-name="Table44.A"/>
        <table:table-column table:style-name="Table44.B"/>
        <table:table-row table:style-name="Table44.1">
          <table:table-cell table:style-name="Table44.A1" office:value-type="string">
            <text:p text:style-name="P10"><text:span text:style-name="T7">a_name</text:span><text:span text:style-name="T8"> </text:span></text:p>
          </table:table-cell>
          <table:table-cell table:style-name="Table44.A1" office:value-type="string">
            <text:p text:style-name="P10"><text:span text:style-name="T8">A character string which will be the name of this task </text:span></text:p>
          </table:table-cell>
        </table:table-row>
        <table:table-row table:style-name="Table44.1">
          <table:table-cell table:style-name="Table44.A1" office:value-type="string">
            <text:p text:style-name="P10"><text:span text:style-name="T7">a_priority</text:span><text:span text:style-name="T8"> </text:span></text:p>
          </table:table-cell>
          <table:table-cell table:style-name="Table44.A1" office:value-type="string">
            <text:p text:style-name="P10"><text:span text:style-name="T8">The priority at which this task will initially run (default: 0) </text:span></text:p>
          </table:table-cell>
        </table:table-row>
        <table:table-row table:style-name="Table44.1">
          <table:table-cell table:style-name="Table44.A1" office:value-type="string">
            <text:p text:style-name="P10"><text:span text:style-name="T7">a_stack_size</text:span><text:span text:style-name="T8"> </text:span></text:p>
          </table:table-cell>
          <table:table-cell table:style-name="Table44.A1" office:value-type="string">
            <text:p text:style-name="P10"><text:span text:style-name="T8">The size of this task's stack in bytes (default: configMINIMAL_STACK_SIZE) </text:span></text:p>
          </table:table-cell>
        </table:table-row>
        <table:table-row table:style-name="Table44.1">
          <table:table-cell table:style-name="Table44.A1" office:value-type="string">
            <text:p text:style-name="P10"><text:span text:style-name="T7">p_ser_dev</text:span><text:span text:style-name="T8"> </text:span></text:p>
          </table:table-cell>
          <table:table-cell table:style-name="Table44.A1" office:value-type="string">
            <text:p text:style-name="P10"><text:span text:style-name="T8">Pointer to a serial device (port, radio, SD card, etc.) which can be used by this task to communicate (default: NULL) </text:span></text:p>
          </table:table-cell>
        </table:table-row>
      </table:table>
      <text:p text:style-name="P80"><text:span text:style-name="T3">Definition at line 25 of file task_control.cpp.</text:span></text:p>
      <text:p text:style-name="P16"/>
      <text:p text:style-name="P20"><text:soft-page-break/><text:span text:style-name="T1">Member Function Documentation</text:span></text:p>
      <text:p text:style-name="P18"><text:span text:style-name="T1">void task_control::run (void )</text:span></text:p>
      <text:p text:style-name="P79"><text:bookmark text:name="AAAAAAAAIO"/></text:p>
      <text:p text:style-name="P1"><text:span text:style-name="T3">This method is called by the RTOS once to run the task loop indefinetly. </text:span></text:p>
      <text:p text:style-name="P1"><text:span text:style-name="T3">This method is called once by the RTOS scheduler. Each time around the for (;;) loop, it instantiates the PID objects for the motors and sets the velocities of the motors based on the shared setpoint variable. The circular and linear routing calculations are called and used here to set the proper setpoints for the motor and servo. </text:span></text:p>
      <text:p text:style-name="P80"><text:span text:style-name="T3">Definition at line 38 of file task_control.cpp.</text:span></text:p>
      <text:p text:style-name="P80"><text:span text:style-name="T3">References pid::compute(), pid::PI, routes::servo_power(), pid::set_config(), sh_motor_1_speed, sh_motor_2_speed, and sh_power_set_flag.</text:span></text:p>
      <text:p text:style-name="P16"/>
      <text:p text:style-name="P18"><text:span text:style-name="T1">The documentation for this class was generated from the following files:</text:span></text:p>
      <text:list xml:id="list175551339921652" text:continue-numbering="true" text:style-name="WWNum2">
        <text:list-item>
          <text:p text:style-name="P85"><text:span text:style-name="T4">task_control.h</text:span></text:p>
        </text:list-item>
        <text:list-item>
          <text:p text:style-name="P85"><text:span text:style-name="T4">task_control.cpp</text:span></text:p>
        </text:list-item>
      </text:list>
      <text:p text:style-name="P19"/>
      <text:p text:style-name="P42"><text:span text:style-name="T1">task_power Class Reference</text:span></text:p>
      <text:p text:style-name="Standard"><text:bookmark text:name="AAAAAAAAIP"/></text:p>
      <text:p text:style-name="P1"><text:span text:style-name="T3">This define prevents this .H file from being included multiple times in a .CPP file. </text:span></text:p>
      <text:p text:style-name="Standard"><text:span text:style-name="T10">#include &lt;task_power.h&gt;</text:span></text:p>
      <text:p text:style-name="Standard"><text:span text:style-name="T3">Inheritance diagram for task_power:</text:span></text:p>
      <text:p text:style-name="P11"><text:span text:style-name="T3">IMAGE</text:span></text:p>
      <text:p text:style-name="P20"><text:span text:style-name="T1">Public Member Functions</text:span></text:p>
      <text:p text:style-name="P84"><text:span text:style-name="T4">task_power</text:span><text:span text:style-name="T3"> (const char *, unsigned portBASE_TYPE, size_t, emstream *)</text:span></text:p>
      <text:p text:style-name="P5"><text:span text:style-name="T5">No private variables or methods for this class. </text:span></text:p>
      <text:p text:style-name="P84"><text:span text:style-name="T3">void </text:span><text:span text:style-name="T4">run</text:span><text:span text:style-name="T3"> (void)</text:span></text:p>
      <text:p text:style-name="P5"><text:span text:style-name="T5">This method is called by the RTOS once to run the task loop for ever and ever. </text:span></text:p>
      <text:p text:style-name="P15"/>
      <text:p text:style-name="P20"><text:span text:style-name="T1">Detailed Description</text:span></text:p>
      <text:p text:style-name="P1"><text:span text:style-name="T3">This define prevents this .H file from being included multiple times in a .CPP file. </text:span></text:p>
      <text:p text:style-name="P1"><text:span text:style-name="T3">Definition at line 35 of file task_power.h.</text:span></text:p>
      <text:p text:style-name="P15"/>
      <text:p text:style-name="P20"><text:span text:style-name="T1">Constructor &amp; Destructor Documentation</text:span></text:p>
      <text:p text:style-name="P18"><text:span text:style-name="T1">task_power::task_power (const char * </text:span><text:span text:style-name="T2">a_name</text:span><text:span text:style-name="T1">, unsigned portBASE_TYPE </text:span><text:span text:style-name="T2">a_priority</text:span><text:span text:style-name="T1">, size_t </text:span><text:span text:style-name="T2">a_stack_size</text:span><text:span text:style-name="T1">, emstream * </text:span><text:span text:style-name="T2">p_ser_dev</text:span><text:span text:style-name="T1">)</text:span></text:p>
      <text:p text:style-name="P79"><text:bookmark text:name="AAAAAAAAIQ"/></text:p>
      <text:p text:style-name="P1"><text:span text:style-name="T3">No private variables or methods for this class. </text:span></text:p>
      <text:p text:style-name="P1"><text:span text:style-name="T3">No protected variables or methods for this class This constructor creates a generic motor task of which many copies can be made.</text:span></text:p>
      <text:p text:style-name="P1"><text:span text:style-name="T3">This constructor creates a task which controls the ouput of two motors and two encoders. The main job of this constructor is to call the constructor of parent class (</text:span><text:span text:style-name="T10">frt_task</text:span><text:span text:style-name="T3"> <text:s/>); the parent's constructor the work. </text:span></text:p>
      <text:p text:style-name="P21"><text:span text:style-name="T1">Parameters:</text:span></text:p>
      <table:table table:name="Table45" table:style-name="Table45">
        <table:table-column table:style-name="Table45.A"/>
        <table:table-column table:style-name="Table45.B"/>
        <table:table-row table:style-name="Table45.1">
          <table:table-cell table:style-name="Table45.A1" office:value-type="string">
            <text:p text:style-name="P10"><text:span text:style-name="T7">a_name</text:span><text:span text:style-name="T8"> </text:span></text:p>
          </table:table-cell>
          <table:table-cell table:style-name="Table45.A1" office:value-type="string">
            <text:p text:style-name="P10"><text:span text:style-name="T8">A character string which will be the name of this task </text:span></text:p>
          </table:table-cell>
        </table:table-row>
        <table:table-row table:style-name="Table45.1">
          <table:table-cell table:style-name="Table45.A1" office:value-type="string">
            <text:p text:style-name="P10"><text:span text:style-name="T7">a_priority</text:span><text:span text:style-name="T8"> </text:span></text:p>
          </table:table-cell>
          <table:table-cell table:style-name="Table45.A1" office:value-type="string">
            <text:p text:style-name="P10"><text:span text:style-name="T8">The priority at which this task will initially run (default: 0) </text:span></text:p>
          </table:table-cell>
        </table:table-row>
        <table:table-row table:style-name="Table45.1">
          <table:table-cell table:style-name="Table45.A1" office:value-type="string">
            <text:p text:style-name="P10"><text:span text:style-name="T7">a_stack_size</text:span><text:span text:style-name="T8"> </text:span></text:p>
          </table:table-cell>
          <table:table-cell table:style-name="Table45.A1" office:value-type="string">
            <text:p text:style-name="P10"><text:span text:style-name="T8">The size of this task's stack in bytes (default: configMINIMAL_STACK_SIZE) </text:span></text:p>
          </table:table-cell>
        </table:table-row>
        <table:table-row table:style-name="Table45.1">
          <table:table-cell table:style-name="Table45.A1" office:value-type="string">
            <text:p text:style-name="P10"><text:span text:style-name="T7">p_ser_dev</text:span><text:span text:style-name="T8"> </text:span></text:p>
          </table:table-cell>
          <table:table-cell table:style-name="Table45.A1" office:value-type="string">
            <text:p text:style-name="P10"><text:span text:style-name="T8">Pointer to a serial device (port, radio, SD card, etc.) which can be used by this task to communicate (default: NULL) </text:span></text:p>
          </table:table-cell>
        </table:table-row>
      </table:table>
      <text:p text:style-name="P80"><text:span text:style-name="T3">Definition at line 27 of file task_power.cpp.</text:span></text:p>
      <text:p text:style-name="P16"/>
      <text:p text:style-name="P20"><text:soft-page-break/><text:span text:style-name="T1">Member Function Documentation</text:span></text:p>
      <text:p text:style-name="P18"><text:span text:style-name="T1">void task_power::run (void )</text:span></text:p>
      <text:p text:style-name="P79"><text:bookmark text:name="AAAAAAAAIR"/></text:p>
      <text:p text:style-name="P1"><text:span text:style-name="T3">This method is called by the RTOS once to run the task loop for ever and ever. </text:span></text:p>
      <text:p text:style-name="P1"><text:span text:style-name="T3">This method is called once by the RTOS scheduler. Each time around the for (;;) loop, it measures and calculates encoder parameters and passes motor velocity changes to the motor. </text:span></text:p>
      <text:p text:style-name="P80"><text:span text:style-name="T3">Definition at line 39 of file task_power.cpp.</text:span></text:p>
      <text:p text:style-name="P80"><text:span text:style-name="T3">References encoder_drv::calc_motor(), sh_braking_full_flag, sh_encoder_count_1, sh_encoder_count_2, sh_motor_1_speed, sh_motor_2_speed, and sh_power_set_flag.</text:span></text:p>
      <text:p text:style-name="P16"/>
      <text:p text:style-name="P18"><text:span text:style-name="T1">The documentation for this class was generated from the following files:</text:span></text:p>
      <text:list xml:id="list175551102889671" text:continue-numbering="true" text:style-name="WWNum2">
        <text:list-item>
          <text:p text:style-name="P85"><text:span text:style-name="T4">task_power.h</text:span></text:p>
        </text:list-item>
        <text:list-item>
          <text:p text:style-name="P85"><text:span text:style-name="T4">task_power.cpp</text:span></text:p>
        </text:list-item>
      </text:list>
      <text:p text:style-name="P19"/>
      <text:p text:style-name="P43"><text:span text:style-name="T1">task_sensor Class Reference</text:span></text:p>
      <text:p text:style-name="Standard"><text:bookmark text:name="AAAAAAAAIS"/></text:p>
      <text:p text:style-name="P1"><text:span text:style-name="T3">This define prevents this .H file from being included multiple times in a .CPP file. </text:span></text:p>
      <text:p text:style-name="Standard"><text:span text:style-name="T10">#include &lt;task_sensor.h&gt;</text:span></text:p>
      <text:p text:style-name="Standard"><text:span text:style-name="T3">Inheritance diagram for task_sensor:</text:span></text:p>
      <text:p text:style-name="P11"><text:span text:style-name="T3">IMAGE</text:span></text:p>
      <text:p text:style-name="P20"><text:span text:style-name="T1">Public Member Functions</text:span></text:p>
      <text:p text:style-name="P84"><text:span text:style-name="T4">task_sensor</text:span><text:span text:style-name="T3"> (const char *, unsigned portBASE_TYPE, size_t, emstream *)</text:span></text:p>
      <text:p text:style-name="P5"><text:span text:style-name="T5">No private variables or methods for this class. </text:span></text:p>
      <text:p text:style-name="P84"><text:span text:style-name="T3">void </text:span><text:span text:style-name="T4">run</text:span><text:span text:style-name="T3"> (void)</text:span></text:p>
      <text:p text:style-name="P5"><text:span text:style-name="T5">This method is called by the RTOS once to run the task loop indefinetly. </text:span></text:p>
      <text:p text:style-name="P15"/>
      <text:p text:style-name="P20"><text:span text:style-name="T1">Detailed Description</text:span></text:p>
      <text:p text:style-name="P1"><text:span text:style-name="T3">This define prevents this .H file from being included multiple times in a .CPP file. </text:span></text:p>
      <text:p text:style-name="P1"><text:span text:style-name="T3">Definition at line 31 of file task_sensor.h.</text:span></text:p>
      <text:p text:style-name="P15"/>
      <text:p text:style-name="P20"><text:span text:style-name="T1">Constructor &amp; Destructor Documentation</text:span></text:p>
      <text:p text:style-name="P18"><text:span text:style-name="T1">task_sensor::task_sensor (const char * </text:span><text:span text:style-name="T2">a_name</text:span><text:span text:style-name="T1">, unsigned portBASE_TYPE </text:span><text:span text:style-name="T2">a_priority</text:span><text:span text:style-name="T1">, size_t </text:span><text:span text:style-name="T2">a_stack_size</text:span><text:span text:style-name="T1">, emstream * </text:span><text:span text:style-name="T2">p_ser_dev</text:span><text:span text:style-name="T1">)</text:span></text:p>
      <text:p text:style-name="P79"><text:bookmark text:name="AAAAAAAAIT"/></text:p>
      <text:p text:style-name="P1"><text:span text:style-name="T3">No private variables or methods for this class. </text:span></text:p>
      <text:p text:style-name="P1"><text:span text:style-name="T3">No protected variables or methods for this class This constructor creates a generic sensor task of which many copies can be made.</text:span></text:p>
      <text:p text:style-name="P1"><text:span text:style-name="T3">This constructor creates a task which creates an IMU sensor and adc objects that give IR sensor readings. The main job of this constructor is to call the constructor of parent class (</text:span><text:span text:style-name="T10">frt_task</text:span><text:span text:style-name="T3"> <text:s/>); the parent's constructor the work. </text:span></text:p>
      <text:p text:style-name="P21"><text:span text:style-name="T1">Parameters:</text:span></text:p>
      <table:table table:name="Table46" table:style-name="Table46">
        <table:table-column table:style-name="Table46.A"/>
        <table:table-column table:style-name="Table46.B"/>
        <table:table-row table:style-name="Table46.1">
          <table:table-cell table:style-name="Table46.A1" office:value-type="string">
            <text:p text:style-name="P10"><text:span text:style-name="T7">a_name</text:span><text:span text:style-name="T8"> </text:span></text:p>
          </table:table-cell>
          <table:table-cell table:style-name="Table46.A1" office:value-type="string">
            <text:p text:style-name="P10"><text:span text:style-name="T8">A character string which will be the name of this task </text:span></text:p>
          </table:table-cell>
        </table:table-row>
        <table:table-row table:style-name="Table46.1">
          <table:table-cell table:style-name="Table46.A1" office:value-type="string">
            <text:p text:style-name="P10"><text:span text:style-name="T7">a_priority</text:span><text:span text:style-name="T8"> </text:span></text:p>
          </table:table-cell>
          <table:table-cell table:style-name="Table46.A1" office:value-type="string">
            <text:p text:style-name="P10"><text:span text:style-name="T8">The priority at which this task will initially run (default: 0) </text:span></text:p>
          </table:table-cell>
        </table:table-row>
        <table:table-row table:style-name="Table46.1">
          <table:table-cell table:style-name="Table46.A1" office:value-type="string">
            <text:p text:style-name="P10"><text:span text:style-name="T7">a_stack_size</text:span><text:span text:style-name="T8"> </text:span></text:p>
          </table:table-cell>
          <table:table-cell table:style-name="Table46.A1" office:value-type="string">
            <text:p text:style-name="P10"><text:span text:style-name="T8">The size of this task's stack in bytes (default: configMINIMAL_STACK_SIZE) </text:span></text:p>
          </table:table-cell>
        </table:table-row>
        <table:table-row table:style-name="Table46.1">
          <table:table-cell table:style-name="Table46.A1" office:value-type="string">
            <text:p text:style-name="P10"><text:span text:style-name="T7">p_ser_dev</text:span><text:span text:style-name="T8"> </text:span></text:p>
          </table:table-cell>
          <table:table-cell table:style-name="Table46.A1" office:value-type="string">
            <text:p text:style-name="P10"><text:span text:style-name="T8">Pointer to a serial device (port, radio, SD card, etc.) which can be used by this task to communicate (default: NULL) </text:span></text:p>
          </table:table-cell>
        </table:table-row>
      </table:table>
      <text:p text:style-name="P80"><text:span text:style-name="T3">Definition at line 26 of file task_sensor.cpp.</text:span></text:p>
      <text:p text:style-name="P16"/>
      <text:p text:style-name="P20"><text:soft-page-break/><text:span text:style-name="T1">Member Function Documentation</text:span></text:p>
      <text:p text:style-name="P18"><text:span text:style-name="T1">void task_sensor::run (void )</text:span></text:p>
      <text:p text:style-name="P79"><text:bookmark text:name="AAAAAAAAIU"/></text:p>
      <text:p text:style-name="P1"><text:span text:style-name="T3">This method is called by the RTOS once to run the task loop indefinetly. </text:span></text:p>
      <text:p text:style-name="P1"><text:span text:style-name="T3">This method is called once by the RTOS scheduler. Each time around the for (;;) loop, it instatiates a new IMU object and two adc objects for IR distance readings. </text:span></text:p>
      <text:p text:style-name="P1"><text:span text:style-name="T3">Make a variable which will hold times to use for precise task scheduling</text:span></text:p>
      <text:p text:style-name="P1"><text:span text:style-name="T3">Creates adc objects for IR distance sensors</text:span></text:p>
      <text:p text:style-name="P1"><text:span text:style-name="T3">Creates a new IMU object</text:span></text:p>
      <text:p text:style-name="P1"><text:span text:style-name="T3">Initializes the sensor reading variables</text:span></text:p>
      <text:p text:style-name="P1"><text:span text:style-name="T3">Main task loop</text:span></text:p>
      <text:p text:style-name="P1"><text:span text:style-name="T3">First paraemter is channel of ADC to read from Second parameter is number of samples to take</text:span></text:p>
      <text:p text:style-name="P1"><text:span text:style-name="T3">Calls the system status method in the </text:span><text:span text:style-name="T4">imu_drv</text:span><text:span text:style-name="T3"> which prints a message regarding the status</text:span></text:p>
      <text:p text:style-name="P1"><text:span text:style-name="T3">Gets the Euler angle variables by calling the getEulerAng method in the </text:span><text:span text:style-name="T4">imu_drv</text:span><text:span text:style-name="T3">.</text:span></text:p>
      <text:p text:style-name="P1"><text:span text:style-name="T3">Saves Euler heading reading to a shared variable </text:span></text:p>
      <text:p text:style-name="P80"><text:span text:style-name="T3">Definition at line 37 of file task_sensor.cpp.</text:span></text:p>
      <text:p text:style-name="P80"><text:span text:style-name="T3">References imu_drv::getEulerAng(), imu_drv::getSysStatus(), and adc::read_oversampled().</text:span></text:p>
      <text:p text:style-name="P16"/>
      <text:p text:style-name="P18"><text:span text:style-name="T1">The documentation for this class was generated from the following files:</text:span></text:p>
      <text:list xml:id="list175551217858505" text:continue-numbering="true" text:style-name="WWNum2">
        <text:list-item>
          <text:p text:style-name="P85"><text:span text:style-name="T4">task_sensor.h</text:span></text:p>
        </text:list-item>
        <text:list-item>
          <text:p text:style-name="P85"><text:span text:style-name="T4">task_sensor.cpp</text:span></text:p>
        </text:list-item>
      </text:list>
      <text:p text:style-name="P19"/>
      <text:p text:style-name="P44"><text:span text:style-name="T1">task_steer Class Reference</text:span></text:p>
      <text:p text:style-name="Standard"><text:bookmark text:name="AAAAAAAAIV"/></text:p>
      <text:p text:style-name="P1"><text:span text:style-name="T3">This define prevents this .H file from being included multiple times in a .CPP file. </text:span></text:p>
      <text:p text:style-name="Standard"><text:span text:style-name="T10">#include &lt;task_steer.h&gt;</text:span></text:p>
      <text:p text:style-name="Standard"><text:span text:style-name="T3">Inheritance diagram for task_steer:</text:span></text:p>
      <text:p text:style-name="P11"><text:span text:style-name="T3">IMAGE</text:span></text:p>
      <text:p text:style-name="P20"><text:span text:style-name="T1">Public Member Functions</text:span></text:p>
      <text:p text:style-name="P84"><text:span text:style-name="T4">task_steer</text:span><text:span text:style-name="T3"> (const char *, unsigned portBASE_TYPE, size_t, emstream *)</text:span></text:p>
      <text:p text:style-name="P5"><text:span text:style-name="T5">No private variables or methods for this class. </text:span></text:p>
      <text:p text:style-name="P84"><text:span text:style-name="T3">void </text:span><text:span text:style-name="T4">run</text:span><text:span text:style-name="T3"> (void)</text:span></text:p>
      <text:p text:style-name="P5"><text:span text:style-name="T5">This method is called by the RTOS once to run the task loop indefinetly. </text:span></text:p>
      <text:p text:style-name="P15"/>
      <text:p text:style-name="P20"><text:span text:style-name="T1">Detailed Description</text:span></text:p>
      <text:p text:style-name="P1"><text:span text:style-name="T3">This define prevents this .H file from being included multiple times in a .CPP file. </text:span></text:p>
      <text:p text:style-name="P1"><text:span text:style-name="T3">Definition at line 35 of file task_steer.h.</text:span></text:p>
      <text:p text:style-name="P15"/>
      <text:p text:style-name="P20"><text:span text:style-name="T1">Constructor &amp; Destructor Documentation</text:span></text:p>
      <text:p text:style-name="P18"><text:span text:style-name="T1">task_steer::task_steer (const char * </text:span><text:span text:style-name="T2">a_name</text:span><text:span text:style-name="T1">, unsigned portBASE_TYPE </text:span><text:span text:style-name="T2">a_priority</text:span><text:span text:style-name="T1">, size_t </text:span><text:span text:style-name="T2">a_stack_size</text:span><text:span text:style-name="T1">, emstream * </text:span><text:span text:style-name="T2">p_ser_dev</text:span><text:span text:style-name="T1">)</text:span></text:p>
      <text:p text:style-name="P79"><text:bookmark text:name="AAAAAAAAIW"/></text:p>
      <text:p text:style-name="P1"><text:span text:style-name="T3">No private variables or methods for this class. </text:span></text:p>
      <text:p text:style-name="P1"><text:span text:style-name="T3">No protected variables or methods for this class This constructor creates a generic servo task of which many copies can be made.</text:span></text:p>
      <text:p text:style-name="P1"><text:span text:style-name="T3">This constructor creates a task which controls the ouput of the steering servo. The main job of this constructor is to call the constructor of parent class (</text:span><text:span text:style-name="T10">frt_task</text:span><text:span text:style-name="T3"> <text:s/>); the parent's constructor the work. </text:span></text:p>
      <text:p text:style-name="P21"><text:span text:style-name="T1">Parameters:</text:span></text:p>
      <table:table table:name="Table47" table:style-name="Table47">
        <table:table-column table:style-name="Table47.A"/>
        <table:table-column table:style-name="Table47.B"/>
        <table:table-row table:style-name="Table47.1">
          <table:table-cell table:style-name="Table47.A1" office:value-type="string">
            <text:p text:style-name="P10"><text:span text:style-name="T7">a_name</text:span><text:span text:style-name="T8"> </text:span></text:p>
          </table:table-cell>
          <table:table-cell table:style-name="Table47.A1" office:value-type="string">
            <text:p text:style-name="P10"><text:span text:style-name="T8">A character string which will be the name of this task </text:span></text:p>
          </table:table-cell>
        </table:table-row>
        <table:table-row table:style-name="Table47.1">
          <table:table-cell table:style-name="Table47.A1" office:value-type="string">
            <text:p text:style-name="P10"><text:span text:style-name="T7">a_priority</text:span><text:span text:style-name="T8"> </text:span></text:p>
          </table:table-cell>
          <table:table-cell table:style-name="Table47.A1" office:value-type="string">
            <text:p text:style-name="P10"><text:span text:style-name="T8">The priority at which this task will initially run (default: 0) </text:span></text:p>
          </table:table-cell>
        </table:table-row>
        <table:table-row table:style-name="Table47.1">
          <table:table-cell table:style-name="Table47.A1" office:value-type="string">
            <text:p text:style-name="P10"><text:span text:style-name="T7">a_stack_size</text:span><text:span text:style-name="T8"> </text:span></text:p>
          </table:table-cell>
          <table:table-cell table:style-name="Table47.A1" office:value-type="string">
            <text:p text:style-name="P10"><text:span text:style-name="T8">The size of this task's stack in bytes (default: configMINIMAL_STACK_SIZE) </text:span></text:p>
          </table:table-cell>
        </table:table-row>
        <table:table-row table:style-name="Table47.1">
          <table:table-cell table:style-name="Table47.A1" office:value-type="string">
            <text:p text:style-name="P10"><text:span text:style-name="T7">p_ser_dev</text:span><text:span text:style-name="T8"> </text:span></text:p>
          </table:table-cell>
          <table:table-cell table:style-name="Table47.A1" office:value-type="string">
            <text:p text:style-name="P10"><text:span text:style-name="T8">Pointer to a serial device (port, radio, SD card, etc.) which can be used by this task to communicate (default: NULL) </text:span></text:p>
          </table:table-cell>
        </table:table-row>
      </table:table>
      <text:p text:style-name="P80"><text:span text:style-name="T3">Definition at line 28 of file task_steer.cpp.</text:span></text:p>
      <text:p text:style-name="P16"/>
      <text:p text:style-name="P20"><text:soft-page-break/><text:span text:style-name="T1">Member Function Documentation</text:span></text:p>
      <text:p text:style-name="P18"><text:span text:style-name="T1">void task_steer::run (void )</text:span></text:p>
      <text:p text:style-name="P79"><text:bookmark text:name="AAAAAAAAIX"/></text:p>
      <text:p text:style-name="P1"><text:span text:style-name="T3">This method is called by the RTOS once to run the task loop indefinetly. </text:span></text:p>
      <text:p text:style-name="P1"><text:span text:style-name="T3">This method is called once by the RTOS scheduler. Each time around the for (;;) loop, it instatiates a new servo object and reading a steering trim potentiometer to adjust the centering of our steering linkage. The steering position is set with a shared setpoint variable. </text:span></text:p>
      <text:p text:style-name="P80"><text:span text:style-name="T3">Definition at line 40 of file task_steer.cpp.</text:span></text:p>
      <text:p text:style-name="P80"><text:span text:style-name="T3">References adc::read_oversampled(), and servo_drv::set_Pos().</text:span></text:p>
      <text:p text:style-name="P16"/>
      <text:p text:style-name="P18"><text:span text:style-name="T1">The documentation for this class was generated from the following files:</text:span></text:p>
      <text:list xml:id="list175550560066255" text:continue-numbering="true" text:style-name="WWNum2">
        <text:list-item>
          <text:p text:style-name="P85"><text:span text:style-name="T4">task_steer.h</text:span></text:p>
        </text:list-item>
        <text:list-item>
          <text:p text:style-name="P85"><text:span text:style-name="T4">task_steer.cpp</text:span></text:p>
        </text:list-item>
      </text:list>
      <text:p text:style-name="P19"/>
      <text:p text:style-name="P45"><text:span text:style-name="T1">task_user Class Reference</text:span></text:p>
      <text:p text:style-name="Standard"><text:bookmark text:name="AAAAAAAAIY"/></text:p>
      <text:p text:style-name="Standard"><text:span text:style-name="T10">#include &lt;task_user.h&gt;</text:span></text:p>
      <text:p text:style-name="Standard"><text:span text:style-name="T3">Inheritance diagram for task_user:</text:span></text:p>
      <text:p text:style-name="P11"><text:span text:style-name="T3">IMAGE</text:span></text:p>
      <text:p text:style-name="P20"><text:span text:style-name="T1">Public Member Functions</text:span></text:p>
      <text:p text:style-name="P84"><text:span text:style-name="T4">task_user</text:span><text:span text:style-name="T3"> (const char *, unsigned portBASE_TYPE, size_t, emstream *)</text:span></text:p>
      <text:p text:style-name="P5"><text:span text:style-name="T5">This constructor creates a user interface task object. </text:span></text:p>
      <text:p text:style-name="P84"><text:span text:style-name="T3">void </text:span><text:span text:style-name="T4">run</text:span><text:span text:style-name="T3"> (void)</text:span></text:p>
      <text:p text:style-name="P5"><text:span text:style-name="T5">This method is called by the RTOS once to run the task loop for ever and ever. </text:span></text:p>
      <text:p text:style-name="P20"><text:span text:style-name="T1">Protected Member Functions</text:span></text:p>
      <text:p text:style-name="P84"><text:span text:style-name="T3">void </text:span><text:span text:style-name="T4">print_main_menu</text:span><text:span text:style-name="T3"> (void)</text:span><text:bookmark text:name="AAAAAAAAIZ"/></text:p>
      <text:p text:style-name="P5"><text:span text:style-name="T5">This method displays the Main Menu message telling the user what to do. It's protected so that only methods of this class or possibly descendents can use it. </text:span></text:p>
      <text:p text:style-name="P84"><text:span text:style-name="T3">void </text:span><text:span text:style-name="T4">print_help_menu</text:span><text:span text:style-name="T3"> (void)</text:span><text:bookmark text:name="AAAAAAAAJA"/></text:p>
      <text:p text:style-name="P5"><text:span text:style-name="T5">This method displays the system/microprocessor help menu. </text:span></text:p>
      <text:p text:style-name="P84"><text:span text:style-name="T3">void </text:span><text:span text:style-name="T4">print_class_menu</text:span><text:span text:style-name="T3"> (void)</text:span><text:bookmark text:name="AAAAAAAAJB"/></text:p>
      <text:p text:style-name="P5"><text:span text:style-name="T5">This method displays the Class Task Menu message for class tasks. It's protected so only methods of this class or possibly descendents can use it. </text:span></text:p>
      <text:p text:style-name="P84"><text:span text:style-name="T3">void </text:span><text:span text:style-name="T4">print_drive_menu</text:span><text:span text:style-name="T3"> (void)</text:span><text:bookmark text:name="AAAAAAAAJC"/></text:p>
      <text:p text:style-name="P5"><text:span text:style-name="T5">This method displays the Drive Menu message for class tasks. It's protected so only methods of this class and possibly descendents can use it. </text:span></text:p>
      <text:p text:style-name="P84"><text:span text:style-name="T3">void </text:span><text:span text:style-name="T4">show_status</text:span><text:span text:style-name="T3"> (void)</text:span></text:p>
      <text:p text:style-name="P5"><text:span text:style-name="T5">This method displays information about the status of the system. </text:span></text:p>
      <text:p text:style-name="P15"/>
      <text:p text:style-name="P20"><text:span text:style-name="T1">Detailed Description</text:span></text:p>
      <text:p text:style-name="P1"><text:span text:style-name="T3">This task interacts with the user for force him/her to do what he/she is told. What a rude task this is. Then again, computers tend to be that way; if they're polite with you, they're probably spying on you. </text:span></text:p>
      <text:p text:style-name="P1"><text:span text:style-name="T3">Definition at line 57 of file task_user.h.</text:span></text:p>
      <text:p text:style-name="P15"/>
      <text:p text:style-name="P20"><text:span text:style-name="T1">Constructor &amp; Destructor Documentation</text:span></text:p>
      <text:p text:style-name="P18"><text:span text:style-name="T1">task_user::task_user (const char * </text:span><text:span text:style-name="T2">a_name</text:span><text:span text:style-name="T1">, unsigned portBASE_TYPE </text:span><text:span text:style-name="T2">a_priority</text:span><text:span text:style-name="T1">, size_t </text:span><text:span text:style-name="T2">a_stack_size</text:span><text:span text:style-name="T1">, emstream * </text:span><text:span text:style-name="T2">p_ser_dev</text:span><text:span text:style-name="T1">)</text:span></text:p>
      <text:p text:style-name="P79"><text:bookmark text:name="AAAAAAAAJD"/></text:p>
      <text:p text:style-name="P1"><text:span text:style-name="T3">This constructor creates a user interface task object. </text:span></text:p>
      <text:p text:style-name="P1"><text:soft-page-break/><text:span text:style-name="T3">This constructor creates a new user interface task. It's main job is to call the parent class's constructor which does most of the work. </text:span></text:p>
      <text:p text:style-name="P21"><text:span text:style-name="T1">Parameters:</text:span></text:p>
      <table:table table:name="Table48" table:style-name="Table48">
        <table:table-column table:style-name="Table48.A"/>
        <table:table-column table:style-name="Table48.B"/>
        <table:table-row table:style-name="Table48.1">
          <table:table-cell table:style-name="Table48.A1" office:value-type="string">
            <text:p text:style-name="P10"><text:span text:style-name="T7">a_name</text:span><text:span text:style-name="T8"> </text:span></text:p>
          </table:table-cell>
          <table:table-cell table:style-name="Table48.A1" office:value-type="string">
            <text:p text:style-name="P10"><text:span text:style-name="T8">A character string which will be the name of this task </text:span></text:p>
          </table:table-cell>
        </table:table-row>
        <table:table-row table:style-name="Table48.1">
          <table:table-cell table:style-name="Table48.A1" office:value-type="string">
            <text:p text:style-name="P10"><text:span text:style-name="T7">a_priority</text:span><text:span text:style-name="T8"> </text:span></text:p>
          </table:table-cell>
          <table:table-cell table:style-name="Table48.A1" office:value-type="string">
            <text:p text:style-name="P10"><text:span text:style-name="T8">The priority at which this task will initially run (default: 0) </text:span></text:p>
          </table:table-cell>
        </table:table-row>
        <table:table-row table:style-name="Table48.1">
          <table:table-cell table:style-name="Table48.A1" office:value-type="string">
            <text:p text:style-name="P10"><text:span text:style-name="T7">a_stack_size</text:span><text:span text:style-name="T8"> </text:span></text:p>
          </table:table-cell>
          <table:table-cell table:style-name="Table48.A1" office:value-type="string">
            <text:p text:style-name="P10"><text:span text:style-name="T8">The size of this task's stack in bytes (default: configMINIMAL_STACK_SIZE) </text:span></text:p>
          </table:table-cell>
        </table:table-row>
        <table:table-row table:style-name="Table48.1">
          <table:table-cell table:style-name="Table48.A1" office:value-type="string">
            <text:p text:style-name="P10"><text:span text:style-name="T7">p_ser_dev</text:span><text:span text:style-name="T8"> </text:span></text:p>
          </table:table-cell>
          <table:table-cell table:style-name="Table48.A1" office:value-type="string">
            <text:p text:style-name="P10"><text:span text:style-name="T8">Pointer to a serial device (port, radio, SD card, etc.) which can be used by this task to communicate (default: NULL) </text:span></text:p>
          </table:table-cell>
        </table:table-row>
      </table:table>
      <text:p text:style-name="P80"><text:span text:style-name="T3">Definition at line 67 of file task_user.cpp.</text:span></text:p>
      <text:p text:style-name="P16"/>
      <text:p text:style-name="P20"><text:span text:style-name="T1">Member Function Documentation</text:span></text:p>
      <text:p text:style-name="P18"><text:span text:style-name="T1">void task_user::run (void )</text:span></text:p>
      <text:p text:style-name="P79"><text:bookmark text:name="AAAAAAAAJE"/></text:p>
      <text:p text:style-name="P1"><text:span text:style-name="T3">This method is called by the RTOS once to run the task loop for ever and ever. </text:span></text:p>
      <text:p text:style-name="P1"><text:span text:style-name="T3">This task interacts with the user so that they can use the main modes of operation for the car. There is four modes which are a manual driving mode (using WASD control) and two modes that relate to controls tasks required by the class which are to have the car drive in a straight line for a set distance and have the car drive in a circle of a set radius. The last task is to avoid hitting an object that is in front of the car, which was chosen by our group. </text:span></text:p>
      <text:p text:style-name="P80"><text:span text:style-name="T3">Definition at line 83 of file task_user.cpp.</text:span></text:p>
      <text:p text:style-name="P80"><text:span text:style-name="T3">References p_print_ser_queue, print_class_menu(), print_drive_menu(), print_help_menu(), print_main_menu(), sh_power_set_flag, and show_status().</text:span></text:p>
      <text:p text:style-name="P18"><text:span text:style-name="T1">void task_user::show_status (void )</text:span><text:span text:style-name="T10">[protected]</text:span></text:p>
      <text:p text:style-name="P79"><text:bookmark text:name="AAAAAAAAJF"/></text:p>
      <text:p text:style-name="P1"><text:span text:style-name="T3">This method displays information about the status of the system. </text:span></text:p>
      <text:p text:style-name="P1"><text:span text:style-name="T3">This method displays information about the status of the system, including the following: </text:span></text:p>
      <text:list xml:id="list175552316647545" text:continue-numbering="true" text:style-name="WWNum2">
        <text:list-item>
          <text:p text:style-name="P85"><text:span text:style-name="T3">The name and version of the program </text:span></text:p>
        </text:list-item>
        <text:list-item>
          <text:p text:style-name="P85"><text:span text:style-name="T3">The name, status, priority, and free stack space of each task </text:span></text:p>
        </text:list-item>
        <text:list-item>
          <text:p text:style-name="P85"><text:span text:style-name="T3">Processor cycles used by each task </text:span></text:p>
        </text:list-item>
        <text:list-item>
          <text:p text:style-name="P85"><text:span text:style-name="T3">Amount of heap space free and setting of RTOS tick timer </text:span></text:p>
        </text:list-item>
      </text:list>
      <text:p text:style-name="P80"><text:span text:style-name="T3">Definition at line 526 of file task_user.cpp.</text:span></text:p>
      <text:p text:style-name="P80"><text:span text:style-name="T3">References PROGRAM_VERSION.</text:span></text:p>
      <text:p text:style-name="P80"><text:span text:style-name="T3">Referenced by run().</text:span></text:p>
      <text:p text:style-name="P16"/>
      <text:p text:style-name="P18"><text:span text:style-name="T1">The documentation for this class was generated from the following files:</text:span></text:p>
      <text:list xml:id="list175551608119922" text:continue-numbering="true" text:style-name="WWNum2">
        <text:list-item>
          <text:p text:style-name="P85"><text:span text:style-name="T4">task_user.h</text:span></text:p>
        </text:list-item>
        <text:list-item>
          <text:p text:style-name="P85"><text:span text:style-name="T4">task_user.cpp</text:span></text:p>
        </text:list-item>
      </text:list>
      <text:p text:style-name="P30"><text:span text:style-name="T1">File Documentation</text:span></text:p>
      <text:p text:style-name="P32"><text:span text:style-name="T1">adc.cpp File Reference</text:span></text:p>
      <text:p text:style-name="Standard"><text:bookmark text:name="AAAAAAAAAA"/><text:span text:style-name="T10">#include &lt;stdlib.h&gt;</text:span></text:p>
      <text:p text:style-name="DenseText"><text:span text:style-name="T10">#include &lt;avr/io.h&gt;</text:span></text:p>
      <text:p text:style-name="DenseText"><text:span text:style-name="T10">#include "rs232int.h"</text:span></text:p>
      <text:p text:style-name="DenseText"><text:span text:style-name="T10">#include "adc.h"</text:span></text:p>
      <text:p text:style-name="P20"><text:span text:style-name="T1">Functions</text:span></text:p>
      <text:p text:style-name="P84"><text:span text:style-name="T3">emstream &amp; </text:span><text:span text:style-name="T4">operator&lt;&lt;</text:span><text:span text:style-name="T3"> (emstream &amp;serpt, </text:span><text:span text:style-name="T4">adc</text:span><text:span text:style-name="T3"> &amp;a2d)</text:span></text:p>
      <text:p text:style-name="P5"><text:span text:style-name="T5">This overloaded operator "prints the A/D converter.". </text:span></text:p>
      <text:p text:style-name="P15"/>
      <text:p text:style-name="P20"><text:span text:style-name="T1">Detailed Description</text:span></text:p>
      <text:p text:style-name="P1"><text:span text:style-name="T3">This file contains a very simple A/D converter driver.</text:span></text:p>
      <text:p text:style-name="P1"><text:span text:style-name="T3">Revisions: </text:span></text:p>
      <text:p text:style-name="P84"><text:span text:style-name="T3">01-15-2008 JRR Original (somewhat useful) file </text:span></text:p>
      <text:p text:style-name="P84"><text:span text:style-name="T3">10-11-2012 JRR Less original, more useful file with FreeRTOS mutex added </text:span></text:p>
      <text:p text:style-name="P84"><text:span text:style-name="T3">10-12-2012 JRR There was a bug in the mutex code, and it has been fixed</text:span></text:p>
      <text:p text:style-name="P1"><text:span text:style-name="T3">License: This file is copyright 2015 by JR Ridgely and released under the Lesser GNU Public License, version 2. It intended for educational use only, but its use is not limited thereto. </text:span></text:p>
      <text:p text:style-name="P1"><text:span text:style-name="T3">Definition in file </text:span><text:span text:style-name="T4">adc.cpp</text:span><text:span text:style-name="T3">.</text:span></text:p>
      <text:p text:style-name="P15"/>
      <text:p text:style-name="P20"><text:span text:style-name="T1">Function Documentation</text:span></text:p>
      <text:p text:style-name="P18"><text:span text:style-name="T1">emstream&amp; operator&lt;&lt; (emstream &amp; </text:span><text:span text:style-name="T2">serpt</text:span><text:span text:style-name="T1">, adc &amp; </text:span><text:span text:style-name="T2">a2d</text:span><text:span text:style-name="T1">)</text:span></text:p>
      <text:p text:style-name="P79"><text:bookmark text:name="AAAAAAAAAB"/></text:p>
      <text:p text:style-name="P1"><text:span text:style-name="T3">This overloaded operator "prints the A/D converter.". </text:span></text:p>
      <text:p text:style-name="P1"><text:span text:style-name="T3">end of class adc</text:span></text:p>
      <text:p text:style-name="P1"><text:span text:style-name="T3">Prints out the value of the ADCSRA, ADMUX registers, and a single reading of channels 0 through 7 of the A/D. </text:span></text:p>
      <text:p text:style-name="P21"><text:span text:style-name="T1">Parameters:</text:span></text:p>
      <table:table table:name="Table49" table:style-name="Table49">
        <table:table-column table:style-name="Table49.A"/>
        <table:table-column table:style-name="Table49.B"/>
        <table:table-row table:style-name="Table49.1">
          <table:table-cell table:style-name="Table49.A1" office:value-type="string">
            <text:p text:style-name="P10"><text:span text:style-name="T7">serpt</text:span><text:span text:style-name="T8"> </text:span></text:p>
          </table:table-cell>
          <table:table-cell table:style-name="Table49.A1" office:value-type="string">
            <text:p text:style-name="P10"><text:span text:style-name="T8">Reference to a serial port to which the printout will be printed </text:span></text:p>
          </table:table-cell>
        </table:table-row>
        <table:table-row table:style-name="Table49.1">
          <table:table-cell table:style-name="Table49.A1" office:value-type="string">
            <text:p text:style-name="P10"><text:span text:style-name="T7">a2d</text:span><text:span text:style-name="T8"> </text:span></text:p>
          </table:table-cell>
          <table:table-cell table:style-name="Table49.A1" office:value-type="string">
            <text:p text:style-name="P10"><text:span text:style-name="T8">Reference to the A/D driver which is being printed </text:span></text:p>
          </table:table-cell>
        </table:table-row>
      </table:table>
      <text:p text:style-name="P21"><text:span text:style-name="T1">Returns:</text:span></text:p>
      <text:p text:style-name="DescContinue_20_2"><text:span text:style-name="T3">A reference to the same serial device on which we write information. This is used to string together things to write with </text:span><text:span text:style-name="T10">&lt;&lt;</text:span><text:span text:style-name="T3"> <text:s/>operators </text:span></text:p>
      <text:p text:style-name="P80"><text:span text:style-name="T3">Definition at line 141 of file adc.cpp.</text:span></text:p>
      <text:p text:style-name="P80"><text:span text:style-name="T3">References adc::read_once().</text:span></text:p>
      <text:p text:style-name="P19"/>
      <text:p text:style-name="P46"><text:span text:style-name="T1">adc.h File Reference</text:span></text:p>
      <text:p text:style-name="Standard"><text:bookmark text:name="AAAAAAAAAC"/><text:span text:style-name="T10">#include "emstream.h"</text:span></text:p>
      <text:p text:style-name="DenseText"><text:span text:style-name="T10">#include "FreeRTOS.h"</text:span></text:p>
      <text:p text:style-name="DenseText"><text:span text:style-name="T10">#include "task.h"</text:span></text:p>
      <text:p text:style-name="DenseText"><text:span text:style-name="T10">#include "queue.h"</text:span></text:p>
      <text:p text:style-name="DenseText"><text:span text:style-name="T10">#include "semphr.h"</text:span></text:p>
      <text:p text:style-name="P20"><text:span text:style-name="T1">Classes</text:span></text:p>
      <text:p text:style-name="P84"><text:span text:style-name="T3">class </text:span><text:span text:style-name="T4">adc</text:span></text:p>
      <text:p text:style-name="P5"><text:span text:style-name="T5">This define prevents this .H file from being included multiple times in a .CPP file. </text:span><text:span text:style-name="T1">Functions</text:span></text:p>
      <text:p text:style-name="P84"><text:span text:style-name="T3">emstream &amp; </text:span><text:span text:style-name="T4">operator&lt;&lt;</text:span><text:span text:style-name="T3"> (emstream &amp;, </text:span><text:span text:style-name="T4">adc</text:span><text:span text:style-name="T3"> &amp;)</text:span></text:p>
      <text:p text:style-name="P5"><text:span text:style-name="T5">end of class adc </text:span></text:p>
      <text:p text:style-name="P15"/>
      <text:p text:style-name="P20"><text:span text:style-name="T1">Detailed Description</text:span></text:p>
      <text:p text:style-name="P1"><text:span text:style-name="T3">This file contains a very simple A/D converter driver. The driver is hopefully thread safe in FreeRTOS due to the use of a mutex to prevent its use by multiple tasks at the same time. There is no protection from priority inversion, however, except for the priority elevation in the mutex.</text:span></text:p>
      <text:p text:style-name="P1"><text:span text:style-name="T3">Revisions: </text:span></text:p>
      <text:p text:style-name="P84"><text:span text:style-name="T3">01-15-2008 JRR Original (somewhat useful) file </text:span></text:p>
      <text:p text:style-name="P84"><text:span text:style-name="T3">10-11-2012 JRR Less original, more useful file with FreeRTOS mutex added </text:span></text:p>
      <text:p text:style-name="P84"><text:span text:style-name="T3">10-12-2012 JRR There was a bug in the mutex code, and it has been fixed</text:span></text:p>
      <text:p text:style-name="P1"><text:span text:style-name="T3">License: This file is copyright 2012 by JR Ridgely and released under the Lesser GNU Public License, version 2. It intended for educational use only, but its use is not limited thereto. </text:span></text:p>
      <text:p text:style-name="P1"><text:span text:style-name="T3">Definition in file </text:span><text:span text:style-name="T4">adc.h</text:span><text:span text:style-name="T3">.</text:span></text:p>
      <text:p text:style-name="P15"/>
      <text:p text:style-name="P20"><text:span text:style-name="T1">Function Documentation</text:span></text:p>
      <text:p text:style-name="P18"><text:span text:style-name="T1">emstream&amp; operator&lt;&lt; (emstream &amp; </text:span><text:span text:style-name="T2">serpt</text:span><text:span text:style-name="T1">, adc &amp; </text:span><text:span text:style-name="T2">a2d</text:span><text:span text:style-name="T1">)</text:span></text:p>
      <text:p text:style-name="P79"><text:bookmark text:name="AAAAAAAAAD"/></text:p>
      <text:p text:style-name="P1"><text:span text:style-name="T3">end of class adc </text:span></text:p>
      <text:p text:style-name="P1"><text:span text:style-name="T3">This operator prints the A/D converter (see file </text:span><text:span text:style-name="T4">adc.cpp</text:span><text:span text:style-name="T3"> for details). It's not a part of class adc, but it operates on objects of class adc</text:span></text:p>
      <text:p text:style-name="P1"><text:span text:style-name="T3">end of class adc</text:span></text:p>
      <text:p text:style-name="P1"><text:span text:style-name="T3">Prints out the value of the ADCSRA, ADMUX registers, and a single reading of channels 0 through 7 of the A/D. </text:span></text:p>
      <text:p text:style-name="P21"><text:span text:style-name="T1">Parameters:</text:span></text:p>
      <table:table table:name="Table50" table:style-name="Table50">
        <table:table-column table:style-name="Table50.A"/>
        <table:table-column table:style-name="Table50.B"/>
        <table:table-row table:style-name="Table50.1">
          <table:table-cell table:style-name="Table50.A1" office:value-type="string">
            <text:p text:style-name="P10"><text:span text:style-name="T7">serpt</text:span><text:span text:style-name="T8"> </text:span></text:p>
          </table:table-cell>
          <table:table-cell table:style-name="Table50.A1" office:value-type="string">
            <text:p text:style-name="P10"><text:span text:style-name="T8">Reference to a serial port to which the printout will be printed </text:span></text:p>
          </table:table-cell>
        </table:table-row>
        <table:table-row table:style-name="Table50.1">
          <table:table-cell table:style-name="Table50.A1" office:value-type="string">
            <text:p text:style-name="P10"><text:span text:style-name="T7">a2d</text:span><text:span text:style-name="T8"> </text:span></text:p>
          </table:table-cell>
          <table:table-cell table:style-name="Table50.A1" office:value-type="string">
            <text:p text:style-name="P10"><text:span text:style-name="T8">Reference to the A/D driver which is being printed </text:span></text:p>
          </table:table-cell>
        </table:table-row>
      </table:table>
      <text:p text:style-name="P21"><text:soft-page-break/><text:span text:style-name="T1">Returns:</text:span></text:p>
      <text:p text:style-name="DescContinue_20_2"><text:span text:style-name="T3">A reference to the same serial device on which we write information. This is used to string together things to write with </text:span><text:span text:style-name="T10">&lt;&lt;</text:span><text:span text:style-name="T3"> <text:s/>operators </text:span></text:p>
      <text:p text:style-name="P80"><text:span text:style-name="T3">Definition at line 141 of file adc.cpp.</text:span></text:p>
      <text:p text:style-name="P80"><text:span text:style-name="T3">References adc::read_once().</text:span></text:p>
      <text:p text:style-name="P19"/>
      <text:p text:style-name="P47"><text:span text:style-name="T1">encoder_drv.cpp File Reference</text:span></text:p>
      <text:p text:style-name="Standard"><text:bookmark text:name="AAAAAAAAAE"/><text:span text:style-name="T10">#include &lt;stdlib.h&gt;</text:span></text:p>
      <text:p text:style-name="DenseText"><text:span text:style-name="T10">#include &lt;avr/io.h&gt;</text:span></text:p>
      <text:p text:style-name="DenseText"><text:span text:style-name="T10">#include &lt;avr/interrupt.h&gt;</text:span></text:p>
      <text:p text:style-name="DenseText"><text:span text:style-name="T10">#include "rs232int.h"</text:span></text:p>
      <text:p text:style-name="DenseText"><text:span text:style-name="T10">#include "textqueue.h"</text:span></text:p>
      <text:p text:style-name="DenseText"><text:span text:style-name="T10">#include "taskshare.h"</text:span></text:p>
      <text:p text:style-name="DenseText"><text:span text:style-name="T10">#include "shares.h"</text:span></text:p>
      <text:p text:style-name="DenseText"><text:span text:style-name="T10">#include "encoder_drv.h"</text:span></text:p>
      <text:p text:style-name="P20"><text:span text:style-name="T1">Functions</text:span></text:p>
      <text:p text:style-name="P84"><text:span text:style-name="T4">ISR</text:span><text:span text:style-name="T3"> (INT4_vect)</text:span></text:p>
      <text:p text:style-name="P5"><text:span text:style-name="T5">This interrupt service routine determines the new encoder state, direction, increments or decrements encoder count, and flags encoder sequence errors with the error count. </text:span></text:p>
      <text:p text:style-name="P84"><text:span text:style-name="T4">ISR_ALIAS</text:span><text:span text:style-name="T3"> (INT5_vect, INT4_vect)</text:span><text:bookmark text:name="AAAAAAAAAF"/></text:p>
      <text:p text:style-name="P84"><text:span text:style-name="T4">ISR</text:span><text:span text:style-name="T3"> (INT6_vect)</text:span></text:p>
      <text:p text:style-name="P5"><text:span text:style-name="T5">This interrupt service routine determines the new encoder state, direction, increments or decrements encoder count, and flags encoder sequence errors with the error count. </text:span></text:p>
      <text:p text:style-name="P84"><text:span text:style-name="T4">ISR_ALIAS</text:span><text:span text:style-name="T3"> (INT7_vect, INT6_vect)</text:span><text:bookmark text:name="AAAAAAAAAG"/></text:p>
      <text:p text:style-name="P15"/>
      <text:p text:style-name="P20"><text:span text:style-name="T1">Detailed Description</text:span></text:p>
      <text:p text:style-name="P1"><text:span text:style-name="T3">This file contains interrupt service routines appropriate to a specific motor. Also shares pertinent encoder data with task_encoder.cpp, including direction, encoder states, count, and error count.</text:span></text:p>
      <text:p text:style-name="P1"><text:span text:style-name="T3">Revisions: </text:span></text:p>
      <text:p text:style-name="P84"><text:span text:style-name="T3">April 13, 2016 - BKK ME405 Group 3 original file </text:span></text:p>
      <text:p text:style-name="P84"><text:span text:style-name="T3">April 28, 2016 - BKK Added interrupt enable for ch 6 &amp; 7, interrupts for ch 4 -&gt; 7 </text:span></text:p>
      <text:p text:style-name="P1"><text:span text:style-name="T3">Definition in file </text:span><text:span text:style-name="T4">encoder_drv.cpp</text:span><text:span text:style-name="T3">.</text:span></text:p>
      <text:p text:style-name="P15"/>
      <text:p text:style-name="P20"><text:span text:style-name="T1">Function Documentation</text:span></text:p>
      <text:p text:style-name="P18"><text:span text:style-name="T1">ISR (INT4_vect )</text:span></text:p>
      <text:p text:style-name="P79"><text:bookmark text:name="AAAAAAAAAH"/></text:p>
      <text:p text:style-name="P1"><text:span text:style-name="T3">This interrupt service routine determines the new encoder state, direction, increments or decrements encoder count, and flags encoder sequence errors with the error count. </text:span></text:p>
      <text:p text:style-name="P1"><text:span text:style-name="T3">Specifically, compare the new state to the previous state and based on the physical quadrature of the encoder disk, determines relevant encoder direction and recognizes errors: tick skipping. This ISR will be used for channel 4 &amp; 5. </text:span></text:p>
      <text:p text:style-name="P21"><text:span text:style-name="T1">Parameters:</text:span></text:p>
      <table:table table:name="Table51" table:style-name="Table51">
        <table:table-column table:style-name="Table51.A"/>
        <table:table-column table:style-name="Table51.B"/>
        <table:table-row table:style-name="Table51.1">
          <table:table-cell table:style-name="Table51.A1" office:value-type="string">
            <text:p text:style-name="P10"><text:span text:style-name="T7">INT4_vect</text:span><text:span text:style-name="T8"> </text:span></text:p>
          </table:table-cell>
          <table:table-cell table:style-name="Table51.A1" office:value-type="string">
            <text:p text:style-name="P10"><text:span text:style-name="T8">Interrupt vector for pin E4 (External interrupt) </text:span></text:p>
          </table:table-cell>
        </table:table-row>
      </table:table>
      <text:p text:style-name="P80"><text:span text:style-name="T3">Definition at line 96 of file encoder_drv.cpp.</text:span></text:p>
      <text:p text:style-name="P80"><text:soft-page-break/><text:span text:style-name="T3">References sh_encoder_count_1, sh_encoder_error_count_1, sh_encoder_new_state_1, and sh_encoder_old_state_1.</text:span></text:p>
      <text:p text:style-name="P18"><text:span text:style-name="T1">ISR (INT6_vect )</text:span></text:p>
      <text:p text:style-name="P79"><text:bookmark text:name="AAAAAAAAAI"/></text:p>
      <text:p text:style-name="P1"><text:span text:style-name="T3">This interrupt service routine determines the new encoder state, direction, increments or decrements encoder count, and flags encoder sequence errors with the error count. </text:span></text:p>
      <text:p text:style-name="P1"><text:span text:style-name="T3">Specifically, compare the new state to the previous state and based on the physical quadrature of the encoder disk, determines relevant encoder direction and recognizes errors: tick skipping. This ISR will be used for channel 6 &amp; 7. </text:span></text:p>
      <text:p text:style-name="P21"><text:span text:style-name="T1">Parameters:</text:span></text:p>
      <table:table table:name="Table52" table:style-name="Table52">
        <table:table-column table:style-name="Table52.A"/>
        <table:table-column table:style-name="Table52.B"/>
        <table:table-row table:style-name="Table52.1">
          <table:table-cell table:style-name="Table52.A1" office:value-type="string">
            <text:p text:style-name="P10"><text:span text:style-name="T7">INT6_vect</text:span><text:span text:style-name="T8"> </text:span></text:p>
          </table:table-cell>
          <table:table-cell table:style-name="Table52.A1" office:value-type="string">
            <text:p text:style-name="P10"><text:span text:style-name="T8">Interrupt vector for pin E6 (External interrupt) </text:span></text:p>
          </table:table-cell>
        </table:table-row>
      </table:table>
      <text:p text:style-name="P80"><text:span text:style-name="T3">Definition at line 159 of file encoder_drv.cpp.</text:span></text:p>
      <text:p text:style-name="P80"><text:span text:style-name="T3">References sh_encoder_count_2, sh_encoder_new_state_2, and sh_encoder_old_state_2.</text:span></text:p>
      <text:p text:style-name="P19"/>
      <text:p text:style-name="P48"><text:span text:style-name="T1">encoder_drv.h File Reference</text:span></text:p>
      <text:p text:style-name="Standard"><text:bookmark text:name="AAAAAAAAAJ"/><text:span text:style-name="T10">#include "emstream.h"</text:span></text:p>
      <text:p text:style-name="DenseText"><text:span text:style-name="T10">#include "FreeRTOS.h"</text:span></text:p>
      <text:p text:style-name="DenseText"><text:span text:style-name="T10">#include "task.h"</text:span></text:p>
      <text:p text:style-name="DenseText"><text:span text:style-name="T10">#include "queue.h"</text:span></text:p>
      <text:p text:style-name="DenseText"><text:span text:style-name="T10">#include "semphr.h"</text:span></text:p>
      <text:p text:style-name="DenseText"><text:span text:style-name="T10">#include "taskshare.h"</text:span></text:p>
      <text:p text:style-name="DenseText"><text:span text:style-name="T10">#include "textqueue.h"</text:span></text:p>
      <text:p text:style-name="DenseText"><text:span text:style-name="T10">#include "shares.h"</text:span></text:p>
      <text:p text:style-name="P20"><text:span text:style-name="T1">Classes</text:span></text:p>
      <text:p text:style-name="P84"><text:span text:style-name="T3">class </text:span><text:span text:style-name="T4">encoder_drv</text:span></text:p>
      <text:p text:style-name="P5"><text:span text:style-name="T5">This define prevents this .H file from being included multiple times in a .CPP file. </text:span></text:p>
      <text:p text:style-name="P20"><text:span text:style-name="T1">Detailed Description</text:span></text:p>
      <text:p text:style-name="P1"><text:span text:style-name="T3">This file contains interrupt service routines appropriate to a specific encoder. Also shares pertinent encoder data with task_encoder.cpp, including direction, encoder states, count, and error count.</text:span></text:p>
      <text:p text:style-name="P1"><text:span text:style-name="T3">Revisions: </text:span></text:p>
      <text:p text:style-name="P84"><text:span text:style-name="T3">04-13-2016 ME405 Group 3 original file </text:span></text:p>
      <text:p text:style-name="P84"><text:span text:style-name="T3">April 28, 2016 - BKK Cleaned up comments </text:span></text:p>
      <text:p text:style-name="P1"><text:span text:style-name="T3">Definition in file </text:span><text:span text:style-name="T4">encoder_drv.h</text:span><text:span text:style-name="T3">.</text:span></text:p>
      <text:p text:style-name="P8"/>
      <text:p text:style-name="P49"><text:span text:style-name="T1">i2c_master.cpp File Reference</text:span></text:p>
      <text:p text:style-name="Standard"><text:bookmark text:name="AAAAAAAAAK"/><text:span text:style-name="T10">#include "FreeRTOS.h"</text:span></text:p>
      <text:p text:style-name="DenseText"><text:span text:style-name="T10">#include "task.h"</text:span></text:p>
      <text:p text:style-name="DenseText"><text:span text:style-name="T10">#include "i2c_master.h"</text:span></text:p>
      <text:p text:style-name="P15"/>
      <text:p text:style-name="P20"><text:span text:style-name="T1">Detailed Description</text:span></text:p>
      <text:p text:style-name="P1"><text:span text:style-name="T3">This file contains a base class for classes that use the I2C (also known as TWI) interface on an AVR. The terms "I2C" (the two means squared) and "TWI" are essentially equivalent; Philips has trademarked the former, and Atmel doesn't pay them a license fee, so Atmel chips that meet exactly the same specification are not allowed to use the "I2C" name, even though everything works the same.</text:span></text:p>
      <text:p text:style-name="P1"><text:span text:style-name="T3">Note: The terms "master" and "slave" are standard terminology used in the electronics industry to describe interactions between electronic components only. The use of such terms in this documentation is made only for the purpose of usefully documenting electronic hardware and software, and such use must not be misconstrued as diminishing our revulsion at the socially diseased human behavior which is described using the same terms, nor implying any insensitivity toward people from any background who have been affected by such behavior.</text:span></text:p>
      <text:p text:style-name="P1"><text:span text:style-name="T3">Revised:</text:span></text:p>
      <text:p text:style-name="P84"><text:span text:style-name="T3">12-24-2012 JRR Original file, as a standalone HMC6352 compass driver</text:span></text:p>
      <text:p text:style-name="P84"><text:span text:style-name="T3">12-28-2012 JRR I2C driver split off into a base class for optimal reusability</text:span></text:p>
      <text:p text:style-name="P84"><text:span text:style-name="T3">05-03-2015 JRR Added </text:span><text:span text:style-name="T10">ping()</text:span><text:span text:style-name="T3"> <text:s/>and </text:span><text:span text:style-name="T10">scan()</text:span><text:span text:style-name="T3"> <text:s/>methods to check for devices</text:span></text:p>
      <text:p text:style-name="P1"><text:span text:style-name="T3">License: This file is copyright 2012-2015 by JR Ridgely and released under the Lesser GNU Public License, version 2. It is intended for educational use only, but its use is not limited thereto. </text:span></text:p>
      <text:p text:style-name="P1"><text:span text:style-name="T3">Definition in file </text:span><text:span text:style-name="T4">i2c_master.cpp</text:span><text:span text:style-name="T3">.</text:span></text:p>
      <text:p text:style-name="P8"/>
      <text:p text:style-name="P50"><text:span text:style-name="T1">i2c_master.h File Reference</text:span></text:p>
      <text:p text:style-name="Standard"><text:bookmark text:name="AAAAAAAAAL"/><text:span text:style-name="T10">#include &lt;stdlib.h&gt;</text:span></text:p>
      <text:p text:style-name="DenseText"><text:span text:style-name="T10">#include "FreeRTOS.h"</text:span></text:p>
      <text:p text:style-name="DenseText"><text:span text:style-name="T10">#include "semphr.h"</text:span></text:p>
      <text:p text:style-name="DenseText"><text:span text:style-name="T10">#include "emstream.h"</text:span></text:p>
      <text:p text:style-name="P20"><text:span text:style-name="T1">Classes</text:span></text:p>
      <text:p text:style-name="P84"><text:span text:style-name="T3">class </text:span><text:span text:style-name="T4">i2c_master</text:span></text:p>
      <text:p text:style-name="P5"><text:span text:style-name="T5">Driver class for an I2C (also known as TWI) bus on an AVR processor. </text:span><text:span text:style-name="T1">Macros</text:span></text:p>
      <text:p text:style-name="P84"><text:span text:style-name="T3">#define </text:span><text:span text:style-name="T4">I2C_BITRATE</text:span><text:span text:style-name="T3">  100000L</text:span><text:bookmark text:name="AAAAAAAAAM"/></text:p>
      <text:p text:style-name="P5"><text:span text:style-name="T5">The desired bit rate for the I2C interface in bits per second. </text:span></text:p>
      <text:p text:style-name="P84"><text:span text:style-name="T3">#define </text:span><text:span text:style-name="T4">I2C_DBG</text:span><text:span text:style-name="T3">(x)  if (p_serial) *p_serial &lt;&lt; x</text:span><text:bookmark text:name="AAAAAAAAAN"/></text:p>
      <text:p text:style-name="P5"><text:span text:style-name="T5">Macro to print I2C interface debugging information if needed. </text:span></text:p>
      <text:p text:style-name="P20"><text:span text:style-name="T1">Variables</text:span></text:p>
      <text:p text:style-name="P84"><text:span text:style-name="T3">const uint8_t </text:span><text:span text:style-name="T4">I2C_TWBR_VALUE</text:span><text:span text:style-name="T3"> = (((F_CPU / </text:span><text:span text:style-name="T4">I2C_BITRATE</text:span><text:span text:style-name="T3">) - 16) / 2)</text:span><text:bookmark text:name="AAAAAAAAAO"/></text:p>
      <text:p text:style-name="P5"><text:span text:style-name="T5">This value is put in the TWBR register to set the desired bitrate. </text:span></text:p>
      <text:p text:style-name="P15"/>
      <text:p text:style-name="P20"><text:span text:style-name="T1">Detailed Description</text:span></text:p>
      <text:p text:style-name="P1"><text:span text:style-name="T3">This file contains a base class for classes that use the I2C (also known as TWI) interface on an AVR. The terms "I2C" (the two means squared) and "TWI" are essentially equivalent; Philips has trademarked the former, and Atmel doesn't pay them a license fee, so Atmel chips that meet exactly the same specification are not allowed to use the "I2C" name, even though everything works the same.</text:span></text:p>
      <text:p text:style-name="P1"><text:span text:style-name="T3">Note: The terms "master" and "slave" are standard terminology used in the electronics industry to describe interactions between electronic components only. The use of such terms in this documentation is made only for the purpose of usefully documenting electronic hardware and software, and such use must not be misconstrued as diminishing our revulsion at the socially diseased human behavior which is described using the same terms, nor implying any insensitivity toward people from any background who have been affected by such behavior.</text:span></text:p>
      <text:p text:style-name="P1"><text:span text:style-name="T3">Revised:</text:span></text:p>
      <text:p text:style-name="P84"><text:span text:style-name="T3">12-24-2012 JRR Original file, as a standalone HMC6352 compass driver</text:span></text:p>
      <text:p text:style-name="P84"><text:span text:style-name="T3">12-28-2012 JRR I2C driver split off into a base class for optimal reusability</text:span></text:p>
      <text:p text:style-name="P84"><text:span text:style-name="T3">05-03-2015 JRR Added </text:span><text:span text:style-name="T10">ping()</text:span><text:span text:style-name="T3"> <text:s/>and </text:span><text:span text:style-name="T10">scan()</text:span><text:span text:style-name="T3"> <text:s/>methods to check for devices</text:span></text:p>
      <text:p text:style-name="P1"><text:span text:style-name="T3">License: This file is copyright 2012-2015 by JR Ridgely and released under the Lesser GNU Public License, version 2. It is intended for educational use only, but its use is not limited thereto. </text:span></text:p>
      <text:p text:style-name="P1"><text:span text:style-name="T3">Definition in file </text:span><text:span text:style-name="T4">i2c_master.h</text:span><text:span text:style-name="T3">.</text:span></text:p>
      <text:p text:style-name="P8"/>
      <text:p text:style-name="P51"><text:span text:style-name="T1">imu_drv.cpp File Reference</text:span></text:p>
      <text:p text:style-name="Standard"><text:bookmark text:name="AAAAAAAAAP"/><text:span text:style-name="T10">#include &lt;stdlib.h&gt;</text:span></text:p>
      <text:p text:style-name="DenseText"><text:span text:style-name="T10">#include &lt;avr/io.h&gt;</text:span></text:p>
      <text:p text:style-name="DenseText"><text:span text:style-name="T10">#include "rs232int.h"</text:span></text:p>
      <text:p text:style-name="DenseText"><text:span text:style-name="T10">#include "imu_drv.h"</text:span></text:p>
      <text:p text:style-name="P15"/>
      <text:p text:style-name="P20"><text:span text:style-name="T1">Detailed Description</text:span></text:p>
      <text:p text:style-name="P1"><text:span text:style-name="T3">This file contains the driver for the 9 DOF IMU breakout board (BNO055). Most of the code used was copied and modifed from the Adafruit BNO055 driver files (</text:span><text:span text:style-name="T10">https://github.com/adafruit/Adafruit_BNO055/blob/master/Adafruit_BNO055.cpp</text:span><text:span text:style-name="T3">).</text:span></text:p>
      <text:p text:style-name="P1"><text:span text:style-name="T3">Revisions: </text:span></text:p>
      <text:p text:style-name="P84"><text:span text:style-name="T3">05-14-2016 ME405 Group 3 original file </text:span></text:p>
      <text:p text:style-name="P1"><text:span text:style-name="T3">Definition in file </text:span><text:span text:style-name="T4">imu_drv.cpp</text:span><text:span text:style-name="T3">.</text:span></text:p>
      <text:p text:style-name="P8"/>
      <text:p text:style-name="P52"><text:span text:style-name="T1">imu_drv.h File Reference</text:span></text:p>
      <text:p text:style-name="Standard"><text:bookmark text:name="AAAAAAAAAQ"/><text:span text:style-name="T10">#include "emstream.h"</text:span></text:p>
      <text:p text:style-name="DenseText"><text:span text:style-name="T10">#include "FreeRTOS.h"</text:span></text:p>
      <text:p text:style-name="DenseText"><text:span text:style-name="T10">#include "task.h"</text:span></text:p>
      <text:p text:style-name="DenseText"><text:span text:style-name="T10">#include "queue.h"</text:span></text:p>
      <text:p text:style-name="DenseText"><text:span text:style-name="T10">#include "semphr.h"</text:span></text:p>
      <text:p text:style-name="DenseText"><text:span text:style-name="T10">#include "i2c_master.h"</text:span></text:p>
      <text:p text:style-name="P20"><text:span text:style-name="T1">Classes</text:span></text:p>
      <text:p text:style-name="P84"><text:span text:style-name="T3">class </text:span><text:span text:style-name="T4">imu_drv</text:span></text:p>
      <text:p text:style-name="P5"><text:span text:style-name="T5">This class will enable the 9 DOF IMU breakout board with the ME 405 board. </text:span><text:span text:style-name="T1">Macros</text:span></text:p>
      <text:p text:style-name="P84"><text:span text:style-name="T3">#define </text:span><text:span text:style-name="T4">IMU_ADDRESS</text:span><text:span text:style-name="T3">  (0x50)</text:span><text:bookmark text:name="AAAAAAAAAR"/></text:p>
      <text:p text:style-name="P5"><text:span text:style-name="T5">This define prevents this .H file from being included multiple times in a .CPP file. </text:span></text:p>
      <text:p text:style-name="P84"><text:span text:style-name="T3">#define </text:span><text:span text:style-name="T4">BNO055_ID</text:span><text:span text:style-name="T3">  (0xA0)</text:span><text:bookmark text:name="AAAAAAAAAS"/></text:p>
      <text:p text:style-name="P15"/>
      <text:p text:style-name="P20"><text:span text:style-name="T1">Detailed Description</text:span></text:p>
      <text:p text:style-name="P1"><text:span text:style-name="T3">This file contains the driver for the 9 DOF IMU breakout board (BNO055). Most of the code used was copied and modifed from the Adafruit BNO055 driver files (</text:span><text:span text:style-name="T10">https://github.com/adafruit/Adafruit_BNO055/blob/master/Adafruit_BNO055.h</text:span><text:span text:style-name="T3">).</text:span></text:p>
      <text:p text:style-name="P1"><text:span text:style-name="T3">Revisions: </text:span></text:p>
      <text:p text:style-name="P84"><text:span text:style-name="T3">05-14-2016 ME405 Group 3 original file </text:span></text:p>
      <text:p text:style-name="P1"><text:span text:style-name="T3">Definition in file </text:span><text:span text:style-name="T4">imu_drv.h</text:span><text:span text:style-name="T3">.</text:span></text:p>
      <text:p text:style-name="P8"/>
      <text:p text:style-name="P53"><text:span text:style-name="T1">main.cpp File Reference</text:span></text:p>
      <text:p text:style-name="Standard"><text:bookmark text:name="AAAAAAAAAT"/><text:span text:style-name="T10">#include &lt;stdlib.h&gt;</text:span></text:p>
      <text:p text:style-name="DenseText"><text:span text:style-name="T10">#include &lt;avr/io.h&gt;</text:span></text:p>
      <text:p text:style-name="DenseText"><text:span text:style-name="T10">#include &lt;avr/wdt.h&gt;</text:span></text:p>
      <text:p text:style-name="DenseText"><text:span text:style-name="T10">#include &lt;string.h&gt;</text:span></text:p>
      <text:p text:style-name="DenseText"><text:span text:style-name="T10">#include "FreeRTOS.h"</text:span></text:p>
      <text:p text:style-name="DenseText"><text:span text:style-name="T10">#include "task.h"</text:span></text:p>
      <text:p text:style-name="DenseText"><text:span text:style-name="T10">#include "queue.h"</text:span></text:p>
      <text:p text:style-name="DenseText"><text:span text:style-name="T10">#include "croutine.h"</text:span></text:p>
      <text:p text:style-name="DenseText"><text:span text:style-name="T10">#include "rs232int.h"</text:span></text:p>
      <text:p text:style-name="DenseText"><text:span text:style-name="T10">#include "time_stamp.h"</text:span></text:p>
      <text:p text:style-name="DenseText"><text:span text:style-name="T10">#include "taskbase.h"</text:span></text:p>
      <text:p text:style-name="DenseText"><text:span text:style-name="T10">#include "textqueue.h"</text:span></text:p>
      <text:p text:style-name="DenseText"><text:span text:style-name="T10">#include "taskqueue.h"</text:span></text:p>
      <text:p text:style-name="DenseText"><text:span text:style-name="T10">#include "taskshare.h"</text:span></text:p>
      <text:p text:style-name="DenseText"><text:span text:style-name="T10">#include "shares.h"</text:span></text:p>
      <text:p text:style-name="DenseText"><text:span text:style-name="T10">#include "task_user.h"</text:span></text:p>
      <text:p text:style-name="DenseText"><text:span text:style-name="T10">#include "task_power.h"</text:span></text:p>
      <text:p text:style-name="DenseText"><text:span text:style-name="T10">#include "task_control.h"</text:span></text:p>
      <text:p text:style-name="DenseText"><text:span text:style-name="T10">#include "task_sensor.h"</text:span></text:p>
      <text:p text:style-name="DenseText"><text:span text:style-name="T10">#include "task_steer.h"</text:span></text:p>
      <text:p text:style-name="P20"><text:span text:style-name="T1">Functions</text:span></text:p>
      <text:p text:style-name="P84"><text:span text:style-name="T3">int </text:span><text:span text:style-name="T4">main</text:span><text:span text:style-name="T3"> (void)</text:span></text:p>
      <text:p text:style-name="P20"><text:span text:style-name="T1">Variables</text:span></text:p>
      <text:p text:style-name="P84"><text:span text:style-name="T3">TextQueue * </text:span><text:span text:style-name="T4">p_print_ser_queue</text:span></text:p>
      <text:p text:style-name="P5"><text:span text:style-name="T5">This define prevents this .h file from being included multiple times in a .cpp file. </text:span></text:p>
      <text:p text:style-name="P84"><text:span text:style-name="T3">TaskShare&lt; int8_t &gt; * </text:span><text:span text:style-name="T4">sh_power_set_flag</text:span><text:bookmark text:name="AAAAAAAAAU"/></text:p>
      <text:p text:style-name="P5"><text:span text:style-name="T5">Flag share indicating power value has changed. </text:span></text:p>
      <text:p text:style-name="P84"><text:span text:style-name="T3">TaskShare&lt; int8_t &gt; * </text:span><text:span text:style-name="T4">sh_braking_full_flag</text:span><text:bookmark text:name="AAAAAAAAAV"/></text:p>
      <text:p text:style-name="P5"><text:span text:style-name="T5">Flag share indicating full braking requested. </text:span></text:p>
      <text:p text:style-name="P84"><text:span text:style-name="T3">TaskShare&lt; volatile uint16_t &gt; * </text:span><text:span text:style-name="T4">sh_encoder_count_1</text:span><text:bookmark text:name="AAAAAAAAAW"/></text:p>
      <text:p text:style-name="P5"><text:span text:style-name="T5">Encoder counts:Motor 1 encoder count. </text:span></text:p>
      <text:p text:style-name="P84"><text:span text:style-name="T3">TaskShare&lt; volatile uint16_t &gt; * </text:span><text:span text:style-name="T4">sh_encoder_count_2</text:span><text:bookmark text:name="AAAAAAAAAX"/></text:p>
      <text:p text:style-name="P5"><text:span text:style-name="T5">Motor 1. </text:span></text:p>
      <text:p text:style-name="P84"><text:span text:style-name="T3">TaskShare&lt; volatile uint8_t &gt; * </text:span><text:span text:style-name="T4">sh_encoder_old_state_1</text:span></text:p>
      <text:p text:style-name="P5"><text:span text:style-name="T5">Motor 2. </text:span></text:p>
      <text:p text:style-name="P84"><text:span text:style-name="T3">TaskShare&lt; volatile uint8_t &gt; * </text:span><text:span text:style-name="T4">sh_encoder_new_state_1</text:span><text:bookmark text:name="AAAAAAAAAY"/></text:p>
      <text:p text:style-name="P5"><text:span text:style-name="T5">Previous state. </text:span></text:p>
      <text:p text:style-name="P84"><text:span text:style-name="T3">TaskShare&lt; volatile uint8_t &gt; * </text:span><text:span text:style-name="T4">sh_encoder_old_state_2</text:span></text:p>
      <text:p text:style-name="P5"><text:span text:style-name="T5">Next state. </text:span></text:p>
      <text:p text:style-name="P84"><text:span text:style-name="T3">TaskShare&lt; volatile uint8_t &gt; * </text:span><text:span text:style-name="T4">sh_encoder_new_state_2</text:span><text:bookmark text:name="AAAAAAAAAZ"/></text:p>
      <text:p text:style-name="P5"><text:span text:style-name="T5">Previous state. </text:span></text:p>
      <text:p text:style-name="P84"><text:span text:style-name="T3">TaskShare&lt; volatile uint32_t &gt; * </text:span><text:span text:style-name="T4">sh_motor_1_speed</text:span><text:bookmark text:name="AAAAAAAABA"/></text:p>
      <text:p text:style-name="P5"><text:soft-page-break/><text:span text:style-name="T5">Next state. </text:span></text:p>
      <text:p text:style-name="P84"><text:span text:style-name="T3">TaskShare&lt; volatile uint32_t &gt; * </text:span><text:span text:style-name="T4">sh_motor_2_speed</text:span><text:bookmark text:name="AAAAAAAABB"/></text:p>
      <text:p text:style-name="P5"><text:span text:style-name="T5">Motor 1. </text:span></text:p>
      <text:p text:style-name="P84"><text:span text:style-name="T3">TaskShare&lt; uint16_t &gt; * </text:span><text:span text:style-name="T4">sh_encoder_error_count_1</text:span></text:p>
      <text:p text:style-name="P5"><text:span text:style-name="T5">Tick jump error count. </text:span></text:p>
      <text:p text:style-name="P84"><text:span text:style-name="T3">TaskShare&lt; uint16_t &gt; * </text:span><text:span text:style-name="T4">sh_encoder_error_count_2</text:span><text:bookmark text:name="AAAAAAAABC"/></text:p>
      <text:p text:style-name="P84"><text:span text:style-name="T3">TaskShare&lt; int32_t &gt; * </text:span><text:span text:style-name="T4">sh_setpoint_1</text:span><text:bookmark text:name="AAAAAAAABD"/></text:p>
      <text:p text:style-name="P84"><text:span text:style-name="T3">TaskShare&lt; int32_t &gt; * </text:span><text:span text:style-name="T4">sh_setpoint_2</text:span><text:bookmark text:name="AAAAAAAABE"/></text:p>
      <text:p text:style-name="P84"><text:span text:style-name="T3">TaskShare&lt; int16_t &gt; * </text:span><text:span text:style-name="T4">sh_PID_1_power</text:span><text:bookmark text:name="AAAAAAAABF"/></text:p>
      <text:p text:style-name="P84"><text:span text:style-name="T3">TaskShare&lt; int16_t &gt; * </text:span><text:span text:style-name="T4">sh_PID_2_power</text:span><text:bookmark text:name="AAAAAAAABG"/></text:p>
      <text:p text:style-name="P84"><text:span text:style-name="T3">TaskShare&lt; uint8_t &gt; * </text:span><text:span text:style-name="T4">sh_PID_control</text:span><text:bookmark text:name="AAAAAAAABH"/></text:p>
      <text:p text:style-name="P84"><text:span text:style-name="T3">TaskShare&lt; uint16_t &gt; * </text:span><text:span text:style-name="T4">sh_servo_setpoint</text:span><text:bookmark text:name="AAAAAAAABI"/></text:p>
      <text:p text:style-name="P84"><text:span text:style-name="T3">TaskShare&lt; uint8_t &gt; * </text:span><text:span text:style-name="T4">sh_path_radius</text:span><text:bookmark text:name="AAAAAAAABJ"/></text:p>
      <text:p text:style-name="P84"><text:span text:style-name="T3">TaskShare&lt; uint8_t &gt; * </text:span><text:span text:style-name="T4">sh_circular_start</text:span><text:bookmark text:name="AAAAAAAABK"/></text:p>
      <text:p text:style-name="P84"><text:span text:style-name="T3">TaskShare&lt; uint8_t &gt; * </text:span><text:span text:style-name="T4">sh_path_velocity</text:span><text:bookmark text:name="AAAAAAAABL"/></text:p>
      <text:p text:style-name="P84"><text:span text:style-name="T3">TaskShare&lt; uint8_t &gt; * </text:span><text:span text:style-name="T4">sh_linear_start</text:span><text:bookmark text:name="AAAAAAAABM"/></text:p>
      <text:p text:style-name="P84"><text:span text:style-name="T3">TaskShare&lt; uint16_t &gt; * </text:span><text:span text:style-name="T4">sh_linear_distance</text:span><text:bookmark text:name="AAAAAAAABN"/></text:p>
      <text:p text:style-name="P84"><text:span text:style-name="T3">TaskShare&lt; int32_t &gt; * </text:span><text:span text:style-name="T4">sh_heading_setpoint</text:span><text:bookmark text:name="AAAAAAAABO"/></text:p>
      <text:p text:style-name="P84"><text:span text:style-name="T3">TaskShare&lt; int32_t &gt; * </text:span><text:span text:style-name="T4">sh_euler_heading</text:span><text:bookmark text:name="AAAAAAAABP"/></text:p>
      <text:p text:style-name="P84"><text:span text:style-name="T3">TaskShare&lt; uint8_t &gt; * </text:span><text:span text:style-name="T4">sh_imu_status</text:span><text:bookmark text:name="AAAAAAAABQ"/></text:p>
      <text:p text:style-name="P15"/>
      <text:p text:style-name="P20"><text:span text:style-name="T1">Detailed Description</text:span></text:p>
      <text:p text:style-name="P1"><text:span text:style-name="T3">This file contains the </text:span><text:span text:style-name="T4">main()</text:span><text:span text:style-name="T3"> code for a program which runs the ME405 board for ME405 lab 5.</text:span></text:p>
      <text:p text:style-name="P1"><text:span text:style-name="T3">Revisions: </text:span></text:p>
      <text:p text:style-name="P84"><text:span text:style-name="T3">09-30-2012 JRR Original file was a one-file demonstration with two tasks </text:span></text:p>
      <text:p text:style-name="P84"><text:span text:style-name="T3">10-05-2012 JRR Split into multiple files, one for each task plus a main one </text:span></text:p>
      <text:p text:style-name="P84"><text:span text:style-name="T3">10-30-2012 JRR A hopefully somewhat stable version with global queue pointers and the new operator used for most memory allocation </text:span></text:p>
      <text:p text:style-name="P84"><text:span text:style-name="T3">11-04-2012 JRR FreeRTOS Swoop demo program changed to a sweet test suite </text:span></text:p>
      <text:p text:style-name="P84"><text:span text:style-name="T3">01-05-2012 JRR Program reconfigured as ME405 Lab 1 starting point </text:span></text:p>
      <text:p text:style-name="P84"><text:span text:style-name="T3">03-28-2014 JRR Pointers to shared variables and queues changed to references </text:span></text:p>
      <text:p text:style-name="P84"><text:span text:style-name="T3">01-04-2015 JRR Names of share &amp; queue classes changed; allocated with new now </text:span></text:p>
      <text:p text:style-name="P84"><text:span text:style-name="T3">April 28, 2016 - BKK Added shared variables (encoder: count, state, error count), commented out task_brightness: was interfering with channel 4 interrupts.</text:span></text:p>
      <text:p text:style-name="P1"><text:span text:style-name="T3">License: This file is copyright 2015 by JR Ridgely and released under the Lesser GNU Public License, version 2. It intended for educational use only, but its use is not limited thereto. 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span></text:p>
      <text:p text:style-name="P1"><text:soft-page-break/><text:span text:style-name="T3">Definition in file </text:span><text:span text:style-name="T4">main.cpp</text:span><text:span text:style-name="T3">.</text:span></text:p>
      <text:p text:style-name="P15"/>
      <text:p text:style-name="P20"><text:span text:style-name="T1">Function Documentation</text:span></text:p>
      <text:p text:style-name="P18"><text:span text:style-name="T1">int main (void )</text:span></text:p>
      <text:p text:style-name="P6"><text:bookmark text:name="AAAAAAAABR"/><text:span text:style-name="T3">The main function sets up the RTOS. Some test tasks are created. Then the scheduler is started up; the scheduler runs until power is turned off or there's a reset. </text:span></text:p>
      <text:p text:style-name="P23"><text:span text:style-name="T1">Returns:</text:span></text:p>
      <text:p text:style-name="DescContinue_20_2"><text:span text:style-name="T3">This is a real-time microcontroller program which doesn't return. </text:span></text:p>
      <text:p text:style-name="P80"><text:span text:style-name="T3">Definition at line 122 of file main.cpp.</text:span></text:p>
      <text:p text:style-name="P80"><text:span text:style-name="T3">References p_print_ser_queue, sh_braking_full_flag, sh_encoder_count_1, sh_encoder_count_2, sh_encoder_error_count_1, sh_encoder_new_state_1, sh_encoder_new_state_2, sh_encoder_old_state_1, sh_encoder_old_state_2, sh_motor_1_speed, sh_motor_2_speed, and sh_power_set_flag.</text:span></text:p>
      <text:p text:style-name="P16"/>
      <text:p text:style-name="P20"><text:span text:style-name="T1">Variable Documentation</text:span></text:p>
      <text:p text:style-name="P18"><text:span text:style-name="T1">TextQueue* p_print_ser_queue</text:span></text:p>
      <text:p text:style-name="P79"><text:bookmark text:name="AAAAAAAABS"/></text:p>
      <text:p text:style-name="P1"><text:span text:style-name="T3">This define prevents this .h file from being included multiple times in a .cpp file. </text:span></text:p>
      <text:p text:style-name="P1"><text:span text:style-name="T3">This is a print queue, descended from </text:span><text:span text:style-name="T10">emstream</text:span><text:span text:style-name="T3"> <text:s/>so that things can be printed into the queue using the "&lt;&lt;" operator and they'll come out the other end as a stream of characters. It's used by tasks that send things to the user interface task to be printed. </text:span></text:p>
      <text:p text:style-name="P80"><text:span text:style-name="T3">Definition at line 67 of file main.cpp.</text:span></text:p>
      <text:p text:style-name="P80"><text:span text:style-name="T3">Referenced by main(), and task_user::run().</text:span></text:p>
      <text:p text:style-name="P18"><text:span text:style-name="T1">TaskShare&lt;uint16_t&gt;* sh_encoder_error_count_1</text:span></text:p>
      <text:p text:style-name="P79"><text:bookmark text:name="AAAAAAAABT"/></text:p>
      <text:p text:style-name="P1"><text:span text:style-name="T3">Tick jump error count. </text:span></text:p>
      <text:p text:style-name="P1"><text:span text:style-name="T3">Motor 2 </text:span></text:p>
      <text:p text:style-name="P80"><text:span text:style-name="T3">Definition at line 86 of file main.cpp.</text:span></text:p>
      <text:p text:style-name="P80"><text:span text:style-name="T3">Referenced by ISR(), and main().</text:span></text:p>
      <text:p text:style-name="P18"><text:span text:style-name="T1">TaskShare&lt;volatile uint8_t&gt;* sh_encoder_old_state_1</text:span></text:p>
      <text:p text:style-name="P79"><text:bookmark text:name="AAAAAAAABU"/></text:p>
      <text:p text:style-name="P1"><text:span text:style-name="T3">Motor 2. </text:span></text:p>
      <text:p text:style-name="P1"><text:span text:style-name="T3">Motor 1 encoder states </text:span></text:p>
      <text:p text:style-name="P80"><text:span text:style-name="T3">Definition at line 77 of file main.cpp.</text:span></text:p>
      <text:p text:style-name="P80"><text:span text:style-name="T3">Referenced by encoder_drv::encoder_drv(), ISR(), and main().</text:span></text:p>
      <text:p text:style-name="P18"><text:soft-page-break/><text:span text:style-name="T1">TaskShare&lt;volatile uint8_t&gt;* sh_encoder_old_state_2</text:span></text:p>
      <text:p text:style-name="P79"><text:bookmark text:name="AAAAAAAABV"/></text:p>
      <text:p text:style-name="P1"><text:span text:style-name="T3">Next state. </text:span></text:p>
      <text:p text:style-name="P1"><text:span text:style-name="T3">Motor 2 encoder states </text:span></text:p>
      <text:p text:style-name="P80"><text:span text:style-name="T3">Definition at line 80 of file main.cpp.</text:span></text:p>
      <text:p text:style-name="P80"><text:span text:style-name="T3">Referenced by encoder_drv::encoder_drv(), ISR(), and main().</text:span></text:p>
      <text:p text:style-name="P19"/>
      <text:p text:style-name="P54"><text:span text:style-name="T1">motor_drv.cpp File Reference</text:span></text:p>
      <text:p text:style-name="Standard"><text:bookmark text:name="AAAAAAAABW"/><text:span text:style-name="T10">#include &lt;stdlib.h&gt;</text:span></text:p>
      <text:p text:style-name="DenseText"><text:span text:style-name="T10">#include &lt;avr/io.h&gt;</text:span></text:p>
      <text:p text:style-name="DenseText"><text:span text:style-name="T10">#include "rs232int.h"</text:span></text:p>
      <text:p text:style-name="DenseText"><text:span text:style-name="T10">#include "motor_drv.h"</text:span></text:p>
      <text:p text:style-name="P15"/>
      <text:p text:style-name="P20"><text:span text:style-name="T1">Detailed Description</text:span></text:p>
      <text:p text:style-name="P1"><text:span text:style-name="T3">This file contains the motor driver the two H-bridge chips on the ME 405 board.</text:span></text:p>
      <text:p text:style-name="P1"><text:span text:style-name="T3">Revisions: </text:span></text:p>
      <text:p text:style-name="P84"><text:span text:style-name="T3">04-13-2016 ME405 Group 3 original file </text:span></text:p>
      <text:p text:style-name="P1"><text:span text:style-name="T3">Definition in file </text:span><text:span text:style-name="T4">motor_drv.cpp</text:span><text:span text:style-name="T3">.</text:span></text:p>
      <text:p text:style-name="P8"/>
      <text:p text:style-name="P55"><text:span text:style-name="T1">motor_drv.h File Reference</text:span></text:p>
      <text:p text:style-name="Standard"><text:bookmark text:name="AAAAAAAABX"/><text:span text:style-name="T10">#include "emstream.h"</text:span></text:p>
      <text:p text:style-name="DenseText"><text:span text:style-name="T10">#include "FreeRTOS.h"</text:span></text:p>
      <text:p text:style-name="DenseText"><text:span text:style-name="T10">#include "task.h"</text:span></text:p>
      <text:p text:style-name="DenseText"><text:span text:style-name="T10">#include "queue.h"</text:span></text:p>
      <text:p text:style-name="DenseText"><text:span text:style-name="T10">#include "semphr.h"</text:span></text:p>
      <text:p text:style-name="P20"><text:span text:style-name="T1">Classes</text:span></text:p>
      <text:p text:style-name="P84"><text:span text:style-name="T3">class </text:span><text:span text:style-name="T4">motor_drv</text:span></text:p>
      <text:p text:style-name="P5"><text:span text:style-name="T5">This define prevents this .H file from being included multiple times in a .CPP file. </text:span></text:p>
      <text:p text:style-name="P20"><text:span text:style-name="T1">Detailed Description</text:span></text:p>
      <text:p text:style-name="P1"><text:span text:style-name="T3">This file contains a simple motor driver that controls the two H-bridge chips on the ME 405 board.</text:span></text:p>
      <text:p text:style-name="P1"><text:span text:style-name="T3">Revisions: </text:span></text:p>
      <text:p text:style-name="P84"><text:span text:style-name="T3">04-13-2016 ME405 Group 3 original file </text:span></text:p>
      <text:p text:style-name="P1"><text:span text:style-name="T3">Definition in file </text:span><text:span text:style-name="T4">motor_drv.h</text:span><text:span text:style-name="T3">.</text:span></text:p>
      <text:p text:style-name="P8"/>
      <text:p text:style-name="P56"><text:span text:style-name="T1">pid.cpp File Reference</text:span></text:p>
      <text:p text:style-name="Standard"><text:bookmark text:name="AAAAAAAABY"/><text:span text:style-name="T10">#include "pid.h"</text:span></text:p>
      <text:p text:style-name="P20"><text:span text:style-name="T1">Functions</text:span></text:p>
      <text:p text:style-name="P84"><text:span text:style-name="T3">emstream &amp; </text:span><text:span text:style-name="T4">operator&lt;&lt;</text:span><text:span text:style-name="T3"> (emstream &amp;serpt, </text:span><text:span text:style-name="T4">pid</text:span><text:span text:style-name="T3"> &amp;</text:span><text:span text:style-name="T4">pid</text:span><text:span text:style-name="T3">)</text:span></text:p>
      <text:p text:style-name="P5"><text:span text:style-name="T5">This overloaded operator "prints the PID.". </text:span></text:p>
      <text:p text:style-name="P15"/>
      <text:p text:style-name="P20"><text:span text:style-name="T1">Detailed Description</text:span></text:p>
      <text:p text:style-name="P1"><text:span text:style-name="T3">This file contains a very simple PID.</text:span></text:p>
      <text:p text:style-name="P1"><text:span text:style-name="T3">Revisions: </text:span></text:p>
      <text:p text:style-name="P84"><text:span text:style-name="T3">01-19-2016 CTR Original file </text:span></text:p>
      <text:p text:style-name="P84"><text:span text:style-name="T3">04-27-2016 CTR Fixed bug in the derivative calculation Changed names of everything to be a bit more intuitive Moved enum and struct definitions inside class </text:span></text:p>
      <text:p text:style-name="P84"><text:span text:style-name="T3">May 4, 2016 - BKK Added original file</text:span></text:p>
      <text:p text:style-name="P1"><text:span text:style-name="T3">License: 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span></text:p>
      <text:p text:style-name="P1"><text:span text:style-name="T3">Definition in file </text:span><text:span text:style-name="T4">pid.cpp</text:span><text:span text:style-name="T3">.</text:span></text:p>
      <text:p text:style-name="P15"/>
      <text:p text:style-name="P20"><text:span text:style-name="T1">Function Documentation</text:span></text:p>
      <text:p text:style-name="P18"><text:span text:style-name="T1">emstream&amp; operator&lt;&lt; (emstream &amp; </text:span><text:span text:style-name="T2">serpt</text:span><text:span text:style-name="T1">, pid &amp; </text:span><text:span text:style-name="T2">pid</text:span><text:span text:style-name="T1">)</text:span></text:p>
      <text:p text:style-name="P79"><text:bookmark text:name="AAAAAAAABZ"/></text:p>
      <text:p text:style-name="P1"><text:span text:style-name="T3">This overloaded operator "prints the PID.". </text:span></text:p>
      <text:p text:style-name="P1"><text:span text:style-name="T3">This gives a detailed readout on the current configuration </text:span></text:p>
      <text:p text:style-name="P21"><text:span text:style-name="T1">Parameters:</text:span></text:p>
      <table:table table:name="Table53" table:style-name="Table53">
        <table:table-column table:style-name="Table53.A"/>
        <table:table-column table:style-name="Table53.B"/>
        <table:table-row table:style-name="Table53.1">
          <table:table-cell table:style-name="Table53.A1" office:value-type="string">
            <text:p text:style-name="P10"><text:span text:style-name="T7">serpt</text:span><text:span text:style-name="T8"> </text:span></text:p>
          </table:table-cell>
          <table:table-cell table:style-name="Table53.A1" office:value-type="string">
            <text:p text:style-name="P10"><text:span text:style-name="T8">Reference to a serial port to which the printout will be printed </text:span></text:p>
          </table:table-cell>
        </table:table-row>
        <table:table-row table:style-name="Table53.1">
          <table:table-cell table:style-name="Table53.A1" office:value-type="string">
            <text:p text:style-name="P10"><text:span text:style-name="T7">pid</text:span><text:span text:style-name="T8"> </text:span></text:p>
          </table:table-cell>
          <table:table-cell table:style-name="Table53.A1" office:value-type="string">
            <text:p text:style-name="P10"><text:span text:style-name="T8">Reference to the pid which is being printed </text:span></text:p>
          </table:table-cell>
        </table:table-row>
      </table:table>
      <text:p text:style-name="P21"><text:soft-page-break/><text:span text:style-name="T1">Returns:</text:span></text:p>
      <text:p text:style-name="DescContinue_20_2"><text:span text:style-name="T3">A reference to the same serial device on which we write information. This is used to string together things to write with "&lt;&lt;" operators </text:span></text:p>
      <text:p text:style-name="P80"><text:span text:style-name="T3">Definition at line 346 of file pid.cpp.</text:span></text:p>
      <text:p text:style-name="P80"><text:span text:style-name="T3">References pid::get_Kd(), pid::get_Ki(), pid::get_Kp(), pid::get_Kw(), pid::get_mode(), pid::get_saturator_max(), and pid::get_saturator_min().</text:span></text:p>
      <text:p text:style-name="P19"/>
      <text:p text:style-name="P57"><text:span text:style-name="T1">pid.h File Reference</text:span></text:p>
      <text:p text:style-name="Standard"><text:bookmark text:name="AAAAAAAACA"/><text:span text:style-name="T10">#include "emstream.h"</text:span></text:p>
      <text:p text:style-name="DenseText"><text:span text:style-name="T10">#include "satmath.h"</text:span></text:p>
      <text:p text:style-name="P20"><text:span text:style-name="T1">Classes</text:span></text:p>
      <text:p text:style-name="P84"><text:span text:style-name="T3">class </text:span><text:span text:style-name="T4">pid</text:span></text:p>
      <text:p text:style-name="P5"><text:span text:style-name="T5">This class runs a 16-bit fixed point PID. </text:span><text:span text:style-name="T3">struct </text:span><text:span text:style-name="T4">pid::config</text:span></text:p>
      <text:p text:style-name="P5"><text:span text:style-name="T5">This struct defines a pid configuration. </text:span><text:span text:style-name="T1">Functions</text:span></text:p>
      <text:p text:style-name="P84"><text:span text:style-name="T3">emstream &amp; </text:span><text:span text:style-name="T4">operator&lt;&lt;</text:span><text:span text:style-name="T3"> (emstream &amp;, </text:span><text:span text:style-name="T4">pid</text:span><text:span text:style-name="T3"> &amp;)</text:span></text:p>
      <text:p text:style-name="P5"><text:span text:style-name="T5">This overloaded operator "prints the PID.". </text:span></text:p>
      <text:p text:style-name="P15"/>
      <text:p text:style-name="P20"><text:span text:style-name="T1">Detailed Description</text:span></text:p>
      <text:p text:style-name="P1"><text:span text:style-name="T3">This file contains a very simple PID.</text:span></text:p>
      <text:p text:style-name="P1"><text:span text:style-name="T3">Revisions: </text:span></text:p>
      <text:p text:style-name="P84"><text:span text:style-name="T3">01-14-2016 CTR Original File </text:span></text:p>
      <text:p text:style-name="P84"><text:span text:style-name="T3">04-27-2016 CTR Fixed bug in the derivative calculation Changed names of everything to be a bit more intuitive Moved enum and struct definitions inside class </text:span></text:p>
      <text:p text:style-name="P84"><text:span text:style-name="T3">May 4, 2016 - BKK Added original file</text:span></text:p>
      <text:p text:style-name="P1"><text:span text:style-name="T3">License: 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span></text:p>
      <text:p text:style-name="P1"><text:span text:style-name="T3">Definition in file </text:span><text:span text:style-name="T4">pid.h</text:span><text:span text:style-name="T3">.</text:span></text:p>
      <text:p text:style-name="P15"/>
      <text:p text:style-name="P20"><text:span text:style-name="T1">Function Documentation</text:span></text:p>
      <text:p text:style-name="P18"><text:span text:style-name="T1">emstream&amp; operator&lt;&lt; (emstream &amp; </text:span><text:span text:style-name="T2">serpt</text:span><text:span text:style-name="T1">, pid &amp; </text:span><text:span text:style-name="T2">pid</text:span><text:span text:style-name="T1">)</text:span></text:p>
      <text:p text:style-name="P79"><text:bookmark text:name="AAAAAAAACB"/></text:p>
      <text:p text:style-name="P1"><text:span text:style-name="T3">This overloaded operator "prints the PID.". </text:span></text:p>
      <text:p text:style-name="P1"><text:span text:style-name="T3">This gives a detailed readout on the current configuration </text:span></text:p>
      <text:p text:style-name="P21"><text:soft-page-break/><text:span text:style-name="T1">Parameters:</text:span></text:p>
      <table:table table:name="Table54" table:style-name="Table54">
        <table:table-column table:style-name="Table54.A"/>
        <table:table-column table:style-name="Table54.B"/>
        <table:table-row table:style-name="Table54.1">
          <table:table-cell table:style-name="Table54.A1" office:value-type="string">
            <text:p text:style-name="P10"><text:span text:style-name="T7">serpt</text:span><text:span text:style-name="T8"> </text:span></text:p>
          </table:table-cell>
          <table:table-cell table:style-name="Table54.A1" office:value-type="string">
            <text:p text:style-name="P10"><text:span text:style-name="T8">Reference to a serial port to which the printout will be printed </text:span></text:p>
          </table:table-cell>
        </table:table-row>
        <table:table-row table:style-name="Table54.1">
          <table:table-cell table:style-name="Table54.A1" office:value-type="string">
            <text:p text:style-name="P10"><text:span text:style-name="T7">pid</text:span><text:span text:style-name="T8"> </text:span></text:p>
          </table:table-cell>
          <table:table-cell table:style-name="Table54.A1" office:value-type="string">
            <text:p text:style-name="P10"><text:span text:style-name="T8">Reference to the pid which is being printed </text:span></text:p>
          </table:table-cell>
        </table:table-row>
      </table:table>
      <text:p text:style-name="P21"><text:span text:style-name="T1">Returns:</text:span></text:p>
      <text:p text:style-name="DescContinue_20_2"><text:span text:style-name="T3">A reference to the same serial device on which we write information. This is used to string together things to write with "&lt;&lt;" operators </text:span></text:p>
      <text:p text:style-name="P80"><text:span text:style-name="T3">Definition at line 346 of file pid.cpp.</text:span></text:p>
      <text:p text:style-name="P80"><text:span text:style-name="T3">References pid::get_Kd(), pid::get_Ki(), pid::get_Kp(), pid::get_Kw(), pid::get_mode(), pid::get_saturator_max(), and pid::get_saturator_min().</text:span></text:p>
      <text:p text:style-name="P19"/>
      <text:p text:style-name="P58"><text:span text:style-name="T1">routes.cpp File Reference</text:span></text:p>
      <text:p text:style-name="Standard"><text:bookmark text:name="AAAAAAAACC"/><text:span text:style-name="T10">#include &lt;stdint.h&gt;</text:span></text:p>
      <text:p text:style-name="DenseText"><text:span text:style-name="T10">#include &lt;stdlib.h&gt;</text:span></text:p>
      <text:p text:style-name="DenseText"><text:span text:style-name="T10">#include "routes.h"</text:span></text:p>
      <text:p text:style-name="P15"/>
      <text:p text:style-name="P20"><text:span text:style-name="T1">Detailed Description</text:span></text:p>
      <text:p text:style-name="P1"><text:span text:style-name="T3">This file contains a library of functions necessary to operate the route features.</text:span></text:p>
      <text:p text:style-name="P1"><text:span text:style-name="T3">Revisions: </text:span></text:p>
      <text:p text:style-name="P84"><text:span text:style-name="T3">06-08-2016 CTR Original file (.c and .h files)</text:span></text:p>
      <text:p text:style-name="P1"><text:span text:style-name="T3">License: 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span></text:p>
      <text:p text:style-name="P1"><text:span text:style-name="T3">Definition in file </text:span><text:span text:style-name="T4">routes.cpp</text:span><text:span text:style-name="T3">.</text:span></text:p>
      <text:p text:style-name="P8"/>
      <text:p text:style-name="P59"><text:span text:style-name="T1">routes.h File Reference</text:span></text:p>
      <text:p text:style-name="Standard"><text:bookmark text:name="AAAAAAAACD"/><text:span text:style-name="T1">Namespaces</text:span></text:p>
      <text:p text:style-name="P84"><text:span text:style-name="T4">routes</text:span></text:p>
      <text:p text:style-name="P5"><text:span text:style-name="T5">This namespace includes several functions converting between real world inputs (angle and velocity) and software functional variables. </text:span><text:span text:style-name="T1">Functions</text:span></text:p>
      <text:p text:style-name="P84"><text:span text:style-name="T3">int16_t </text:span><text:span text:style-name="T4">routes::servo_angle</text:span><text:span text:style-name="T3"> (uint16_t power)</text:span></text:p>
      <text:p text:style-name="P5"><text:span text:style-name="T5">This function converts servo power setpoints to a wheel steering angle. </text:span></text:p>
      <text:p text:style-name="P84"><text:span text:style-name="T3">uint16_t </text:span><text:span text:style-name="T4">routes::servo_power</text:span><text:span text:style-name="T3"> (int16_t angle)</text:span></text:p>
      <text:p text:style-name="P5"><text:span text:style-name="T5">This function converts wheel steering angle to a servo power setpoint. </text:span></text:p>
      <text:p text:style-name="P15"/>
      <text:p text:style-name="P20"><text:span text:style-name="T1">Detailed Description</text:span></text:p>
      <text:p text:style-name="P1"><text:span text:style-name="T3">This file contains a library of functions required to operate the route features.</text:span></text:p>
      <text:p text:style-name="P1"><text:span text:style-name="T3">Revisions: </text:span></text:p>
      <text:p text:style-name="P84"><text:span text:style-name="T3">06-09-2016 CTR Original File</text:span></text:p>
      <text:p text:style-name="P1"><text:span text:style-name="T3">License: 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span></text:p>
      <text:p text:style-name="P1"><text:span text:style-name="T3">Definition in file </text:span><text:span text:style-name="T4">routes.h</text:span><text:span text:style-name="T3">.</text:span></text:p>
      <text:p text:style-name="P8"/>
      <text:p text:style-name="P60"><text:span text:style-name="T1">satmath.cpp File Reference</text:span></text:p>
      <text:p text:style-name="Standard"><text:bookmark text:name="AAAAAAAACE"/><text:span text:style-name="T10">#include &lt;stdint.h&gt;</text:span></text:p>
      <text:p text:style-name="DenseText"><text:span text:style-name="T10">#include &lt;stdlib.h&gt;</text:span></text:p>
      <text:p text:style-name="DenseText"><text:span text:style-name="T10">#include "satmath.h"</text:span></text:p>
      <text:p text:style-name="P15"/>
      <text:p text:style-name="P20"><text:span text:style-name="T1">Detailed Description</text:span></text:p>
      <text:p text:style-name="P1"><text:span text:style-name="T3">This file contains a very simple saturated math library.</text:span></text:p>
      <text:p text:style-name="P1"><text:span text:style-name="T3">Revisions: </text:span></text:p>
      <text:p text:style-name="P84"><text:span text:style-name="T3">10-13-2015 CTR Original file (.c and .h files) </text:span></text:p>
      <text:p text:style-name="P84"><text:span text:style-name="T3">01-19-2016 CTR Modified for C++ </text:span></text:p>
      <text:p text:style-name="P84"><text:span text:style-name="T3">01-27-2016 Added doxygen comments </text:span></text:p>
      <text:p text:style-name="P84"><text:span text:style-name="T3">May 4, 2016 - BKK Added original file</text:span></text:p>
      <text:p text:style-name="P1"><text:span text:style-name="T3">License: 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span></text:p>
      <text:p text:style-name="P1"><text:span text:style-name="T3">Definition in file </text:span><text:span text:style-name="T4">satmath.cpp</text:span><text:span text:style-name="T3">.</text:span></text:p>
      <text:p text:style-name="P8"/>
      <text:p text:style-name="P61"><text:span text:style-name="T1">satmath.h File Reference</text:span></text:p>
      <text:p text:style-name="Standard"><text:bookmark text:name="AAAAAAAACF"/><text:span text:style-name="T1">Namespaces</text:span></text:p>
      <text:p text:style-name="P84"><text:span text:style-name="T4">satmath</text:span></text:p>
      <text:p text:style-name="P5"><text:span text:style-name="T5">This namespace includes several functions to do saturated 16-bit signed math. </text:span><text:span text:style-name="T1">Macros</text:span></text:p>
      <text:p text:style-name="P84"><text:span text:style-name="T3">#define </text:span><text:span text:style-name="T4">ssadd</text:span><text:span text:style-name="T3">(x, y)  </text:span><text:span text:style-name="T4">satmath::signed_saturated_add</text:span><text:span text:style-name="T3">(x,y)</text:span><text:bookmark text:name="AAAAAAAACG"/></text:p>
      <text:p text:style-name="P5"><text:span text:style-name="T5">Shorthand to make accessing namespace easier. </text:span></text:p>
      <text:p text:style-name="P84"><text:span text:style-name="T3">#define </text:span><text:span text:style-name="T4">sssub</text:span><text:span text:style-name="T3">(x, y)  </text:span><text:span text:style-name="T4">satmath::signed_saturated_sub</text:span><text:span text:style-name="T3">(x,y)</text:span><text:bookmark text:name="AAAAAAAACH"/></text:p>
      <text:p text:style-name="P5"><text:span text:style-name="T5">Shorthand to make accessing namespace easier. </text:span></text:p>
      <text:p text:style-name="P84"><text:span text:style-name="T3">#define </text:span><text:span text:style-name="T4">ssabs</text:span><text:span text:style-name="T3">(x)  </text:span><text:span text:style-name="T4">satmath::saturated_abs</text:span><text:span text:style-name="T3">(x)</text:span><text:bookmark text:name="AAAAAAAACI"/></text:p>
      <text:p text:style-name="P5"><text:span text:style-name="T5">Shorthand to make accessing namespace easier. </text:span></text:p>
      <text:p text:style-name="P84"><text:span text:style-name="T3">#define </text:span><text:span text:style-name="T4">ssmul</text:span><text:span text:style-name="T3">(x, y)  </text:span><text:span text:style-name="T4">satmath::signed_saturated_mul</text:span><text:span text:style-name="T3">(x,y)</text:span><text:bookmark text:name="AAAAAAAACJ"/></text:p>
      <text:p text:style-name="P5"><text:span text:style-name="T5">Shorthand to make accessing namespace easier. </text:span></text:p>
      <text:p text:style-name="P84"><text:span text:style-name="T3">#define </text:span><text:span text:style-name="T4">ssdiv</text:span><text:span text:style-name="T3">(x, y)  </text:span><text:span text:style-name="T4">satmath::signed_saturated_div</text:span><text:span text:style-name="T3">(x,y)</text:span><text:bookmark text:name="AAAAAAAACK"/></text:p>
      <text:p text:style-name="P5"><text:span text:style-name="T5">Shorthand to make accessing namespace easier. </text:span></text:p>
      <text:p text:style-name="P20"><text:span text:style-name="T1">Functions</text:span></text:p>
      <text:p text:style-name="P84"><text:span text:style-name="T3">int16_t </text:span><text:span text:style-name="T4">satmath::signed_saturated_add</text:span><text:span text:style-name="T3"> (int16_t x, int16_t y)</text:span></text:p>
      <text:p text:style-name="P5"><text:span text:style-name="T5">This function performs saturated addition. </text:span></text:p>
      <text:p text:style-name="P84"><text:span text:style-name="T3">int16_t </text:span><text:span text:style-name="T4">satmath::signed_saturated_sub</text:span><text:span text:style-name="T3"> (int16_t x, int16_t y)</text:span></text:p>
      <text:p text:style-name="P5"><text:span text:style-name="T5">This function performs saturated subtraction. </text:span></text:p>
      <text:p text:style-name="P84"><text:span text:style-name="T3">int16_t </text:span><text:span text:style-name="T4">satmath::saturated_abs</text:span><text:span text:style-name="T3"> (int16_t x)</text:span></text:p>
      <text:p text:style-name="P5"><text:span text:style-name="T5">This function performs a saturated absolute value. </text:span></text:p>
      <text:p text:style-name="P84"><text:span text:style-name="T3">int32_t </text:span><text:span text:style-name="T4">satmath::signed_saturated_mul</text:span><text:span text:style-name="T3"> (int16_t x, int16_t y)</text:span></text:p>
      <text:p text:style-name="P5"><text:span text:style-name="T5">This function performs saturated multiplication. </text:span></text:p>
      <text:p text:style-name="P84"><text:span text:style-name="T3">int16_t </text:span><text:span text:style-name="T4">satmath::signed_saturated_div</text:span><text:span text:style-name="T3"> (int32_t x, int16_t y)</text:span></text:p>
      <text:p text:style-name="P5"><text:span text:style-name="T5">This function performs saturated division. </text:span></text:p>
      <text:p text:style-name="P15"/>
      <text:p text:style-name="P20"><text:span text:style-name="T1">Detailed Description</text:span></text:p>
      <text:p text:style-name="P1"><text:span text:style-name="T3">This file contains a very simple saturated math library</text:span></text:p>
      <text:p text:style-name="P1"><text:span text:style-name="T3">Revisions: </text:span></text:p>
      <text:p text:style-name="P84"><text:span text:style-name="T3">01-14-2015 CTR Original File </text:span></text:p>
      <text:p text:style-name="P84"><text:span text:style-name="T3">10-13-2015 CTR Original file (.c and .h files) </text:span></text:p>
      <text:p text:style-name="P84"><text:span text:style-name="T3">01-19-2016 CTR Modified for C++ </text:span></text:p>
      <text:p text:style-name="P84"><text:span text:style-name="T3">01-27-2016 Added doxygen comments </text:span></text:p>
      <text:p text:style-name="P84"><text:span text:style-name="T3">May 4, 2016 - BKK Added original file</text:span></text:p>
      <text:p text:style-name="P1"><text:span text:style-name="T3">License: 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text:span><text:soft-page-break/><text:span text:style-name="T3">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span></text:p>
      <text:p text:style-name="P1"><text:span text:style-name="T3">Definition in file </text:span><text:span text:style-name="T4">satmath.h</text:span><text:span text:style-name="T3">.</text:span></text:p>
      <text:p text:style-name="P8"/>
      <text:p text:style-name="P62"><text:span text:style-name="T1">servo_drv.cpp File Reference</text:span></text:p>
      <text:p text:style-name="Standard"><text:bookmark text:name="AAAAAAAACL"/><text:span text:style-name="T10">#include &lt;stdlib.h&gt;</text:span></text:p>
      <text:p text:style-name="DenseText"><text:span text:style-name="T10">#include &lt;avr/io.h&gt;</text:span></text:p>
      <text:p text:style-name="DenseText"><text:span text:style-name="T10">#include "rs232int.h"</text:span></text:p>
      <text:p text:style-name="DenseText"><text:span text:style-name="T10">#include "servo_drv.h"</text:span></text:p>
      <text:p text:style-name="P15"/>
      <text:p text:style-name="P20"><text:span text:style-name="T1">Detailed Description</text:span></text:p>
      <text:p text:style-name="P1"><text:span text:style-name="T3">This driver contains the configuration and position setting method for a servo on timing channel 3.</text:span></text:p>
      <text:p text:style-name="P1"><text:span text:style-name="T3">Revisions: </text:span></text:p>
      <text:p text:style-name="P84"><text:span text:style-name="T3">May 19, 2016 - BKK Created file. </text:span></text:p>
      <text:p text:style-name="P1"><text:span text:style-name="T3">Definition in file </text:span><text:span text:style-name="T4">servo_drv.cpp</text:span><text:span text:style-name="T3">.</text:span></text:p>
      <text:p text:style-name="P8"/>
      <text:p text:style-name="P63"><text:span text:style-name="T1">servo_drv.h File Reference</text:span></text:p>
      <text:p text:style-name="Standard"><text:bookmark text:name="AAAAAAAACM"/><text:span text:style-name="T10">#include "emstream.h"</text:span></text:p>
      <text:p text:style-name="DenseText"><text:span text:style-name="T10">#include "FreeRTOS.h"</text:span></text:p>
      <text:p text:style-name="DenseText"><text:span text:style-name="T10">#include "task.h"</text:span></text:p>
      <text:p text:style-name="DenseText"><text:span text:style-name="T10">#include "queue.h"</text:span></text:p>
      <text:p text:style-name="DenseText"><text:span text:style-name="T10">#include "semphr.h"</text:span></text:p>
      <text:p text:style-name="P20"><text:span text:style-name="T1">Classes</text:span></text:p>
      <text:p text:style-name="P84"><text:span text:style-name="T3">class </text:span><text:span text:style-name="T4">servo_drv</text:span></text:p>
      <text:p text:style-name="P5"><text:span text:style-name="T5">This define prevents this .H file from being included multiple times in a .CPP file. </text:span></text:p>
      <text:p text:style-name="P20"><text:span text:style-name="T1">Detailed Description</text:span></text:p>
      <text:p text:style-name="P1"><text:span text:style-name="T3">This driver contains the configuration and position setting method for a servo on timing channel 3.</text:span></text:p>
      <text:p text:style-name="P1"><text:span text:style-name="T3">Revisions: </text:span></text:p>
      <text:p text:style-name="P84"><text:span text:style-name="T3">May 19, 2016 - BKK Created file. </text:span></text:p>
      <text:p text:style-name="P1"><text:span text:style-name="T3">Definition in file </text:span><text:span text:style-name="T4">servo_drv.h</text:span><text:span text:style-name="T3">.</text:span></text:p>
      <text:p text:style-name="P8"/>
      <text:p text:style-name="P64"><text:span text:style-name="T1">shares.h File Reference</text:span></text:p>
      <text:p text:style-name="Standard"><text:bookmark text:name="AAAAAAAACN"/><text:span text:style-name="T1">Variables</text:span></text:p>
      <text:p text:style-name="P84"><text:span text:style-name="T3">TextQueue * </text:span><text:span text:style-name="T4">p_print_ser_queue</text:span></text:p>
      <text:p text:style-name="P5"><text:span text:style-name="T5">This define prevents this .h file from being included multiple times in a .cpp file. </text:span></text:p>
      <text:p text:style-name="P84"><text:span text:style-name="T3">TaskShare&lt; int8_t &gt; * </text:span><text:span text:style-name="T4">sh_power_set_flag</text:span><text:bookmark text:name="AAAAAAAACO"/></text:p>
      <text:p text:style-name="P5"><text:span text:style-name="T5">Flag share indicating power value has changed. </text:span></text:p>
      <text:p text:style-name="P84"><text:span text:style-name="T3">TaskShare&lt; int8_t &gt; * </text:span><text:span text:style-name="T4">sh_braking_full_flag</text:span><text:bookmark text:name="AAAAAAAACP"/></text:p>
      <text:p text:style-name="P5"><text:span text:style-name="T5">Flag share indicating full braking requested. </text:span></text:p>
      <text:p text:style-name="P84"><text:span text:style-name="T3">TaskShare&lt; volatile uint16_t &gt; * </text:span><text:span text:style-name="T4">sh_encoder_count_1</text:span><text:bookmark text:name="AAAAAAAACQ"/></text:p>
      <text:p text:style-name="P5"><text:span text:style-name="T5">Encoder counts:Motor 1 encoder count. </text:span></text:p>
      <text:p text:style-name="P84"><text:span text:style-name="T3">TaskShare&lt; volatile uint16_t &gt; * </text:span><text:span text:style-name="T4">sh_encoder_count_2</text:span><text:bookmark text:name="AAAAAAAACR"/></text:p>
      <text:p text:style-name="P5"><text:span text:style-name="T5">Motor 1. </text:span></text:p>
      <text:p text:style-name="P84"><text:span text:style-name="T3">TaskShare&lt; volatile uint8_t &gt; * </text:span><text:span text:style-name="T4">sh_encoder_old_state_1</text:span></text:p>
      <text:p text:style-name="P5"><text:span text:style-name="T5">Motor 2. </text:span></text:p>
      <text:p text:style-name="P84"><text:span text:style-name="T3">TaskShare&lt; volatile uint8_t &gt; * </text:span><text:span text:style-name="T4">sh_encoder_new_state_1</text:span><text:bookmark text:name="AAAAAAAACS"/></text:p>
      <text:p text:style-name="P5"><text:span text:style-name="T5">Previous state. </text:span></text:p>
      <text:p text:style-name="P84"><text:span text:style-name="T3">TaskShare&lt; volatile uint8_t &gt; * </text:span><text:span text:style-name="T4">sh_encoder_old_state_2</text:span></text:p>
      <text:p text:style-name="P5"><text:span text:style-name="T5">Next state. </text:span></text:p>
      <text:p text:style-name="P84"><text:span text:style-name="T3">TaskShare&lt; volatile uint8_t &gt; * </text:span><text:span text:style-name="T4">sh_encoder_new_state_2</text:span><text:bookmark text:name="AAAAAAAACT"/></text:p>
      <text:p text:style-name="P5"><text:span text:style-name="T5">Previous state. </text:span></text:p>
      <text:p text:style-name="P84"><text:span text:style-name="T3">TaskShare&lt; volatile uint32_t &gt; * </text:span><text:span text:style-name="T4">sh_motor_1_speed</text:span><text:bookmark text:name="AAAAAAAACU"/></text:p>
      <text:p text:style-name="P5"><text:span text:style-name="T5">Next state. </text:span></text:p>
      <text:p text:style-name="P84"><text:span text:style-name="T3">TaskShare&lt; volatile uint32_t &gt; * </text:span><text:span text:style-name="T4">sh_motor_2_speed</text:span><text:bookmark text:name="AAAAAAAACV"/></text:p>
      <text:p text:style-name="P5"><text:span text:style-name="T5">Motor 1. </text:span></text:p>
      <text:p text:style-name="P84"><text:span text:style-name="T3">TaskShare&lt; uint16_t &gt; * </text:span><text:span text:style-name="T4">sh_encoder_error_count_1</text:span></text:p>
      <text:p text:style-name="P5"><text:span text:style-name="T5">Tick jump error count. </text:span></text:p>
      <text:p text:style-name="P84"><text:span text:style-name="T3">TaskShare&lt; uint16_t &gt; * </text:span><text:span text:style-name="T4">sh_encoder_error_count_2</text:span><text:bookmark text:name="AAAAAAAACW"/></text:p>
      <text:p text:style-name="P84"><text:span text:style-name="T3">TaskShare&lt; int32_t &gt; * </text:span><text:span text:style-name="T4">sh_setpoint_1</text:span><text:bookmark text:name="AAAAAAAACX"/></text:p>
      <text:p text:style-name="P84"><text:span text:style-name="T3">TaskShare&lt; int32_t &gt; * </text:span><text:span text:style-name="T4">sh_setpoint_2</text:span><text:bookmark text:name="AAAAAAAACY"/></text:p>
      <text:p text:style-name="P84"><text:span text:style-name="T3">TaskShare&lt; int16_t &gt; * </text:span><text:span text:style-name="T4">sh_PID_1_power</text:span><text:bookmark text:name="AAAAAAAACZ"/></text:p>
      <text:p text:style-name="P84"><text:span text:style-name="T3">TaskShare&lt; int16_t &gt; * </text:span><text:span text:style-name="T4">sh_PID_2_power</text:span><text:bookmark text:name="AAAAAAAADA"/></text:p>
      <text:p text:style-name="P84"><text:span text:style-name="T3">TaskShare&lt; uint8_t &gt; * </text:span><text:span text:style-name="T4">sh_PID_control</text:span><text:bookmark text:name="AAAAAAAADB"/></text:p>
      <text:p text:style-name="P84"><text:span text:style-name="T3">TaskShare&lt; uint16_t &gt; * </text:span><text:span text:style-name="T4">sh_servo_setpoint</text:span><text:bookmark text:name="AAAAAAAADC"/></text:p>
      <text:p text:style-name="P84"><text:span text:style-name="T3">TaskShare&lt; uint8_t &gt; * </text:span><text:span text:style-name="T4">sh_path_radius</text:span><text:bookmark text:name="AAAAAAAADD"/></text:p>
      <text:p text:style-name="P84"><text:span text:style-name="T3">TaskShare&lt; uint8_t &gt; * </text:span><text:span text:style-name="T4">sh_circular_start</text:span><text:bookmark text:name="AAAAAAAADE"/></text:p>
      <text:p text:style-name="P84"><text:span text:style-name="T3">TaskShare&lt; uint8_t &gt; * </text:span><text:span text:style-name="T4">sh_path_velocity</text:span><text:bookmark text:name="AAAAAAAADF"/></text:p>
      <text:p text:style-name="P84"><text:span text:style-name="T3">TaskShare&lt; uint8_t &gt; * </text:span><text:span text:style-name="T4">sh_linear_start</text:span><text:bookmark text:name="AAAAAAAADG"/></text:p>
      <text:p text:style-name="P84"><text:span text:style-name="T3">TaskShare&lt; uint16_t &gt; * </text:span><text:span text:style-name="T4">sh_linear_distance</text:span><text:bookmark text:name="AAAAAAAADH"/></text:p>
      <text:p text:style-name="P84"><text:span text:style-name="T3">TaskShare&lt; int32_t &gt; * </text:span><text:span text:style-name="T4">sh_euler_heading</text:span><text:bookmark text:name="AAAAAAAADI"/></text:p>
      <text:p text:style-name="P84"><text:span text:style-name="T3">TaskShare&lt; int32_t &gt; * </text:span><text:span text:style-name="T4">sh_heading_setpoint</text:span><text:bookmark text:name="AAAAAAAADJ"/></text:p>
      <text:p text:style-name="P84"><text:span text:style-name="T3">TaskShare&lt; uint8_t &gt; * </text:span><text:span text:style-name="T4">sh_imu_status</text:span><text:bookmark text:name="AAAAAAAADK"/></text:p>
      <text:p text:style-name="P15"/>
      <text:p text:style-name="P20"><text:soft-page-break/><text:span text:style-name="T1">Detailed Description</text:span></text:p>
      <text:p text:style-name="P1"><text:span text:style-name="T3">This file contains extern declarations for queues and other inter-task data communication objects used in a ME405/507/FreeRTOS project.</text:span></text:p>
      <text:p text:style-name="P1"><text:span text:style-name="T3">Revisions: </text:span></text:p>
      <text:p text:style-name="P84"><text:span text:style-name="T3">09-30-2012 JRR Original file was a one-file demonstration with two tasks </text:span></text:p>
      <text:p text:style-name="P84"><text:span text:style-name="T3">10-05-2012 JRR Split into multiple files, one for each task plus a main one </text:span></text:p>
      <text:p text:style-name="P84"><text:span text:style-name="T3">10-29-2012 JRR Reorganized with global queue and shared data references </text:span></text:p>
      <text:p text:style-name="P84"><text:span text:style-name="T3">01-04-2014 JRR Re-reorganized, allocating shares with new now </text:span></text:p>
      <text:p text:style-name="P84"><text:span text:style-name="T3">April 28, 2016 - BKK Added shared variables for encoder count, old and new state, error count</text:span></text:p>
      <text:p text:style-name="P1"><text:span text:style-name="T3">License: This file is copyright 2015 by JR Ridgely and released under the Lesser GNU Public License, version 2. It intended for educational use only, but its use is not limited thereto. 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span></text:p>
      <text:p text:style-name="P1"><text:span text:style-name="T3">Definition in file </text:span><text:span text:style-name="T4">shares.h</text:span><text:span text:style-name="T3">.</text:span></text:p>
      <text:p text:style-name="P15"/>
      <text:p text:style-name="P20"><text:span text:style-name="T1">Variable Documentation</text:span></text:p>
      <text:p text:style-name="P18"><text:span text:style-name="T1">TextQueue* p_print_ser_queue</text:span></text:p>
      <text:p text:style-name="P79"><text:bookmark text:name="AAAAAAAADL"/></text:p>
      <text:p text:style-name="P1"><text:span text:style-name="T3">This define prevents this .h file from being included multiple times in a .cpp file. </text:span></text:p>
      <text:p text:style-name="P1"><text:span text:style-name="T3">Externs: In this section, we declare variables and functions that are used in all (or at least two) of the files in the data acquisition project. Each of these items will also be declared exactly once, without the keyword 'extern', in one .cpp file as well as being declared extern here. This queue allows tasks to send characters to the user interface task for display.</text:span></text:p>
      <text:p text:style-name="P1"><text:span text:style-name="T3">This is a print queue, descended from </text:span><text:span text:style-name="T10">emstream</text:span><text:span text:style-name="T3"> <text:s/>so that things can be printed into the queue using the "&lt;&lt;" operator and they'll come out the other end as a stream of characters. It's used by tasks that send things to the user interface task to be printed. </text:span></text:p>
      <text:p text:style-name="P80"><text:span text:style-name="T3">Definition at line 67 of file main.cpp.</text:span></text:p>
      <text:p text:style-name="P80"><text:span text:style-name="T3">Referenced by main(), and task_user::run().</text:span></text:p>
      <text:p text:style-name="P18"><text:span text:style-name="T1">TaskShare&lt;uint16_t&gt;* sh_encoder_error_count_1</text:span></text:p>
      <text:p text:style-name="P79"><text:bookmark text:name="AAAAAAAADM"/></text:p>
      <text:p text:style-name="P1"><text:soft-page-break/><text:span text:style-name="T3">Tick jump error count. </text:span></text:p>
      <text:p text:style-name="P1"><text:span text:style-name="T3">Motor 2 </text:span></text:p>
      <text:p text:style-name="P80"><text:span text:style-name="T3">Definition at line 86 of file main.cpp.</text:span></text:p>
      <text:p text:style-name="P80"><text:span text:style-name="T3">Referenced by ISR(), and main().</text:span></text:p>
      <text:p text:style-name="P18"><text:span text:style-name="T1">TaskShare&lt;volatile uint8_t&gt;* sh_encoder_old_state_1</text:span></text:p>
      <text:p text:style-name="P79"><text:bookmark text:name="AAAAAAAADN"/></text:p>
      <text:p text:style-name="P1"><text:span text:style-name="T3">Motor 2. </text:span></text:p>
      <text:p text:style-name="P1"><text:span text:style-name="T3">Motor 1 encoder states </text:span></text:p>
      <text:p text:style-name="P80"><text:span text:style-name="T3">Definition at line 77 of file main.cpp.</text:span></text:p>
      <text:p text:style-name="P80"><text:span text:style-name="T3">Referenced by encoder_drv::encoder_drv(), ISR(), and main().</text:span></text:p>
      <text:p text:style-name="P18"><text:span text:style-name="T1">TaskShare&lt;volatile uint8_t&gt;* sh_encoder_old_state_2</text:span></text:p>
      <text:p text:style-name="P79"><text:bookmark text:name="AAAAAAAADO"/></text:p>
      <text:p text:style-name="P1"><text:span text:style-name="T3">Next state. </text:span></text:p>
      <text:p text:style-name="P1"><text:span text:style-name="T3">Motor 2 encoder states </text:span></text:p>
      <text:p text:style-name="P80"><text:span text:style-name="T3">Definition at line 80 of file main.cpp.</text:span></text:p>
      <text:p text:style-name="P80"><text:span text:style-name="T3">Referenced by encoder_drv::encoder_drv(), ISR(), and main().</text:span></text:p>
      <text:p text:style-name="P19"/>
      <text:p text:style-name="P65"><text:span text:style-name="T1">task_control.cpp File Reference</text:span></text:p>
      <text:p text:style-name="Standard"><text:bookmark text:name="AAAAAAAADP"/><text:span text:style-name="T10">#include "textqueue.h"</text:span></text:p>
      <text:p text:style-name="DenseText"><text:span text:style-name="T10">#include "taskshare.h"</text:span></text:p>
      <text:p text:style-name="DenseText"><text:span text:style-name="T10">#include "shares.h"</text:span></text:p>
      <text:p text:style-name="DenseText"><text:span text:style-name="T10">#include "task_control.h"</text:span></text:p>
      <text:p text:style-name="P15"/>
      <text:p text:style-name="P20"><text:span text:style-name="T1">Detailed Description</text:span></text:p>
      <text:p text:style-name="P1"><text:span text:style-name="T3">This file contains the code for a task that configures and operates the motor PID and the major route features. </text:span></text:p>
      <text:p text:style-name="P1"><text:span text:style-name="T3">Definition in file </text:span><text:span text:style-name="T4">task_control.cpp</text:span><text:span text:style-name="T3">.</text:span></text:p>
      <text:p text:style-name="P8"/>
      <text:p text:style-name="P66"><text:span text:style-name="T1">task_control.h File Reference</text:span></text:p>
      <text:p text:style-name="Standard"><text:bookmark text:name="AAAAAAAADQ"/><text:span text:style-name="T10">#include &lt;stdlib.h&gt;</text:span></text:p>
      <text:p text:style-name="DenseText"><text:span text:style-name="T10">#include &lt;avr/io.h&gt;</text:span></text:p>
      <text:p text:style-name="DenseText"><text:span text:style-name="T10">#include "emstream.h"</text:span></text:p>
      <text:p text:style-name="DenseText"><text:span text:style-name="T10">#include "FreeRTOS.h"</text:span></text:p>
      <text:p text:style-name="DenseText"><text:span text:style-name="T10">#include "semphr.h"</text:span></text:p>
      <text:p text:style-name="DenseText"><text:span text:style-name="T10">#include "taskbase.h"</text:span></text:p>
      <text:p text:style-name="DenseText"><text:span text:style-name="T10">#include "task.h"</text:span></text:p>
      <text:p text:style-name="DenseText"><text:span text:style-name="T10">#include "taskqueue.h"</text:span></text:p>
      <text:p text:style-name="DenseText"><text:span text:style-name="T10">#include "queue.h"</text:span></text:p>
      <text:p text:style-name="DenseText"><text:span text:style-name="T10">#include "taskshare.h"</text:span></text:p>
      <text:p text:style-name="DenseText"><text:span text:style-name="T10">#include "textqueue.h"</text:span></text:p>
      <text:p text:style-name="DenseText"><text:span text:style-name="T10">#include "shares.h"</text:span></text:p>
      <text:p text:style-name="DenseText"><text:span text:style-name="T10">#include "pid.h"</text:span></text:p>
      <text:p text:style-name="DenseText"><text:span text:style-name="T10">#include "routes.h"</text:span></text:p>
      <text:p text:style-name="P20"><text:span text:style-name="T1">Classes</text:span></text:p>
      <text:p text:style-name="P84"><text:span text:style-name="T3">class </text:span><text:span text:style-name="T4">task_control</text:span></text:p>
      <text:p text:style-name="P5"><text:span text:style-name="T5">This define prevents this .H file from being included multiple times in a .CPP file. </text:span></text:p>
      <text:p text:style-name="P20"><text:span text:style-name="T1">Detailed Description</text:span></text:p>
      <text:p text:style-name="P1"><text:span text:style-name="T3">This file contains the header for a task class that instatiates and operates the pid objects as well as the routing and pid calculations. </text:span></text:p>
      <text:p text:style-name="P1"><text:span text:style-name="T3">Definition in file </text:span><text:span text:style-name="T4">task_control.h</text:span><text:span text:style-name="T3">.</text:span></text:p>
      <text:p text:style-name="P8"/>
      <text:p text:style-name="P67"><text:span text:style-name="T1">task_power.cpp File Reference</text:span></text:p>
      <text:p text:style-name="Standard"><text:bookmark text:name="AAAAAAAADR"/><text:span text:style-name="T10">#include "textqueue.h"</text:span></text:p>
      <text:p text:style-name="DenseText"><text:span text:style-name="T10">#include "taskshare.h"</text:span></text:p>
      <text:p text:style-name="DenseText"><text:span text:style-name="T10">#include "shares.h"</text:span></text:p>
      <text:p text:style-name="DenseText"><text:span text:style-name="T10">#include "task_power.h"</text:span></text:p>
      <text:p text:style-name="P15"/>
      <text:p text:style-name="P20"><text:span text:style-name="T1">Detailed Description</text:span></text:p>
      <text:p text:style-name="P1"><text:span text:style-name="T3">This file contains the code for a task that configures and operates both of the motors and encoders.</text:span></text:p>
      <text:p text:style-name="P1"><text:span text:style-name="T3">Revisions: </text:span></text:p>
      <text:p text:style-name="P84"><text:span text:style-name="T3">04-13-2016 ME405 Group 3 original file </text:span></text:p>
      <text:p text:style-name="P84"><text:span text:style-name="T3">06-10-2016 Combined task_motor and task_encoder into </text:span><text:span text:style-name="T4">task_power</text:span><text:span text:style-name="T3"> </text:span></text:p>
      <text:p text:style-name="P1"><text:span text:style-name="T3">Definition in file </text:span><text:span text:style-name="T4">task_power.cpp</text:span><text:span text:style-name="T3">.</text:span></text:p>
      <text:p text:style-name="P8"/>
      <text:p text:style-name="P68"><text:span text:style-name="T1">task_power.h File Reference</text:span></text:p>
      <text:p text:style-name="Standard"><text:bookmark text:name="AAAAAAAADS"/><text:span text:style-name="T10">#include &lt;stdlib.h&gt;</text:span></text:p>
      <text:p text:style-name="DenseText"><text:span text:style-name="T10">#include &lt;avr/io.h&gt;</text:span></text:p>
      <text:p text:style-name="DenseText"><text:span text:style-name="T10">#include "emstream.h"</text:span></text:p>
      <text:p text:style-name="DenseText"><text:span text:style-name="T10">#include "FreeRTOS.h"</text:span></text:p>
      <text:p text:style-name="DenseText"><text:span text:style-name="T10">#include "semphr.h"</text:span></text:p>
      <text:p text:style-name="DenseText"><text:span text:style-name="T10">#include "taskbase.h"</text:span></text:p>
      <text:p text:style-name="DenseText"><text:span text:style-name="T10">#include "task.h"</text:span></text:p>
      <text:p text:style-name="DenseText"><text:span text:style-name="T10">#include "taskqueue.h"</text:span></text:p>
      <text:p text:style-name="DenseText"><text:span text:style-name="T10">#include "queue.h"</text:span></text:p>
      <text:p text:style-name="DenseText"><text:span text:style-name="T10">#include "taskshare.h"</text:span></text:p>
      <text:p text:style-name="DenseText"><text:span text:style-name="T10">#include "textqueue.h"</text:span></text:p>
      <text:p text:style-name="DenseText"><text:span text:style-name="T10">#include "shares.h"</text:span></text:p>
      <text:p text:style-name="DenseText"><text:span text:style-name="T10">#include "motor_drv.h"</text:span></text:p>
      <text:p text:style-name="DenseText"><text:span text:style-name="T10">#include "encoder_drv.h"</text:span></text:p>
      <text:p text:style-name="P20"><text:span text:style-name="T1">Classes</text:span></text:p>
      <text:p text:style-name="P84"><text:span text:style-name="T3">class </text:span><text:span text:style-name="T4">task_power</text:span></text:p>
      <text:p text:style-name="P5"><text:span text:style-name="T5">This define prevents this .H file from being included multiple times in a .CPP file. </text:span></text:p>
      <text:p text:style-name="P20"><text:span text:style-name="T1">Detailed Description</text:span></text:p>
      <text:p text:style-name="P1"><text:span text:style-name="T3">This file contains the header for a task class that configures and operates the motors and encoders. Revisions: </text:span></text:p>
      <text:p text:style-name="P84"><text:span text:style-name="T3">04-13-2016 ME405 Group 3 original file </text:span></text:p>
      <text:p text:style-name="P84"><text:span text:style-name="T3">06-10-2016 Combined task_encoder and task_motor into </text:span><text:span text:style-name="T4">task_power</text:span><text:span text:style-name="T3"> </text:span></text:p>
      <text:p text:style-name="P1"><text:span text:style-name="T3">Definition in file </text:span><text:span text:style-name="T4">task_power.h</text:span><text:span text:style-name="T3">.</text:span></text:p>
      <text:p text:style-name="P8"/>
      <text:p text:style-name="P69"><text:span text:style-name="T1">task_sensor.cpp File Reference</text:span></text:p>
      <text:p text:style-name="Standard"><text:bookmark text:name="AAAAAAAADT"/><text:span text:style-name="T10">#include "textqueue.h"</text:span></text:p>
      <text:p text:style-name="DenseText"><text:span text:style-name="T10">#include "taskshare.h"</text:span></text:p>
      <text:p text:style-name="DenseText"><text:span text:style-name="T10">#include "shares.h"</text:span></text:p>
      <text:p text:style-name="DenseText"><text:span text:style-name="T10">#include "adc.h"</text:span></text:p>
      <text:p text:style-name="DenseText"><text:span text:style-name="T10">#include "task_sensor.h"</text:span></text:p>
      <text:p text:style-name="P15"/>
      <text:p text:style-name="P20"><text:span text:style-name="T1">Detailed Description</text:span></text:p>
      <text:p text:style-name="P1"><text:span text:style-name="T3">This file contains the header for a task class that creates an IMU sensor object and adc objects for the IR distance sensors. The readings are saved to a shared variables to be used by other tasks. </text:span></text:p>
      <text:p text:style-name="P1"><text:span text:style-name="T3">Definition in file </text:span><text:span text:style-name="T4">task_sensor.cpp</text:span><text:span text:style-name="T3">.</text:span></text:p>
      <text:p text:style-name="P8"/>
      <text:p text:style-name="P70"><text:span text:style-name="T1">task_sensor.h File Reference</text:span></text:p>
      <text:p text:style-name="Standard"><text:bookmark text:name="AAAAAAAADU"/><text:span text:style-name="T10">#include &lt;stdlib.h&gt;</text:span></text:p>
      <text:p text:style-name="DenseText"><text:span text:style-name="T10">#include &lt;avr/io.h&gt;</text:span></text:p>
      <text:p text:style-name="DenseText"><text:span text:style-name="T10">#include "emstream.h"</text:span></text:p>
      <text:p text:style-name="DenseText"><text:span text:style-name="T10">#include "FreeRTOS.h"</text:span></text:p>
      <text:p text:style-name="DenseText"><text:span text:style-name="T10">#include "semphr.h"</text:span></text:p>
      <text:p text:style-name="DenseText"><text:span text:style-name="T10">#include "taskbase.h"</text:span></text:p>
      <text:p text:style-name="DenseText"><text:span text:style-name="T10">#include "task.h"</text:span></text:p>
      <text:p text:style-name="DenseText"><text:span text:style-name="T10">#include "taskqueue.h"</text:span></text:p>
      <text:p text:style-name="DenseText"><text:span text:style-name="T10">#include "queue.h"</text:span></text:p>
      <text:p text:style-name="DenseText"><text:span text:style-name="T10">#include "taskshare.h"</text:span></text:p>
      <text:p text:style-name="DenseText"><text:span text:style-name="T10">#include "textqueue.h"</text:span></text:p>
      <text:p text:style-name="DenseText"><text:span text:style-name="T10">#include "shares.h"</text:span></text:p>
      <text:p text:style-name="DenseText"><text:span text:style-name="T10">#include "imu_drv.h"</text:span></text:p>
      <text:p text:style-name="P20"><text:span text:style-name="T1">Classes</text:span></text:p>
      <text:p text:style-name="P84"><text:span text:style-name="T3">class </text:span><text:span text:style-name="T4">task_sensor</text:span></text:p>
      <text:p text:style-name="P5"><text:span text:style-name="T5">This define prevents this .H file from being included multiple times in a .CPP file. </text:span></text:p>
      <text:p text:style-name="P20"><text:span text:style-name="T1">Detailed Description</text:span></text:p>
      <text:p text:style-name="P1"><text:span text:style-name="T3">This file contains the header for a task class that creates an IMU sensor object and adc objects for the IR distance sensors. The readings are saved to a shared variables to be used by other tasks. </text:span></text:p>
      <text:p text:style-name="P1"><text:span text:style-name="T3">Definition in file </text:span><text:span text:style-name="T4">task_sensor.h</text:span><text:span text:style-name="T3">.</text:span></text:p>
      <text:p text:style-name="P8"/>
      <text:p text:style-name="P71"><text:span text:style-name="T1">task_steer.cpp File Reference</text:span></text:p>
      <text:p text:style-name="Standard"><text:bookmark text:name="AAAAAAAADV"/><text:span text:style-name="T10">#include "textqueue.h"</text:span></text:p>
      <text:p text:style-name="DenseText"><text:span text:style-name="T10">#include "taskshare.h"</text:span></text:p>
      <text:p text:style-name="DenseText"><text:span text:style-name="T10">#include "shares.h"</text:span></text:p>
      <text:p text:style-name="DenseText"><text:span text:style-name="T10">#include "task_steer.h"</text:span></text:p>
      <text:p text:style-name="P15"/>
      <text:p text:style-name="P20"><text:span text:style-name="T1">Detailed Description</text:span></text:p>
      <text:p text:style-name="P1"><text:span text:style-name="T3">This file contains the code for a task that instatiates the servo object and updates the servo position based on the setpoint. The max setting range for the servo is 2000 to 4000 which corresponds to the 1.0ms and 2.0 ms pulse width generated by the PWM.</text:span></text:p>
      <text:p text:style-name="P1"><text:span text:style-name="T3">Revisions: </text:span></text:p>
      <text:p text:style-name="P84"><text:span text:style-name="T3">May 19, 2016 - BKK Created file </text:span></text:p>
      <text:p text:style-name="P1"><text:span text:style-name="T3">Definition in file </text:span><text:span text:style-name="T4">task_steer.cpp</text:span><text:span text:style-name="T3">.</text:span></text:p>
      <text:p text:style-name="P8"/>
      <text:p text:style-name="P72"><text:span text:style-name="T1">task_steer.h File Reference</text:span></text:p>
      <text:p text:style-name="Standard"><text:bookmark text:name="AAAAAAAADW"/><text:span text:style-name="T10">#include &lt;stdlib.h&gt;</text:span></text:p>
      <text:p text:style-name="DenseText"><text:span text:style-name="T10">#include &lt;avr/io.h&gt;</text:span></text:p>
      <text:p text:style-name="DenseText"><text:span text:style-name="T10">#include "emstream.h"</text:span></text:p>
      <text:p text:style-name="DenseText"><text:span text:style-name="T10">#include "FreeRTOS.h"</text:span></text:p>
      <text:p text:style-name="DenseText"><text:span text:style-name="T10">#include "semphr.h"</text:span></text:p>
      <text:p text:style-name="DenseText"><text:span text:style-name="T10">#include "taskbase.h"</text:span></text:p>
      <text:p text:style-name="DenseText"><text:span text:style-name="T10">#include "task.h"</text:span></text:p>
      <text:p text:style-name="DenseText"><text:span text:style-name="T10">#include "taskqueue.h"</text:span></text:p>
      <text:p text:style-name="DenseText"><text:span text:style-name="T10">#include "queue.h"</text:span></text:p>
      <text:p text:style-name="DenseText"><text:span text:style-name="T10">#include "taskshare.h"</text:span></text:p>
      <text:p text:style-name="DenseText"><text:span text:style-name="T10">#include "textqueue.h"</text:span></text:p>
      <text:p text:style-name="DenseText"><text:span text:style-name="T10">#include "shares.h"</text:span></text:p>
      <text:p text:style-name="DenseText"><text:span text:style-name="T10">#include "servo_drv.h"</text:span></text:p>
      <text:p text:style-name="DenseText"><text:span text:style-name="T10">#include "adc.h"</text:span></text:p>
      <text:p text:style-name="P20"><text:span text:style-name="T1">Classes</text:span></text:p>
      <text:p text:style-name="P84"><text:span text:style-name="T3">class </text:span><text:span text:style-name="T4">task_steer</text:span></text:p>
      <text:p text:style-name="P5"><text:span text:style-name="T5">This define prevents this .H file from being included multiple times in a .CPP file. </text:span></text:p>
      <text:p text:style-name="P20"><text:span text:style-name="T1">Detailed Description</text:span></text:p>
      <text:p text:style-name="P1"><text:span text:style-name="T3">This file contains the header for a task class that instatiates the servo object and handles updating the servo position.</text:span></text:p>
      <text:p text:style-name="P1"><text:span text:style-name="T3">Revisions: </text:span></text:p>
      <text:p text:style-name="P84"><text:span text:style-name="T3">May 19, 2016 - BKK Created file </text:span></text:p>
      <text:p text:style-name="P1"><text:span text:style-name="T3">Definition in file </text:span><text:span text:style-name="T4">task_steer.h</text:span><text:span text:style-name="T3">.</text:span></text:p>
      <text:p text:style-name="P8"/>
      <text:p text:style-name="P73"><text:span text:style-name="T1">task_user.cpp File Reference</text:span></text:p>
      <text:p text:style-name="Standard"><text:bookmark text:name="AAAAAAAADX"/><text:span text:style-name="T10">#include &lt;avr/io.h&gt;</text:span></text:p>
      <text:p text:style-name="DenseText"><text:span text:style-name="T10">#include &lt;avr/wdt.h&gt;</text:span></text:p>
      <text:p text:style-name="DenseText"><text:span text:style-name="T10">#include "textqueue.h"</text:span></text:p>
      <text:p text:style-name="DenseText"><text:span text:style-name="T10">#include "taskshare.h"</text:span></text:p>
      <text:p text:style-name="DenseText"><text:span text:style-name="T10">#include "shares.h"</text:span></text:p>
      <text:p text:style-name="DenseText"><text:span text:style-name="T10">#include "task_user.h"</text:span></text:p>
      <text:p text:style-name="P20"><text:span text:style-name="T1">Macros</text:span></text:p>
      <text:p text:style-name="P84"><text:span text:style-name="T3">#define </text:span><text:span text:style-name="T4">ASCII_BACKSPACE</text:span><text:span text:style-name="T3">  127</text:span><text:bookmark text:name="AAAAAAAADY"/></text:p>
      <text:p text:style-name="P84"><text:span text:style-name="T3">#define </text:span><text:span text:style-name="T4">ASCII_RETURN</text:span><text:span text:style-name="T3">  13</text:span><text:bookmark text:name="AAAAAAAADZ"/></text:p>
      <text:p text:style-name="P84"><text:span text:style-name="T3">#define </text:span><text:span text:style-name="T4">ASCII_SPACE</text:span><text:span text:style-name="T3">  32</text:span><text:bookmark text:name="AAAAAAAAEA"/></text:p>
      <text:p text:style-name="P84"><text:span text:style-name="T3">#define </text:span><text:span text:style-name="T4">ASCII_DASH</text:span><text:span text:style-name="T3">  45</text:span><text:bookmark text:name="AAAAAAAAEB"/></text:p>
      <text:p text:style-name="P84"><text:span text:style-name="T3">#define </text:span><text:span text:style-name="T4">ASCII_NEWLINE</text:span><text:span text:style-name="T3">  10</text:span><text:bookmark text:name="AAAAAAAAEC"/></text:p>
      <text:p text:style-name="P84"><text:span text:style-name="T3">#define </text:span><text:span text:style-name="T4">ASCII_ESCAPE</text:span><text:span text:style-name="T3">  27</text:span><text:bookmark text:name="AAAAAAAAED"/></text:p>
      <text:p text:style-name="P84"><text:span text:style-name="T3">#define </text:span><text:span text:style-name="T4">MAIN</text:span><text:span text:style-name="T3">  0</text:span><text:bookmark text:name="AAAAAAAAEE"/></text:p>
      <text:p text:style-name="P84"><text:span text:style-name="T3">#define </text:span><text:span text:style-name="T4">HELP</text:span><text:span text:style-name="T3">  1</text:span><text:bookmark text:name="AAAAAAAAEF"/></text:p>
      <text:p text:style-name="P84"><text:span text:style-name="T3">#define </text:span><text:span text:style-name="T4">NUMBER</text:span><text:span text:style-name="T3">  2</text:span><text:bookmark text:name="AAAAAAAAEG"/></text:p>
      <text:p text:style-name="P84"><text:span text:style-name="T3">#define </text:span><text:span text:style-name="T4">ROUTES</text:span><text:span text:style-name="T3">  3</text:span><text:bookmark text:name="AAAAAAAAEH"/></text:p>
      <text:p text:style-name="P84"><text:span text:style-name="T3">#define </text:span><text:span text:style-name="T4">DRIVE</text:span><text:span text:style-name="T3">  4</text:span><text:bookmark text:name="AAAAAAAAEI"/></text:p>
      <text:p text:style-name="P84"><text:span text:style-name="T3">#define </text:span><text:span text:style-name="T4">CLASS</text:span><text:span text:style-name="T3">  5</text:span><text:bookmark text:name="AAAAAAAAEJ"/></text:p>
      <text:p text:style-name="P20"><text:span text:style-name="T1">Variables</text:span></text:p>
      <text:p text:style-name="P84"><text:span text:style-name="T3">const TickType_t </text:span><text:span text:style-name="T4">ticks_to_delay</text:span><text:span text:style-name="T3"> = ((configTICK_RATE_HZ / 1000) * 5)</text:span><text:bookmark text:name="AAAAAAAAEK"/></text:p>
      <text:p text:style-name="P15"/>
      <text:p text:style-name="P20"><text:span text:style-name="T1">Detailed Description</text:span></text:p>
      <text:p text:style-name="P1"><text:span text:style-name="T3">This file contains source code for a user interface task for a ME405/FreeRTOS test suite.</text:span></text:p>
      <text:p text:style-name="P1"><text:span text:style-name="T3">Revisions: </text:span></text:p>
      <text:p text:style-name="P84"><text:span text:style-name="T3">09-30-2012 JRR Original file was a one-file demonstration with two tasks </text:span></text:p>
      <text:p text:style-name="P84"><text:span text:style-name="T3">10-05-2012 JRR Split into multiple files, one for each task </text:span></text:p>
      <text:p text:style-name="P84"><text:span text:style-name="T3">10-25-2012 JRR Changed to a more fully C++ version with class </text:span><text:span text:style-name="T4">task_user</text:span><text:span text:style-name="T3"> </text:span></text:p>
      <text:p text:style-name="P84"><text:span text:style-name="T3">11-04-2012 JRR Modified from the data acquisition example to the test suite </text:span></text:p>
      <text:p text:style-name="P84"><text:span text:style-name="T3">01-04-2014 JRR Changed base class names to TaskBase, TaskShare, etc. </text:span></text:p>
      <text:p text:style-name="P84"><text:span text:style-name="T3">April 29, 2016 - BKK Cleaned up comments, added return command to Main Menu</text:span></text:p>
      <text:p text:style-name="P1"><text:span text:style-name="T3">License: This file is copyright 2015 by JR Ridgely and released under the Lesser GNU Public License, version 2. It intended for educational use only, but its use is not limited thereto. 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text:span><text:soft-page-break/><text:span text:style-name="T3">(INCLUDING NEGLIGENCE OR OTHERWISE) ARISING IN ANY WAY OUT OF THE USE OF THIS SOFTWARE, EVEN IF ADVISED OF THE POSSIBILITY OF SUCH DAMAGE. </text:span></text:p>
      <text:p text:style-name="P1"><text:span text:style-name="T3">Definition in file </text:span><text:span text:style-name="T4">task_user.cpp</text:span><text:span text:style-name="T3">.</text:span></text:p>
      <text:p text:style-name="P8"/>
      <text:p text:style-name="P74"><text:span text:style-name="T1">task_user.h File Reference</text:span></text:p>
      <text:p text:style-name="Standard"><text:bookmark text:name="AAAAAAAAEL"/><text:span text:style-name="T10">#include &lt;stdlib.h&gt;</text:span></text:p>
      <text:p text:style-name="DenseText"><text:span text:style-name="T10">#include "FreeRTOS.h"</text:span></text:p>
      <text:p text:style-name="DenseText"><text:span text:style-name="T10">#include "task.h"</text:span></text:p>
      <text:p text:style-name="DenseText"><text:span text:style-name="T10">#include "queue.h"</text:span></text:p>
      <text:p text:style-name="DenseText"><text:span text:style-name="T10">#include "rs232int.h"</text:span></text:p>
      <text:p text:style-name="DenseText"><text:span text:style-name="T10">#include "adc.h"</text:span></text:p>
      <text:p text:style-name="DenseText"><text:span text:style-name="T10">#include "time_stamp.h"</text:span></text:p>
      <text:p text:style-name="DenseText"><text:span text:style-name="T10">#include "taskbase.h"</text:span></text:p>
      <text:p text:style-name="DenseText"><text:span text:style-name="T10">#include "taskqueue.h"</text:span></text:p>
      <text:p text:style-name="DenseText"><text:span text:style-name="T10">#include "textqueue.h"</text:span></text:p>
      <text:p text:style-name="DenseText"><text:span text:style-name="T10">#include "taskshare.h"</text:span></text:p>
      <text:p text:style-name="DenseText"><text:span text:style-name="T10">#include "shares.h"</text:span></text:p>
      <text:p text:style-name="P20"><text:span text:style-name="T1">Classes</text:span></text:p>
      <text:p text:style-name="P84"><text:span text:style-name="T3">class </text:span><text:span text:style-name="T4">task_user</text:span></text:p>
      <text:p text:style-name="P20"><text:span text:style-name="T1">Macros</text:span></text:p>
      <text:p text:style-name="P84"><text:span text:style-name="T3">#define </text:span><text:span text:style-name="T4">PROGRAM_VERSION</text:span><text:span text:style-name="T3">  PMS ("________ ME405 Final Project ________")</text:span></text:p>
      <text:p text:style-name="P5"><text:span text:style-name="T5">This define prevents this .h file from being included multiple times in a .cpp file. </text:span></text:p>
      <text:p text:style-name="P84"><text:span text:style-name="T3">#define </text:span><text:span text:style-name="T4">UNKNOWN_CHAR</text:span><text:span text:style-name="T3">  PMS ("&lt;-- Unknown command. Type command from menu.")</text:span><text:bookmark text:name="AAAAAAAAEM"/></text:p>
      <text:p text:style-name="P15"/>
      <text:p text:style-name="P20"><text:span text:style-name="T1">Detailed Description</text:span></text:p>
      <text:p text:style-name="P1"><text:span text:style-name="T3">This file contains header stuff for a user interface task for a ME507/FreeRTOS test suite.</text:span></text:p>
      <text:p text:style-name="P1"><text:span text:style-name="T3">Revisions: </text:span></text:p>
      <text:p text:style-name="P84"><text:span text:style-name="T3">09-30-2012 JRR Original file was a one-file demonstration with two tasks </text:span></text:p>
      <text:p text:style-name="P84"><text:span text:style-name="T3">10-05-2012 JRR Split into multiple files, one for each task </text:span></text:p>
      <text:p text:style-name="P84"><text:span text:style-name="T3">10-25-2012 JRR Changed to a more fully C++ version with class </text:span><text:span text:style-name="T4">task_user</text:span><text:span text:style-name="T3"> </text:span></text:p>
      <text:p text:style-name="P84"><text:span text:style-name="T3">11-04-2012 JRR Modified from the data acquisition example to the test suite </text:span></text:p>
      <text:p text:style-name="P84"><text:span text:style-name="T3">01-04-2014 JRR Changed base class names to TaskBase, TaskShare, etc.</text:span></text:p>
      <text:p text:style-name="P1"><text:span text:style-name="T3">License: This file is copyright 2015 by JR Ridgely and released under the Lesser GNU Public License, version 2. It intended for educational use only, but its use is not limited thereto. 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span></text:p>
      <text:p text:style-name="P1"><text:soft-page-break/><text:span text:style-name="T3">Definition in file </text:span><text:span text:style-name="T4">task_user.h</text:span><text:span text:style-name="T3">.</text:span></text:p>
      <text:p text:style-name="P15"/>
      <text:p text:style-name="P20"><text:span text:style-name="T1">Macro Definition Documentation</text:span></text:p>
      <text:p text:style-name="P18"><text:span text:style-name="T1">#define PROGRAM_VERSION  PMS ("________ ME405 Final Project ________")</text:span></text:p>
      <text:p text:style-name="P79"><text:bookmark text:name="AAAAAAAAEN"/></text:p>
      <text:p text:style-name="P1"><text:span text:style-name="T3">This define prevents this .h file from being included multiple times in a .cpp file. </text:span></text:p>
      <text:p text:style-name="P1"><text:span text:style-name="T3">Prototype declarations for I/O functions Primary header for FreeRTOS Header for FreeRTOS task functions FreeRTOS inter-task communication queues ME405/507 library for serial comm. Header for A/D converter class driver Class to implement a microsecond timer Header for ME405/507 base task class Header of wrapper for FreeRTOS queues Header for a "&lt;&lt;" queue class Header for thread-safe shared data Shared inter-task communications This macro defines a string. </text:span></text:p>
      <text:p text:style-name="P80"><text:span text:style-name="T3">Definition at line 47 of file task_user.h.</text:span></text:p>
      <text:p text:style-name="P80"><text:span text:style-name="T3">Referenced by task_user::show_status().</text:span></text:p>
      <text:p text:style-name="P31"><text:span text:style-name="T1">Index</text:span></text:p>
      <text:p text:style-name="Standard"><text:span text:style-name="T3">IND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roman"/>
    <style:font-face style:name="Courier New" svg:font-family="'Courier New'"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209in" fo:margin-bottom="0.0417in" style:contextual-spacing="false" fo:line-height="120%" fo:text-align="justify" style:justify-single-word="false" fo:orphans="2" fo:widows="2"/>
      <style:text-properties fo:font-size="11pt" style:font-size-asian="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paragraph-properties fo:margin-top="0.1665in" fo:margin-bottom="0.0417in" style:contextual-spacing="false" fo:orphans="2" fo:widows="2" fo:keep-with-next="always"/>
      <style:text-properties style:font-name="Arial" fo:font-family="Arial" style:font-family-generic="swiss" fo:font-size="18pt" fo:font-weight="bold" style:letter-kerning="true" style:font-size-asian="18pt" style:font-weight-asian="bold"/>
    </style:style>
    <style:style style:name="Heading_20_2" style:display-name="Heading 2" style:family="paragraph" style:parent-style-name="Heading" style:default-outline-level="" style:class="text">
      <style:paragraph-properties fo:margin-top="0.1665in" fo:margin-bottom="0.0417in" style:contextual-spacing="false" fo:orphans="2" fo:widows="2" fo:keep-with-next="always"/>
      <style:text-properties style:font-name="Arial" fo:font-family="Arial" style:font-family-generic="swiss" fo:font-size="14pt" fo:font-weight="bold" style:letter-kerning="true" style:font-size-asian="14pt" style:font-weight-asian="bold"/>
    </style:style>
    <style:style style:name="Heading_20_3" style:display-name="Heading 3" style:family="paragraph" style:parent-style-name="Heading" style:default-outline-level="" style:class="text">
      <style:paragraph-properties fo:margin-top="0.1665in" fo:margin-bottom="0.0417in" style:contextual-spacing="false" fo:orphans="2" fo:widows="2" fo:keep-with-next="always"/>
      <style:text-properties style:font-name="Arial" fo:font-family="Arial" style:font-family-generic="swiss" fo:font-weight="bold" style:font-weight-asian="bold"/>
    </style:style>
    <style:style style:name="Heading_20_4" style:display-name="Heading 4" style:family="paragraph" style:parent-style-name="Heading" style:default-outline-level="" style:class="text">
      <style:paragraph-properties fo:margin-top="0.1665in" fo:margin-bottom="0.0417in" style:contextual-spacing="false" fo:orphans="2" fo:widows="2" fo:keep-with-next="always"/>
      <style:text-properties style:font-name="Arial" fo:font-family="Arial" style:font-family-generic="swiss" fo:font-size="10pt" fo:font-weight="bold" style:font-size-asian="10pt" style:font-weight-asian="bold"/>
    </style:style>
    <style:style style:name="Heading_20_5" style:display-name="Heading 5" style:family="paragraph" style:parent-style-name="Heading" style:default-outline-level="" style:class="text">
      <style:paragraph-properties fo:margin-top="0.0626in" fo:margin-bottom="0.0209in" style:contextual-spacing="false" fo:orphans="2" fo:widows="2" fo:keep-with-next="always"/>
      <style:text-properties style:font-name="Arial" fo:font-family="Arial" style:font-family-generic="swiss" fo:font-size="10pt" fo:font-weight="bold" style:font-size-asian="10pt" style:font-weight-asian="bold"/>
    </style:style>
    <style:style style:name="Title" style:family="paragraph" style:parent-style-name="Heading" style:default-outline-level="" style:class="chapter">
      <style:paragraph-properties fo:margin-top="0.1665in" fo:margin-bottom="0.0417in" style:contextual-spacing="false" fo:text-align="center" style:justify-single-word="false" fo:orphans="2" fo:widows="2"/>
      <style:text-properties style:font-name="Arial" fo:font-family="Arial" style:font-family-generic="swiss" fo:font-size="16pt" fo:font-weight="bold" style:letter-kerning="true" style:font-size-asian="16pt" style:font-weight-asian="bold"/>
    </style:style>
    <style:style style:name="Subtitle" style:family="paragraph" style:parent-style-name="Heading" style:default-outline-level="" style:class="chapter">
      <style:paragraph-properties fo:margin-top="0.1665in" fo:margin-bottom="0.0417in" style:contextual-spacing="false" fo:text-align="center" style:justify-single-word="false" fo:orphans="2" fo:widows="2"/>
      <style:text-properties style:font-name="Arial" fo:font-family="Arial" style:font-family-generic="swiss"/>
    </style:style>
    <style:style style:name="DenseText" style:family="paragraph" style:default-outline-level="">
      <style:paragraph-properties fo:orphans="2" fo:widows="2"/>
      <style:text-properties fo:font-size="11pt" style:font-size-asian="11pt"/>
    </style:style>
    <style:style style:name="Header" style:family="paragraph" style:parent-style-name="Standard" style:default-outline-level="" style:class="extra">
      <style:paragraph-properties fo:orphans="2" fo:widows="2">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default-outline-level="" style:class="extra">
      <style:paragraph-properties fo:text-align="end" style:justify-single-word="false" fo:orphans="2" fo:widows="2">
        <style:tab-stops>
          <style:tab-stop style:position="3in" style:type="center"/>
          <style:tab-stop style:position="6in" style:type="right"/>
        </style:tab-stops>
      </style:paragraph-properties>
      <style:text-properties fo:font-size="10pt" style:font-size-asian="10pt"/>
    </style:style>
    <style:style style:name="GroupHeader" style:family="paragraph" style:default-outline-level="">
      <style:paragraph-properties fo:margin-left="0.25in" fo:margin-right="0in" fo:margin-top="0.0835in" fo:margin-bottom="0.0417in" style:contextual-spacing="false" fo:orphans="2" fo:widows="2" fo:text-indent="0in" style:auto-text-indent="false" fo:keep-with-next="always"/>
      <style:text-properties style:font-name="Arial1" fo:font-family="Arial" style:font-family-generic="roman" fo:font-size="10pt" fo:font-weight="bold" style:font-size-asian="10pt" style:font-weight-asian="bold"/>
    </style:style>
    <style:style style:name="Code_20_Example_20_0" style:display-name="Code Example 0" style:family="paragraph" style:default-outline-level="">
      <style:paragraph-properties fo:margin-left="0in" fo:margin-right="0in" fo:orphans="2" fo:widows="2" fo:text-indent="0in" style:auto-text-indent="false" fo:background-color="#ffffff">
        <style:background-image/>
      </style:paragraph-properties>
      <style:text-properties style:font-name="Courier New" fo:font-family="'Courier New'" style:font-family-generic="roman" fo:font-size="8pt" style:font-size-asian="8pt"/>
    </style:style>
    <style:style style:name="Code_20_Example_20_1" style:display-name="Code Example 1" style:family="paragraph" style:default-outline-level="">
      <style:paragraph-properties fo:margin-left="0.25in" fo:margin-right="0in" fo:orphans="2" fo:widows="2" fo:text-indent="0in" style:auto-text-indent="false" fo:background-color="#ffffff">
        <style:background-image/>
      </style:paragraph-properties>
      <style:text-properties style:font-name="Courier New" fo:font-family="'Courier New'" style:font-family-generic="roman" fo:font-size="8pt" style:font-size-asian="8pt"/>
    </style:style>
    <style:style style:name="Code_20_Example_20_2" style:display-name="Code Example 2" style:family="paragraph" style:default-outline-level="">
      <style:paragraph-properties fo:margin-left="0.5in" fo:margin-right="0in" fo:orphans="2" fo:widows="2" fo:text-indent="0in" style:auto-text-indent="false" fo:background-color="#ffffff">
        <style:background-image/>
      </style:paragraph-properties>
      <style:text-properties style:font-name="Courier New" fo:font-family="'Courier New'" style:font-family-generic="roman" fo:font-size="8pt" style:font-size-asian="8pt"/>
    </style:style>
    <style:style style:name="Code_20_Example_20_3" style:display-name="Code Example 3" style:family="paragraph" style:default-outline-level="">
      <style:paragraph-properties fo:margin-left="0.75in" fo:margin-right="0in" fo:orphans="2" fo:widows="2" fo:text-indent="0in" style:auto-text-indent="false" fo:background-color="#ffffff">
        <style:background-image/>
      </style:paragraph-properties>
      <style:text-properties style:font-name="Courier New" fo:font-family="'Courier New'" style:font-family-generic="roman" fo:font-size="8pt" style:font-size-asian="8pt"/>
    </style:style>
    <style:style style:name="Code_20_Example_20_4" style:display-name="Code Example 4" style:family="paragraph" style:default-outline-level="">
      <style:paragraph-properties fo:margin-left="1in" fo:margin-right="0in" fo:orphans="2" fo:widows="2" fo:text-indent="0in" style:auto-text-indent="false" fo:background-color="#ffffff">
        <style:background-image/>
      </style:paragraph-properties>
      <style:text-properties style:font-name="Courier New" fo:font-family="'Courier New'" style:font-family-generic="roman" fo:font-size="8pt" style:font-size-asian="8pt"/>
    </style:style>
    <style:style style:name="Code_20_Example_20_5" style:display-name="Code Example 5" style:family="paragraph" style:default-outline-level="">
      <style:paragraph-properties fo:margin-left="1.25in" fo:margin-right="0in" fo:orphans="2" fo:widows="2" fo:text-indent="0in" style:auto-text-indent="false" fo:background-color="#ffffff">
        <style:background-image/>
      </style:paragraph-properties>
      <style:text-properties style:font-name="Courier New" fo:font-family="'Courier New'" style:font-family-generic="roman" fo:font-size="8pt" style:font-size-asian="8pt"/>
    </style:style>
    <style:style style:name="Code_20_Example_20_6" style:display-name="Code Example 6" style:family="paragraph" style:default-outline-level="">
      <style:paragraph-properties fo:margin-left="1.5in" fo:margin-right="0in" fo:orphans="2" fo:widows="2" fo:text-indent="0in" style:auto-text-indent="false" fo:background-color="#ffffff">
        <style:background-image/>
      </style:paragraph-properties>
      <style:text-properties style:font-name="Courier New" fo:font-family="'Courier New'" style:font-family-generic="roman" fo:font-size="8pt" style:font-size-asian="8pt"/>
    </style:style>
    <style:style style:name="Code_20_Example_20_7" style:display-name="Code Example 7" style:family="paragraph" style:default-outline-level="">
      <style:paragraph-properties fo:margin-left="1.75in" fo:margin-right="0in" fo:orphans="2" fo:widows="2" fo:text-indent="0in" style:auto-text-indent="false" fo:background-color="#ffffff">
        <style:background-image/>
      </style:paragraph-properties>
      <style:text-properties style:font-name="Courier New" fo:font-family="'Courier New'" style:font-family-generic="roman" fo:font-size="8pt" style:font-size-asian="8pt"/>
    </style:style>
    <style:style style:name="Code_20_Example_20_8" style:display-name="Code Example 8" style:family="paragraph" style:default-outline-level="">
      <style:paragraph-properties fo:margin-left="2in" fo:margin-right="0in" fo:orphans="2" fo:widows="2" fo:text-indent="0in" style:auto-text-indent="false" fo:background-color="#ffffff">
        <style:background-image/>
      </style:paragraph-properties>
      <style:text-properties style:font-name="Courier New" fo:font-family="'Courier New'" style:font-family-generic="roman" fo:font-size="8pt" style:font-size-asian="8pt"/>
    </style:style>
    <style:style style:name="Code_20_Example_20_9" style:display-name="Code Example 9" style:family="paragraph" style:default-outline-level="">
      <style:paragraph-properties fo:margin-left="2.25in" fo:margin-right="0in" fo:orphans="2" fo:widows="2" fo:text-indent="0in" style:auto-text-indent="false" fo:background-color="#ffffff">
        <style:background-image/>
      </style:paragraph-properties>
      <style:text-properties style:font-name="Courier New" fo:font-family="'Courier New'" style:font-family-generic="roman" fo:font-size="8pt" style:font-size-asian="8pt"/>
    </style:style>
    <style:style style:name="List_20_Continue_20_0" style:display-name="List Continue 0" style:family="paragraph" style:default-outline-level="">
      <style:paragraph-properties fo:margin-left="0in" fo:margin-right="0in" fo:margin-top="0.0209in" fo:margin-bottom="0.0417in" style:contextual-spacing="false" fo:text-align="justify" style:justify-single-word="false" fo:orphans="2" fo:widows="2" fo:text-indent="0in" style:auto-text-indent="false"/>
      <style:text-properties fo:font-size="10pt" style:font-size-asian="10pt"/>
    </style:style>
    <style:style style:name="List_20_Continue_20_1" style:display-name="List Continue 1" style:family="paragraph" style:default-outline-level="">
      <style:paragraph-properties fo:margin-left="0.25in" fo:margin-right="0in" fo:margin-top="0.0209in" fo:margin-bottom="0.0417in" style:contextual-spacing="false" fo:text-align="justify" style:justify-single-word="false" fo:orphans="2" fo:widows="2" fo:text-indent="0in" style:auto-text-indent="false"/>
      <style:text-properties fo:font-size="10pt" style:font-size-asian="10pt"/>
    </style:style>
    <style:style style:name="List_20_Continue_20_2" style:display-name="List Continue 2" style:family="paragraph" style:default-outline-level="">
      <style:paragraph-properties fo:margin-left="0.5in" fo:margin-right="0in" fo:margin-top="0.0209in" fo:margin-bottom="0.0417in" style:contextual-spacing="false" fo:text-align="justify" style:justify-single-word="false" fo:orphans="2" fo:widows="2" fo:text-indent="0in" style:auto-text-indent="false"/>
      <style:text-properties fo:font-size="10pt" style:font-size-asian="10pt"/>
    </style:style>
    <style:style style:name="List_20_Continue_20_3" style:display-name="List Continue 3" style:family="paragraph" style:default-outline-level="">
      <style:paragraph-properties fo:margin-left="0.75in" fo:margin-right="0in" fo:margin-top="0.0209in" fo:margin-bottom="0.0417in" style:contextual-spacing="false" fo:text-align="justify" style:justify-single-word="false" fo:orphans="2" fo:widows="2" fo:text-indent="0in" style:auto-text-indent="false"/>
      <style:text-properties fo:font-size="10pt" style:font-size-asian="10pt"/>
    </style:style>
    <style:style style:name="List_20_Continue_20_4" style:display-name="List Continue 4" style:family="paragraph" style:default-outline-level="">
      <style:paragraph-properties fo:margin-left="1in" fo:margin-right="0in" fo:margin-top="0.0209in" fo:margin-bottom="0.0417in" style:contextual-spacing="false" fo:text-align="justify" style:justify-single-word="false" fo:orphans="2" fo:widows="2" fo:text-indent="0in" style:auto-text-indent="false"/>
      <style:text-properties fo:font-size="10pt" style:font-size-asian="10pt"/>
    </style:style>
    <style:style style:name="List_20_Continue_20_5" style:display-name="List Continue 5" style:family="paragraph" style:default-outline-level="">
      <style:paragraph-properties fo:margin-left="1.25in" fo:margin-right="0in" fo:margin-top="0.0209in" fo:margin-bottom="0.0417in" style:contextual-spacing="false" fo:text-align="justify" style:justify-single-word="false" fo:orphans="2" fo:widows="2" fo:text-indent="0in" style:auto-text-indent="false"/>
      <style:text-properties fo:font-size="10pt" style:font-size-asian="10pt"/>
    </style:style>
    <style:style style:name="List_20_Continue_20_6" style:display-name="List Continue 6" style:family="paragraph" style:default-outline-level="">
      <style:paragraph-properties fo:margin-left="1.5in" fo:margin-right="0in" fo:margin-top="0.0209in" fo:margin-bottom="0.0417in" style:contextual-spacing="false" fo:text-align="justify" style:justify-single-word="false" fo:orphans="2" fo:widows="2" fo:text-indent="0in" style:auto-text-indent="false"/>
      <style:text-properties fo:font-size="10pt" style:font-size-asian="10pt"/>
    </style:style>
    <style:style style:name="List_20_Continue_20_7" style:display-name="List Continue 7" style:family="paragraph" style:default-outline-level="">
      <style:paragraph-properties fo:margin-left="1.75in" fo:margin-right="0in" fo:margin-top="0.0209in" fo:margin-bottom="0.0417in" style:contextual-spacing="false" fo:text-align="justify" style:justify-single-word="false" fo:orphans="2" fo:widows="2" fo:text-indent="0in" style:auto-text-indent="false"/>
      <style:text-properties fo:font-size="10pt" style:font-size-asian="10pt"/>
    </style:style>
    <style:style style:name="List_20_Continue_20_8" style:display-name="List Continue 8" style:family="paragraph" style:default-outline-level="">
      <style:paragraph-properties fo:margin-left="2in" fo:margin-right="0in" fo:margin-top="0.0209in" fo:margin-bottom="0.0417in" style:contextual-spacing="false" fo:text-align="justify" style:justify-single-word="false" fo:orphans="2" fo:widows="2" fo:text-indent="0in" style:auto-text-indent="false"/>
      <style:text-properties fo:font-size="10pt" style:font-size-asian="10pt"/>
    </style:style>
    <style:style style:name="List_20_Continue_20_9" style:display-name="List Continue 9" style:family="paragraph" style:default-outline-level="">
      <style:paragraph-properties fo:margin-left="2.25in" fo:margin-right="0in" fo:margin-top="0.0209in" fo:margin-bottom="0.0417in" style:contextual-spacing="false" fo:text-align="justify" style:justify-single-word="false" fo:orphans="2" fo:widows="2" fo:text-indent="0in" style:auto-text-indent="false"/>
      <style:text-properties fo:font-size="10pt" style:font-size-asian="10pt"/>
    </style:style>
    <style:style style:name="DescContinue_20_0" style:display-name="DescContinue 0" style:family="paragraph" style:default-outline-level="">
      <style:paragraph-properties fo:margin-left="0in" fo:margin-right="0in" fo:text-align="start" style:justify-single-word="false" fo:orphans="2" fo:widows="2" fo:text-indent="0in" style:auto-text-indent="false"/>
      <style:text-properties fo:font-size="10pt" style:font-size-asian="10pt"/>
    </style:style>
    <style:style style:name="DescContinue_20_1" style:display-name="DescContinue 1" style:family="paragraph" style:default-outline-level="">
      <style:paragraph-properties fo:margin-left="0.25in" fo:margin-right="0in" fo:text-align="start" style:justify-single-word="false" fo:orphans="2" fo:widows="2" fo:text-indent="0in" style:auto-text-indent="false"/>
      <style:text-properties fo:font-size="10pt" style:font-size-asian="10pt"/>
    </style:style>
    <style:style style:name="DescContinue_20_2" style:display-name="DescContinue 2" style:family="paragraph" style:default-outline-level="">
      <style:paragraph-properties fo:margin-left="0.5in" fo:margin-right="0in" fo:text-align="start" style:justify-single-word="false" fo:orphans="2" fo:widows="2" fo:text-indent="0in" style:auto-text-indent="false"/>
      <style:text-properties fo:font-size="10pt" style:font-size-asian="10pt"/>
    </style:style>
    <style:style style:name="DescContinue_20_3" style:display-name="DescContinue 3" style:family="paragraph" style:default-outline-level="">
      <style:paragraph-properties fo:margin-left="0.75in" fo:margin-right="0in" fo:text-align="start" style:justify-single-word="false" fo:orphans="2" fo:widows="2" fo:text-indent="0in" style:auto-text-indent="false"/>
      <style:text-properties fo:font-size="10pt" style:font-size-asian="10pt"/>
    </style:style>
    <style:style style:name="DescContinue_20_4" style:display-name="DescContinue 4" style:family="paragraph" style:default-outline-level="">
      <style:paragraph-properties fo:margin-left="1in" fo:margin-right="0in" fo:text-align="start" style:justify-single-word="false" fo:orphans="2" fo:widows="2" fo:text-indent="0in" style:auto-text-indent="false"/>
      <style:text-properties fo:font-size="10pt" style:font-size-asian="10pt"/>
    </style:style>
    <style:style style:name="DescContinue_20_5" style:display-name="DescContinue 5" style:family="paragraph" style:default-outline-level="">
      <style:paragraph-properties fo:margin-left="1.25in" fo:margin-right="0in" fo:text-align="start" style:justify-single-word="false" fo:orphans="2" fo:widows="2" fo:text-indent="0in" style:auto-text-indent="false"/>
      <style:text-properties fo:font-size="10pt" style:font-size-asian="10pt"/>
    </style:style>
    <style:style style:name="DescContinue_20_6" style:display-name="DescContinue 6" style:family="paragraph" style:default-outline-level="">
      <style:paragraph-properties fo:margin-left="1.5in" fo:margin-right="0in" fo:text-align="start" style:justify-single-word="false" fo:orphans="2" fo:widows="2" fo:text-indent="0in" style:auto-text-indent="false"/>
      <style:text-properties fo:font-size="10pt" style:font-size-asian="10pt"/>
    </style:style>
    <style:style style:name="DescContinue_20_7" style:display-name="DescContinue 7" style:family="paragraph" style:default-outline-level="">
      <style:paragraph-properties fo:margin-left="1.75in" fo:margin-right="0in" fo:text-align="start" style:justify-single-word="false" fo:orphans="2" fo:widows="2" fo:text-indent="0in" style:auto-text-indent="false"/>
      <style:text-properties fo:font-size="10pt" style:font-size-asian="10pt"/>
    </style:style>
    <style:style style:name="DescContinue_20_8" style:display-name="DescContinue 8" style:family="paragraph" style:default-outline-level="">
      <style:paragraph-properties fo:margin-left="2in" fo:margin-right="0in" fo:text-align="start" style:justify-single-word="false" fo:orphans="2" fo:widows="2" fo:text-indent="0in" style:auto-text-indent="false"/>
      <style:text-properties fo:font-size="10pt" style:font-size-asian="10pt"/>
    </style:style>
    <style:style style:name="DescContinue_20_9" style:display-name="DescContinue 9" style:family="paragraph" style:default-outline-level="">
      <style:paragraph-properties fo:margin-left="2.25in" fo:margin-right="0in" fo:text-align="start" style:justify-single-word="false" fo:orphans="2" fo:widows="2" fo:text-indent="0in" style:auto-text-indent="false"/>
      <style:text-properties fo:font-size="10pt" style:font-size-asian="10pt"/>
    </style:style>
    <style:style style:name="LatexTOC_20_0" style:display-name="LatexTOC 0" style:family="paragraph" style:default-outline-level="">
      <style:paragraph-properties fo:margin-left="0in" fo:margin-right="0in" fo:margin-top="0.0209in" fo:margin-bottom="0.0209in" style:contextual-spacing="false" fo:orphans="2" fo:widows="2" fo:text-indent="0in" style:auto-text-indent="false">
        <style:tab-stops>
          <style:tab-stop style:position="6in" style:type="right" style:leader-style="dotted" style:leader-text="."/>
        </style:tab-stops>
      </style:paragraph-properties>
      <style:text-properties fo:font-size="10pt" style:font-size-asian="10pt"/>
    </style:style>
    <style:style style:name="LatexTOC_20_1" style:display-name="LatexTOC 1" style:family="paragraph" style:default-outline-level="">
      <style:paragraph-properties fo:margin-left="0.25in" fo:margin-right="0in" fo:margin-top="0.0189in" fo:margin-bottom="0.0189in" style:contextual-spacing="false" fo:orphans="2" fo:widows="2" fo:text-indent="0in" style:auto-text-indent="false">
        <style:tab-stops>
          <style:tab-stop style:position="6in" style:type="right" style:leader-style="dotted" style:leader-text="."/>
        </style:tab-stops>
      </style:paragraph-properties>
      <style:text-properties fo:font-size="10pt" style:font-size-asian="10pt"/>
    </style:style>
    <style:style style:name="LatexTOC_20_2" style:display-name="LatexTOC 2" style:family="paragraph" style:default-outline-level="">
      <style:paragraph-properties fo:margin-left="0.5in" fo:margin-right="0in" fo:margin-top="0.0165in" fo:margin-bottom="0.0165in" style:contextual-spacing="false" fo:orphans="2" fo:widows="2" fo:text-indent="0in" style:auto-text-indent="false">
        <style:tab-stops>
          <style:tab-stop style:position="6in" style:type="right" style:leader-style="dotted" style:leader-text="."/>
        </style:tab-stops>
      </style:paragraph-properties>
      <style:text-properties fo:font-size="10pt" style:font-size-asian="10pt"/>
    </style:style>
    <style:style style:name="LatexTOC_20_3" style:display-name="LatexTOC 3" style:family="paragraph" style:default-outline-level="">
      <style:paragraph-properties fo:margin-left="0.75in" fo:margin-right="0in" fo:margin-top="0.0146in" fo:margin-bottom="0.0146in" style:contextual-spacing="false" fo:orphans="2" fo:widows="2" fo:text-indent="0in" style:auto-text-indent="false">
        <style:tab-stops>
          <style:tab-stop style:position="6in" style:type="right" style:leader-style="dotted" style:leader-text="."/>
        </style:tab-stops>
      </style:paragraph-properties>
      <style:text-properties fo:font-size="10pt" style:font-size-asian="10pt"/>
    </style:style>
    <style:style style:name="LatexTOC_20_4" style:display-name="LatexTOC 4" style:family="paragraph" style:default-outline-level="">
      <style:paragraph-properties fo:margin-left="1in" fo:margin-right="0in" fo:margin-top="0.0126in" fo:margin-bottom="0.0126in" style:contextual-spacing="false" fo:orphans="2" fo:widows="2" fo:text-indent="0in" style:auto-text-indent="false">
        <style:tab-stops>
          <style:tab-stop style:position="6in" style:type="right" style:leader-style="dotted" style:leader-text="."/>
        </style:tab-stops>
      </style:paragraph-properties>
      <style:text-properties fo:font-size="10pt" style:font-size-asian="10pt"/>
    </style:style>
    <style:style style:name="LatexTOC_20_5" style:display-name="LatexTOC 5" style:family="paragraph" style:default-outline-level="">
      <style:paragraph-properties fo:margin-left="1.25in" fo:margin-right="0in" fo:margin-top="0.0102in" fo:margin-bottom="0.0102in" style:contextual-spacing="false" fo:orphans="2" fo:widows="2" fo:text-indent="0in" style:auto-text-indent="false">
        <style:tab-stops>
          <style:tab-stop style:position="6in" style:type="right" style:leader-style="dotted" style:leader-text="."/>
        </style:tab-stops>
      </style:paragraph-properties>
      <style:text-properties fo:font-size="10pt" style:font-size-asian="10pt"/>
    </style:style>
    <style:style style:name="LatexTOC_20_6" style:display-name="LatexTOC 6" style:family="paragraph" style:default-outline-level="">
      <style:paragraph-properties fo:margin-left="1.5in" fo:margin-right="0in" fo:margin-top="0.0083in" fo:margin-bottom="0.0083in" style:contextual-spacing="false" fo:orphans="2" fo:widows="2" fo:text-indent="0in" style:auto-text-indent="false">
        <style:tab-stops>
          <style:tab-stop style:position="6in" style:type="right" style:leader-style="dotted" style:leader-text="."/>
        </style:tab-stops>
      </style:paragraph-properties>
      <style:text-properties fo:font-size="10pt" style:font-size-asian="10pt"/>
    </style:style>
    <style:style style:name="LatexTOC_20_7" style:display-name="LatexTOC 7" style:family="paragraph" style:default-outline-level="">
      <style:paragraph-properties fo:margin-left="1.75in" fo:margin-right="0in" fo:margin-top="0.0063in" fo:margin-bottom="0.0063in" style:contextual-spacing="false" fo:orphans="2" fo:widows="2" fo:text-indent="0in" style:auto-text-indent="false">
        <style:tab-stops>
          <style:tab-stop style:position="6in" style:type="right" style:leader-style="dotted" style:leader-text="."/>
        </style:tab-stops>
      </style:paragraph-properties>
      <style:text-properties fo:font-size="10pt" style:font-size-asian="10pt"/>
    </style:style>
    <style:style style:name="LatexTOC_20_8" style:display-name="LatexTOC 8" style:family="paragraph" style:default-outline-level="">
      <style:paragraph-properties fo:margin-left="2in" fo:margin-right="0in" fo:margin-top="0.0043in" fo:margin-bottom="0.0043in" style:contextual-spacing="false" fo:orphans="2" fo:widows="2" fo:text-indent="0in" style:auto-text-indent="false">
        <style:tab-stops>
          <style:tab-stop style:position="6in" style:type="right" style:leader-style="dotted" style:leader-text="."/>
        </style:tab-stops>
      </style:paragraph-properties>
      <style:text-properties fo:font-size="10pt" style:font-size-asian="10pt"/>
    </style:style>
    <style:style style:name="LatexTOC_20_9" style:display-name="LatexTOC 9" style:family="paragraph" style:default-outline-level="">
      <style:paragraph-properties fo:margin-left="2.25in" fo:margin-right="0in" fo:margin-top="0.002in" fo:margin-bottom="0.002in" style:contextual-spacing="false" fo:orphans="2" fo:widows="2" fo:text-indent="0in" style:auto-text-indent="false">
        <style:tab-stops>
          <style:tab-stop style:position="6in" style:type="right" style:leader-style="dotted" style:leader-text="."/>
        </style:tab-stops>
      </style:paragraph-properties>
      <style:text-properties fo:font-size="10pt" style:font-size-asian="10pt"/>
    </style:style>
    <style:style style:name="List_20_Bullet_20_0" style:display-name="List Bullet 0" style:family="paragraph" style:default-outline-level="">
      <style:paragraph-properties fo:margin-left="0.25in" fo:margin-right="0in" fo:orphans="2" fo:widows="2" fo:text-indent="-0.25in" style:auto-text-indent="false">
        <style:tab-stops>
          <style:tab-stop style:position="0.25in"/>
        </style:tab-stops>
      </style:paragraph-properties>
      <style:text-properties fo:font-size="10pt" style:font-size-asian="10pt"/>
    </style:style>
    <style:style style:name="List_20_Bullet_20_1" style:display-name="List Bullet 1" style:family="paragraph" style:default-outline-level="">
      <style:paragraph-properties fo:margin-left="0.5in" fo:margin-right="0in" fo:orphans="2" fo:widows="2" fo:text-indent="-0.25in" style:auto-text-indent="false">
        <style:tab-stops>
          <style:tab-stop style:position="0.5in"/>
        </style:tab-stops>
      </style:paragraph-properties>
      <style:text-properties fo:font-size="10pt" style:font-size-asian="10pt"/>
    </style:style>
    <style:style style:name="List_20_Bullet_20_2" style:display-name="List Bullet 2" style:family="paragraph" style:default-outline-level="">
      <style:paragraph-properties fo:margin-left="0.75in" fo:margin-right="0in" fo:orphans="2" fo:widows="2" fo:text-indent="-0.25in" style:auto-text-indent="false">
        <style:tab-stops>
          <style:tab-stop style:position="0.75in"/>
        </style:tab-stops>
      </style:paragraph-properties>
      <style:text-properties fo:font-size="10pt" style:font-size-asian="10pt"/>
    </style:style>
    <style:style style:name="List_20_Bullet_20_3" style:display-name="List Bullet 3" style:family="paragraph" style:default-outline-level="">
      <style:paragraph-properties fo:margin-left="1in" fo:margin-right="0in" fo:orphans="2" fo:widows="2" fo:text-indent="-0.25in" style:auto-text-indent="false">
        <style:tab-stops>
          <style:tab-stop style:position="1in"/>
        </style:tab-stops>
      </style:paragraph-properties>
      <style:text-properties fo:font-size="10pt" style:font-size-asian="10pt"/>
    </style:style>
    <style:style style:name="List_20_Bullet_20_4" style:display-name="List Bullet 4" style:family="paragraph" style:default-outline-level="">
      <style:paragraph-properties fo:margin-left="1.25in" fo:margin-right="0in" fo:orphans="2" fo:widows="2" fo:text-indent="-0.25in" style:auto-text-indent="false">
        <style:tab-stops>
          <style:tab-stop style:position="1.25in"/>
        </style:tab-stops>
      </style:paragraph-properties>
      <style:text-properties fo:font-size="10pt" style:font-size-asian="10pt"/>
    </style:style>
    <style:style style:name="List_20_Bullet_20_5" style:display-name="List Bullet 5" style:family="paragraph" style:default-outline-level="">
      <style:paragraph-properties fo:margin-left="1.5in" fo:margin-right="0in" fo:orphans="2" fo:widows="2" fo:text-indent="-0.25in" style:auto-text-indent="false">
        <style:tab-stops>
          <style:tab-stop style:position="1.5in"/>
        </style:tab-stops>
      </style:paragraph-properties>
      <style:text-properties fo:font-size="10pt" style:font-size-asian="10pt"/>
    </style:style>
    <style:style style:name="List_20_Bullet_20_6" style:display-name="List Bullet 6" style:family="paragraph" style:default-outline-level="">
      <style:paragraph-properties fo:margin-left="1.75in" fo:margin-right="0in" fo:orphans="2" fo:widows="2" fo:text-indent="-0.25in" style:auto-text-indent="false">
        <style:tab-stops>
          <style:tab-stop style:position="1.75in"/>
        </style:tab-stops>
      </style:paragraph-properties>
      <style:text-properties fo:font-size="10pt" style:font-size-asian="10pt"/>
    </style:style>
    <style:style style:name="List_20_Bullet_20_7" style:display-name="List Bullet 7" style:family="paragraph" style:default-outline-level="">
      <style:paragraph-properties fo:margin-left="2in" fo:margin-right="0in" fo:orphans="2" fo:widows="2" fo:text-indent="-0.25in" style:auto-text-indent="false">
        <style:tab-stops>
          <style:tab-stop style:position="2in"/>
        </style:tab-stops>
      </style:paragraph-properties>
      <style:text-properties fo:font-size="10pt" style:font-size-asian="10pt"/>
    </style:style>
    <style:style style:name="List_20_Bullet_20_8" style:display-name="List Bullet 8" style:family="paragraph" style:default-outline-level="">
      <style:paragraph-properties fo:margin-left="2.25in" fo:margin-right="0in" fo:orphans="2" fo:widows="2" fo:text-indent="-0.25in" style:auto-text-indent="false">
        <style:tab-stops>
          <style:tab-stop style:position="2.25in"/>
        </style:tab-stops>
      </style:paragraph-properties>
      <style:text-properties fo:font-size="10pt" style:font-size-asian="10pt"/>
    </style:style>
    <style:style style:name="List_20_Bullet_20_9" style:display-name="List Bullet 9" style:family="paragraph" style:default-outline-level="">
      <style:paragraph-properties fo:margin-left="2.5in" fo:margin-right="0in" fo:orphans="2" fo:widows="2" fo:text-indent="-0.25in" style:auto-text-indent="false">
        <style:tab-stops>
          <style:tab-stop style:position="2.5in"/>
        </style:tab-stops>
      </style:paragraph-properties>
      <style:text-properties fo:font-size="10pt" style:font-size-asian="10pt"/>
    </style:style>
    <style:style style:name="List_20_Enum_20_0" style:display-name="List Enum 0" style:family="paragraph" style:default-outline-level="">
      <style:paragraph-properties fo:margin-left="0.25in" fo:margin-right="0in" fo:orphans="2" fo:widows="2" fo:text-indent="-0.25in" style:auto-text-indent="false"/>
      <style:text-properties fo:font-size="10pt" style:font-size-asian="10pt"/>
    </style:style>
    <style:style style:name="List_20_Enum_20_1" style:display-name="List Enum 1" style:family="paragraph" style:default-outline-level="">
      <style:paragraph-properties fo:margin-left="0.5in" fo:margin-right="0in" fo:orphans="2" fo:widows="2" fo:text-indent="-0.25in" style:auto-text-indent="false"/>
      <style:text-properties fo:font-size="10pt" style:font-size-asian="10pt"/>
    </style:style>
    <style:style style:name="List_20_Enum_20_2" style:display-name="List Enum 2" style:family="paragraph" style:default-outline-level="">
      <style:paragraph-properties fo:margin-left="0.75in" fo:margin-right="0in" fo:orphans="2" fo:widows="2" fo:text-indent="-0.25in" style:auto-text-indent="false"/>
      <style:text-properties fo:font-size="10pt" style:font-size-asian="10pt"/>
    </style:style>
    <style:style style:name="List_20_Enum_20_3" style:display-name="List Enum 3" style:family="paragraph" style:default-outline-level="">
      <style:paragraph-properties fo:margin-left="1in" fo:margin-right="0in" fo:orphans="2" fo:widows="2" fo:text-indent="-0.25in" style:auto-text-indent="false"/>
      <style:text-properties fo:font-size="10pt" style:font-size-asian="10pt"/>
    </style:style>
    <style:style style:name="List_20_Enum_20_4" style:display-name="List Enum 4" style:family="paragraph" style:default-outline-level="">
      <style:paragraph-properties fo:margin-left="1.25in" fo:margin-right="0in" fo:orphans="2" fo:widows="2" fo:text-indent="-0.25in" style:auto-text-indent="false"/>
      <style:text-properties fo:font-size="10pt" style:font-size-asian="10pt"/>
    </style:style>
    <style:style style:name="List_20_Enum_20_5" style:display-name="List Enum 5" style:family="paragraph" style:default-outline-level="">
      <style:paragraph-properties fo:margin-left="1.75in" fo:margin-right="0in" fo:orphans="2" fo:widows="2" fo:text-indent="-0.25in" style:auto-text-indent="false"/>
      <style:text-properties fo:font-size="10pt" style:font-size-asian="10pt"/>
    </style:style>
    <style:style style:name="List_20_Enum_20_7" style:display-name="List Enum 7" style:family="paragraph" style:default-outline-level="">
      <style:paragraph-properties fo:margin-left="2in" fo:margin-right="0in" fo:orphans="2" fo:widows="2" fo:text-indent="-0.25in" style:auto-text-indent="false"/>
      <style:text-properties fo:font-size="10pt" style:font-size-asian="10pt"/>
    </style:style>
    <style:style style:name="List_20_Enum_20_8" style:display-name="List Enum 8" style:family="paragraph" style:default-outline-level="">
      <style:paragraph-properties fo:margin-left="2.25in" fo:margin-right="0in" fo:orphans="2" fo:widows="2" fo:text-indent="-0.25in" style:auto-text-indent="false"/>
      <style:text-properties fo:font-size="10pt" style:font-size-asian="10pt"/>
    </style:style>
    <style:style style:name="List_20_Enum_20_9" style:display-name="List Enum 9" style:family="paragraph" style:default-outline-level="">
      <style:paragraph-properties fo:margin-left="2.5in" fo:margin-right="0in" fo:orphans="2" fo:widows="2" fo:text-indent="-0.25in" style:auto-text-indent="false"/>
      <style:text-properties fo:font-size="10pt" style:font-size-asian="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fo:orphans="2" fo:widows="2">
        <style:tab-stops>
          <style:tab-stop style:position="3in" style:type="center"/>
          <style:tab-stop style:position="6in" style:type="right"/>
        </style:tab-stops>
      </style:paragraph-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25in" fo:margin-right="1.2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text:page-number></text:p>
      </style:footer>
    </style:master-page>
    <style:master-page style:name="Converted1" style:page-layout-name="Mpm1">
      <style:footer>
        <text:p text:style-name="MP1"><text:page-number text:select-page="current">5</text:page-number></text:p>
      </style:footer>
    </style:master-page>
    <style:master-page style:name="Converted2" style:page-layout-name="Mpm2">
      <style:footer>
        <text:p text:style-name="MP1"><text:page-number text:select-page="current">6</text:page-number></text:p>
      </style:footer>
    </style:master-page>
    <style:master-page style:name="Converted3" style:page-layout-name="Mpm1">
      <style:footer>
        <text:p text:style-name="MP1"><text:page-number text:select-page="current">7</text:page-number></text:p>
      </style:footer>
    </style:master-page>
    <style:master-page style:name="Converted4" style:page-layout-name="Mpm1">
      <style:footer>
        <text:p text:style-name="MP1"><text:page-number text:select-page="current">8</text:page-number></text:p>
      </style:footer>
    </style:master-page>
    <style:master-page style:name="Converted5" style:page-layout-name="Mpm1">
      <style:footer>
        <text:p text:style-name="MP1"><text:page-number text:select-page="current">9</text:page-number></text:p>
      </style:footer>
    </style:master-page>
    <style:master-page style:name="Converted6" style:page-layout-name="Mpm1">
      <style:footer>
        <text:p text:style-name="MP1"><text:page-number text:select-page="current">10</text:page-number></text:p>
      </style:footer>
    </style:master-page>
    <style:master-page style:name="Converted7" style:page-layout-name="Mpm1">
      <style:footer>
        <text:p text:style-name="MP1"><text:page-number text:select-page="current">11</text:page-number></text:p>
      </style:footer>
    </style:master-page>
    <style:master-page style:name="Converted8" style:page-layout-name="Mpm1">
      <style:footer>
        <text:p text:style-name="MP1"><text:page-number text:select-page="current">14</text:page-number></text:p>
      </style:footer>
    </style:master-page>
    <style:master-page style:name="Converted9" style:page-layout-name="Mpm1">
      <style:footer>
        <text:p text:style-name="MP1"><text:page-number text:select-page="current">17</text:page-number></text:p>
      </style:footer>
    </style:master-page>
    <style:master-page style:name="Converted10" style:page-layout-name="Mpm1">
      <style:footer>
        <text:p text:style-name="MP1"><text:page-number text:select-page="current">18</text:page-number></text:p>
      </style:footer>
    </style:master-page>
    <style:master-page style:name="Converted11" style:page-layout-name="Mpm1">
      <style:footer>
        <text:p text:style-name="MP1"><text:page-number text:select-page="current">20</text:page-number></text:p>
      </style:footer>
    </style:master-page>
    <style:master-page style:name="Converted12" style:page-layout-name="Mpm1">
      <style:footer>
        <text:p text:style-name="MP1"><text:page-number text:select-page="current">26</text:page-number></text:p>
      </style:footer>
    </style:master-page>
    <style:master-page style:name="Converted13" style:page-layout-name="Mpm1">
      <style:footer>
        <text:p text:style-name="MP1"><text:page-number text:select-page="current">32</text:page-number></text:p>
      </style:footer>
    </style:master-page>
    <style:master-page style:name="Converted14" style:page-layout-name="Mpm1">
      <style:footer>
        <text:p text:style-name="MP1"><text:page-number text:select-page="current">33</text:page-number></text:p>
      </style:footer>
    </style:master-page>
    <style:master-page style:name="Converted15" style:page-layout-name="Mpm1">
      <style:footer>
        <text:p text:style-name="MP1"><text:page-number text:select-page="current">45</text:page-number></text:p>
      </style:footer>
    </style:master-page>
    <style:master-page style:name="Converted16" style:page-layout-name="Mpm1">
      <style:footer>
        <text:p text:style-name="MP1"><text:page-number text:select-page="current">46</text:page-number></text:p>
      </style:footer>
    </style:master-page>
    <style:master-page style:name="Converted17" style:page-layout-name="Mpm1">
      <style:footer>
        <text:p text:style-name="MP1"><text:page-number text:select-page="current">48</text:page-number></text:p>
      </style:footer>
    </style:master-page>
    <style:master-page style:name="Converted18" style:page-layout-name="Mpm1">
      <style:footer>
        <text:p text:style-name="MP1"><text:page-number text:select-page="current">51</text:page-number></text:p>
      </style:footer>
    </style:master-page>
    <style:master-page style:name="Converted19" style:page-layout-name="Mpm1">
      <style:footer>
        <text:p text:style-name="MP1"><text:page-number text:select-page="current">52</text:page-number></text:p>
      </style:footer>
    </style:master-page>
    <style:master-page style:name="Converted20" style:page-layout-name="Mpm1">
      <style:footer>
        <text:p text:style-name="MP1"><text:page-number text:select-page="current">54</text:page-number></text:p>
      </style:footer>
    </style:master-page>
    <style:master-page style:name="Converted21" style:page-layout-name="Mpm1">
      <style:footer>
        <text:p text:style-name="MP1"><text:page-number text:select-page="current">56</text:page-number></text:p>
      </style:footer>
    </style:master-page>
    <style:master-page style:name="Converted22" style:page-layout-name="Mpm1">
      <style:footer>
        <text:p text:style-name="MP1"><text:page-number text:select-page="current">58</text:page-number></text:p>
      </style:footer>
    </style:master-page>
    <style:master-page style:name="Converted23" style:page-layout-name="Mpm1">
      <style:footer>
        <text:p text:style-name="MP1"><text:page-number text:select-page="current">59</text:page-number></text:p>
      </style:footer>
    </style:master-page>
    <style:master-page style:name="Converted24" style:page-layout-name="Mpm1">
      <style:footer>
        <text:p text:style-name="MP1"><text:page-number text:select-page="current">62</text:page-number></text:p>
      </style:footer>
    </style:master-page>
    <style:master-page style:name="Converted25" style:page-layout-name="Mpm1">
      <style:footer>
        <text:p text:style-name="MP1"><text:page-number text:select-page="current">63</text:page-number></text:p>
      </style:footer>
    </style:master-page>
    <style:master-page style:name="Converted26" style:page-layout-name="Mpm1">
      <style:footer>
        <text:p text:style-name="MP1"><text:page-number text:select-page="current">64</text:page-number></text:p>
      </style:footer>
    </style:master-page>
    <style:master-page style:name="Converted27" style:page-layout-name="Mpm1">
      <style:footer>
        <text:p text:style-name="MP1"><text:page-number text:select-page="current">65</text:page-number></text:p>
      </style:footer>
    </style:master-page>
    <style:master-page style:name="Converted28" style:page-layout-name="Mpm1">
      <style:footer>
        <text:p text:style-name="MP1"><text:page-number text:select-page="current">66</text:page-number></text:p>
      </style:footer>
    </style:master-page>
    <style:master-page style:name="Converted29" style:page-layout-name="Mpm1">
      <style:footer>
        <text:p text:style-name="MP1"><text:page-number text:select-page="current">67</text:page-number></text:p>
      </style:footer>
    </style:master-page>
    <style:master-page style:name="Converted30" style:page-layout-name="Mpm1">
      <style:footer>
        <text:p text:style-name="MP1"><text:page-number text:select-page="current">68</text:page-number></text:p>
      </style:footer>
    </style:master-page>
    <style:master-page style:name="Converted31" style:page-layout-name="Mpm1">
      <style:footer>
        <text:p text:style-name="MP1"><text:page-number text:select-page="current">72</text:page-number></text:p>
      </style:footer>
    </style:master-page>
    <style:master-page style:name="Converted32" style:page-layout-name="Mpm1">
      <style:footer>
        <text:p text:style-name="MP1"><text:page-number text:select-page="current">73</text:page-number></text:p>
      </style:footer>
    </style:master-page>
    <style:master-page style:name="Converted33" style:page-layout-name="Mpm1">
      <style:footer>
        <text:p text:style-name="MP1"><text:page-number text:select-page="current">74</text:page-number></text:p>
      </style:footer>
    </style:master-page>
    <style:master-page style:name="Converted34" style:page-layout-name="Mpm1">
      <style:footer>
        <text:p text:style-name="MP1"><text:page-number text:select-page="current">76</text:page-number></text:p>
      </style:footer>
    </style:master-page>
    <style:master-page style:name="Converted35" style:page-layout-name="Mpm1">
      <style:footer>
        <text:p text:style-name="MP1"><text:page-number text:select-page="current">78</text:page-number></text:p>
      </style:footer>
    </style:master-page>
    <style:master-page style:name="Converted36" style:page-layout-name="Mpm1">
      <style:footer>
        <text:p text:style-name="MP1"><text:page-number text:select-page="current">79</text:page-number></text:p>
      </style:footer>
    </style:master-page>
    <style:master-page style:name="Converted37" style:page-layout-name="Mpm1">
      <style:footer>
        <text:p text:style-name="MP1"><text:page-number text:select-page="current">80</text:page-number></text:p>
      </style:footer>
    </style:master-page>
    <style:master-page style:name="Converted38" style:page-layout-name="Mpm1">
      <style:footer>
        <text:p text:style-name="MP1"><text:page-number text:select-page="current">82</text:page-number></text:p>
      </style:footer>
    </style:master-page>
    <style:master-page style:name="Converted39" style:page-layout-name="Mpm1">
      <style:footer>
        <text:p text:style-name="MP1"><text:page-number text:select-page="current">83</text:page-number></text:p>
      </style:footer>
    </style:master-page>
    <style:master-page style:name="Converted40" style:page-layout-name="Mpm1">
      <style:footer>
        <text:p text:style-name="MP1"><text:page-number text:select-page="current">84</text:page-number></text:p>
      </style:footer>
    </style:master-page>
    <style:master-page style:name="Converted41" style:page-layout-name="Mpm1">
      <style:footer>
        <text:p text:style-name="MP1"><text:page-number text:select-page="current">87</text:page-number></text:p>
      </style:footer>
    </style:master-page>
    <style:master-page style:name="Converted42" style:page-layout-name="Mpm1">
      <style:footer>
        <text:p text:style-name="MP1"><text:page-number text:select-page="current">88</text:page-number></text:p>
      </style:footer>
    </style:master-page>
    <style:master-page style:name="Converted43" style:page-layout-name="Mpm1">
      <style:footer>
        <text:p text:style-name="MP1"><text:page-number text:select-page="current">89</text:page-number></text:p>
      </style:footer>
    </style:master-page>
    <style:master-page style:name="Converted44" style:page-layout-name="Mpm1">
      <style:footer>
        <text:p text:style-name="MP1"><text:page-number text:select-page="current">90</text:page-number></text:p>
      </style:footer>
    </style:master-page>
    <style:master-page style:name="Converted45" style:page-layout-name="Mpm1">
      <style:footer>
        <text:p text:style-name="MP1"><text:page-number text:select-page="current">91</text:page-number></text:p>
      </style:footer>
    </style:master-page>
    <style:master-page style:name="Converted46" style:page-layout-name="Mpm1">
      <style:footer>
        <text:p text:style-name="MP1"><text:page-number text:select-page="current">92</text:page-number></text:p>
      </style:footer>
    </style:master-page>
    <style:master-page style:name="Converted47" style:page-layout-name="Mpm1">
      <style:footer>
        <text:p text:style-name="MP1"><text:page-number text:select-page="current">93</text:page-number></text:p>
      </style:footer>
    </style:master-page>
    <style:master-page style:name="Converted48" style:page-layout-name="Mpm1">
      <style:footer>
        <text:p text:style-name="MP1"><text:page-number text:select-page="current">94</text:page-number></text:p>
      </style:footer>
    </style:master-page>
    <style:master-page style:name="Converted49" style:page-layout-name="Mpm1">
      <style:footer>
        <text:p text:style-name="MP1"><text:page-number text:select-page="current">95</text:page-number></text:p>
      </style:footer>
    </style:master-page>
    <style:master-page style:name="Converted50" style:page-layout-name="Mpm1">
      <style:footer>
        <text:p text:style-name="MP1"><text:page-number text:select-page="current">97</text:page-number></text:p>
      </style:footer>
    </style:master-page>
    <style:master-page style:name="Converted51" style:page-layout-name="Mpm1">
      <style:footer>
        <text:p text:style-name="MP1"><text:page-number text:select-page="current">99</text:page-number></text:p>
      </style:footer>
    </style:master-page>
    <style:master-page style:name="Converted52" style:page-layout-name="Mpm1">
      <style:footer>
        <text:p text:style-name="MP1"><text:page-number text:select-page="current">10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ME 405 Final Project</dc:title>
    <meta:creation-date>2016-06-10T17:49:00</meta:creation-date>
    <dc:date>2016-06-10T17:55:49.175235692</dc:date>
    <meta:document-statistic meta:table-count="54" meta:image-count="0" meta:object-count="0" meta:page-count="100" meta:paragraph-count="2005" meta:word-count="15414" meta:character-count="104832" meta:non-whitespace-character-count="89460"/>
  </office:meta>
</office:document-meta>
</file>